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1">
      <style:paragraph-properties fo:text-align="center" style:justify-single-word="false"/>
      <style:text-properties officeooo:paragraph-rsid="001a251c"/>
    </style:style>
    <style:style style:name="P3" style:family="paragraph" style:parent-style-name="Text_20_body">
      <style:paragraph-properties fo:text-align="center" style:justify-single-word="false"/>
      <style:text-properties officeooo:paragraph-rsid="001a251c"/>
    </style:style>
    <style:style style:name="P4" style:family="paragraph" style:parent-style-name="Heading_20_1">
      <style:paragraph-properties fo:text-align="center" style:justify-single-word="false"/>
      <style:text-properties fo:font-size="22pt" fo:font-weight="bold" officeooo:rsid="00187606" officeooo:paragraph-rsid="00187606" style:font-size-asian="22pt" style:font-weight-asian="bold" style:font-size-complex="22pt" style:font-weight-complex="bold"/>
    </style:style>
    <style:style style:name="P5" style:family="paragraph" style:parent-style-name="Standard">
      <style:paragraph-properties fo:text-align="center" style:justify-single-word="false"/>
      <style:text-properties fo:font-size="22pt" fo:font-weight="bold" officeooo:rsid="00187606" officeooo:paragraph-rsid="00187606" style:font-size-asian="22pt" style:font-weight-asian="bold" style:font-size-complex="22pt" style:font-weight-complex="bold"/>
    </style:style>
    <style:style style:name="P6" style:family="paragraph" style:parent-style-name="Heading_20_1">
      <style:paragraph-properties fo:text-align="center" style:justify-single-word="false"/>
      <style:text-properties fo:font-size="22pt" fo:font-weight="bold" officeooo:rsid="00190626" officeooo:paragraph-rsid="00190626" style:font-size-asian="22pt" style:font-weight-asian="bold" style:font-size-complex="22pt" style:font-weight-complex="bold"/>
    </style:style>
    <style:style style:name="P7" style:family="paragraph" style:parent-style-name="Heading_20_1">
      <style:paragraph-properties fo:text-align="center" style:justify-single-word="false"/>
      <style:text-properties fo:font-size="22pt" fo:font-weight="bold" officeooo:rsid="001a251c" officeooo:paragraph-rsid="001a251c" style:font-size-asian="22pt" style:font-weight-asian="bold" style:font-size-complex="22pt" style:font-weight-complex="bold"/>
    </style:style>
    <style:style style:name="P8" style:family="paragraph" style:parent-style-name="Standard">
      <style:paragraph-properties fo:text-align="center" style:justify-single-word="false"/>
      <style:text-properties fo:font-size="22pt" fo:font-weight="bold" officeooo:rsid="001a251c" officeooo:paragraph-rsid="001a251c" style:font-size-asian="22pt" style:font-weight-asian="bold" style:font-size-complex="22pt" style:font-weight-complex="bold"/>
    </style:style>
    <style:style style:name="P9" style:family="paragraph" style:parent-style-name="Text_20_body">
      <style:paragraph-properties fo:text-align="center" style:justify-single-word="false"/>
      <style:text-properties fo:font-size="22pt" fo:font-weight="bold" officeooo:rsid="001a251c" officeooo:paragraph-rsid="001a251c" style:font-size-asian="22pt" style:font-weight-asian="bold" style:font-size-complex="22pt" style:font-weight-complex="bold"/>
    </style:style>
    <style:style style:name="P10" style:family="paragraph" style:parent-style-name="Standard">
      <style:paragraph-properties fo:text-align="center" style:justify-single-word="false"/>
      <style:text-properties fo:font-size="22pt" fo:font-weight="bold" officeooo:rsid="001a8bb2" officeooo:paragraph-rsid="001a8bb2" style:font-size-asian="22pt" style:font-weight-asian="bold" style:font-size-complex="22pt" style:font-weight-complex="bold"/>
    </style:style>
    <style:style style:name="P11" style:family="paragraph" style:parent-style-name="Standard">
      <style:paragraph-properties fo:text-align="center" style:justify-single-word="false"/>
      <style:text-properties fo:font-size="22pt" fo:font-weight="bold" officeooo:paragraph-rsid="001a8bb2" style:font-size-asian="22pt" style:font-weight-asian="bold" style:font-size-complex="22pt" style:font-weight-complex="bold"/>
    </style:style>
    <style:style style:name="P12" style:family="paragraph" style:parent-style-name="Text_20_body">
      <style:paragraph-properties fo:text-align="center" style:justify-single-word="false"/>
      <style:text-properties fo:font-size="22pt" fo:font-weight="bold" officeooo:rsid="001f1428" officeooo:paragraph-rsid="001f1428" style:font-size-asian="22pt" style:font-weight-asian="bold" style:font-size-complex="22pt" style:font-weight-complex="bold"/>
    </style:style>
    <style:style style:name="P13" style:family="paragraph" style:parent-style-name="Heading_20_1">
      <style:paragraph-properties fo:text-align="center" style:justify-single-word="false"/>
      <style:text-properties fo:font-size="22pt" fo:font-style="normal" fo:font-weight="bold" officeooo:rsid="001a8bb2" officeooo:paragraph-rsid="001a8bb2" style:font-size-asian="22pt" style:font-style-asian="normal" style:font-weight-asian="bold" style:font-size-complex="22pt" style:font-style-complex="normal" style:font-weight-complex="bold"/>
    </style:style>
    <style:style style:name="P14" style:family="paragraph" style:parent-style-name="Heading_20_2">
      <style:paragraph-properties fo:text-align="center" style:justify-single-word="false"/>
      <style:text-properties fo:font-size="22pt" fo:font-style="normal" fo:font-weight="bold" officeooo:rsid="001a8bb2" officeooo:paragraph-rsid="001a8bb2" style:font-size-asian="22pt" style:font-style-asian="normal" style:font-weight-asian="bold" style:font-size-complex="22pt" style:font-style-complex="normal" style:font-weight-complex="bold"/>
    </style:style>
    <style:style style:name="P15" style:family="paragraph" style:parent-style-name="Standard">
      <style:paragraph-properties fo:text-align="center" style:justify-single-word="false"/>
      <style:text-properties fo:font-size="22pt" fo:font-style="normal" fo:font-weight="bold" officeooo:rsid="001a8bb2" officeooo:paragraph-rsid="001a8bb2" style:font-size-asian="22pt" style:font-style-asian="normal" style:font-weight-asian="bold" style:font-size-complex="22pt" style:font-style-complex="normal" style:font-weight-complex="bold"/>
    </style:style>
    <style:style style:name="P16" style:family="paragraph" style:parent-style-name="Heading_20_1">
      <style:paragraph-properties fo:text-align="center" style:justify-single-word="false"/>
      <style:text-properties fo:font-size="22pt" fo:font-style="normal" fo:font-weight="bold" officeooo:rsid="001bfea4" officeooo:paragraph-rsid="001bfea4" style:font-size-asian="22pt" style:font-style-asian="normal" style:font-weight-asian="bold" style:font-size-complex="22pt" style:font-style-complex="normal" style:font-weight-complex="bold"/>
    </style:style>
    <style:style style:name="P17" style:family="paragraph" style:parent-style-name="Standard">
      <style:paragraph-properties fo:text-align="center" style:justify-single-word="false"/>
      <style:text-properties fo:font-size="22pt" fo:font-style="normal" fo:font-weight="bold" officeooo:rsid="001bfea4" officeooo:paragraph-rsid="001bfea4" style:font-size-asian="22pt" style:font-style-asian="normal" style:font-weight-asian="bold" style:font-size-complex="22pt" style:font-style-complex="normal" style:font-weight-complex="bold"/>
    </style:style>
    <style:style style:name="P18" style:family="paragraph" style:parent-style-name="Heading_20_1">
      <style:paragraph-properties fo:text-align="center" style:justify-single-word="false"/>
      <style:text-properties fo:font-size="22pt" fo:font-style="normal" fo:font-weight="bold" officeooo:rsid="001d16d4" officeooo:paragraph-rsid="001d16d4" style:font-size-asian="22pt" style:font-style-asian="normal" style:font-weight-asian="bold" style:font-size-complex="22pt" style:font-style-complex="normal" style:font-weight-complex="bold"/>
    </style:style>
    <style:style style:name="P19" style:family="paragraph" style:parent-style-name="Standard">
      <style:paragraph-properties fo:text-align="center" style:justify-single-word="false"/>
      <style:text-properties fo:font-size="22pt" fo:font-style="normal" fo:font-weight="bold" officeooo:rsid="001d16d4" officeooo:paragraph-rsid="001d16d4" style:font-size-asian="22pt" style:font-style-asian="normal" style:font-weight-asian="bold" style:font-size-complex="22pt" style:font-style-complex="normal" style:font-weight-complex="bold"/>
    </style:style>
    <style:style style:name="P20" style:family="paragraph" style:parent-style-name="Heading_20_1">
      <style:paragraph-properties fo:text-align="center" style:justify-single-word="false"/>
      <style:text-properties fo:font-size="22pt" fo:font-style="normal" fo:font-weight="bold" officeooo:rsid="001fca35" officeooo:paragraph-rsid="001fca35" style:font-size-asian="22pt" style:font-style-asian="normal" style:font-weight-asian="bold" style:font-size-complex="22pt" style:font-style-complex="normal" style:font-weight-complex="bold"/>
    </style:style>
    <style:style style:name="P21" style:family="paragraph" style:parent-style-name="Standard">
      <style:paragraph-properties fo:text-align="center" style:justify-single-word="false"/>
      <style:text-properties fo:font-size="22pt" fo:font-style="normal" fo:font-weight="bold" officeooo:rsid="001fca35" officeooo:paragraph-rsid="001fca35" style:font-size-asian="22pt" style:font-style-asian="normal" style:font-weight-asian="bold" style:font-size-complex="22pt" style:font-style-complex="normal" style:font-weight-complex="bold"/>
    </style:style>
    <style:style style:name="P22" style:family="paragraph" style:parent-style-name="Text_20_body">
      <style:paragraph-properties fo:text-align="center" style:justify-single-word="false"/>
      <style:text-properties fo:font-size="22pt" fo:font-style="normal" fo:font-weight="bold" officeooo:rsid="001fca35" officeooo:paragraph-rsid="001fca35" style:font-size-asian="22pt" style:font-style-asian="normal" style:font-weight-asian="bold" style:font-size-complex="22pt" style:font-style-complex="normal" style:font-weight-complex="bold"/>
    </style:style>
    <style:style style:name="P23" style:family="paragraph" style:parent-style-name="Text_20_body">
      <style:paragraph-properties fo:text-align="center" style:justify-single-word="false"/>
      <style:text-properties fo:font-size="22pt" fo:font-style="normal" fo:font-weight="bold" officeooo:rsid="001fca35" officeooo:paragraph-rsid="00204025" style:font-size-asian="22pt" style:font-style-asian="normal" style:font-weight-asian="bold" style:font-size-complex="22pt" style:font-style-complex="normal" style:font-weight-complex="bold"/>
    </style:style>
    <style:style style:name="P24" style:family="paragraph" style:parent-style-name="Standard">
      <style:paragraph-properties fo:text-align="start" style:justify-single-word="false"/>
      <style:text-properties fo:font-size="22pt" fo:font-style="normal" fo:font-weight="bold" officeooo:rsid="001fca35" officeooo:paragraph-rsid="001fca35" style:font-size-asian="22pt" style:font-style-asian="normal" style:font-weight-asian="bold" style:font-size-complex="22pt" style:font-style-complex="normal" style:font-weight-complex="bold"/>
    </style:style>
    <style:style style:name="P25" style:family="paragraph" style:parent-style-name="Heading_20_1">
      <style:paragraph-properties fo:text-align="center" style:justify-single-word="false"/>
      <style:text-properties fo:font-size="22pt" fo:font-style="normal" fo:font-weight="bold" officeooo:rsid="00204025" officeooo:paragraph-rsid="00204025" style:font-size-asian="22pt" style:font-style-asian="normal" style:font-weight-asian="bold" style:font-size-complex="22pt" style:font-style-complex="normal" style:font-weight-complex="bold"/>
    </style:style>
    <style:style style:name="P26" style:family="paragraph" style:parent-style-name="Text_20_body">
      <style:paragraph-properties fo:text-align="center" style:justify-single-word="false"/>
      <style:text-properties fo:font-size="22pt" fo:font-style="normal" fo:font-weight="bold" officeooo:rsid="00204025" officeooo:paragraph-rsid="00204025" style:font-size-asian="22pt" style:font-style-asian="normal" style:font-weight-asian="bold" style:font-size-complex="22pt" style:font-style-complex="normal" style:font-weight-complex="bold"/>
    </style:style>
    <style:style style:name="P27" style:family="paragraph" style:parent-style-name="Heading_20_1">
      <style:paragraph-properties fo:text-align="center" style:justify-single-word="false"/>
      <style:text-properties fo:font-size="22pt" fo:font-style="normal" fo:font-weight="bold" officeooo:rsid="00212820" officeooo:paragraph-rsid="00212820" style:font-size-asian="22pt" style:font-style-asian="normal" style:font-weight-asian="bold" style:font-size-complex="22pt" style:font-style-complex="normal" style:font-weight-complex="bold"/>
    </style:style>
    <style:style style:name="P28" style:family="paragraph" style:parent-style-name="Text_20_body">
      <style:paragraph-properties fo:text-align="center" style:justify-single-word="false"/>
      <style:text-properties fo:font-size="22pt" fo:font-style="normal" fo:font-weight="bold" officeooo:rsid="00212820" officeooo:paragraph-rsid="00212820" style:font-size-asian="22pt" style:font-style-asian="normal" style:font-weight-asian="bold" style:font-size-complex="22pt" style:font-style-complex="normal" style:font-weight-complex="bold"/>
    </style:style>
    <style:style style:name="P29" style:family="paragraph" style:parent-style-name="Standard">
      <style:paragraph-properties fo:text-align="center" style:justify-single-word="false"/>
      <style:text-properties fo:font-size="22pt" officeooo:rsid="00187606" officeooo:paragraph-rsid="00187606" style:font-size-asian="19.25pt" style:font-size-complex="22pt"/>
    </style:style>
    <style:style style:name="P30" style:family="paragraph" style:parent-style-name="Standard">
      <style:paragraph-properties fo:text-align="center" style:justify-single-word="false"/>
      <style:text-properties fo:font-size="22pt" officeooo:rsid="00187606" officeooo:paragraph-rsid="00187606" style:font-size-asian="22pt" style:font-size-complex="22pt"/>
    </style:style>
    <style:style style:name="P31" style:family="paragraph" style:parent-style-name="Heading_20_1">
      <style:paragraph-properties fo:text-align="center" style:justify-single-word="false"/>
      <style:text-properties fo:font-size="20pt" style:font-size-asian="20pt" style:font-size-complex="20pt"/>
    </style:style>
    <style:style style:name="P32" style:family="paragraph" style:parent-style-name="Standard">
      <style:paragraph-properties fo:text-align="start" style:justify-single-word="false"/>
      <style:text-properties fo:font-size="20pt" fo:font-style="normal" fo:font-weight="normal" officeooo:rsid="001a8bb2" officeooo:paragraph-rsid="001a8bb2" style:font-size-asian="20pt" style:font-style-asian="normal" style:font-weight-asian="normal" style:font-size-complex="20pt" style:font-style-complex="normal" style:font-weight-complex="normal"/>
    </style:style>
    <style:style style:name="P33" style:family="paragraph" style:parent-style-name="Heading_20_1">
      <style:paragraph-properties fo:text-align="start" style:justify-single-word="false"/>
      <style:text-properties fo:font-size="14pt" fo:font-weight="normal" officeooo:rsid="00190626" officeooo:paragraph-rsid="00190626" style:font-size-asian="12.25pt" style:font-weight-asian="normal" style:font-size-complex="14pt" style:font-weight-complex="normal"/>
    </style:style>
    <style:style style:name="P34" style:family="paragraph" style:parent-style-name="Heading_20_2">
      <style:paragraph-properties fo:text-align="start" style:justify-single-word="false"/>
      <style:text-properties fo:font-size="14pt" fo:font-weight="normal" officeooo:rsid="00190626" officeooo:paragraph-rsid="00190626" style:font-size-asian="12.25pt" style:font-weight-asian="normal" style:font-size-complex="14pt" style:font-weight-complex="normal"/>
    </style:style>
    <style:style style:name="P35" style:family="paragraph" style:parent-style-name="Heading_20_3">
      <style:paragraph-properties fo:text-align="start" style:justify-single-word="false"/>
      <style:text-properties fo:font-size="14pt" fo:font-weight="normal" officeooo:rsid="00190626" officeooo:paragraph-rsid="00190626"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fo:font-size="14pt" fo:font-weight="normal" officeooo:rsid="00190626" officeooo:paragraph-rsid="00190626" style:font-size-asian="12.25pt" style:font-weight-asian="normal" style:font-size-complex="14pt" style:font-weight-complex="normal"/>
    </style:style>
    <style:style style:name="P37" style:family="paragraph" style:parent-style-name="Standard">
      <style:paragraph-properties fo:text-align="center" style:justify-single-word="false"/>
      <style:text-properties fo:font-size="14pt" fo:font-weight="normal" officeooo:rsid="00190626" officeooo:paragraph-rsid="00190626" style:font-size-asian="12.25pt" style:font-weight-asian="normal" style:font-size-complex="14pt" style:font-weight-complex="normal"/>
    </style:style>
    <style:style style:name="P38" style:family="paragraph" style:parent-style-name="Heading_20_2">
      <style:paragraph-properties fo:text-align="start" style:justify-single-word="false"/>
      <style:text-properties fo:font-size="14pt" fo:font-weight="normal" officeooo:rsid="001a251c" officeooo:paragraph-rsid="001a251c"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fo:font-size="14pt" fo:font-weight="normal" officeooo:rsid="001a251c" officeooo:paragraph-rsid="001a251c" style:font-size-asian="12.25pt" style:font-weight-asian="normal" style:font-size-complex="14pt" style:font-weight-complex="normal"/>
    </style:style>
    <style:style style:name="P40" style:family="paragraph" style:parent-style-name="Standard">
      <style:paragraph-properties fo:text-align="center" style:justify-single-word="false"/>
      <style:text-properties fo:font-size="14pt" fo:font-weight="normal" officeooo:rsid="001a251c" officeooo:paragraph-rsid="001a251c" style:font-size-asian="12.25pt" style:font-weight-asian="normal" style:font-size-complex="14pt" style:font-weight-complex="normal"/>
    </style:style>
    <style:style style:name="P41" style:family="paragraph" style:parent-style-name="Heading_20_3">
      <style:paragraph-properties fo:text-align="start" style:justify-single-word="false"/>
      <style:text-properties fo:font-size="14pt" fo:font-weight="normal" officeooo:rsid="00187606" officeooo:paragraph-rsid="00187606"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fo:font-size="14pt" fo:font-weight="normal" officeooo:rsid="00187606" officeooo:paragraph-rsid="00187606" style:font-size-asian="12.25pt" style:font-weight-asian="normal" style:font-size-complex="14pt" style:font-weight-complex="normal"/>
    </style:style>
    <style:style style:name="P43" style:family="paragraph" style:parent-style-name="Heading_20_1">
      <style:paragraph-properties fo:text-align="start" style:justify-single-word="false"/>
      <style:text-properties fo:font-size="14pt" fo:font-style="normal" fo:font-weight="normal" officeooo:rsid="001fca35" officeooo:paragraph-rsid="001fca35" style:font-size-asian="12.25pt" style:font-style-asian="normal" style:font-weight-asian="normal" style:font-size-complex="14pt" style:font-style-complex="normal" style:font-weight-complex="normal"/>
    </style:style>
    <style:style style:name="P44" style:family="paragraph" style:parent-style-name="Heading_20_2">
      <style:paragraph-properties fo:text-align="start" style:justify-single-word="false"/>
      <style:text-properties fo:font-size="14pt" fo:font-style="normal" fo:font-weight="normal" officeooo:rsid="001fca35" officeooo:paragraph-rsid="001fca35"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fo:font-size="14pt" fo:font-style="normal" fo:font-weight="normal" officeooo:rsid="001fca35" officeooo:paragraph-rsid="001fca35" style:font-size-asian="12.25pt" style:font-style-asian="normal" style:font-weight-asian="normal" style:font-size-complex="14pt" style:font-style-complex="normal" style:font-weight-complex="normal"/>
    </style:style>
    <style:style style:name="P46" style:family="paragraph" style:parent-style-name="Text_20_body">
      <style:paragraph-properties fo:text-align="start" style:justify-single-word="false"/>
      <style:text-properties fo:font-size="14pt" fo:font-style="normal" fo:font-weight="normal" officeooo:rsid="001fca35" officeooo:paragraph-rsid="001fca35"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center" style:justify-single-word="false"/>
      <style:text-properties fo:font-size="14pt" fo:font-style="normal" fo:font-weight="normal" officeooo:rsid="001fca35" officeooo:paragraph-rsid="001fca35" style:font-size-asian="12.25pt" style:font-style-asian="normal" style:font-weight-asian="normal" style:font-size-complex="14pt" style:font-style-complex="normal" style:font-weight-complex="normal"/>
    </style:style>
    <style:style style:name="P48" style:family="paragraph" style:parent-style-name="Heading_20_1">
      <style:paragraph-properties fo:text-align="start" style:justify-single-word="false"/>
      <style:text-properties fo:font-size="14pt" fo:font-style="normal" fo:font-weight="normal" officeooo:rsid="00204025" officeooo:paragraph-rsid="00204025" style:font-size-asian="12.25pt" style:font-style-asian="normal" style:font-weight-asian="normal" style:font-size-complex="14pt" style:font-style-complex="normal" style:font-weight-complex="normal"/>
    </style:style>
    <style:style style:name="P49" style:family="paragraph" style:parent-style-name="Text_20_body">
      <style:paragraph-properties fo:text-align="start" style:justify-single-word="false"/>
      <style:text-properties fo:font-size="14pt" fo:font-style="normal" fo:font-weight="normal" officeooo:rsid="00204025" officeooo:paragraph-rsid="00204025" style:font-size-asian="12.25pt" style:font-style-asian="normal" style:font-weight-asian="normal" style:font-size-complex="14pt" style:font-style-complex="normal" style:font-weight-complex="normal"/>
    </style:style>
    <style:style style:name="P50" style:family="paragraph" style:parent-style-name="Heading_20_2">
      <style:paragraph-properties fo:text-align="start" style:justify-single-word="false"/>
      <style:text-properties fo:font-size="14pt" fo:font-style="normal" fo:font-weight="normal" officeooo:rsid="001a8bb2" officeooo:paragraph-rsid="001a8bb2" style:font-size-asian="12.25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fo:font-size="14pt" fo:font-style="normal" fo:font-weight="normal" officeooo:rsid="001a8bb2" officeooo:paragraph-rsid="001a8bb2" style:font-size-asian="12.25pt" style:font-style-asian="normal" style:font-weight-asian="normal" style:font-size-complex="14pt" style:font-style-complex="normal" style:font-weight-complex="normal"/>
    </style:style>
    <style:style style:name="P52" style:family="paragraph" style:parent-style-name="Text_20_body">
      <style:paragraph-properties fo:text-align="start" style:justify-single-word="false"/>
      <style:text-properties fo:font-size="14pt" fo:font-style="normal" fo:font-weight="normal" officeooo:rsid="001a8bb2" officeooo:paragraph-rsid="001a8bb2" style:font-size-asian="12.25pt" style:font-style-asian="normal" style:font-weight-asian="normal" style:font-size-complex="14pt" style:font-style-complex="normal" style:font-weight-complex="normal"/>
    </style:style>
    <style:style style:name="P53" style:family="paragraph" style:parent-style-name="Heading_20_2">
      <style:paragraph-properties fo:text-align="start" style:justify-single-word="false"/>
      <style:text-properties fo:font-size="14pt" fo:font-style="normal" fo:font-weight="normal" officeooo:rsid="001bfea4" officeooo:paragraph-rsid="001bfea4" style:font-size-asian="12.25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fo:font-size="14pt" fo:font-style="normal" fo:font-weight="normal" officeooo:rsid="001bfea4" officeooo:paragraph-rsid="001bfea4" style:font-size-asian="12.25pt" style:font-style-asian="normal" style:font-weight-asian="normal" style:font-size-complex="14pt" style:font-style-complex="normal" style:font-weight-complex="normal"/>
    </style:style>
    <style:style style:name="P55" style:family="paragraph" style:parent-style-name="Standard">
      <style:paragraph-properties fo:text-align="center" style:justify-single-word="false"/>
      <style:text-properties fo:font-size="14pt" fo:font-style="normal" fo:font-weight="normal" officeooo:rsid="001bfea4" officeooo:paragraph-rsid="001bfea4" style:font-size-asian="12.25pt" style:font-style-asian="normal" style:font-weight-asian="normal" style:font-size-complex="14pt" style:font-style-complex="normal" style:font-weight-complex="normal"/>
    </style:style>
    <style:style style:name="P56" style:family="paragraph" style:parent-style-name="Heading_20_2">
      <style:paragraph-properties fo:text-align="start" style:justify-single-word="false"/>
      <style:text-properties fo:font-size="14pt" fo:font-style="normal" fo:font-weight="normal" officeooo:rsid="001d16d4" officeooo:paragraph-rsid="001d16d4" style:font-size-asian="12.25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fo:font-size="14pt" fo:font-style="normal" fo:font-weight="normal" officeooo:rsid="001d16d4" officeooo:paragraph-rsid="001d16d4" style:font-size-asian="12.25pt" style:font-style-asian="normal" style:font-weight-asian="normal" style:font-size-complex="14pt" style:font-style-complex="normal" style:font-weight-complex="normal"/>
    </style:style>
    <style:style style:name="P58" style:family="paragraph" style:parent-style-name="Text_20_body">
      <style:paragraph-properties fo:text-align="start" style:justify-single-word="false"/>
      <style:text-properties fo:font-size="14pt" fo:font-style="normal" fo:font-weight="normal" officeooo:rsid="001d16d4" officeooo:paragraph-rsid="001d16d4" style:font-size-asian="12.25pt" style:font-style-asian="normal" style:font-weight-asian="normal" style:font-size-complex="14pt" style:font-style-complex="normal" style:font-weight-complex="normal"/>
    </style:style>
    <style:style style:name="P59" style:family="paragraph" style:parent-style-name="Standard">
      <style:paragraph-properties fo:text-align="center" style:justify-single-word="false"/>
      <style:text-properties fo:font-size="14pt" fo:font-style="normal" fo:font-weight="normal" officeooo:rsid="001d16d4" officeooo:paragraph-rsid="001d16d4" style:font-size-asian="12.25pt" style:font-style-asian="normal" style:font-weight-asian="normal" style:font-size-complex="14pt" style:font-style-complex="normal" style:font-weight-complex="normal"/>
    </style:style>
    <style:style style:name="P60" style:family="paragraph" style:parent-style-name="Heading_20_2">
      <style:paragraph-properties fo:text-align="start" style:justify-single-word="false"/>
      <style:text-properties fo:font-size="14pt" fo:font-style="normal" fo:font-weight="normal" officeooo:rsid="00212820" officeooo:paragraph-rsid="00212820" style:font-size-asian="12.25pt" style:font-style-asian="normal" style:font-weight-asian="normal" style:font-size-complex="14pt" style:font-style-complex="normal" style:font-weight-complex="normal"/>
    </style:style>
    <style:style style:name="P61" style:family="paragraph" style:parent-style-name="Text_20_body">
      <style:paragraph-properties fo:text-align="start" style:justify-single-word="false"/>
      <style:text-properties fo:font-size="14pt" fo:font-style="normal" fo:font-weight="normal" officeooo:rsid="00212820" officeooo:paragraph-rsid="00212820" style:font-size-asian="12.25pt" style:font-style-asian="normal" style:font-weight-asian="normal" style:font-size-complex="14pt" style:font-style-complex="normal" style:font-weight-complex="normal"/>
    </style:style>
    <style:style style:name="P62" style:family="paragraph" style:parent-style-name="Text_20_body">
      <style:paragraph-properties fo:text-align="center" style:justify-single-word="false"/>
      <style:text-properties fo:font-size="14pt" fo:font-style="normal" fo:font-weight="normal" officeooo:rsid="00212820" officeooo:paragraph-rsid="00212820" style:font-size-asian="12.25pt" style:font-style-asian="normal" style:font-weight-asian="normal" style:font-size-complex="14pt" style:font-style-complex="normal" style:font-weight-complex="normal"/>
    </style:style>
    <style:style style:name="P63" style:family="paragraph" style:parent-style-name="Text_20_body">
      <style:paragraph-properties fo:text-align="start" style:justify-single-word="false"/>
      <style:text-properties fo:font-size="14pt" fo:font-style="normal" fo:font-weight="normal" officeooo:rsid="001fca35" officeooo:paragraph-rsid="00204025" style:font-size-asian="14pt" style:font-style-asian="normal" style:font-weight-asian="normal" style:font-size-complex="14pt" style:font-style-complex="normal" style:font-weight-complex="normal"/>
    </style:style>
    <style:style style:name="P64" style:family="paragraph" style:parent-style-name="Heading_20_1">
      <style:paragraph-properties fo:text-align="center" style:justify-single-word="false"/>
      <style:text-properties fo:font-size="14pt" fo:font-style="normal" fo:font-weight="bold" officeooo:rsid="001a8bb2" officeooo:paragraph-rsid="001a8bb2" style:font-size-asian="12.25pt" style:font-style-asian="normal" style:font-weight-asian="bold" style:font-size-complex="14pt" style:font-style-complex="normal" style:font-weight-complex="bold"/>
    </style:style>
    <style:style style:name="P65" style:family="paragraph" style:parent-style-name="Standard">
      <style:paragraph-properties fo:text-align="center" style:justify-single-word="false"/>
      <style:text-properties fo:font-size="14pt" fo:font-style="normal" fo:font-weight="bold" officeooo:rsid="001a8bb2" officeooo:paragraph-rsid="001a8bb2" style:font-size-asian="12.25pt" style:font-style-asian="normal" style:font-weight-asian="bold" style:font-size-complex="14pt" style:font-style-complex="normal" style:font-weight-complex="bold"/>
    </style:style>
    <style:style style:name="P66" style:family="paragraph" style:parent-style-name="Text_20_body">
      <style:paragraph-properties fo:text-align="center" style:justify-single-word="false"/>
      <style:text-properties fo:font-size="14pt" fo:font-style="normal" fo:font-weight="bold" officeooo:rsid="001a8bb2" officeooo:paragraph-rsid="001a8bb2" style:font-size-asian="12.25pt" style:font-style-asian="normal" style:font-weight-asian="bold" style:font-size-complex="14pt" style:font-style-complex="normal" style:font-weight-complex="bold"/>
    </style:style>
    <style:style style:name="P67" style:family="paragraph" style:parent-style-name="Heading_20_2">
      <style:paragraph-properties fo:text-align="start" style:justify-single-word="false"/>
      <style:text-properties fo:font-size="14pt" fo:font-style="normal" fo:font-weight="bold" officeooo:rsid="001fca35" officeooo:paragraph-rsid="001fca35" style:font-size-asian="12.25pt" style:font-style-asian="normal" style:font-weight-asian="bold" style:font-size-complex="14pt" style:font-style-complex="normal" style:font-weight-complex="bold"/>
    </style:style>
    <style:style style:name="P68" style:family="paragraph" style:parent-style-name="Standard">
      <style:paragraph-properties fo:text-align="center" style:justify-single-word="false"/>
      <style:text-properties fo:font-size="14pt" fo:font-style="normal" fo:font-weight="bold" officeooo:rsid="001bfea4" officeooo:paragraph-rsid="001bfea4" style:font-size-asian="12.25pt" style:font-style-asian="normal" style:font-weight-asian="bold" style:font-size-complex="14pt" style:font-style-complex="normal" style:font-weight-complex="bold"/>
    </style:style>
    <style:style style:name="P69" style:family="paragraph" style:parent-style-name="Text_20_body">
      <style:paragraph-properties fo:text-align="start" style:justify-single-word="false"/>
      <style:text-properties fo:font-size="14pt" officeooo:rsid="001a251c" officeooo:paragraph-rsid="001a251c" style:font-size-asian="14pt" style:font-size-complex="14pt"/>
    </style:style>
    <style:style style:name="P70" style:family="paragraph" style:parent-style-name="Text_20_body">
      <style:paragraph-properties fo:text-align="start" style:justify-single-word="false"/>
      <style:text-properties fo:font-size="14pt" fo:font-weight="bold" officeooo:rsid="0021d232" officeooo:paragraph-rsid="0021d232" style:font-size-asian="12.25pt" style:font-weight-asian="bold" style:font-size-complex="14pt" style:font-weight-complex="bold"/>
    </style:style>
    <style:style style:name="P71" style:family="paragraph" style:parent-style-name="Heading_20_2">
      <style:paragraph-properties fo:text-align="start" style:justify-single-word="false"/>
      <style:text-properties officeooo:paragraph-rsid="001a251c"/>
    </style:style>
    <style:style style:name="P72" style:family="paragraph" style:parent-style-name="Standard">
      <style:paragraph-properties fo:text-align="start" style:justify-single-word="false"/>
      <style:text-properties fo:font-weight="bold" officeooo:paragraph-rsid="001bfea4" style:font-weight-asian="bold" style:font-weight-complex="bold"/>
    </style:style>
    <style:style style:name="P73" style:family="paragraph" style:parent-style-name="Text_20_body">
      <style:paragraph-properties fo:text-align="center" style:justify-single-word="false"/>
      <style:text-properties fo:font-size="24pt" fo:font-weight="bold" officeooo:rsid="001a8bb2" officeooo:paragraph-rsid="001a8bb2" style:font-size-asian="24pt" style:font-weight-asian="bold" style:font-size-complex="24pt" style:font-weight-complex="bold"/>
    </style:style>
    <style:style style:name="P74" style:family="paragraph" style:parent-style-name="Text_20_body">
      <style:paragraph-properties fo:text-align="center" style:justify-single-word="false"/>
      <style:text-properties fo:font-size="24pt" fo:font-style="normal" fo:font-weight="bold" officeooo:rsid="00204025" officeooo:paragraph-rsid="00204025" style:font-size-asian="24pt" style:font-style-asian="normal" style:font-weight-asian="bold" style:font-size-complex="24pt" style:font-style-complex="normal" style:font-weight-complex="bold"/>
    </style:style>
    <style:style style:name="P75" style:family="paragraph" style:parent-style-name="Standard">
      <style:paragraph-properties fo:text-align="center" style:justify-single-word="false"/>
      <style:text-properties fo:font-size="22pt" fo:font-weight="bold" officeooo:rsid="00190626" officeooo:paragraph-rsid="00190626" style:font-size-asian="22pt" style:font-weight-asian="bold" style:font-size-complex="22pt" style:font-weight-complex="bold"/>
    </style:style>
    <style:style style:name="P76" style:family="paragraph" style:parent-style-name="Standard">
      <style:paragraph-properties fo:text-align="center" style:justify-single-word="false"/>
      <style:text-properties fo:font-size="22pt" fo:font-weight="bold" officeooo:rsid="00190626" officeooo:paragraph-rsid="001a251c" style:font-size-asian="22pt" style:font-weight-asian="bold" style:font-size-complex="22pt" style:font-weight-complex="bold"/>
    </style:style>
    <style:style style:name="P77" style:family="paragraph" style:parent-style-name="Standard">
      <style:paragraph-properties fo:text-align="center" style:justify-single-word="false"/>
      <style:text-properties fo:font-size="22pt" fo:font-style="normal" fo:font-weight="bold" officeooo:rsid="001bfea4" officeooo:paragraph-rsid="001d16d4" style:font-size-asian="22pt" style:font-style-asian="normal" style:font-weight-asian="bold" style:font-size-complex="22pt" style:font-style-complex="normal" style:font-weight-complex="bold"/>
    </style:style>
    <style:style style:name="P78" style:family="paragraph" style:parent-style-name="Standard">
      <style:paragraph-properties fo:text-align="start" style:justify-single-word="false"/>
      <style:text-properties fo:font-size="20pt" fo:font-style="normal" fo:font-weight="bold" officeooo:rsid="001a8bb2" officeooo:paragraph-rsid="001a8bb2" style:font-size-asian="20pt" style:font-style-asian="normal" style:font-weight-asian="bold" style:font-size-complex="20pt" style:font-style-complex="normal" style:font-weight-complex="bold"/>
    </style:style>
    <style:style style:name="P79" style:family="paragraph" style:parent-style-name="Standard">
      <style:paragraph-properties fo:text-align="start" style:justify-single-word="false"/>
      <style:text-properties fo:font-size="14pt" fo:font-style="normal" fo:font-weight="normal" officeooo:rsid="001bfea4" officeooo:paragraph-rsid="001bfea4" style:font-size-asian="12.25pt" style:font-style-asian="normal" style:font-weight-asian="normal" style:font-size-complex="14pt" style:font-style-complex="normal" style:font-weight-complex="normal"/>
    </style:style>
    <style:style style:name="P80" style:family="paragraph" style:parent-style-name="Heading_20_1">
      <style:paragraph-properties fo:text-align="center" style:justify-single-word="false"/>
      <style:text-properties fo:color="#c9211e" loext:opacity="100%" fo:font-size="32pt" officeooo:rsid="00187606" officeooo:paragraph-rsid="00187606" style:font-size-asian="32pt" style:font-size-complex="32pt"/>
    </style:style>
    <style:style style:name="P81" style:family="paragraph" style:parent-style-name="Heading_20_1">
      <style:paragraph-properties fo:text-align="center" style:justify-single-word="false"/>
      <style:text-properties fo:font-size="22pt" fo:font-style="normal" fo:font-weight="bold" officeooo:rsid="001d16d4" officeooo:paragraph-rsid="001d16d4" style:font-size-asian="22pt" style:font-style-asian="normal" style:font-weight-asian="bold" style:font-size-complex="22pt" style:font-style-complex="normal" style:font-weight-complex="bold"/>
    </style:style>
    <style:style style:name="P82" style:family="paragraph" style:parent-style-name="Heading_20_1">
      <style:paragraph-properties fo:text-align="center" style:justify-single-word="false"/>
      <style:text-properties fo:font-size="22pt" officeooo:rsid="00187606" officeooo:paragraph-rsid="00187606" style:font-size-asian="22pt" style:font-size-complex="22pt"/>
    </style:style>
    <style:style style:name="P83" style:family="paragraph" style:parent-style-name="Heading_20_1">
      <style:paragraph-properties fo:text-align="center" style:justify-single-word="false"/>
      <style:text-properties fo:font-size="18pt" officeooo:rsid="00187606" officeooo:paragraph-rsid="00187606" style:font-size-asian="18pt" style:font-size-complex="18pt"/>
    </style:style>
    <style:style style:name="P84" style:family="paragraph" style:parent-style-name="Preformatted_20_Text" style:list-style-name="L31">
      <style:paragraph-properties fo:margin-top="0cm" fo:margin-bottom="0.499cm" style:contextual-spacing="false"/>
    </style:style>
    <style:style style:name="P85" style:family="paragraph" style:parent-style-name="Text_20_body">
      <style:paragraph-properties fo:text-align="center" style:justify-single-word="false"/>
      <style:text-properties fo:font-size="18pt" officeooo:rsid="00187606" officeooo:paragraph-rsid="00187606" style:font-size-asian="18pt" style:font-size-complex="18pt"/>
    </style:style>
    <style:style style:name="P86" style:family="paragraph" style:parent-style-name="Text_20_body" style:list-style-name="L1"/>
    <style:style style:name="P87" style:family="paragraph" style:parent-style-name="Text_20_body" style:list-style-name="L2"/>
    <style:style style:name="P88" style:family="paragraph" style:parent-style-name="Text_20_body" style:list-style-name="L2">
      <style:paragraph-properties fo:margin-top="0cm" fo:margin-bottom="0cm" style:contextual-spacing="false"/>
    </style:style>
    <style:style style:name="P89" style:family="paragraph" style:parent-style-name="Text_20_body" style:list-style-name="L3"/>
    <style:style style:name="P90" style:family="paragraph" style:parent-style-name="Text_20_body" style:list-style-name="L4"/>
    <style:style style:name="P91" style:family="paragraph" style:parent-style-name="Text_20_body" style:list-style-name="L5"/>
    <style:style style:name="P92" style:family="paragraph" style:parent-style-name="Text_20_body" style:list-style-name="L5">
      <style:paragraph-properties fo:margin-top="0cm" fo:margin-bottom="0cm" style:contextual-spacing="false"/>
    </style:style>
    <style:style style:name="P93" style:family="paragraph" style:parent-style-name="Text_20_body" style:list-style-name="L6"/>
    <style:style style:name="P94" style:family="paragraph" style:parent-style-name="Text_20_body" style:list-style-name="L6">
      <style:paragraph-properties fo:margin-top="0cm" fo:margin-bottom="0cm" style:contextual-spacing="false"/>
    </style:style>
    <style:style style:name="P95" style:family="paragraph" style:parent-style-name="Text_20_body" style:list-style-name="L7"/>
    <style:style style:name="P96" style:family="paragraph" style:parent-style-name="Text_20_body" style:list-style-name="L7">
      <style:paragraph-properties fo:margin-top="0cm" fo:margin-bottom="0cm" style:contextual-spacing="false"/>
    </style:style>
    <style:style style:name="P97" style:family="paragraph" style:parent-style-name="Text_20_body" style:list-style-name="L8"/>
    <style:style style:name="P98" style:family="paragraph" style:parent-style-name="Text_20_body" style:list-style-name="L9"/>
    <style:style style:name="P99" style:family="paragraph" style:parent-style-name="Text_20_body" style:list-style-name="L10"/>
    <style:style style:name="P100" style:family="paragraph" style:parent-style-name="Text_20_body" style:list-style-name="L10">
      <style:paragraph-properties fo:margin-top="0cm" fo:margin-bottom="0cm" style:contextual-spacing="false"/>
    </style:style>
    <style:style style:name="P101" style:family="paragraph" style:parent-style-name="Text_20_body" style:list-style-name="L11"/>
    <style:style style:name="P102" style:family="paragraph" style:parent-style-name="Text_20_body" style:list-style-name="L12"/>
    <style:style style:name="P103" style:family="paragraph" style:parent-style-name="Text_20_body" style:list-style-name="L13"/>
    <style:style style:name="P104" style:family="paragraph" style:parent-style-name="Text_20_body" style:list-style-name="L13">
      <style:paragraph-properties fo:margin-top="0cm" fo:margin-bottom="0cm" style:contextual-spacing="false"/>
    </style:style>
    <style:style style:name="P105" style:family="paragraph" style:parent-style-name="Text_20_body" style:list-style-name="L14"/>
    <style:style style:name="P106" style:family="paragraph" style:parent-style-name="Text_20_body" style:list-style-name="L15"/>
    <style:style style:name="P107" style:family="paragraph" style:parent-style-name="Text_20_body" style:list-style-name="L16"/>
    <style:style style:name="P108" style:family="paragraph" style:parent-style-name="Text_20_body" style:list-style-name="L16">
      <style:paragraph-properties fo:margin-top="0cm" fo:margin-bottom="0cm" style:contextual-spacing="false"/>
    </style:style>
    <style:style style:name="P109" style:family="paragraph" style:parent-style-name="Text_20_body" style:list-style-name="L17"/>
    <style:style style:name="P110" style:family="paragraph" style:parent-style-name="Text_20_body" style:list-style-name="L17">
      <style:paragraph-properties fo:margin-top="0cm" fo:margin-bottom="0cm" style:contextual-spacing="false"/>
    </style:style>
    <style:style style:name="P111" style:family="paragraph" style:parent-style-name="Text_20_body" style:list-style-name="L18"/>
    <style:style style:name="P112" style:family="paragraph" style:parent-style-name="Text_20_body" style:list-style-name="L18">
      <style:paragraph-properties fo:margin-top="0cm" fo:margin-bottom="0cm" style:contextual-spacing="false"/>
    </style:style>
    <style:style style:name="P113" style:family="paragraph" style:parent-style-name="Text_20_body" style:list-style-name="L19"/>
    <style:style style:name="P114" style:family="paragraph" style:parent-style-name="Text_20_body" style:list-style-name="L20"/>
    <style:style style:name="P115" style:family="paragraph" style:parent-style-name="Text_20_body" style:list-style-name="L20">
      <style:paragraph-properties fo:margin-top="0cm" fo:margin-bottom="0cm" style:contextual-spacing="false"/>
    </style:style>
    <style:style style:name="P116" style:family="paragraph" style:parent-style-name="Text_20_body" style:list-style-name="L21"/>
    <style:style style:name="P117" style:family="paragraph" style:parent-style-name="Text_20_body" style:list-style-name="L21">
      <style:paragraph-properties fo:margin-top="0cm" fo:margin-bottom="0cm" style:contextual-spacing="false"/>
    </style:style>
    <style:style style:name="P118" style:family="paragraph" style:parent-style-name="Text_20_body" style:list-style-name="L22"/>
    <style:style style:name="P119" style:family="paragraph" style:parent-style-name="Text_20_body" style:list-style-name="L22">
      <style:paragraph-properties fo:margin-top="0cm" fo:margin-bottom="0cm" style:contextual-spacing="false"/>
    </style:style>
    <style:style style:name="P120" style:family="paragraph" style:parent-style-name="Text_20_body" style:list-style-name="L23"/>
    <style:style style:name="P121" style:family="paragraph" style:parent-style-name="Text_20_body" style:list-style-name="L23">
      <style:paragraph-properties fo:margin-top="0cm" fo:margin-bottom="0cm" style:contextual-spacing="false"/>
    </style:style>
    <style:style style:name="P122" style:family="paragraph" style:parent-style-name="Text_20_body" style:list-style-name="L24"/>
    <style:style style:name="P123" style:family="paragraph" style:parent-style-name="Text_20_body" style:list-style-name="L25"/>
    <style:style style:name="P124" style:family="paragraph" style:parent-style-name="Text_20_body" style:list-style-name="L25">
      <style:paragraph-properties fo:margin-top="0cm" fo:margin-bottom="0cm" style:contextual-spacing="false"/>
    </style:style>
    <style:style style:name="P125" style:family="paragraph" style:parent-style-name="Text_20_body" style:list-style-name="L26"/>
    <style:style style:name="P126" style:family="paragraph" style:parent-style-name="Text_20_body" style:list-style-name="L26">
      <style:paragraph-properties fo:margin-top="0cm" fo:margin-bottom="0cm" style:contextual-spacing="false"/>
    </style:style>
    <style:style style:name="P127" style:family="paragraph" style:parent-style-name="Text_20_body" style:list-style-name="L27"/>
    <style:style style:name="P128" style:family="paragraph" style:parent-style-name="Text_20_body" style:list-style-name="L27">
      <style:paragraph-properties fo:margin-top="0cm" fo:margin-bottom="0cm" style:contextual-spacing="false"/>
    </style:style>
    <style:style style:name="P129" style:family="paragraph" style:parent-style-name="Text_20_body" style:list-style-name="L28"/>
    <style:style style:name="P130" style:family="paragraph" style:parent-style-name="Text_20_body" style:list-style-name="L28">
      <style:paragraph-properties fo:margin-top="0cm" fo:margin-bottom="0cm" style:contextual-spacing="false"/>
    </style:style>
    <style:style style:name="P131" style:family="paragraph" style:parent-style-name="Text_20_body" style:list-style-name="L29"/>
    <style:style style:name="P132" style:family="paragraph" style:parent-style-name="Text_20_body" style:list-style-name="L29">
      <style:paragraph-properties fo:margin-top="0cm" fo:margin-bottom="0cm" style:contextual-spacing="false"/>
    </style:style>
    <style:style style:name="P133" style:family="paragraph" style:parent-style-name="Text_20_body" style:list-style-name="L30"/>
    <style:style style:name="P134" style:family="paragraph" style:parent-style-name="Text_20_body" style:list-style-name="L30">
      <style:paragraph-properties fo:margin-top="0cm" fo:margin-bottom="0cm" style:contextual-spacing="false"/>
    </style:style>
    <style:style style:name="P135" style:family="paragraph" style:parent-style-name="Text_20_body" style:list-style-name="L31"/>
    <style:style style:name="P136" style:family="paragraph" style:parent-style-name="Text_20_body" style:list-style-name="L32"/>
    <style:style style:name="P137" style:family="paragraph" style:parent-style-name="Text_20_body" style:list-style-name="L33"/>
    <style:style style:name="P138" style:family="paragraph" style:parent-style-name="Text_20_body" style:list-style-name="L33">
      <style:paragraph-properties fo:margin-top="0cm" fo:margin-bottom="0cm" style:contextual-spacing="false"/>
    </style:style>
    <style:style style:name="P139" style:family="paragraph" style:parent-style-name="Text_20_body" style:list-style-name="L34"/>
    <style:style style:name="P140" style:family="paragraph" style:parent-style-name="Text_20_body" style:list-style-name="L34">
      <style:paragraph-properties fo:margin-top="0cm" fo:margin-bottom="0cm" style:contextual-spacing="false"/>
    </style:style>
    <style:style style:name="P141" style:family="paragraph" style:parent-style-name="Text_20_body" style:list-style-name="L35"/>
    <style:style style:name="P142" style:family="paragraph" style:parent-style-name="Text_20_body" style:list-style-name="L35">
      <style:paragraph-properties fo:margin-top="0cm" fo:margin-bottom="0cm" style:contextual-spacing="false"/>
    </style:style>
    <style:style style:name="P143" style:family="paragraph" style:parent-style-name="Text_20_body" style:list-style-name="L36"/>
    <style:style style:name="P144" style:family="paragraph" style:parent-style-name="Text_20_body" style:list-style-name="L37"/>
    <style:style style:name="P145" style:family="paragraph" style:parent-style-name="Text_20_body" style:list-style-name="L37">
      <style:paragraph-properties fo:margin-top="0cm" fo:margin-bottom="0cm" style:contextual-spacing="false"/>
    </style:style>
    <style:style style:name="P146" style:family="paragraph" style:parent-style-name="Text_20_body" style:list-style-name="L38"/>
    <style:style style:name="P147" style:family="paragraph" style:parent-style-name="Text_20_body" style:list-style-name="L38">
      <style:paragraph-properties fo:margin-top="0cm" fo:margin-bottom="0cm" style:contextual-spacing="false"/>
    </style:style>
    <style:style style:name="P148" style:family="paragraph" style:parent-style-name="Text_20_body" style:list-style-name="L39"/>
    <style:style style:name="P149" style:family="paragraph" style:parent-style-name="Text_20_body" style:list-style-name="L39">
      <style:paragraph-properties fo:margin-top="0cm" fo:margin-bottom="0cm" style:contextual-spacing="false"/>
    </style:style>
    <style:style style:name="P150" style:family="paragraph" style:parent-style-name="Text_20_body" style:list-style-name="L40"/>
    <style:style style:name="P151" style:family="paragraph" style:parent-style-name="Text_20_body" style:list-style-name="L40">
      <style:paragraph-properties fo:margin-top="0cm" fo:margin-bottom="0cm" style:contextual-spacing="false"/>
    </style:style>
    <style:style style:name="P152" style:family="paragraph" style:parent-style-name="Text_20_body" style:list-style-name="L41"/>
    <style:style style:name="P153" style:family="paragraph" style:parent-style-name="Text_20_body" style:list-style-name="L41">
      <style:paragraph-properties fo:margin-top="0cm" fo:margin-bottom="0cm" style:contextual-spacing="false"/>
    </style:style>
    <style:style style:name="P154" style:family="paragraph" style:parent-style-name="Text_20_body" style:list-style-name="L42"/>
    <style:style style:name="P155" style:family="paragraph" style:parent-style-name="Text_20_body" style:list-style-name="L42">
      <style:paragraph-properties fo:margin-top="0cm" fo:margin-bottom="0cm" style:contextual-spacing="false"/>
    </style:style>
    <style:style style:name="P156" style:family="paragraph" style:parent-style-name="Text_20_body" style:list-style-name="L43"/>
    <style:style style:name="P157" style:family="paragraph" style:parent-style-name="Text_20_body" style:list-style-name="L44"/>
    <style:style style:name="P158" style:family="paragraph" style:parent-style-name="Text_20_body" style:list-style-name="L44">
      <style:paragraph-properties fo:margin-top="0cm" fo:margin-bottom="0cm" style:contextual-spacing="false"/>
    </style:style>
    <style:style style:name="P159" style:family="paragraph" style:parent-style-name="Text_20_body" style:list-style-name="L45"/>
    <style:style style:name="P160" style:family="paragraph" style:parent-style-name="Text_20_body" style:list-style-name="L45">
      <style:paragraph-properties fo:margin-top="0cm" fo:margin-bottom="0cm" style:contextual-spacing="false"/>
    </style:style>
    <style:style style:name="P161" style:family="paragraph" style:parent-style-name="Text_20_body" style:list-style-name="L46"/>
    <style:style style:name="P162" style:family="paragraph" style:parent-style-name="Text_20_body" style:list-style-name="L46">
      <style:paragraph-properties fo:margin-top="0cm" fo:margin-bottom="0cm" style:contextual-spacing="false"/>
    </style:style>
    <style:style style:name="P163" style:family="paragraph" style:parent-style-name="Text_20_body" style:list-style-name="L47"/>
    <style:style style:name="P164" style:family="paragraph" style:parent-style-name="Text_20_body" style:list-style-name="L47">
      <style:paragraph-properties fo:margin-top="0cm" fo:margin-bottom="0cm" style:contextual-spacing="false"/>
    </style:style>
    <style:style style:name="P165" style:family="paragraph" style:parent-style-name="Text_20_body" style:list-style-name="L48"/>
    <style:style style:name="P166" style:family="paragraph" style:parent-style-name="Text_20_body" style:list-style-name="L48">
      <style:paragraph-properties fo:margin-top="0cm" fo:margin-bottom="0cm" style:contextual-spacing="false"/>
    </style:style>
    <style:style style:name="P167" style:family="paragraph" style:parent-style-name="Text_20_body" style:list-style-name="L49"/>
    <style:style style:name="P168" style:family="paragraph" style:parent-style-name="Text_20_body" style:list-style-name="L49">
      <style:paragraph-properties fo:margin-top="0cm" fo:margin-bottom="0cm" style:contextual-spacing="false"/>
    </style:style>
    <style:style style:name="P169" style:family="paragraph" style:parent-style-name="Text_20_body" style:list-style-name="L50"/>
    <style:style style:name="P170" style:family="paragraph" style:parent-style-name="Text_20_body" style:list-style-name="L50">
      <style:paragraph-properties fo:margin-top="0cm" fo:margin-bottom="0cm" style:contextual-spacing="false"/>
    </style:style>
    <style:style style:name="P171" style:family="paragraph" style:parent-style-name="Text_20_body" style:list-style-name="L51"/>
    <style:style style:name="P172" style:family="paragraph" style:parent-style-name="Text_20_body" style:list-style-name="L52"/>
    <style:style style:name="P173" style:family="paragraph" style:parent-style-name="Text_20_body" style:list-style-name="L52">
      <style:paragraph-properties fo:margin-top="0cm" fo:margin-bottom="0cm" style:contextual-spacing="false"/>
    </style:style>
    <style:style style:name="P174" style:family="paragraph" style:parent-style-name="Text_20_body" style:list-style-name="L53"/>
    <style:style style:name="P175" style:family="paragraph" style:parent-style-name="Text_20_body" style:list-style-name="L53">
      <style:paragraph-properties fo:margin-top="0cm" fo:margin-bottom="0cm" style:contextual-spacing="false"/>
    </style:style>
    <style:style style:name="P176" style:family="paragraph" style:parent-style-name="Text_20_body" style:list-style-name="L54"/>
    <style:style style:name="P177" style:family="paragraph" style:parent-style-name="Text_20_body" style:list-style-name="L54">
      <style:paragraph-properties fo:margin-top="0cm" fo:margin-bottom="0cm" style:contextual-spacing="false"/>
    </style:style>
    <style:style style:name="P178" style:family="paragraph" style:parent-style-name="Text_20_body" style:list-style-name="L55"/>
    <style:style style:name="P179" style:family="paragraph" style:parent-style-name="Text_20_body" style:list-style-name="L55">
      <style:paragraph-properties fo:margin-top="0cm" fo:margin-bottom="0cm" style:contextual-spacing="false"/>
    </style:style>
    <style:style style:name="P180" style:family="paragraph" style:parent-style-name="Text_20_body" style:list-style-name="L56"/>
    <style:style style:name="P181" style:family="paragraph" style:parent-style-name="Text_20_body" style:list-style-name="L57"/>
    <style:style style:name="P182" style:family="paragraph" style:parent-style-name="Text_20_body" style:list-style-name="L58"/>
    <style:style style:name="P183" style:family="paragraph" style:parent-style-name="Text_20_body" style:list-style-name="L59"/>
    <style:style style:name="P184" style:family="paragraph" style:parent-style-name="Text_20_body" style:list-style-name="L60"/>
    <style:style style:name="P185" style:family="paragraph" style:parent-style-name="Text_20_body" style:list-style-name="L60">
      <style:paragraph-properties fo:margin-top="0cm" fo:margin-bottom="0cm" style:contextual-spacing="false"/>
    </style:style>
    <style:style style:name="P186" style:family="paragraph" style:parent-style-name="Text_20_body" style:list-style-name="L61"/>
    <style:style style:name="P187" style:family="paragraph" style:parent-style-name="Text_20_body" style:list-style-name="L62"/>
    <style:style style:name="P188" style:family="paragraph" style:parent-style-name="Text_20_body" style:list-style-name="L63"/>
    <style:style style:name="P189" style:family="paragraph" style:parent-style-name="Text_20_body" style:list-style-name="L64"/>
    <style:style style:name="P190" style:family="paragraph" style:parent-style-name="Text_20_body">
      <style:paragraph-properties fo:text-align="center" style:justify-single-word="false"/>
      <style:text-properties fo:font-size="20pt" fo:font-style="normal" fo:font-weight="bold" officeooo:rsid="00212820" officeooo:paragraph-rsid="00212820" style:font-size-asian="20pt" style:font-style-asian="normal" style:font-weight-asian="bold" style:font-size-complex="20pt" style:font-style-complex="normal" style:font-weight-complex="bold"/>
    </style:style>
    <style:style style:name="P191" style:family="paragraph" style:parent-style-name="Text_20_body" style:list-style-name="L65"/>
    <style:style style:name="P192" style:family="paragraph" style:parent-style-name="Text_20_body">
      <style:paragraph-properties fo:text-align="center" style:justify-single-word="false"/>
      <style:text-properties fo:font-size="22pt" fo:font-style="normal" fo:font-weight="bold" officeooo:rsid="00212820" officeooo:paragraph-rsid="00212820" style:font-size-asian="22pt" style:font-style-asian="normal" style:font-weight-asian="bold" style:font-size-complex="22pt" style:font-style-complex="normal" style:font-weight-complex="bold"/>
    </style:style>
    <style:style style:name="P193" style:family="paragraph" style:parent-style-name="Text_20_body" style:list-style-name="Numbering_20_123">
      <style:paragraph-properties fo:text-align="start" style:justify-single-word="false"/>
      <style:text-properties fo:font-size="14pt" fo:font-weight="bold" officeooo:rsid="0021d232" officeooo:paragraph-rsid="0021d232" style:font-size-asian="14pt" style:font-weight-asian="bold" style:font-size-complex="14pt" style:font-weight-complex="bold"/>
    </style:style>
    <style:style style:name="P194" style:family="paragraph" style:parent-style-name="Text_20_body">
      <style:paragraph-properties fo:text-align="start" style:justify-single-word="false"/>
      <style:text-properties fo:font-size="14pt" fo:font-weight="bold" officeooo:rsid="0021d232" officeooo:paragraph-rsid="0021d232" style:font-size-asian="12.25pt" style:font-weight-asian="bold" style:font-size-complex="14pt" style:font-weight-complex="bold"/>
    </style:style>
    <style:style style:name="P195" style:family="paragraph" style:parent-style-name="Text_20_body">
      <style:paragraph-properties fo:text-align="center" style:justify-single-word="false"/>
      <style:text-properties fo:font-size="32pt" fo:font-weight="bold" officeooo:rsid="0025db14" officeooo:paragraph-rsid="00275cf3" style:font-size-asian="32pt" style:font-weight-asian="bold" style:font-size-complex="32pt" style:font-weight-complex="bold"/>
    </style:style>
    <style:style style:name="T1" style:family="text">
      <style:text-properties fo:font-weight="bold" style:font-weight-asian="bold" style:font-weight-complex="bold"/>
    </style:style>
    <style:style style:name="T2" style:family="text">
      <style:text-properties fo:font-size="22pt" officeooo:rsid="001a251c" style:font-size-asian="22pt" style:font-size-complex="22pt"/>
    </style:style>
    <style:style style:name="T3" style:family="text">
      <style:text-properties fo:font-size="22pt" fo:font-weight="bold" style:font-size-asian="22pt" style:font-weight-asian="bold" style:font-size-complex="22pt" style:font-weight-complex="bold"/>
    </style:style>
    <style:style style:name="T4" style:family="text">
      <style:text-properties fo:font-size="22pt" fo:font-weight="bold" officeooo:rsid="001a251c" style:font-size-asian="22pt" style:font-weight-asian="bold" style:font-size-complex="22pt" style:font-weight-complex="bold"/>
    </style:style>
    <style:style style:name="T5" style:family="text">
      <style:text-properties fo:font-size="22pt" fo:font-weight="bold" officeooo:rsid="00190626" style:font-size-asian="22pt" style:font-weight-asian="bold" style:font-size-complex="22pt" style:font-weight-complex="bold"/>
    </style:style>
    <style:style style:name="T6" style:family="text">
      <style:text-properties fo:font-size="22pt" fo:font-weight="bold" officeooo:rsid="001bfea4" style:font-size-asian="22pt" style:font-weight-asian="bold" style:font-size-complex="22pt" style:font-weight-complex="bold"/>
    </style:style>
    <style:style style:name="T7" style:family="text">
      <style:text-properties fo:font-size="22pt" fo:font-weight="bold" officeooo:rsid="001fca35" style:font-size-asian="22pt" style:font-weight-asian="bold" style:font-size-complex="22pt" style:font-weight-complex="bold"/>
    </style:style>
    <style:style style:name="T8" style:family="text">
      <style:text-properties officeooo:rsid="001a251c"/>
    </style:style>
    <style:style style:name="T9" style:family="text">
      <style:text-properties fo:font-size="14pt" fo:font-weight="normal" style:font-size-asian="14pt" style:font-weight-asian="normal" style:font-size-complex="14pt" style:font-weight-complex="normal"/>
    </style:style>
    <style:style style:name="T10" style:family="text">
      <style:text-properties fo:font-size="14pt" officeooo:rsid="0021d232" style:font-size-asian="12.25pt" style:font-size-complex="14pt"/>
    </style:style>
    <style:style style:name="T11" style:family="text">
      <style:text-properties fo:font-size="14pt" officeooo:rsid="00275cf3" style:font-size-asian="12.25pt" style:font-size-complex="14pt"/>
    </style:style>
    <style:style style:name="T12" style:family="text">
      <style:text-properties fo:font-style="normal" officeooo:rsid="001a8bb2" style:font-style-asian="normal" style:font-style-complex="normal"/>
    </style:style>
    <style:style style:name="T13" style:family="text">
      <style:text-properties officeooo:rsid="001bfea4"/>
    </style:style>
    <style:style style:name="T14" style:family="text">
      <style:text-properties officeooo:rsid="00204025"/>
    </style:style>
    <style:style style:name="T15" style:family="text">
      <style:text-properties officeooo:rsid="0025db14"/>
    </style:style>
    <style:style style:name="T16" style:family="text">
      <style:text-properties fo:font-size="42pt" style:font-size-asian="42pt" style:font-size-complex="42pt"/>
    </style:style>
    <style:style style:name="T17" style:family="text">
      <style:text-properties fo:color="#c9211e" loext:opacity="100%" fo:font-size="42pt" style:font-size-asian="42pt" style:font-size-complex="42pt"/>
    </style:style>
    <style:style style:name="T18" style:family="text">
      <style:text-properties fo:font-size="16pt" officeooo:rsid="00275cf3" style:font-size-asian="16pt" style:font-size-complex="16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0" text:outline-level="1"><text:span text:style-name="T15">40 </text:span>Progetti Open Source in Python</text:h>
      <text:h text:style-name="P83" text:outline-level="1"/>
      <text:h text:style-name="P83" text:outline-level="1"/>
      <text:h text:style-name="P83" text:outline-level="1"/>
      <text:p text:style-name="P85"/>
      <text:h text:style-name="P83" text:outline-level="1"/>
      <text:h text:style-name="P82" text:outline-level="1">Un omaggio a tutti gli studenti di Informatica e appasionati di questa meravigliosa materia <text:span text:style-name="T15">i progetti sono ben commentati in Italiano e Pubblici su Github</text:span>.</text:h>
      <text:p text:style-name="P70"/>
      <text:p text:style-name="P70"/>
      <text:p text:style-name="P70"/>
      <text:p text:style-name="P70"/>
      <text:p text:style-name="P70"/>
      <text:p text:style-name="P195">Di <text:line-break/><text:span text:style-name="T17">Luca Bocaletto</text:span></text:p>
      <text:p text:style-name="P195"><text:span text:style-name="T10"><text:tab/></text:span><text:span text:style-name="T18">www.elektronoide.it</text:span><text:span text:style-name="T10"><text:tab/></text:span></text:p>
      <text:p text:style-name="P70"/>
      <text:p text:style-name="P70"><text:line-break/><text:soft-page-break/>Indice</text:p>
      <text:list xml:id="list2641171176" text:style-name="Numbering_20_123">
        <text:list-item>
          <text:p text:style-name="P193">Gestione Appuntamenti</text:p>
        </text:list-item>
        <text:list-item>
          <text:p text:style-name="P193">IP Port Scanner</text:p>
        </text:list-item>
        <text:list-item>
          <text:p text:style-name="P193">Rubrica Telefonica</text:p>
        </text:list-item>
        <text:list-item>
          <text:p text:style-name="P193">Ham-Radio Logger</text:p>
        </text:list-item>
        <text:list-item>
          <text:p text:style-name="P193">Midi Player</text:p>
        </text:list-item>
        <text:list-item>
          <text:p text:style-name="P193">7bl Compressor Encryption</text:p>
        </text:list-item>
        <text:list-item>
          <text:p text:style-name="P193">Morse Wave Translator</text:p>
        </text:list-item>
        <text:list-item>
          <text:p text:style-name="P193">CW Generator</text:p>
        </text:list-item>
        <text:list-item>
          <text:p text:style-name="P193">Reverbero</text:p>
        </text:list-item>
        <text:list-item>
          <text:p text:style-name="P193">Chorus</text:p>
        </text:list-item>
        <text:list-item>
          <text:p text:style-name="P193">PyPI Search Library</text:p>
        </text:list-item>
        <text:list-item>
          <text:p text:style-name="P193">Analog Clock</text:p>
        </text:list-item>
        <text:list-item>
          <text:p text:style-name="P193">Dos Commands Wizard</text:p>
        </text:list-item>
        <text:list-item>
          <text:p text:style-name="P193">Compressore Decompressore</text:p>
        </text:list-item>
        <text:list-item>
          <text:p text:style-name="P193">Bootable USB</text:p>
        </text:list-item>
        <text:list-item>
          <text:p text:style-name="P193">Browser Web</text:p>
        </text:list-item>
        <text:list-item>
          <text:p text:style-name="P193">Desktop Recorder</text:p>
        </text:list-item>
        <text:list-item>
          <text:p text:style-name="P193">Info PC</text:p>
        </text:list-item>
        <text:list-item>
          <text:p text:style-name="P193">Traduttore</text:p>
        </text:list-item>
        <text:list-item>
          <text:p text:style-name="P193">Input PC Recorder</text:p>
        </text:list-item>
        <text:list-item>
          <text:p text:style-name="P193">Monitor Processi</text:p>
        </text:list-item>
        <text:list-item>
          <text:p text:style-name="P193"><text:soft-page-break/>Password Manager</text:p>
        </text:list-item>
        <text:list-item>
          <text:p text:style-name="P193">Tris 2 Player</text:p>
        </text:list-item>
        <text:list-item>
          <text:p text:style-name="P193">Timed Shutdown PC</text:p>
        </text:list-item>
        <text:list-item>
          <text:p text:style-name="P193">Temporary Files Delete</text:p>
        </text:list-item>
        <text:list-item>
          <text:p text:style-name="P193">Send Remote Commands</text:p>
        </text:list-item>
        <text:list-item>
          <text:p text:style-name="P193">Orologio Mondiale con Allarme</text:p>
        </text:list-item>
        <text:list-item>
          <text:p text:style-name="P193">Sincronia con Orologio Atomico</text:p>
        </text:list-item>
        <text:list-item>
          <text:p text:style-name="P193">Paint Disegna Facile</text:p>
        </text:list-item>
        <text:list-item>
          <text:p text:style-name="P193">Cerca File</text:p>
        </text:list-item>
        <text:list-item>
          <text:p text:style-name="P193">Cerca su Wikipedia</text:p>
        </text:list-item>
        <text:list-item>
          <text:p text:style-name="P193">Generatore Multiplo di Onde</text:p>
        </text:list-item>
        <text:list-item>
          <text:p text:style-name="P193">Formatta Chiavette USB</text:p>
        </text:list-item>
        <text:list-item>
          <text:p text:style-name="P193">Calcolatrice</text:p>
        </text:list-item>
        <text:list-item>
          <text:p text:style-name="P193">Formatta SD-Card</text:p>
        </text:list-item>
        <text:list-item>
          <text:p text:style-name="P193">Calendario a Eventi</text:p>
        </text:list-item>
        <text:list-item>
          <text:p text:style-name="P193">Galleria Immagini</text:p>
        </text:list-item>
        <text:list-item>
          <text:p text:style-name="P193">Mappe Mentali</text:p>
        </text:list-item>
        <text:list-item>
          <text:p text:style-name="P193">Processi Autoavvio Windows-Autorun-Process-Manager</text:p>
        </text:list-item>
        <text:list-item>
          <text:p text:style-name="P193">Synthsizer LB-1</text:p>
        </text:list-item>
      </text:list>
      <text:h text:style-name="P31" text:outline-level="1"><text:bookmark text:name="user-content-gestore-appuntamenti"/>Gestore Appuntamenti</text:h>
      <text:p text:style-name="Text_20_body">Il <text:span text:style-name="Strong_20_Emphasis">Gestore Appuntamenti</text:span> è un software progettato per semplificare la gestione e l'organizzazione degli appuntamenti personali o professionali. Sviluppato da Luca Bocaletto, offre un'interfaccia utente intuitiva basata sulla libreria PyQt6 per la creazione di applicazioni desktop in Python.</text:p>
      <text:h text:style-name="Heading_20_2" text:outline-level="2"><text:bookmark text:name="user-content-caratteristiche-principali"/><text:soft-page-break/>Caratteristiche principali</text:h>
      <text:list xml:id="list2585878475" text:style-name="L1">
        <text:list-item>
          <text:p text:style-name="P86"><text:span text:style-name="Strong_20_Emphasis">Registrazione degli Appuntamenti:</text:span> Gli utenti possono inserire dettagli essenziali come il nome dell'appuntamento, la data e una descrizione opzionale. I dati vengono memorizzati in un database SQLite per un accesso rapido e affidabile.</text:p>
        </text:list-item>
        <text:list-item>
          <text:p text:style-name="P86"><text:span text:style-name="Strong_20_Emphasis">Visualizzazione degli Appuntamenti:</text:span> Il software offre una comoda tabella che visualizza tutti gli appuntamenti registrati, inclusi ID univoci, nomi, date e descrizioni. Gli appuntamenti sono ordinati per data per una migliore organizzazione.</text:p>
        </text:list-item>
        <text:list-item>
          <text:p text:style-name="P86"><text:span text:style-name="Strong_20_Emphasis">Eliminazione Facile:</text:span> Gli utenti possono eliminare gli appuntamenti selezionati direttamente dalla tabella con un semplice clic sul pulsante "Elimina".</text:p>
        </text:list-item>
        <text:list-item>
          <text:p text:style-name="P86"><text:span text:style-name="Strong_20_Emphasis">Informazioni sull'Applicazione:</text:span> L'applicazione include una finestra "About" che fornisce informazioni sul creatore del software e la versione corrente.</text:p>
        </text:list-item>
        <text:list-item>
          <text:p text:style-name="P86"><text:span text:style-name="Strong_20_Emphasis">Interfaccia Utente Personalizzata:</text:span> L'interfaccia utente offre un titolo colorato e una formattazione chiara per una facile lettura e navigazione.</text:p>
        </text:list-item>
        <text:list-item>
          <text:p text:style-name="P86"><text:span text:style-name="Strong_20_Emphasis">Validazione dei Dati:</text:span> Il software garantisce che i campi obbligatori (nome e data) siano compilati prima di inserire un appuntamento, prevenendo così errori dati.</text:p>
        </text:list-item>
      </text:list>
      <text:p text:style-name="Text_20_body">Il <text:span text:style-name="Strong_20_Emphasis">Gestore Appuntamenti</text:span> è uno strumento ideale per chiunque abbia bisogno di tenere traccia degli impegni e degli appuntamenti quotidiani. La sua interfaccia semplice e intuitiva lo rende accessibile anche per gli utenti meno esperti, mentre la funzionalità di archiviazione dei dati in un database SQLite garantisce l'affidabilità e la persistenza delle informazioni.</text:p>
      <text:h text:style-name="Heading_20_2" text:outline-level="2"><text:bookmark text:name="user-content-requisiti-di-sistema"/>Requisiti di Sistema</text:h>
      <text:list xml:id="list3654142443" text:style-name="L2">
        <text:list-item>
          <text:p text:style-name="P88">Python 3.x </text:p>
        </text:list-item>
        <text:list-item>
          <text:p text:style-name="P88">PyQt6 </text:p>
        </text:list-item>
        <text:list-item>
          <text:p text:style-name="P87">SQLite </text:p>
        </text:list-item>
      </text:list>
      <text:p text:style-name="Standard"/>
      <text:p text:style-name="Standard"/>
      <text:p text:style-name="P29">Source Code: Gestione Appuntamenti</text:p>
      <text:p text:style-name="Standard"># Name: Gestione Appuntamenti</text:p>
      <text:p text:style-name="Standard"># Author: Bocaletto Luca Aka Elektronoide</text:p>
      <text:p text:style-name="Standard"># Importazioni dei moduli necessari</text:p>
      <text:p text:style-name="Standard">import sys</text:p>
      <text:p text:style-name="Standard">from PyQt6.QtWidgets import QApplication, QMainWindow, QVBoxLayout, QWidget, QLabel, QLineEdit, QPushButton, QTableWidget, QTableWidgetItem, QHBoxLayout, QDialog, QMessageBox, QCalendarWidget</text:p>
      <text:p text:style-name="Standard">from PyQt6.QtCore import Qt</text:p>
      <text:p text:style-name="Standard">from PyQt6.QtGui import QFont, QPalette, QColor</text:p>
      <text:p text:style-name="Standard"/>
      <text:p text:style-name="Standard">import sqlite3</text:p>
      <text:p text:style-name="Standard"/>
      <text:p text:style-name="Standard"><text:soft-page-break/># Definizione di una finestra di dialogo "About"</text:p>
      <text:p text:style-name="Standard">class AboutDialog(QDialog):</text:p>
      <text:p text:style-name="Standard"><text:s text:c="4"/>def __init__(self):</text:p>
      <text:p text:style-name="Standard"><text:s text:c="8"/>super().__init__()</text:p>
      <text:p text:style-name="Standard"/>
      <text:p text:style-name="Standard"><text:s text:c="8"/>self.setWindowTitle("About") <text:s/># Imposta il titolo della finestra</text:p>
      <text:p text:style-name="Standard"><text:s text:c="8"/>self.setGeometry(100, 100, 400, 200) <text:s/># Imposta le dimensioni della finestra</text:p>
      <text:p text:style-name="Standard"/>
      <text:p text:style-name="Standard"><text:s text:c="8"/>layout = QVBoxLayout() <text:s/># Crea un layout verticale per la finestra</text:p>
      <text:p text:style-name="Standard"/>
      <text:p text:style-name="Standard"><text:s text:c="8"/>about_label = QLabel("Gestore Appuntamenti v0.5 - By Bocaletto Luca") <text:s/># Etichetta con le informazioni sull'app</text:p>
      <text:p text:style-name="Standard"><text:s text:c="8"/>layout.addWidget(about_label) <text:s/># Aggiungi l'etichetta al layout</text:p>
      <text:p text:style-name="Standard"/>
      <text:p text:style-name="Standard"><text:s text:c="8"/>ok_button = QPushButton("OK") <text:s/># Crea un pulsante "OK"</text:p>
      <text:p text:style-name="Standard"><text:s text:c="8"/>ok_button.clicked.connect(self.accept) <text:s/># Collega la pressione del pulsante alla chiusura della finestra</text:p>
      <text:p text:style-name="Standard"/>
      <text:p text:style-name="Standard"><text:s text:c="8"/>layout.addWidget(ok_button) <text:s/># Aggiungi il pulsante al layout</text:p>
      <text:p text:style-name="Standard"/>
      <text:p text:style-name="Standard"><text:s text:c="8"/>self.setLayout(layout) <text:s/># Imposta il layout per la finestra</text:p>
      <text:p text:style-name="Standard"/>
      <text:p text:style-name="Standard"># Definizione della classe principale dell'app</text:p>
      <text:p text:style-name="Standard">class AppuntamentiApp(QMainWindow):</text:p>
      <text:p text:style-name="Standard"><text:s text:c="4"/>def __init__(self):</text:p>
      <text:p text:style-name="Standard"><text:s text:c="8"/>super().__init__()</text:p>
      <text:p text:style-name="Standard"/>
      <text:p text:style-name="Standard"><text:s text:c="8"/>self.setWindowTitle("Gestione Appuntamenti") <text:s/># Imposta il titolo della finestra principale</text:p>
      <text:p text:style-name="Standard"><text:s text:c="8"/>self.setGeometry(100, 100, 800, 600) <text:s/># Imposta le dimensioni della finestra</text:p>
      <text:p text:style-name="Standard"/>
      <text:p text:style-name="Standard"><text:s text:c="8"/>central_widget = QWidget()</text:p>
      <text:p text:style-name="Standard"><text:s text:c="8"/>self.setCentralWidget(central_widget)</text:p>
      <text:p text:style-name="Standard"/>
      <text:p text:style-name="Standard"><text:s text:c="8"/>layout = QVBoxLayout()</text:p>
      <text:p text:style-name="Standard"><text:s text:c="8"/>central_widget.setLayout(layout)</text:p>
      <text:p text:style-name="Standard"/>
      <text:p text:style-name="Standard"><text:s text:c="8"/># Aggiungi un titolo colorato</text:p>
      <text:p text:style-name="Standard"><text:s text:c="8"/>title_label = QLabel("Gestione Appuntamenti") <text:s/># Titolo dell'app</text:p>
      <text:p text:style-name="Standard"><text:s text:c="8"/>title_label.setFont(QFont("Arial", 24)) <text:s/># Imposta il carattere e la dimensione del titolo</text:p>
      <text:p text:style-name="Standard"><text:s text:c="8"/>title_label.setAlignment(Qt.AlignmentFlag.AlignCenter) <text:s/># Centra il titolo</text:p>
      <text:p text:style-name="Standard"><text:s text:c="8"/>palette = QPalette()</text:p>
      <text:p text:style-name="Standard"><text:s text:c="8"/>palette.setColor(QPalette.ColorRole.WindowText, QColor(0, 102, 204)) <text:s/># Imposta il colore del testo</text:p>
      <text:p text:style-name="Standard"><text:s text:c="8"/>title_label.setPalette(palette)</text:p>
      <text:p text:style-name="Standard"><text:s text:c="8"/>layout.addWidget(title_label)</text:p>
      <text:p text:style-name="Standard"/>
      <text:p text:style-name="Standard"><text:s text:c="8"/># Creazione di elementi del modulo di input</text:p>
      <text:p text:style-name="Standard"><text:s text:c="8"/>self.nome_label = QLabel("Nome:")</text:p>
      <text:p text:style-name="Standard"><text:s text:c="8"/>self.nome_entry = QLineEdit()</text:p>
      <text:p text:style-name="Standard"><text:s text:c="8"/>self.data_label = QLabel("Data:")</text:p>
      <text:p text:style-name="Standard"><text:s text:c="8"/>self.data_calendar = QCalendarWidget()</text:p>
      <text:p text:style-name="Standard"><text:s text:c="8"/>self.descrizione_label = QLabel("Descrizione:")</text:p>
      <text:p text:style-name="Standard"><text:soft-page-break/><text:s text:c="8"/>self.descrizione_entry = QLineEdit()</text:p>
      <text:p text:style-name="Standard"/>
      <text:p text:style-name="Standard"><text:s text:c="8"/>form_layout = QVBoxLayout()</text:p>
      <text:p text:style-name="Standard"><text:s text:c="8"/>form_layout.addWidget(self.nome_label)</text:p>
      <text:p text:style-name="Standard"><text:s text:c="8"/>form_layout.addWidget(self.nome_entry)</text:p>
      <text:p text:style-name="Standard"><text:s text:c="8"/>form_layout.addWidget(self.data_label)</text:p>
      <text:p text:style-name="Standard"><text:s text:c="8"/>form_layout.addWidget(self.data_calendar)</text:p>
      <text:p text:style-name="Standard"><text:s text:c="8"/>form_layout.addWidget(self.descrizione_label)</text:p>
      <text:p text:style-name="Standard"><text:s text:c="8"/>form_layout.addWidget(self.descrizione_entry)</text:p>
      <text:p text:style-name="Standard"/>
      <text:p text:style-name="Standard"><text:s text:c="8"/>button_layout = QHBoxLayout()</text:p>
      <text:p text:style-name="Standard"><text:s text:c="8"/>self.inserisci_button = QPushButton("Inserisci")</text:p>
      <text:p text:style-name="Standard"><text:s text:c="8"/>self.elimina_button = QPushButton("Elimina")</text:p>
      <text:p text:style-name="Standard"><text:s text:c="8"/>button_layout.addWidget(self.inserisci_button)</text:p>
      <text:p text:style-name="Standard"><text:s text:c="8"/>button_layout.addWidget(self.elimina_button)</text:p>
      <text:p text:style-name="Standard"/>
      <text:p text:style-name="Standard"><text:s text:c="8"/>layout.addLayout(form_layout)</text:p>
      <text:p text:style-name="Standard"><text:s text:c="8"/>layout.addLayout(button_layout)</text:p>
      <text:p text:style-name="Standard"/>
      <text:p text:style-name="Standard"><text:s text:c="8"/># Collega i pulsanti alle rispettive funzioni</text:p>
      <text:p text:style-name="Standard"><text:s text:c="8"/>self.inserisci_button.clicked.connect(self.inserisci_appuntamento)</text:p>
      <text:p text:style-name="Standard"><text:s text:c="8"/>self.elimina_button.clicked.connect(self.elimina_appuntamento)</text:p>
      <text:p text:style-name="Standard"/>
      <text:p text:style-name="Standard"><text:s text:c="8"/># Creazione di una tabella per visualizzare gli appuntamenti</text:p>
      <text:p text:style-name="Standard"><text:s text:c="8"/>self.table = QTableWidget()</text:p>
      <text:p text:style-name="Standard"><text:s text:c="8"/>self.table.setColumnCount(4)</text:p>
      <text:p text:style-name="Standard"><text:s text:c="8"/>self.table.setHorizontalHeaderLabels(["ID", "Nome", "Data", "Descrizione"])</text:p>
      <text:p text:style-name="Standard"><text:s text:c="8"/>layout.addWidget(self.table)</text:p>
      <text:p text:style-name="Standard"/>
      <text:p text:style-name="Standard"><text:s text:c="8"/># Connessione al database SQLite</text:p>
      <text:p text:style-name="Standard"><text:s text:c="8"/>self.conn = sqlite3.connect("appuntamenti.db")</text:p>
      <text:p text:style-name="Standard"><text:s text:c="8"/>self.cursor = self.conn.cursor()</text:p>
      <text:p text:style-name="Standard"/>
      <text:p text:style-name="Standard"><text:s text:c="8"/># Creazione della tabella se non esiste</text:p>
      <text:p text:style-name="Standard"><text:s text:c="8"/>self.crea_tabella_appuntamenti()</text:p>
      <text:p text:style-name="Standard"/>
      <text:p text:style-name="Standard"><text:s text:c="8"/># Elenco degli appuntamenti nella tabella</text:p>
      <text:p text:style-name="Standard"><text:s text:c="8"/>self.elenca_appuntamenti()</text:p>
      <text:p text:style-name="Standard"/>
      <text:p text:style-name="Standard"><text:s text:c="8"/># Aggiungi il pulsante "About" alla barra dei menu</text:p>
      <text:p text:style-name="Standard"><text:s text:c="8"/>about_action = self.menuBar().addAction("About")</text:p>
      <text:p text:style-name="Standard"><text:s text:c="8"/>about_action.triggered.connect(self.mostra_about)</text:p>
      <text:p text:style-name="Standard"/>
      <text:p text:style-name="Standard"><text:s text:c="4"/>def crea_tabella_appuntamenti(self):</text:p>
      <text:p text:style-name="Standard"><text:s text:c="8"/># Crea la tabella nel database se non esiste</text:p>
      <text:p text:style-name="Standard"><text:s text:c="8"/>self.cursor.execute('''</text:p>
      <text:p text:style-name="Standard"><text:s text:c="12"/>CREATE TABLE IF NOT EXISTS appuntamenti (</text:p>
      <text:p text:style-name="Standard"><text:s text:c="16"/>id INTEGER PRIMARY KEY,</text:p>
      <text:p text:style-name="Standard"><text:s text:c="16"/>nome TEXT NOT NULL,</text:p>
      <text:p text:style-name="Standard"><text:s text:c="16"/>data DATE NOT NULL,</text:p>
      <text:p text:style-name="Standard"><text:s text:c="16"/>descrizione TEXT</text:p>
      <text:p text:style-name="Standard"><text:s text:c="12"/>)</text:p>
      <text:p text:style-name="Standard"><text:soft-page-break/><text:s text:c="8"/>''')</text:p>
      <text:p text:style-name="Standard"><text:s text:c="8"/>self.conn.commit()</text:p>
      <text:p text:style-name="Standard"/>
      <text:p text:style-name="Standard"><text:s text:c="4"/>def inserisci_appuntamento(self):</text:p>
      <text:p text:style-name="Standard"><text:s text:c="8"/># Ottieni i dati dall'input e inseriscili nel database</text:p>
      <text:p text:style-name="Standard"><text:s text:c="8"/>nome = self.nome_entry.text()</text:p>
      <text:p text:style-name="Standard"><text:s text:c="8"/>data = self.data_calendar.selectedDate().toString("yyyy-MM-dd")</text:p>
      <text:p text:style-name="Standard"><text:s text:c="8"/>descrizione = self.descrizione_entry.text()</text:p>
      <text:p text:style-name="Standard"><text:s text:c="8"/>if nome and data:</text:p>
      <text:p text:style-name="Standard"><text:s text:c="12"/>self.cursor.execute("INSERT INTO appuntamenti (nome, data, descrizione) VALUES (?, ?, ?)",</text:p>
      <text:p text:style-name="Standard"><text:s text:c="32"/>(nome, data, descrizione))</text:p>
      <text:p text:style-name="Standard"><text:s text:c="12"/>self.conn.commit()</text:p>
      <text:p text:style-name="Standard"><text:s text:c="12"/>self.elenca_appuntamenti() <text:s/># Aggiorna la tabella degli appuntamenti</text:p>
      <text:p text:style-name="Standard"><text:s text:c="12"/>self.nome_entry.clear() <text:s/># Cancella l'input del nome</text:p>
      <text:p text:style-name="Standard"><text:s text:c="12"/>self.descrizione_entry.clear() <text:s/># Cancella l'input della descrizione</text:p>
      <text:p text:style-name="Standard"><text:s text:c="8"/>else:</text:p>
      <text:p text:style-name="Standard"><text:s text:c="12"/>QMessageBox.warning(self, "Attenzione", "Nome e Data sono campi obbligatori.")</text:p>
      <text:p text:style-name="Standard"/>
      <text:p text:style-name="Standard"><text:s text:c="4"/>def elimina_appuntamento(self):</text:p>
      <text:p text:style-name="Standard"><text:s text:c="8"/># Elimina un appuntamento dalla tabella</text:p>
      <text:p text:style-name="Standard"><text:s text:c="8"/>riga_selezionata = self.table.currentRow()</text:p>
      <text:p text:style-name="Standard"><text:s text:c="8"/>if riga_selezionata &gt;= 0:</text:p>
      <text:p text:style-name="Standard"><text:s text:c="12"/>id_selezionato = self.table.item(riga_selezionata, 0).text()</text:p>
      <text:p text:style-name="Standard"><text:s text:c="12"/>self.cursor.execute("DELETE FROM appuntamenti WHERE id=?", (id_selezionato,))</text:p>
      <text:p text:style-name="Standard"><text:s text:c="12"/>self.conn.commit()</text:p>
      <text:p text:style-name="Standard"><text:s text:c="12"/>self.elenca_appuntamenti() <text:s/># Aggiorna la tabella degli appuntamenti</text:p>
      <text:p text:style-name="Standard"/>
      <text:p text:style-name="Standard"><text:s text:c="4"/>def elenca_appuntamenti(self):</text:p>
      <text:p text:style-name="Standard"><text:s text:c="8"/># Ottieni gli appuntamenti dal database e visualizzali nella tabella</text:p>
      <text:p text:style-name="Standard"><text:s text:c="8"/>self.cursor.execute("SELECT * FROM appuntamenti")</text:p>
      <text:p text:style-name="Standard"><text:s text:c="8"/>appuntamenti = self.cursor.fetchall()</text:p>
      <text:p text:style-name="Standard"><text:s text:c="8"/>self.table.setRowCount(0) <text:s/># Cancella tutte le righe attuali dalla tabella</text:p>
      <text:p text:style-name="Standard"><text:s text:c="8"/>for i, appuntamento in enumerate(appuntamenti):</text:p>
      <text:p text:style-name="Standard"><text:s text:c="12"/>self.table.insertRow(i) <text:s/># Inserisci una nuova riga nella tabella</text:p>
      <text:p text:style-name="Standard"><text:s text:c="12"/>for j, col in enumerate(appuntamento):</text:p>
      <text:p text:style-name="Standard"><text:s text:c="16"/>item = QTableWidgetItem(str(col))</text:p>
      <text:p text:style-name="Standard"><text:s text:c="16"/>item.setFlags(item.flags() ^ Qt.ItemFlag.ItemIsEditable) <text:s/># Impedisce la modifica diretta dei dati</text:p>
      <text:p text:style-name="Standard"><text:s text:c="16"/>self.table.setItem(i, j, item)</text:p>
      <text:p text:style-name="Standard"/>
      <text:p text:style-name="Standard"><text:s text:c="4"/>def mostra_about(self):</text:p>
      <text:p text:style-name="Standard"><text:s text:c="8"/>about_dialog = AboutDialog()</text:p>
      <text:p text:style-name="Standard"><text:s text:c="8"/>about_dialog.exec()</text:p>
      <text:p text:style-name="Standard"/>
      <text:p text:style-name="Standard">def main():</text:p>
      <text:p text:style-name="Standard"><text:s text:c="4"/>app = QApplication(sys.argv)</text:p>
      <text:p text:style-name="Standard"><text:s text:c="4"/>window = AppuntamentiApp()</text:p>
      <text:p text:style-name="Standard"><text:s text:c="4"/>window.show()</text:p>
      <text:p text:style-name="Standard"><text:s text:c="4"/>sys.exit(app.exec())</text:p>
      <text:p text:style-name="Standard"/>
      <text:p text:style-name="Standard">if __name__ == "__main__":</text:p>
      <text:p text:style-name="Standard"><text:soft-page-break/><text:s text:c="4"/>ma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IP Port Scanner</text:h>
      <text:h text:style-name="Heading_20_2" text:outline-level="2"><text:bookmark text:name="user-content-descrizione"/>Descrizione</text:h>
      <text:p text:style-name="Text_20_body">Il software "IP Port Scanner" è un'applicazione Python basata su Tkinter che consente agli utenti di eseguire la scansione degli indirizzi IP e delle porte in una rete locale. Questa applicazione fornisce un'interfaccia utente intuitiva per eseguire scansioni IP e verificare lo stato delle porte aperte o chiuse su un determinato host.</text:p>
      <text:h text:style-name="Heading_20_2" text:outline-level="2"><text:bookmark text:name="user-content-caratteristiche-principali1"/>Caratteristiche principali</text:h>
      <text:list xml:id="list2067726674" text:style-name="L3">
        <text:list-item>
          <text:p text:style-name="P89"><text:span text:style-name="Strong_20_Emphasis">Scansione IP:</text:span> Gli utenti possono specificare un intervallo di indirizzi IP e avviare una <text:soft-page-break/>scansione per ottenere informazioni sugli host presenti nella rete.</text:p>
        </text:list-item>
        <text:list-item>
          <text:p text:style-name="P89"><text:span text:style-name="Strong_20_Emphasis">Scansione delle porte:</text:span> Dopo aver selezionato un host dalla lista risultante, è possibile eseguire una scansione delle porte per determinare quali porte sono aperte e chiuse su quell'host.</text:p>
        </text:list-item>
        <text:list-item>
          <text:p text:style-name="P89"><text:span text:style-name="Strong_20_Emphasis">Interfaccia utente semplice:</text:span> L'applicazione presenta un'interfaccia utente intuitiva con pulsanti per avviare, interrompere e visualizzare i risultati delle scansioni.</text:p>
        </text:list-item>
        <text:list-item>
          <text:p text:style-name="P89"><text:span text:style-name="Strong_20_Emphasis">Risultati dettagliati:</text:span> I risultati delle scansioni vengono visualizzati in un albero con informazioni dettagliate sugli indirizzi IP, gli hostname e lo stato delle porte.</text:p>
        </text:list-item>
      </text:list>
      <text:h text:style-name="Heading_20_2" text:outline-level="2"><text:bookmark text:name="user-content-utilizzo"/>Utilizzo</text:h>
      <text:list xml:id="list1774807479" text:style-name="L4">
        <text:list-item>
          <text:p text:style-name="P90">Specifica un intervallo di indirizzi IP (ad esempio, 192.168.1.1-192.168.1.254) nell'apposita casella di input.</text:p>
        </text:list-item>
        <text:list-item>
          <text:p text:style-name="P90">Avvia la scansione IP per individuare gli host nella rete.</text:p>
        </text:list-item>
        <text:list-item>
          <text:p text:style-name="P90">Seleziona un host dalla lista risultante.</text:p>
        </text:list-item>
        <text:list-item>
          <text:p text:style-name="P90">Specifica un intervallo di porte (ad esempio, 1-1024) nell'apposita casella di input.</text:p>
        </text:list-item>
        <text:list-item>
          <text:p text:style-name="P90">Avvia la scansione delle porte per verificare lo stato delle porte su quell'host.</text:p>
        </text:list-item>
        <text:list-item>
          <text:p text:style-name="P90">I risultati della scansione delle porte vengono visualizzati nell'albero.</text:p>
        </text:list-item>
      </text:list>
      <text:p text:style-name="Standard"/>
      <text:p text:style-name="Standard"/>
      <text:p text:style-name="Standard"/>
      <text:p text:style-name="Standard"/>
      <text:p text:style-name="Standard"/>
      <text:p text:style-name="Standard"/>
      <text:p text:style-name="P30">Source Code: IP Port Scanner</text:p>
      <text:p text:style-name="Standard"/>
      <text:p text:style-name="Standard"># Software Name: IP Port Scanner</text:p>
      <text:p text:style-name="Standard"># Author: Bocaletto Luca</text:p>
      <text:p text:style-name="Standard"># Web Site: https://www.elektronoide.it</text:p>
      <text:p text:style-name="Standard">import tkinter as tk</text:p>
      <text:p text:style-name="Standard">import socket</text:p>
      <text:p text:style-name="Standard">import threading</text:p>
      <text:p text:style-name="Standard">import tkinter.ttk as ttk</text:p>
      <text:p text:style-name="Standard">from tkinter import messagebox</text:p>
      <text:p text:style-name="Standard"/>
      <text:p text:style-name="Standard"># Classe principale dell'applicazione di scansione IP</text:p>
      <text:p text:style-name="Standard">class IPScannerApp:</text:p>
      <text:p text:style-name="Standard"><text:s text:c="4"/>def __init__(self, root):</text:p>
      <text:p text:style-name="Standard"><text:s text:c="8"/>self.root = root</text:p>
      <text:p text:style-name="Standard"><text:soft-page-break/><text:s text:c="8"/>self.root.title("IP Port Scanner")</text:p>
      <text:p text:style-name="Standard"/>
      <text:p text:style-name="Standard"><text:s text:c="8"/># Aggiungi un label con il titolo del software</text:p>
      <text:p text:style-name="Standard"><text:s text:c="8"/>software_label = tk.Label(root, text="IP Port Scanner", font=("Helvetica", 16))</text:p>
      <text:p text:style-name="Standard"><text:s text:c="8"/>software_label.grid(row=0, column=0, columnspan=3, padx=10, pady=10)</text:p>
      <text:p text:style-name="Standard"/>
      <text:p text:style-name="Standard"><text:s text:c="8"/># Variabili per il controllo dello stato della scansione</text:p>
      <text:p text:style-name="Standard"><text:s text:c="8"/>self.scan_in_progress = False</text:p>
      <text:p text:style-name="Standard"><text:s text:c="8"/>self.scan_thread = None</text:p>
      <text:p text:style-name="Standard"/>
      <text:p text:style-name="Standard"><text:s text:c="8"/># Etichette e casella di input per l'intervallo IP</text:p>
      <text:p text:style-name="Standard"><text:s text:c="8"/>self.ip_range_label = tk.Label(root, text="IP Range (e.g., 192.168.1.1-192.168.1.254):")</text:p>
      <text:p text:style-name="Standard"><text:s text:c="8"/>self.ip_range_label.grid(row=1, column=0, columnspan=3, padx=10, pady=10)</text:p>
      <text:p text:style-name="Standard"/>
      <text:p text:style-name="Standard"><text:s text:c="8"/>self.ip_range_entry = tk.Entry(root)</text:p>
      <text:p text:style-name="Standard"><text:s text:c="8"/>self.ip_range_entry.grid(row=2, column=0, columnspan=3, padx=10, pady=10)</text:p>
      <text:p text:style-name="Standard"/>
      <text:p text:style-name="Standard"><text:s text:c="8"/># Pulsanti</text:p>
      <text:p text:style-name="Standard"><text:s text:c="8"/>self.scan_button = tk.Button(root, text="Scan IPs", command=self.start_ip_scan)</text:p>
      <text:p text:style-name="Standard"><text:s text:c="8"/>self.scan_button.grid(row=3, column=0, padx=10, pady=10)</text:p>
      <text:p text:style-name="Standard"/>
      <text:p text:style-name="Standard"><text:s text:c="8"/>self.stop_button = tk.Button(root, text="Stop", command=self.stop_scan, state=tk.DISABLED)</text:p>
      <text:p text:style-name="Standard"><text:s text:c="8"/>self.stop_button.grid(row=3, column=1, padx=10, pady=10)</text:p>
      <text:p text:style-name="Standard"/>
      <text:p text:style-name="Standard"><text:s text:c="8"/>self.port_scan_button = tk.Button(root, text="Port Scan", command=self.start_port_scan, state=tk.DISABLED)</text:p>
      <text:p text:style-name="Standard"><text:s text:c="8"/>self.port_scan_button.grid(row=3, column=2, padx=10, pady=10)</text:p>
      <text:p text:style-name="Standard"/>
      <text:p text:style-name="Standard"><text:s text:c="8"/># Albero per visualizzare i risultati</text:p>
      <text:p text:style-name="Standard"><text:s text:c="8"/>self.tree = ttk.Treeview(root, columns=("IP", "Hostname"), show="headings", height=15)</text:p>
      <text:p text:style-name="Standard"><text:s text:c="8"/>self.tree.heading("IP", text="IP")</text:p>
      <text:p text:style-name="Standard"><text:s text:c="8"/>self.tree.heading("Hostname", text="Hostname")</text:p>
      <text:p text:style-name="Standard"><text:s text:c="8"/>self.tree.grid(row=4, column=0, columnspan=3, padx=10, pady=10)</text:p>
      <text:p text:style-name="Standard"/>
      <text:p text:style-name="Standard"><text:s text:c="8"/># Lista degli IP selezionati</text:p>
      <text:p text:style-name="Standard"><text:s text:c="8"/>self.selected_ips = []</text:p>
      <text:p text:style-name="Standard"/>
      <text:p text:style-name="Standard"><text:s text:c="4"/># Funzione per avviare la scansione IP</text:p>
      <text:p text:style-name="Standard"><text:s text:c="4"/>def start_ip_scan(self):</text:p>
      <text:p text:style-name="Standard"><text:s text:c="8"/>if self.scan_in_progress:</text:p>
      <text:p text:style-name="Standard"><text:s text:c="12"/>messagebox.showinfo("Info", "Scan already in progress")</text:p>
      <text:p text:style-name="Standard"><text:s text:c="12"/>return</text:p>
      <text:p text:style-name="Standard"/>
      <text:p text:style-name="Standard"><text:s text:c="8"/>self.scan_in_progress = True</text:p>
      <text:p text:style-name="Standard"><text:s text:c="8"/>self.scan_button.config(state=tk.DISABLED)</text:p>
      <text:p text:style-name="Standard"><text:s text:c="8"/>self.stop_button.config(state=tk.NORMAL)</text:p>
      <text:p text:style-name="Standard"/>
      <text:p text:style-name="Standard"><text:s text:c="8"/># Ottieni l'intervallo IP dall'input</text:p>
      <text:p text:style-name="Standard"><text:s text:c="8"/>ip_range = self.ip_range_entry.get()</text:p>
      <text:p text:style-name="Standard"><text:s text:c="8"/>start_ip, end_ip = ip_range.split('-')</text:p>
      <text:p text:style-name="Standard"><text:s text:c="8"/></text:p>
      <text:p text:style-name="Standard"><text:soft-page-break/><text:s text:c="8"/>try:</text:p>
      <text:p text:style-name="Standard"><text:s text:c="12"/>start_ip_int = int(start_ip.split('.')[-1])</text:p>
      <text:p text:style-name="Standard"><text:s text:c="12"/>end_ip_int = int(end_ip.split('.')[-1])</text:p>
      <text:p text:style-name="Standard"/>
      <text:p text:style-name="Standard"><text:s text:c="12"/># Cancella i risultati precedenti nell'albero</text:p>
      <text:p text:style-name="Standard"><text:s text:c="12"/>self.tree.delete(*self.tree.get_children())</text:p>
      <text:p text:style-name="Standard"/>
      <text:p text:style-name="Standard"><text:s text:c="12"/># Funzione per eseguire la scansione di un singolo IP</text:p>
      <text:p text:style-name="Standard"><text:s text:c="12"/>def scan_ip(ip):</text:p>
      <text:p text:style-name="Standard"><text:s text:c="16"/>try:</text:p>
      <text:p text:style-name="Standard"><text:s text:c="20"/>hostname = socket.gethostbyaddr(ip)</text:p>
      <text:p text:style-name="Standard"><text:s text:c="16"/>except socket.herror:</text:p>
      <text:p text:style-name="Standard"><text:s text:c="20"/>hostname = ("N/A",)</text:p>
      <text:p text:style-name="Standard"/>
      <text:p text:style-name="Standard"><text:s text:c="16"/># Inserisci i risultati nell'albero</text:p>
      <text:p text:style-name="Standard"><text:s text:c="16"/>self.tree.insert("", "end", values=(ip, hostname[0]))</text:p>
      <text:p text:style-name="Standard"/>
      <text:p text:style-name="Standard"><text:s text:c="12"/># Funzione per eseguire la scansione nell'intervallo specificato</text:p>
      <text:p text:style-name="Standard"><text:s text:c="12"/>def scan_range():</text:p>
      <text:p text:style-name="Standard"><text:s text:c="16"/>for ip_int in range(start_ip_int, end_ip_int + 1):</text:p>
      <text:p text:style-name="Standard"><text:s text:c="20"/>if not self.scan_in_progress:</text:p>
      <text:p text:style-name="Standard"><text:s text:c="24"/>break</text:p>
      <text:p text:style-name="Standard"><text:s text:c="20"/>current_ip = f"192.168.1.{ip_int}" <text:s/># Modifica con la tua rete</text:p>
      <text:p text:style-name="Standard"><text:s text:c="20"/>scan_ip(current_ip)</text:p>
      <text:p text:style-name="Standard"/>
      <text:p text:style-name="Standard"><text:s text:c="16"/># Alla fine della scansione, ripristina i pulsanti</text:p>
      <text:p text:style-name="Standard"><text:s text:c="16"/>self.scan_in_progress = False</text:p>
      <text:p text:style-name="Standard"><text:s text:c="16"/>self.scan_button.config(state=tk.NORMAL)</text:p>
      <text:p text:style-name="Standard"><text:s text:c="16"/>self.stop_button.config(state=tk.DISABLED)</text:p>
      <text:p text:style-name="Standard"><text:s text:c="16"/>self.port_scan_button.config(state=tk.NORMAL)</text:p>
      <text:p text:style-name="Standard"/>
      <text:p text:style-name="Standard"><text:s text:c="12"/># Avvia la scansione in un thread separato</text:p>
      <text:p text:style-name="Standard"><text:s text:c="12"/>self.scan_thread = threading.Thread(target=scan_range)</text:p>
      <text:p text:style-name="Standard"><text:s text:c="12"/>self.scan_thread.start()</text:p>
      <text:p text:style-name="Standard"/>
      <text:p text:style-name="Standard"><text:s text:c="8"/>except ValueError:</text:p>
      <text:p text:style-name="Standard"><text:s text:c="12"/>messagebox.showerror("Error", "Invalid IP range")</text:p>
      <text:p text:style-name="Standard"/>
      <text:p text:style-name="Standard"><text:s text:c="4"/># Funzione per interrompere la scansione IP</text:p>
      <text:p text:style-name="Standard"><text:s text:c="4"/>def stop_scan(self):</text:p>
      <text:p text:style-name="Standard"><text:s text:c="8"/>self.scan_in_progress = False</text:p>
      <text:p text:style-name="Standard"><text:s text:c="8"/>if self.scan_thread and self.scan_thread.is_alive():</text:p>
      <text:p text:style-name="Standard"><text:s text:c="12"/>self.scan_thread.join()</text:p>
      <text:p text:style-name="Standard"/>
      <text:p text:style-name="Standard"><text:s text:c="8"/># Ripristina i pulsanti</text:p>
      <text:p text:style-name="Standard"><text:s text:c="8"/>self.scan_button.config(state=tk.NORMAL)</text:p>
      <text:p text:style-name="Standard"><text:s text:c="8"/>self.stop_button.config(state=tk.DISABLED)</text:p>
      <text:p text:style-name="Standard"><text:s text:c="8"/>self.port_scan_button.config(state=tk.DISABLED)</text:p>
      <text:p text:style-name="Standard"/>
      <text:p text:style-name="Standard"><text:s text:c="4"/># Funzione per avviare la scansione delle porte</text:p>
      <text:p text:style-name="Standard"><text:s text:c="4"/>def start_port_scan(self):</text:p>
      <text:p text:style-name="Standard"><text:s text:c="8"/>selected_item = self.tree.selection()</text:p>
      <text:p text:style-name="Standard"><text:soft-page-break/><text:s text:c="8"/>if not selected_item:</text:p>
      <text:p text:style-name="Standard"><text:s text:c="12"/>messagebox.showinfo("Info", "Select IPs to scan ports")</text:p>
      <text:p text:style-name="Standard"><text:s text:c="12"/>return</text:p>
      <text:p text:style-name="Standard"/>
      <text:p text:style-name="Standard"><text:s text:c="8"/># Ottieni l'IP selezionato dall'albero</text:p>
      <text:p text:style-name="Standard"><text:s text:c="8"/>selected_ip = self.tree.item(selected_item[0], "values")[0]</text:p>
      <text:p text:style-name="Standard"/>
      <text:p text:style-name="Standard"><text:s text:c="8"/># Crea una finestra separata per la scansione delle porte</text:p>
      <text:p text:style-name="Standard"><text:s text:c="8"/>port_scan_window = tk.Toplevel(self.root)</text:p>
      <text:p text:style-name="Standard"><text:s text:c="8"/>PortScanner(port_scan_window, selected_ip)</text:p>
      <text:p text:style-name="Standard"/>
      <text:p text:style-name="Standard"># Classe per la scansione delle porte</text:p>
      <text:p text:style-name="Standard">class PortScanner:</text:p>
      <text:p text:style-name="Standard"><text:s text:c="4"/>def __init__(self, root, ip):</text:p>
      <text:p text:style-name="Standard"><text:s text:c="8"/>self.root = root</text:p>
      <text:p text:style-name="Standard"><text:s text:c="8"/>self.root.title(f"Port Scanner - IP: {ip}")</text:p>
      <text:p text:style-name="Standard"/>
      <text:p text:style-name="Standard"><text:s text:c="8"/>self.ip = ip</text:p>
      <text:p text:style-name="Standard"/>
      <text:p text:style-name="Standard"><text:s text:c="8"/># Etichette e casella di input per l'intervallo delle porte</text:p>
      <text:p text:style-name="Standard"><text:s text:c="8"/>self.port_range_label = tk.Label(root, text="Port Range (e.g., 1-1024):")</text:p>
      <text:p text:style-name="Standard"><text:s text:c="8"/>self.port_range_label.grid(row=0, column=0, columnspan=2, padx=10, pady=10)</text:p>
      <text:p text:style-name="Standard"/>
      <text:p text:style-name="Standard"><text:s text:c="8"/>self.port_range_entry = tk.Entry(root)</text:p>
      <text:p text:style-name="Standard"><text:s text:c="8"/>self.port_range_entry.grid(row=1, column=0, columnspan=2, padx=10, pady=10)</text:p>
      <text:p text:style-name="Standard"/>
      <text:p text:style-name="Standard"><text:s text:c="8"/># Pulsanti</text:p>
      <text:p text:style-name="Standard"><text:s text:c="8"/>self.scan_button = tk.Button(root, text="Scan Ports", command=self.start_port_scan)</text:p>
      <text:p text:style-name="Standard"><text:s text:c="8"/>self.scan_button.grid(row=2, column=0, padx=10, pady=10)</text:p>
      <text:p text:style-name="Standard"/>
      <text:p text:style-name="Standard"><text:s text:c="8"/>self.stop_button = tk.Button(root, text="Stop", command=self.stop_port_scan, state=tk.DISABLED)</text:p>
      <text:p text:style-name="Standard"><text:s text:c="8"/>self.stop_button.grid(row=2, column=1, padx=10, pady=10)</text:p>
      <text:p text:style-name="Standard"/>
      <text:p text:style-name="Standard"><text:s text:c="8"/># Albero per visualizzare i risultati della scansione delle porte</text:p>
      <text:p text:style-name="Standard"><text:s text:c="8"/>self.tree = ttk.Treeview(root, columns=("Port", "Status"), show="headings", height=15)</text:p>
      <text:p text:style-name="Standard"><text:s text:c="8"/>self.tree.heading("Port", text="Port")</text:p>
      <text:p text:style-name="Standard"><text:s text:c="8"/>self.tree.heading("Status", text="Status")</text:p>
      <text:p text:style-name="Standard"><text:s text:c="8"/>self.tree.grid(row=3, column=0, columnspan=2, padx=10, pady=10)</text:p>
      <text:p text:style-name="Standard"/>
      <text:p text:style-name="Standard"><text:s text:c="8"/># Variabili per il controllo dello stato della scansione delle porte</text:p>
      <text:p text:style-name="Standard"><text:s text:c="8"/>self.scan_in_progress = False</text:p>
      <text:p text:style-name="Standard"><text:s text:c="8"/>self.scan_thread = None</text:p>
      <text:p text:style-name="Standard"/>
      <text:p text:style-name="Standard"><text:s text:c="4"/># Funzione per avviare la scansione delle porte</text:p>
      <text:p text:style-name="Standard"><text:s text:c="4"/>def start_port_scan(self):</text:p>
      <text:p text:style-name="Standard"><text:s text:c="8"/>if self.scan_in_progress:</text:p>
      <text:p text:style-name="Standard"><text:s text:c="12"/>messagebox.showinfo("Info", "Scan already in progress")</text:p>
      <text:p text:style-name="Standard"><text:s text:c="12"/>return</text:p>
      <text:p text:style-name="Standard"/>
      <text:p text:style-name="Standard"><text:s text:c="8"/>self.scan_in_progress = True</text:p>
      <text:p text:style-name="Standard"><text:s text:c="8"/>self.scan_button.config(state=tk.DISABLED)</text:p>
      <text:p text:style-name="Standard"><text:soft-page-break/><text:s text:c="8"/>self.stop_button.config(state=tk.NORMAL)</text:p>
      <text:p text:style-name="Standard"/>
      <text:p text:style-name="Standard"><text:s text:c="8"/># Ottieni l'intervallo delle porte dall'input</text:p>
      <text:p text:style-name="Standard"><text:s text:c="8"/>port_range = self.port_range_entry.get()</text:p>
      <text:p text:style-name="Standard"><text:s text:c="8"/>start_port, end_port = map(int, port_range.split('-'))</text:p>
      <text:p text:style-name="Standard"><text:s text:c="8"/></text:p>
      <text:p text:style-name="Standard"><text:s text:c="8"/># Cancella i risultati precedenti nell'albero</text:p>
      <text:p text:style-name="Standard"><text:s text:c="8"/>self.tree.delete(*self.tree.get_children())</text:p>
      <text:p text:style-name="Standard"/>
      <text:p text:style-name="Standard"><text:s text:c="8"/># Funzione per eseguire la scansione di una singola porta</text:p>
      <text:p text:style-name="Standard"><text:s text:c="8"/>def scan_port(port):</text:p>
      <text:p text:style-name="Standard"><text:s text:c="12"/>sock = socket.socket(socket.AF_INET, socket.SOCK_STREAM)</text:p>
      <text:p text:style-name="Standard"><text:s text:c="12"/>sock.settimeout(1)</text:p>
      <text:p text:style-name="Standard"><text:s text:c="12"/>result = sock.connect_ex((self.ip, port))</text:p>
      <text:p text:style-name="Standard"><text:s text:c="12"/>sock.close()</text:p>
      <text:p text:style-name="Standard"><text:s text:c="12"/>if result == 0:</text:p>
      <text:p text:style-name="Standard"><text:s text:c="16"/>status = "Open"</text:p>
      <text:p text:style-name="Standard"><text:s text:c="12"/>else:</text:p>
      <text:p text:style-name="Standard"><text:s text:c="16"/>status = "Closed"</text:p>
      <text:p text:style-name="Standard"><text:s text:c="12"/>self.tree.insert("", "end", values=(port, status))</text:p>
      <text:p text:style-name="Standard"><text:s text:c="12"/>self.tree.see(self.tree.get_children()[-1])</text:p>
      <text:p text:style-name="Standard"/>
      <text:p text:style-name="Standard"><text:s text:c="8"/># Funzione per eseguire la scansione delle porte nell'intervallo specificato</text:p>
      <text:p text:style-name="Standard"><text:s text:c="8"/>def scan_ports_range():</text:p>
      <text:p text:style-name="Standard"><text:s text:c="12"/>for port in range(start_port, end_port + 1):</text:p>
      <text:p text:style-name="Standard"><text:s text:c="16"/>if not self.scan_in_progress:</text:p>
      <text:p text:style-name="Standard"><text:s text:c="20"/>break</text:p>
      <text:p text:style-name="Standard"><text:s text:c="16"/>scan_port(port)</text:p>
      <text:p text:style-name="Standard"/>
      <text:p text:style-name="Standard"><text:s text:c="12"/># Alla fine della scansione, ripristina i pulsanti</text:p>
      <text:p text:style-name="Standard"><text:s text:c="12"/>self.scan_in_progress = False</text:p>
      <text:p text:style-name="Standard"><text:s text:c="12"/>self.scan_button.config(state=tk.NORMAL)</text:p>
      <text:p text:style-name="Standard"><text:s text:c="12"/>self.stop_button.config(state=tk.DISABLED)</text:p>
      <text:p text:style-name="Standard"/>
      <text:p text:style-name="Standard"><text:s text:c="8"/># Avvia la scansione delle porte in un thread separato</text:p>
      <text:p text:style-name="Standard"><text:s text:c="8"/>self.scan_thread = threading.Thread(target=scan_ports_range)</text:p>
      <text:p text:style-name="Standard"><text:s text:c="8"/>self.scan_thread.start()</text:p>
      <text:p text:style-name="Standard"/>
      <text:p text:style-name="Standard"><text:s text:c="4"/># Funzione per interrompere la scansione delle porte</text:p>
      <text:p text:style-name="Standard"><text:s text:c="4"/>def stop_port_scan(self):</text:p>
      <text:p text:style-name="Standard"><text:s text:c="8"/>self.scan_in_progress = False</text:p>
      <text:p text:style-name="Standard"><text:s text:c="8"/>if self.scan_thread and self.scan_thread.is_alive():</text:p>
      <text:p text:style-name="Standard"><text:s text:c="12"/>self.scan_thread.join()</text:p>
      <text:p text:style-name="Standard"/>
      <text:p text:style-name="Standard"><text:s text:c="8"/># Ripristina i pulsanti</text:p>
      <text:p text:style-name="Standard"><text:s text:c="8"/>self.scan_button.config(state=tk.NORMAL)</text:p>
      <text:p text:style-name="Standard"><text:s text:c="8"/>self.stop_button.config(state=tk.DISABLED)</text:p>
      <text:p text:style-name="Standard"/>
      <text:p text:style-name="Standard">if __name__ == "__main__":</text:p>
      <text:p text:style-name="Standard"><text:s text:c="4"/>app = tk.Tk()</text:p>
      <text:p text:style-name="Standard"><text:s text:c="4"/>IPScannerApp(app)</text:p>
      <text:p text:style-name="Standard"><text:s text:c="4"/>app.mainloop()</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 text:outline-level="1">Rubrica Telefonica</text:h>
      <text:h text:style-name="Heading_20_2" text:outline-level="2"><text:bookmark text:name="user-content-descrizione1"/>Descrizione</text:h>
      <text:p text:style-name="Text_20_body">Questa è un'applicazione Python che implementa una semplice rubrica telefonica con un'interfaccia grafica utente (GUI) utilizzando PyQt5. L'applicazione consente agli utenti di aggiungere, visualizzare ed eliminare contatti telefonici. Inoltre, offre una funzione "About" per visualizzare informazioni sull'autore dell'applicazione.</text:p>
      <text:h text:style-name="Heading_20_2" text:outline-level="2"><text:bookmark text:name="user-content-funzionalità"/>Funzionalità</text:h>
      <text:list xml:id="list1657335516" text:style-name="L5">
        <text:list-item>
          <text:p text:style-name="P92">Aggiunta di nuovi contatti con nome e numero telefonico. </text:p>
        </text:list-item>
        <text:list-item>
          <text:p text:style-name="P92">Visualizzazione dei contatti nella tabella. </text:p>
        </text:list-item>
        <text:list-item>
          <text:p text:style-name="P92"><text:soft-page-break/>Eliminazione di contatti selezionati. </text:p>
        </text:list-item>
        <text:list-item>
          <text:p text:style-name="P92">Visualizzazione delle informazioni sull'autore dell'applicazione. </text:p>
        </text:list-item>
        <text:list-item>
          <text:p text:style-name="P91">Salvataggio dei contatti su un file per il caricamento successivo all'avvio dell'applicazione. </text:p>
        </text:list-item>
      </text:list>
      <text:h text:style-name="Heading_20_2" text:outline-level="2"><text:bookmark text:name="user-content-requisiti"/>Requisiti</text:h>
      <text:list xml:id="list1027512685" text:style-name="L6">
        <text:list-item>
          <text:p text:style-name="P94">Python 3.x </text:p>
        </text:list-item>
        <text:list-item>
          <text:p text:style-name="P93">PyQt5 (installabile tramite pip: <text:span text:style-name="Source_20_Text">pip install PyQt5</text:span>) </text:p>
        </text:list-item>
      </text:list>
      <text:h text:style-name="Heading_20_2" text:outline-level="2"><text:bookmark text:name="user-content-utilizzo1"/>Utilizzo</text:h>
      <text:list xml:id="list2212594985" text:style-name="L7">
        <text:list-item>
          <text:p text:style-name="P96">Assicurarsi che Python sia installato nel sistema. </text:p>
        </text:list-item>
        <text:list-item>
          <text:p text:style-name="P96">Installare PyQt5 se non è già presente: <text:span text:style-name="Source_20_Text">pip install PyQt5</text:span>. </text:p>
        </text:list-item>
        <text:list-item>
          <text:p text:style-name="P95">Eseguire il file <text:span text:style-name="Source_20_Text">rubrica_telefonica.py</text:span> con Python. </text:p>
        </text:list-item>
      </text:list>
      <text:p text:style-name="Text_20_body">L'applicazione si aprirà e verrà visualizzata l'interfaccia utente della rubrica telefonica.</text:p>
      <text:p text:style-name="P5">Source Code: Rubrica Telefonica</text:p>
      <text:p text:style-name="P5"/>
      <text:p text:style-name="P42"># Software Name: PhoneBook</text:p>
      <text:p text:style-name="P42"># Autrhor: Bocaletto Luca</text:p>
      <text:p text:style-name="P42"># Web Site: https://www.elektronoide.it</text:p>
      <text:p text:style-name="P42">import sys</text:p>
      <text:p text:style-name="P42">from PyQt5.QtWidgets import QApplication, QWidget, QVBoxLayout, QPushButton, QTableWidget, QTableWidgetItem, QLineEdit, QMessageBox, QHeaderView, QLabel, QDialog</text:p>
      <text:p text:style-name="P42">from PyQt5 import QtCore</text:p>
      <text:p text:style-name="P42"/>
      <text:p text:style-name="P42">class Contatto:</text:p>
      <text:p text:style-name="P42"><text:s text:c="4"/>def __init__(self, nome, telefono):</text:p>
      <text:p text:style-name="P42"><text:s text:c="8"/>self.nome = nome</text:p>
      <text:p text:style-name="P42"><text:s text:c="8"/>self.telefono = telefono</text:p>
      <text:p text:style-name="P42"><text:s text:c="8"/>self.selezionato = False</text:p>
      <text:p text:style-name="P42"/>
      <text:p text:style-name="P42">class AboutDialog(QDialog):</text:p>
      <text:p text:style-name="P42"><text:s text:c="4"/>def __init__(self):</text:p>
      <text:p text:style-name="P42"><text:s text:c="8"/>super().__init__()</text:p>
      <text:p text:style-name="P42"/>
      <text:p text:style-name="P42"><text:s text:c="8"/>self.setWindowTitle('Informazioni')</text:p>
      <text:p text:style-name="P42"><text:s text:c="8"/>self.setGeometry(200, 200, 300, 150)</text:p>
      <text:p text:style-name="P42"/>
      <text:p text:style-name="P42"><text:s text:c="8"/>layout = QVBoxLayout()</text:p>
      <text:p text:style-name="P42"/>
      <text:p text:style-name="P42"><text:soft-page-break/><text:s text:c="8"/>informazioni_label = QLabel('Informazioni')</text:p>
      <text:p text:style-name="P42"><text:s text:c="8"/>autore_label = QLabel('Autore: Bocaletto Luca')</text:p>
      <text:p text:style-name="P42"><text:s text:c="8"/>email_label = QLabel('Email: your@email.com')</text:p>
      <text:p text:style-name="P42"><text:s text:c="8"/>website_label = QLabel('https://www.elektronoide.it')</text:p>
      <text:p text:style-name="P42"/>
      <text:p text:style-name="P42"><text:s text:c="8"/>layout.addWidget(informazioni_label)</text:p>
      <text:p text:style-name="P42"><text:s text:c="8"/>layout.addWidget(autore_label)</text:p>
      <text:p text:style-name="P42"><text:s text:c="8"/>layout.addWidget(email_label)</text:p>
      <text:p text:style-name="P42"/>
      <text:p text:style-name="P42"><text:s text:c="8"/>self.setLayout(layout)</text:p>
      <text:p text:style-name="P42"/>
      <text:p text:style-name="P42">class ContattiApp(QWidget):</text:p>
      <text:p text:style-name="P42"><text:s text:c="4"/>def __init__(self):</text:p>
      <text:p text:style-name="P42"><text:s text:c="8"/>super().__init__()</text:p>
      <text:p text:style-name="P42"><text:s text:c="8"/>self.initUI()</text:p>
      <text:p text:style-name="P42"/>
      <text:p text:style-name="P42"><text:s text:c="4"/>def initUI(self):</text:p>
      <text:p text:style-name="P42"><text:s text:c="8"/># Impostazione della finestra principale</text:p>
      <text:p text:style-name="P42"><text:s text:c="8"/>self.setWindowTitle('Rubrica Telefonica')</text:p>
      <text:p text:style-name="P42"><text:s text:c="8"/>self.setGeometry(100, 100, 600, 300)</text:p>
      <text:p text:style-name="P42"/>
      <text:p text:style-name="P42"><text:s text:c="8"/># Creazione del layout principale</text:p>
      <text:p text:style-name="P42"><text:s text:c="8"/>self.layout = QVBoxLayout()</text:p>
      <text:p text:style-name="P42"/>
      <text:p text:style-name="P42"><text:s text:c="8"/># Aggiunta di un titolo nella GUI</text:p>
      <text:p text:style-name="P42"><text:s text:c="8"/>self.titolo_label = QLabel('Rubrica Telefonica')</text:p>
      <text:p text:style-name="P42"><text:s text:c="8"/>self.titolo_label.setAlignment(QtCore.Qt.AlignmentFlag.AlignCenter) <text:s/># Centro il testo</text:p>
      <text:p text:style-name="P42"><text:s text:c="8"/>self.titolo_label.setStyleSheet("font-size: 24px; color: blue;") <text:s/># Imposta colore e dimensione del testo</text:p>
      <text:p text:style-name="P42"/>
      <text:p text:style-name="P42"><text:s text:c="8"/># Creazione dei campi di inserimento per Nome e Telefono</text:p>
      <text:p text:style-name="P42"><text:s text:c="8"/>self.nome_entry = QLineEdit()</text:p>
      <text:p text:style-name="P42"><text:s text:c="8"/>self.telefono_entry = QLineEdit()</text:p>
      <text:p text:style-name="P42"/>
      <text:p text:style-name="P42"><text:s text:c="8"/># Creazione dei pulsanti per Aggiungi Contatto, Elimina Contatti e About</text:p>
      <text:p text:style-name="P42"><text:s text:c="8"/>self.aggiungi_button = QPushButton('Aggiungi Contatto')</text:p>
      <text:p text:style-name="P42"><text:s text:c="8"/>self.elimina_button = QPushButton('Elimina Contatti')</text:p>
      <text:p text:style-name="P42"><text:s text:c="8"/>self.about_button = QPushButton('About')</text:p>
      <text:p text:style-name="P42"/>
      <text:p text:style-name="P42"><text:s text:c="8"/># Creazione della tabella per visualizzare i contatti</text:p>
      <text:p text:style-name="P42"><text:s text:c="8"/>self.tabella_contatti = QTableWidget()</text:p>
      <text:p text:style-name="P42"><text:s text:c="8"/>self.tabella_contatti.setColumnCount(3) <text:s/># Tre colonne: Nome, Telefono, Selezione</text:p>
      <text:p text:style-name="P42"><text:s text:c="8"/>self.tabella_contatti.setHorizontalHeaderLabels(['Nome', 'Telefono', 'Selezione'])</text:p>
      <text:p text:style-name="P42"><text:soft-page-break/><text:s text:c="8"/>self.tabella_contatti.horizontalHeader().setSectionResizeMode(QHeaderView.Stretch) <text:s/># Ridimensionamento delle colonne</text:p>
      <text:p text:style-name="P42"/>
      <text:p text:style-name="P42"><text:s text:c="8"/># Aggiunta dei widget al layout principale</text:p>
      <text:p text:style-name="P42"><text:s text:c="8"/>self.layout.addWidget(self.titolo_label)</text:p>
      <text:p text:style-name="P42"><text:s text:c="8"/>self.layout.addWidget(self.nome_entry)</text:p>
      <text:p text:style-name="P42"><text:s text:c="8"/>self.layout.addWidget(self.telefono_entry)</text:p>
      <text:p text:style-name="P42"><text:s text:c="8"/>self.layout.addWidget(self.aggiungi_button)</text:p>
      <text:p text:style-name="P42"><text:s text:c="8"/>self.layout.addWidget(self.elimina_button)</text:p>
      <text:p text:style-name="P42"><text:s text:c="8"/>self.layout.addWidget(self.about_button)</text:p>
      <text:p text:style-name="P42"><text:s text:c="8"/>self.layout.addWidget(self.tabella_contatti)</text:p>
      <text:p text:style-name="P42"/>
      <text:p text:style-name="P42"><text:s text:c="8"/># Collegamento dei pulsanti alle funzioni</text:p>
      <text:p text:style-name="P42"><text:s text:c="8"/>self.aggiungi_button.clicked.connect(self.aggiungi_contatto)</text:p>
      <text:p text:style-name="P42"><text:s text:c="8"/>self.elimina_button.clicked.connect(self.elimina_contatti)</text:p>
      <text:p text:style-name="P42"><text:s text:c="8"/>self.about_button.clicked.connect(self.mostra_about)</text:p>
      <text:p text:style-name="P42"/>
      <text:p text:style-name="P42"><text:s text:c="8"/># Impostazione del layout principale</text:p>
      <text:p text:style-name="P42"><text:s text:c="8"/>self.setLayout(self.layout)</text:p>
      <text:p text:style-name="P42"/>
      <text:p text:style-name="P42"><text:s text:c="8"/># Caricamento dei contatti all'avvio dell'applicazione</text:p>
      <text:p text:style-name="P42"><text:s text:c="8"/>self.carica_contatti()</text:p>
      <text:p text:style-name="P42"/>
      <text:p text:style-name="P42"><text:s text:c="4"/>def mostra_about(self):</text:p>
      <text:p text:style-name="P42"><text:s text:c="8"/>dialog = AboutDialog()</text:p>
      <text:p text:style-name="P42"><text:s text:c="8"/>dialog.exec_()</text:p>
      <text:p text:style-name="P42"/>
      <text:p text:style-name="P42"><text:s text:c="4"/>def aggiungi_contatto(self):</text:p>
      <text:p text:style-name="P42"><text:s text:c="8"/># Funzione per aggiungere un nuovo contatto</text:p>
      <text:p text:style-name="P42"><text:s text:c="8"/>nome = self.nome_entry.text().strip() <text:s/># Rimuove gli spazi vuoti iniziali e finali</text:p>
      <text:p text:style-name="P42"><text:s text:c="8"/>telefono = self.telefono_entry.text().strip()</text:p>
      <text:p text:style-name="P42"/>
      <text:p text:style-name="P42"><text:s text:c="8"/>if not nome or not telefono:</text:p>
      <text:p text:style-name="P42"><text:s text:c="12"/># Se uno o entrambi i campi sono vuoti, mostra un messaggio di avviso</text:p>
      <text:p text:style-name="P42"><text:s text:c="12"/>QMessageBox.critical(self, 'Errore', 'Nome e Telefono devono essere riempiti.')</text:p>
      <text:p text:style-name="P42"><text:s text:c="12"/>return <text:s/># Esce dalla funzione senza aggiungere il contatto</text:p>
      <text:p text:style-name="P42"/>
      <text:p text:style-name="P42"><text:s text:c="8"/># Aggiunge il contatto alla lista</text:p>
      <text:p text:style-name="P42"><text:s text:c="8"/>contatto = Contatto(nome, telefono)</text:p>
      <text:p text:style-name="P42"><text:s text:c="8"/>self.contatti.append(contatto)</text:p>
      <text:p text:style-name="P42"/>
      <text:p text:style-name="P42"><text:s text:c="8"/># Ordina la lista in base ai nomi</text:p>
      <text:p text:style-name="P42"><text:s text:c="8"/>self.contatti.sort(key=lambda x: x.nome)</text:p>
      <text:p text:style-name="P42"><text:soft-page-break/></text:p>
      <text:p text:style-name="P42"><text:s text:c="8"/># Aggiorna la tabella</text:p>
      <text:p text:style-name="P42"><text:s text:c="8"/>self.aggiorna_tabella()</text:p>
      <text:p text:style-name="P42"/>
      <text:p text:style-name="P42"><text:s text:c="8"/>self.nome_entry.clear()</text:p>
      <text:p text:style-name="P42"><text:s text:c="8"/>self.telefono_entry.clear()</text:p>
      <text:p text:style-name="P42"><text:s text:c="8"/>self.salva_contatti()</text:p>
      <text:p text:style-name="P42"/>
      <text:p text:style-name="P42"><text:s text:c="4"/>def carica_contatti(self):</text:p>
      <text:p text:style-name="P42"><text:s text:c="8"/># Funzione per caricare i contatti da un file all'avvio</text:p>
      <text:p text:style-name="P42"><text:s text:c="8"/>self.contatti = [] <text:s/># Lista per mantenere i contatti</text:p>
      <text:p text:style-name="P42"/>
      <text:p text:style-name="P42"><text:s text:c="8"/>try:</text:p>
      <text:p text:style-name="P42"><text:s text:c="12"/>with open("contatti.txt", "r") as file:</text:p>
      <text:p text:style-name="P42"><text:s text:c="16"/>for linea in file:</text:p>
      <text:p text:style-name="P42"><text:s text:c="20"/>parts = linea.strip().split(': ')</text:p>
      <text:p text:style-name="P42"><text:s text:c="20"/>if len(parts) == 2:</text:p>
      <text:p text:style-name="P42"><text:s text:c="24"/>nome, telefono = parts</text:p>
      <text:p text:style-name="P42"><text:s text:c="24"/>contatto = Contatto(nome, telefono)</text:p>
      <text:p text:style-name="P42"><text:s text:c="24"/>self.contatti.append(contatto)</text:p>
      <text:p text:style-name="P42"/>
      <text:p text:style-name="P42"><text:s text:c="12"/># Ordina la lista in base ai nomi</text:p>
      <text:p text:style-name="P42"><text:s text:c="12"/>self.contatti.sort(key=lambda x: x.nome)</text:p>
      <text:p text:style-name="P42"/>
      <text:p text:style-name="P42"><text:s text:c="12"/># Aggiorna la tabella</text:p>
      <text:p text:style-name="P42"><text:s text:c="12"/>self.aggiorna_tabella()</text:p>
      <text:p text:style-name="P42"><text:s text:c="8"/>except FileNotFoundError:</text:p>
      <text:p text:style-name="P42"><text:s text:c="12"/>pass</text:p>
      <text:p text:style-name="P42"/>
      <text:p text:style-name="P42"><text:s text:c="4"/>def salva_contatti(self):</text:p>
      <text:p text:style-name="P42"><text:s text:c="8"/># Funzione per salvare i contatti su un file</text:p>
      <text:p text:style-name="P42"><text:s text:c="8"/>try:</text:p>
      <text:p text:style-name="P42"><text:s text:c="12"/>with open("contatti.txt", "w") as file:</text:p>
      <text:p text:style-name="P42"><text:s text:c="16"/>for contatto in self.contatti:</text:p>
      <text:p text:style-name="P42"><text:s text:c="20"/>file.write(f"{contatto.nome}: {contatto.telefono}\n")</text:p>
      <text:p text:style-name="P42"><text:s text:c="8"/>except IOError:</text:p>
      <text:p text:style-name="P42"><text:s text:c="12"/>QMessageBox.critical(self, 'Errore', 'Impossibile salvare i contatti su file.')</text:p>
      <text:p text:style-name="P42"/>
      <text:p text:style-name="P42"><text:s text:c="4"/>def aggiorna_tabella(self):</text:p>
      <text:p text:style-name="P42"><text:s text:c="8"/># Funzione per aggiornare la tabella con i contatti attuali</text:p>
      <text:p text:style-name="P42"><text:s text:c="8"/>self.tabella_contatti.setRowCount(len(self.contatti))</text:p>
      <text:p text:style-name="P42"/>
      <text:p text:style-name="P42"><text:s text:c="8"/>for row, contatto in enumerate(self.contatti):</text:p>
      <text:p text:style-name="P42"><text:s text:c="12"/>self.tabella_contatti.setItem(row, 0, QTableWidgetItem(contatto.nome))</text:p>
      <text:p text:style-name="P42"><text:s text:c="12"/>self.tabella_contatti.setItem(row, 1, QTableWidgetItem(contatto.telefono))</text:p>
      <text:p text:style-name="P42"><text:soft-page-break/></text:p>
      <text:p text:style-name="P42"><text:s text:c="12"/># Aggiunge una casella di controllo alla terza colonna</text:p>
      <text:p text:style-name="P42"><text:s text:c="12"/>checkbox = QTableWidgetItem()</text:p>
      <text:p text:style-name="P42"><text:s text:c="12"/>checkbox.setFlags(checkbox.flags() | QtCore.Qt.ItemIsUserCheckable)</text:p>
      <text:p text:style-name="P42"><text:s text:c="12"/>checkbox.setCheckState(QtCore.Qt.Checked if contatto.selezionato else QtCore.Qt.Unchecked)</text:p>
      <text:p text:style-name="P42"><text:s text:c="12"/>self.tabella_contatti.setItem(row, 2, checkbox)</text:p>
      <text:p text:style-name="P42"/>
      <text:p text:style-name="P42"><text:s text:c="4"/>def elimina_contatti(self):</text:p>
      <text:p text:style-name="P42"><text:s text:c="8"/># Funzione per eliminare i contatti selezionati</text:p>
      <text:p text:style-name="P42"><text:s text:c="8"/>contatti_da_eliminare = []</text:p>
      <text:p text:style-name="P42"/>
      <text:p text:style-name="P42"><text:s text:c="8"/>for row, contatto in enumerate(self.contatti):</text:p>
      <text:p text:style-name="P42"><text:s text:c="12"/>checkbox = self.tabella_contatti.item(row, 2)</text:p>
      <text:p text:style-name="P42"><text:s text:c="12"/>if checkbox and checkbox.checkState() == QtCore.Qt.Checked:</text:p>
      <text:p text:style-name="P42"><text:s text:c="16"/>contatti_da_eliminare.append(contatto)</text:p>
      <text:p text:style-name="P42"/>
      <text:p text:style-name="P42"><text:s text:c="8"/>for contatto in contatti_da_eliminare:</text:p>
      <text:p text:style-name="P42"><text:s text:c="12"/>self.contatti.remove(contatto)</text:p>
      <text:p text:style-name="P42"/>
      <text:p text:style-name="P42"><text:s text:c="8"/># Aggiorna la tabella</text:p>
      <text:p text:style-name="P42"><text:s text:c="8"/>self.aggiorna_tabella()</text:p>
      <text:p text:style-name="P42"/>
      <text:p text:style-name="P42"><text:s text:c="8"/># Salva i contatti aggiornati</text:p>
      <text:p text:style-name="P42"><text:s text:c="8"/>self.salva_contatti()</text:p>
      <text:p text:style-name="P42"/>
      <text:p text:style-name="P42">if __name__ == '__main__':</text:p>
      <text:p text:style-name="P42"><text:s text:c="4"/>app = QApplication(sys.argv)</text:p>
      <text:p text:style-name="P42"><text:s text:c="4"/>ex = ContattiApp()</text:p>
      <text:p text:style-name="P42"><text:s text:c="4"/>ex.show()</text:p>
      <text:p text:style-name="P42"><text:s text:c="4"/>sys.exit(app.exec_())</text:p>
      <text:p text:style-name="P42"/>
      <text:h text:style-name="P4" text:outline-level="1">Ham Radio Logger</text:h>
      <text:p text:style-name="Text_20_body"><text:span text:style-name="Strong_20_Emphasis">Autore:</text:span> Bocaletto Luca<text:line-break/><text:span text:style-name="Strong_20_Emphasis">Sito Web:</text:span> <text:a xlink:type="simple" xlink:href="https://www.elektronoide.it/" text:style-name="Internet_20_link" text:visited-style-name="Visited_20_Internet_20_Link">https://www.elektronoide.it</text:a></text:p>
      <text:h text:style-name="Heading_20_2" text:outline-level="2"><text:bookmark text:name="user-content-descrizione2"/>Descrizione</text:h>
      <text:p text:style-name="Text_20_body">Ham Radio Logger è un software specializzato progettato da Bocaletto Luca per gli appassionati di radioamatore, finalizzato a semplificare la registrazione e la gestione delle comunicazioni radio in modo efficiente ed efficace. Questa applicazione si rivolge a un pubblico di radioamatori, operatori di stazioni radioamatoriali e appassionati di radiofonia, offrendo una serie di strumenti potenti per la catalogazione e la consultazione dei contatti radio effettuati.</text:p>
      <text:h text:style-name="P41" text:outline-level="3"><text:soft-page-break/>Caratteristiche principali</text:h>
      <text:list xml:id="list1068339139" text:style-name="L8">
        <text:list-item>
          <text:p text:style-name="P97"><text:span text:style-name="Strong_20_Emphasis">Registrazione dei Contatti:</text:span> Ham Radio Logger consente agli utenti di registrare in modo semplice e dettagliato ogni contatto radio effettuato. È possibile inserire informazioni come la data, l'orario, la frequenza, la modalità di comunicazione e i dettagli del contatto radio.</text:p>
        </text:list-item>
        <text:list-item>
          <text:p text:style-name="P97"><text:span text:style-name="Strong_20_Emphasis">Gestione delle Stazioni:</text:span> Gli utenti possono mantenere un elenco dettagliato delle stazioni radio con cui hanno comunicato. Questo include informazioni quali il nominativo, la posizione geografica, le bande di frequenza preferite e altre note pertinenti.</text:p>
        </text:list-item>
        <text:list-item>
          <text:p text:style-name="P97"><text:span text:style-name="Strong_20_Emphasis">Ricerca e Filtri:</text:span> Il software offre potenti strumenti di ricerca e filtri che consentono agli utenti di accedere rapidamente a informazioni specifiche sui contatti radio precedenti. È possibile effettuare ricerche per data, banda di frequenza, nominativo e altre variabili.</text:p>
        </text:list-item>
        <text:list-item>
          <text:p text:style-name="P97"><text:span text:style-name="Strong_20_Emphasis">Statistiche e Report:</text:span> Ham Radio Logger genera automaticamente statistiche dettagliate sui contatti radio registrati. Gli utenti possono visualizzare report personalizzati che mostrano le proprie prestazioni, le stazioni più frequenti o altre metriche di interesse.</text:p>
        </text:list-item>
        <text:list-item>
          <text:p text:style-name="P97"><text:span text:style-name="Strong_20_Emphasis">Integrazione con Mappe:</text:span> L'applicazione offre la possibilità di integrare le informazioni geografiche, consentendo agli utenti di visualizzare la posizione delle stazioni con cui hanno comunicato su mappe interattive.</text:p>
        </text:list-item>
        <text:list-item>
          <text:p text:style-name="P97"><text:span text:style-name="Strong_20_Emphasis">Backup e Ripristino:</text:span> Per garantire la sicurezza dei dati, il software permette di eseguire facilmente il backup delle informazioni registrate e il ripristino in caso di perdita di dati.</text:p>
        </text:list-item>
        <text:list-item>
          <text:p text:style-name="P97"><text:span text:style-name="Strong_20_Emphasis">Interfaccia Utente Intuitiva:</text:span> Ham Radio Logger è progettato con un'interfaccia utente intuitiva che consente agli utenti di accedere facilmente a tutte le funzionalità del software senza complicazioni.</text:p>
        </text:list-item>
      </text:list>
      <text:p text:style-name="P75"/>
      <text:p text:style-name="P75"/>
      <text:p text:style-name="P75"/>
      <text:p text:style-name="P37"><text:span text:style-name="T3">Source Code:</text:span> <text:span text:style-name="T3">Ham-Radio Logger</text:span></text:p>
      <text:p text:style-name="P75"/>
      <text:p text:style-name="P36"># Nome Software: Ham Radio Logger</text:p>
      <text:p text:style-name="P36"># Autore: Bocaletto Luca</text:p>
      <text:p text:style-name="P36"># Sito Web: https://www.elektronoide.it</text:p>
      <text:p text:style-name="P36">import sys</text:p>
      <text:p text:style-name="P36">import sqlite3</text:p>
      <text:p text:style-name="P36">from PyQt5.QtWidgets import QApplication, QMainWindow, QWidget, QVBoxLayout, QPushButton, QTableWidget, QTableWidgetItem, QLineEdit, QLabel</text:p>
      <text:p text:style-name="P36">from PyQt5.QtCore import Qt</text:p>
      <text:p text:style-name="P36">from PyQt5.QtGui import QFont</text:p>
      <text:p text:style-name="P36"><text:soft-page-break/></text:p>
      <text:p text:style-name="P36">class HamRadioLogger(QMainWindow):</text:p>
      <text:p text:style-name="P36"><text:s text:c="4"/>def __init__(self):</text:p>
      <text:p text:style-name="P36"><text:s text:c="8"/>super().__init__()</text:p>
      <text:p text:style-name="P36"><text:s text:c="8"/>self.initUI()</text:p>
      <text:p text:style-name="P36"/>
      <text:p text:style-name="P36"><text:s text:c="4"/>def initUI(self):</text:p>
      <text:p text:style-name="P36"><text:s text:c="8"/># Imposta il titolo della finestra</text:p>
      <text:p text:style-name="P36"><text:s text:c="8"/>self.setWindowTitle('Logger Radioamatoriale')</text:p>
      <text:p text:style-name="P36"><text:s text:c="8"/># Imposta le dimensioni della finestra</text:p>
      <text:p text:style-name="P36"><text:s text:c="8"/>self.setGeometry(100, 100, 800, 600)</text:p>
      <text:p text:style-name="P36"/>
      <text:p text:style-name="P36"><text:s text:c="8"/># Crea un widget centrale</text:p>
      <text:p text:style-name="P36"><text:s text:c="8"/>self.central_widget = QWidget()</text:p>
      <text:p text:style-name="P36"><text:s text:c="8"/>self.setCentralWidget(self.central_widget)</text:p>
      <text:p text:style-name="P36"/>
      <text:p text:style-name="P36"><text:s text:c="8"/># Crea un layout verticale per organizzare i widget</text:p>
      <text:p text:style-name="P36"><text:s text:c="8"/>self.layout = QVBoxLayout()</text:p>
      <text:p text:style-name="P36"/>
      <text:p text:style-name="P36"><text:s text:c="8"/># Add the title label and set its font size</text:p>
      <text:p text:style-name="P36"><text:s text:c="8"/>self.title_label = QLabel('Ham Radio Logger')</text:p>
      <text:p text:style-name="P36"><text:s text:c="8"/>font = QFont()</text:p>
      <text:p text:style-name="P36"><text:s text:c="8"/>font.setPointSize(20) <text:s/># Set font size to 20</text:p>
      <text:p text:style-name="P36"><text:s text:c="8"/>self.title_label.setFont(font)</text:p>
      <text:p text:style-name="P36"><text:s text:c="8"/>self.title_label.setAlignment(Qt.AlignCenter)</text:p>
      <text:p text:style-name="P36"><text:s text:c="8"/>self.layout.addWidget(self.title_label)</text:p>
      <text:p text:style-name="P36"/>
      <text:p text:style-name="P36"><text:s text:c="8"/># Crea etichette e campi di input per i dati</text:p>
      <text:p text:style-name="P36"><text:s text:c="8"/>self.call_label = QLabel('Indicativo di chiamata:')</text:p>
      <text:p text:style-name="P36"><text:s text:c="8"/>self.call_input = QLineEdit()</text:p>
      <text:p text:style-name="P36"><text:s text:c="8"/>self.call_input.setPlaceholderText('Es. IZ4XYZ')</text:p>
      <text:p text:style-name="P36"><text:s text:c="8"/>self.freq_label = QLabel('Frequenza:')</text:p>
      <text:p text:style-name="P36"><text:s text:c="8"/>self.freq_input = QLineEdit()</text:p>
      <text:p text:style-name="P36"><text:s text:c="8"/>self.freq_input.setPlaceholderText('Es. 144.800 MHz')</text:p>
      <text:p text:style-name="P36"><text:s text:c="8"/>self.date_label = QLabel('Data:')</text:p>
      <text:p text:style-name="P36"><text:s text:c="8"/>self.date_input = QLineEdit()</text:p>
      <text:p text:style-name="P36"><text:s text:c="8"/>self.date_input.setPlaceholderText('Es. 2023-01-15')</text:p>
      <text:p text:style-name="P36"><text:s text:c="8"/>self.time_label = QLabel('Ora:')</text:p>
      <text:p text:style-name="P36"><text:s text:c="8"/>self.time_input = QLineEdit()</text:p>
      <text:p text:style-name="P36"><text:s text:c="8"/>self.time_input.setPlaceholderText('Es. 14:30')</text:p>
      <text:p text:style-name="P36"><text:s text:c="8"/>self.power_label = QLabel('Potenza del segnale:')</text:p>
      <text:p text:style-name="P36"><text:s text:c="8"/>self.power_input = QLineEdit()</text:p>
      <text:p text:style-name="P36"><text:s text:c="8"/>self.power_input.setPlaceholderText('Es. 50 Watts')</text:p>
      <text:p text:style-name="P36"/>
      <text:p text:style-name="P36"><text:s text:c="8"/># Crea bottoni</text:p>
      <text:p text:style-name="P36"><text:soft-page-break/><text:s text:c="8"/>self.add_button = QPushButton('Aggiungi')</text:p>
      <text:p text:style-name="P36"><text:s text:c="8"/>self.update_button = QPushButton('Modifica')</text:p>
      <text:p text:style-name="P36"><text:s text:c="8"/>self.delete_button = QPushButton('Elimina')</text:p>
      <text:p text:style-name="P36"><text:s text:c="8"/>self.export_button = QPushButton('Esporta in CSV')</text:p>
      <text:p text:style-name="P36"/>
      <text:p text:style-name="P36"><text:s text:c="8"/># Crea una tabella per visualizzare i dati</text:p>
      <text:p text:style-name="P36"><text:s text:c="8"/>self.table = QTableWidget()</text:p>
      <text:p text:style-name="P36"><text:s text:c="8"/>self.table.setColumnCount(6)</text:p>
      <text:p text:style-name="P36"><text:s text:c="8"/>self.table.setHorizontalHeaderLabels(['ID', 'Indicativo di chiamata', 'Frequenza', 'Data', 'Ora', 'Potenza del segnale'])</text:p>
      <text:p text:style-name="P36"><text:s text:c="8"/>self.table.horizontalHeader().setStretchLastSection(True)</text:p>
      <text:p text:style-name="P36"/>
      <text:p text:style-name="P36"><text:s text:c="8"/># Aggiungi i widget al layout</text:p>
      <text:p text:style-name="P36"><text:s text:c="8"/>self.layout.addWidget(self.call_label)</text:p>
      <text:p text:style-name="P36"><text:s text:c="8"/>self.layout.addWidget(self.call_input)</text:p>
      <text:p text:style-name="P36"><text:s text:c="8"/>self.layout.addWidget(self.freq_label)</text:p>
      <text:p text:style-name="P36"><text:s text:c="8"/>self.layout.addWidget(self.freq_input)</text:p>
      <text:p text:style-name="P36"><text:s text:c="8"/>self.layout.addWidget(self.date_label)</text:p>
      <text:p text:style-name="P36"><text:s text:c="8"/>self.layout.addWidget(self.date_input)</text:p>
      <text:p text:style-name="P36"><text:s text:c="8"/>self.layout.addWidget(self.time_label)</text:p>
      <text:p text:style-name="P36"><text:s text:c="8"/>self.layout.addWidget(self.time_input)</text:p>
      <text:p text:style-name="P36"><text:s text:c="8"/>self.layout.addWidget(self.power_label)</text:p>
      <text:p text:style-name="P36"><text:s text:c="8"/>self.layout.addWidget(self.power_input)</text:p>
      <text:p text:style-name="P36"><text:s text:c="8"/>self.layout.addWidget(self.add_button)</text:p>
      <text:p text:style-name="P36"><text:s text:c="8"/>self.layout.addWidget(self.update_button)</text:p>
      <text:p text:style-name="P36"><text:s text:c="8"/>self.layout.addWidget(self.delete_button)</text:p>
      <text:p text:style-name="P36"><text:s text:c="8"/>self.layout.addWidget(self.export_button)</text:p>
      <text:p text:style-name="P36"><text:s text:c="8"/>self.layout.addWidget(self.table)</text:p>
      <text:p text:style-name="P36"/>
      <text:p text:style-name="P36"><text:s text:c="8"/># Imposta il layout del widget centrale</text:p>
      <text:p text:style-name="P36"><text:s text:c="8"/>self.central_widget.setLayout(self.layout)</text:p>
      <text:p text:style-name="P36"/>
      <text:p text:style-name="P36"><text:s text:c="8"/># Collega i bottoni alle funzioni corrispondenti</text:p>
      <text:p text:style-name="P36"><text:s text:c="8"/>self.add_button.clicked.connect(self.add_entry)</text:p>
      <text:p text:style-name="P36"><text:s text:c="8"/>self.update_button.clicked.connect(self.update_entry)</text:p>
      <text:p text:style-name="P36"><text:s text:c="8"/>self.delete_button.clicked.connect(self.delete_entry)</text:p>
      <text:p text:style-name="P36"><text:s text:c="8"/>self.export_button.clicked.connect(self.export_to_csv)</text:p>
      <text:p text:style-name="P36"/>
      <text:p text:style-name="P36"><text:s text:c="8"/># Connetti al database e crea la tabella 'log'</text:p>
      <text:p text:style-name="P36"><text:s text:c="8"/>self.conn = sqlite3.connect('radio_logger.db')</text:p>
      <text:p text:style-name="P36"><text:s text:c="8"/>self.cursor = self.conn.cursor()</text:p>
      <text:p text:style-name="P36"><text:s text:c="8"/>self.cursor.execute('''CREATE TABLE IF NOT EXISTS log (</text:p>
      <text:p text:style-name="P36"><text:s text:c="28"/>id INTEGER PRIMARY KEY,</text:p>
      <text:p text:style-name="P36"><text:s text:c="28"/>call_sign TEXT,</text:p>
      <text:p text:style-name="P36"><text:s text:c="28"/>frequency TEXT,</text:p>
      <text:p text:style-name="P36"><text:soft-page-break/><text:s text:c="28"/>date TEXT,</text:p>
      <text:p text:style-name="P36"><text:s text:c="28"/>time TEXT,</text:p>
      <text:p text:style-name="P36"><text:s text:c="28"/>signal_power TEXT)''')</text:p>
      <text:p text:style-name="P36"><text:s text:c="8"/>self.conn.commit()</text:p>
      <text:p text:style-name="P36"/>
      <text:p text:style-name="P36"><text:s text:c="8"/># Carica i dati nella tabella</text:p>
      <text:p text:style-name="P36"><text:s text:c="8"/>self.update_entry_list()</text:p>
      <text:p text:style-name="P36"/>
      <text:p text:style-name="P36"><text:s text:c="4"/>def update_entry_list(self):</text:p>
      <text:p text:style-name="P36"><text:s text:c="8"/># Esegue una query per ottenere tutti i dati dalla tabella 'log'</text:p>
      <text:p text:style-name="P36"><text:s text:c="8"/>self.cursor.execute('SELECT * FROM log')</text:p>
      <text:p text:style-name="P36"><text:s text:c="8"/>data = self.cursor.fetchall()</text:p>
      <text:p text:style-name="P36"><text:s text:c="8"/># Imposta il numero di righe nella tabella</text:p>
      <text:p text:style-name="P36"><text:s text:c="8"/>self.table.setRowCount(len(data))</text:p>
      <text:p text:style-name="P36"><text:s text:c="8"/># Popola la tabella con i dati</text:p>
      <text:p text:style-name="P36"><text:s text:c="8"/>for i, row in enumerate(data):</text:p>
      <text:p text:style-name="P36"><text:s text:c="12"/>for j, item in enumerate(row):</text:p>
      <text:p text:style-name="P36"><text:s text:c="16"/>self.table.setItem(i, j, QTableWidgetItem(str(item)))</text:p>
      <text:p text:style-name="P36"/>
      <text:p text:style-name="P36"><text:s text:c="4"/>def add_entry(self):</text:p>
      <text:p text:style-name="P36"><text:s text:c="8"/># Ottiene i dati dai campi di input</text:p>
      <text:p text:style-name="P36"><text:s text:c="8"/>call = self.call_input.text()</text:p>
      <text:p text:style-name="P36"><text:s text:c="8"/>freq = self.freq_input.text()</text:p>
      <text:p text:style-name="P36"><text:s text:c="8"/>date = self.date_input.text()</text:p>
      <text:p text:style-name="P36"><text:s text:c="8"/>time = self.time_input.text()</text:p>
      <text:p text:style-name="P36"><text:s text:c="8"/>power = self.power_input.text()</text:p>
      <text:p text:style-name="P36"><text:s text:c="8"/># Esegue una query per inserire i dati nella tabella</text:p>
      <text:p text:style-name="P36"><text:s text:c="8"/>self.cursor.execute('INSERT INTO log (call_sign, frequency, date, time, signal_power) VALUES (?, ?, ?, ?, ?)', (call, freq, date, time, power))</text:p>
      <text:p text:style-name="P36"><text:s text:c="8"/>self.conn.commit()</text:p>
      <text:p text:style-name="P36"><text:s text:c="8"/># Aggiorna la tabella e cancella i campi di input</text:p>
      <text:p text:style-name="P36"><text:s text:c="8"/>self.update_entry_list()</text:p>
      <text:p text:style-name="P36"><text:s text:c="8"/>self.clear_inputs()</text:p>
      <text:p text:style-name="P36"/>
      <text:p text:style-name="P36"><text:s text:c="4"/>def update_entry(self):</text:p>
      <text:p text:style-name="P36"><text:s text:c="8"/># Ottiene la riga selezionata nella tabella</text:p>
      <text:p text:style-name="P36"><text:s text:c="8"/>current_row = self.table.currentRow()</text:p>
      <text:p text:style-name="P36"><text:s text:c="8"/>if current_row == -1:</text:p>
      <text:p text:style-name="P36"><text:s text:c="12"/>return</text:p>
      <text:p text:style-name="P36"><text:s text:c="8"/># Ottiene i dati dai campi di input</text:p>
      <text:p text:style-name="P36"><text:s text:c="8"/>call = self.call_input.text()</text:p>
      <text:p text:style-name="P36"><text:s text:c="8"/>freq = self.freq_input.text()</text:p>
      <text:p text:style-name="P36"><text:s text:c="8"/>date = self.date_input.text()</text:p>
      <text:p text:style-name="P36"><text:s text:c="8"/>time = self.time_input.text()</text:p>
      <text:p text:style-name="P36"><text:s text:c="8"/>power = self.power_input.text()</text:p>
      <text:p text:style-name="P36"><text:soft-page-break/><text:s text:c="8"/># Ottiene l'ID dell'elemento selezionato</text:p>
      <text:p text:style-name="P36"><text:s text:c="8"/>entry_id = self.table.item(current_row, 0).text()</text:p>
      <text:p text:style-name="P36"><text:s text:c="8"/># Esegue una query per aggiornare i dati</text:p>
      <text:p text:style-name="P36"><text:s text:c="8"/>self.cursor.execute('UPDATE log SET call_sign=?, frequency=?, date=?, time=?, signal_power=? WHERE id=?', (call, freq, date, time, power, entry_id))</text:p>
      <text:p text:style-name="P36"><text:s text:c="8"/>self.conn.commit()</text:p>
      <text:p text:style-name="P36"><text:s text:c="8"/># Aggiorna la tabella e cancella i campi di input</text:p>
      <text:p text:style-name="P36"><text:s text:c="8"/>self.update_entry_list()</text:p>
      <text:p text:style-name="P36"><text:s text:c="8"/>self.clear_inputs()</text:p>
      <text:p text:style-name="P36"/>
      <text:p text:style-name="P36"><text:s text:c="4"/>def delete_entry(self):</text:p>
      <text:p text:style-name="P36"><text:s text:c="8"/># Ottiene la riga selezionata nella tabella</text:p>
      <text:p text:style-name="P36"><text:s text:c="8"/>current_row = self.table.currentRow()</text:p>
      <text:p text:style-name="P36"><text:s text:c="8"/>if current_row == -1:</text:p>
      <text:p text:style-name="P36"><text:s text:c="12"/>return</text:p>
      <text:p text:style-name="P36"><text:s text:c="8"/># Ottiene l'ID dell'elemento selezionato</text:p>
      <text:p text:style-name="P36"><text:s text:c="8"/>entry_id = self.table.item(current_row, 0).text()</text:p>
      <text:p text:style-name="P36"><text:s text:c="8"/># Esegue una query per eliminare l'elemento</text:p>
      <text:p text:style-name="P36"><text:s text:c="8"/>self.cursor.execute('DELETE FROM log WHERE id=?', (entry_id,))</text:p>
      <text:p text:style-name="P36"><text:s text:c="8"/>self.conn.commit()</text:p>
      <text:p text:style-name="P36"><text:s text:c="8"/># Aggiorna la tabella</text:p>
      <text:p text:style-name="P36"><text:s text:c="8"/>self.update_entry_list()</text:p>
      <text:p text:style-name="P36"><text:s text:c="8"/># Cancella i campi di input</text:p>
      <text:p text:style-name="P36"><text:s text:c="8"/>self.clear_inputs()</text:p>
      <text:p text:style-name="P36"/>
      <text:p text:style-name="P36"><text:s text:c="4"/>def export_to_csv(self):</text:p>
      <text:p text:style-name="P36"><text:s text:c="8"/># Apre un file CSV e scrive i dati dal database</text:p>
      <text:p text:style-name="P36"><text:s text:c="8"/>with open('radio_logger.csv', 'w') as f:</text:p>
      <text:p text:style-name="P36"><text:s text:c="12"/>self.cursor.execute('SELECT * FROM log')</text:p>
      <text:p text:style-name="P36"><text:s text:c="12"/>data = self.cursor.fetchall()</text:p>
      <text:p text:style-name="P36"><text:s text:c="12"/>headers = [description[0] for description in self.cursor.description]</text:p>
      <text:p text:style-name="P36"><text:s text:c="12"/>f.write(','.join(headers) + '\n')</text:p>
      <text:p text:style-name="P36"><text:s text:c="12"/>for row in data:</text:p>
      <text:p text:style-name="P36"><text:s text:c="16"/>f.write(','.join(map(str, row)) + '\n')</text:p>
      <text:p text:style-name="P36"/>
      <text:p text:style-name="P36"><text:s text:c="4"/>def clear_inputs(self):</text:p>
      <text:p text:style-name="P36"><text:s text:c="8"/># Cancella i campi di input</text:p>
      <text:p text:style-name="P36"><text:s text:c="8"/>self.call_input.clear()</text:p>
      <text:p text:style-name="P36"><text:s text:c="8"/>self.freq_input.clear()</text:p>
      <text:p text:style-name="P36"><text:s text:c="8"/>self.date_input.clear()</text:p>
      <text:p text:style-name="P36"><text:s text:c="8"/>self.time_input.clear()</text:p>
      <text:p text:style-name="P36"><text:s text:c="8"/>self.power_input.clear()</text:p>
      <text:p text:style-name="P36"/>
      <text:p text:style-name="P36">def main():</text:p>
      <text:p text:style-name="P36"><text:s text:c="4"/>app = QApplication(sys.argv)</text:p>
      <text:p text:style-name="P36"><text:soft-page-break/><text:s text:c="4"/>ex = HamRadioLogger()</text:p>
      <text:p text:style-name="P36"><text:s text:c="4"/>ex.show()</text:p>
      <text:p text:style-name="P36"><text:s text:c="4"/>sys.exit(app.exec_())</text:p>
      <text:p text:style-name="P36"/>
      <text:p text:style-name="P36">if __name__ == '__main__':</text:p>
      <text:p text:style-name="P36"><text:s text:c="4"/>mai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33" text:outline-level="1">MIDI Player</text:h>
      <text:h text:style-name="Heading_20_2" text:outline-level="2"><text:bookmark text:name="user-content-descrizione3"/>Descrizione</text:h>
      <text:p text:style-name="Text_20_body">Il <text:span text:style-name="Strong_20_Emphasis">MIDI Player</text:span> è un'applicazione desktop che consente agli utenti di caricare e riprodurre file MIDI. L'applicazione offre un'interfaccia utente intuitiva per selezionare un file MIDI, controllare la riproduzione, gestire le periferiche MIDI e monitorare il tempo di riproduzione corrente.</text:p>
      <text:h text:style-name="P34" text:outline-level="2">Caratteristiche Principali</text:h>
      <text:list xml:id="list2632147634" text:style-name="L9">
        <text:list-item>
          <text:p text:style-name="P98"><text:span text:style-name="Strong_20_Emphasis">Riproduzione di File MIDI</text:span>: Gli utenti possono aprire e riprodurre file MIDI selezionando il file desiderato tramite il pulsante "Apri MIDI File".</text:p>
        </text:list-item>
        <text:list-item>
          <text:p text:style-name="P98"><text:soft-page-break/><text:span text:style-name="Strong_20_Emphasis">Controllo della Riproduzione</text:span>: L'applicazione offre un pulsante "Play" per avviare la riproduzione o mettere in pausa la riproduzione se il file MIDI è già in riproduzione. Il pulsante "Stop" consente di interrompere la riproduzione e reimpostare la posizione di riproduzione.</text:p>
        </text:list-item>
        <text:list-item>
          <text:p text:style-name="P98"><text:span text:style-name="Strong_20_Emphasis">Selezione della Periferica MIDI</text:span>: Gli utenti possono selezionare la periferica MIDI di destinazione tramite una casella combinata ("Seleziona Periferica"). Questo consente di indirizzare l'output MIDI verso la periferica desiderata.</text:p>
        </text:list-item>
        <text:list-item>
          <text:p text:style-name="P98"><text:span text:style-name="Strong_20_Emphasis">Visualizzazione del File MIDI</text:span>: L'applicazione mostra il nome del file MIDI attualmente selezionato nell'etichetta "File" e il tempo di riproduzione corrente nella parte inferiore della finestra.</text:p>
        </text:list-item>
        <text:list-item>
          <text:p text:style-name="P98"><text:span text:style-name="Strong_20_Emphasis">Visualizzazione delle Note MIDI</text:span>: Durante la riproduzione, l'applicazione visualizza le note MIDI correnti nella parte centrale della finestra.</text:p>
        </text:list-item>
        <text:list-item>
          <text:p text:style-name="P98"><text:span text:style-name="Strong_20_Emphasis">Controllo del Volume MIDI</text:span>: È possibile regolare il volume MIDI utilizzando una barra di scorrimento orizzontale. Questo consente di variare l'intensità del suono durante la riproduzione.</text:p>
        </text:list-item>
        <text:list-item>
          <text:p text:style-name="P98"><text:span text:style-name="Strong_20_Emphasis">Gestione degli Errori</text:span>: L'applicazione è in grado di gestire gli errori durante la riproduzione e mostra eventuali messaggi di errore nella parte inferiore della finestra.</text:p>
        </text:list-item>
      </text:list>
      <text:h text:style-name="Heading_20_2" text:outline-level="2"><text:bookmark text:name="user-content-utilizzo2"/>Utilizzo</text:h>
      <text:list xml:id="list1779845988" text:style-name="L10">
        <text:list-item>
          <text:p text:style-name="P100">Avvia l'applicazione "MIDI Player". </text:p>
        </text:list-item>
        <text:list-item>
          <text:p text:style-name="P100">Seleziona una periferica MIDI di destinazione dall'elenco a discesa "Seleziona Periferica". </text:p>
        </text:list-item>
        <text:list-item>
          <text:p text:style-name="P100">Carica un file MIDI utilizzando il pulsante "Apri MIDI File". </text:p>
        </text:list-item>
        <text:list-item>
          <text:p text:style-name="P100">Utilizza il pulsante "Play" per avviare o mettere in pausa la riproduzione. </text:p>
        </text:list-item>
        <text:list-item>
          <text:p text:style-name="P100">Utilizza il pulsante "Stop" per interrompere la riproduzione. </text:p>
        </text:list-item>
        <text:list-item>
          <text:p text:style-name="P100">Regola il volume utilizzando la barra di scorrimento. </text:p>
        </text:list-item>
        <text:list-item>
          <text:p text:style-name="P99">Durante la riproduzione, le note MIDI correnti vengono visualizzate nella finestra. </text:p>
        </text:list-item>
      </text:list>
      <text:p text:style-name="P8">Source Code – Midi Player</text:p>
      <text:p text:style-name="P36"/>
      <text:p text:style-name="P36"># Name: Player Midi</text:p>
      <text:p text:style-name="P36"># Author: Bocaletto Luca</text:p>
      <text:p text:style-name="P36"># Web Site: https://www.elektronoide.it</text:p>
      <text:p text:style-name="P36">import tkinter as tk</text:p>
      <text:p text:style-name="P36">from tkinter import filedialog</text:p>
      <text:p text:style-name="P36">from tkinter import ttk</text:p>
      <text:p text:style-name="P36">import mido</text:p>
      <text:p text:style-name="P36">import threading</text:p>
      <text:p text:style-name="P36">import time</text:p>
      <text:p text:style-name="P36"/>
      <text:p text:style-name="P36"><text:soft-page-break/>class MidiPlayer:</text:p>
      <text:p text:style-name="P36"><text:s text:c="4"/>def __init__(self, app):</text:p>
      <text:p text:style-name="P36"><text:s text:c="8"/>self.app = app</text:p>
      <text:p text:style-name="P36"><text:s text:c="8"/>self.playing = False</text:p>
      <text:p text:style-name="P36"><text:s text:c="8"/>self.paused = False</text:p>
      <text:p text:style-name="P36"><text:s text:c="8"/>self.port = None</text:p>
      <text:p text:style-name="P36"><text:s text:c="8"/>self.file_path = None</text:p>
      <text:p text:style-name="P36"><text:s text:c="8"/>self.available_ports = mido.get_output_names()</text:p>
      <text:p text:style-name="P36"><text:s text:c="8"/>self.current_time = tk.StringVar(value="0:00") <text:s/># Variabile per il tempo corrente</text:p>
      <text:p text:style-name="P36"><text:s text:c="8"/>self.note_display = tk.Label(app.root, text="") <text:s/># Etichetta per la visualizzazione delle note</text:p>
      <text:p text:style-name="P36"><text:s text:c="8"/>self.volume = 64 <text:s/># Aggiunto controllo del volume con valore predefinito</text:p>
      <text:p text:style-name="P36"/>
      <text:p text:style-name="P36"><text:s text:c="4"/>def open_file(self):</text:p>
      <text:p text:style-name="P36"><text:s text:c="8"/>file_path = filedialog.askopenfilename(filetypes=[("MIDI Files", "*.mid")])</text:p>
      <text:p text:style-name="P36"><text:s text:c="8"/>if file_path:</text:p>
      <text:p text:style-name="P36"><text:s text:c="12"/>self.file_path = file_path</text:p>
      <text:p text:style-name="P36"><text:s text:c="12"/>self.app.update_file_label() <text:s/># Aggiorna il nome del file selezionato</text:p>
      <text:p text:style-name="P36"/>
      <text:p text:style-name="P36"><text:s text:c="4"/>def select_port(self, selected_port):</text:p>
      <text:p text:style-name="P36"><text:s text:c="8"/>if self.playing:</text:p>
      <text:p text:style-name="P36"><text:s text:c="12"/>return</text:p>
      <text:p text:style-name="P36"><text:s text:c="8"/>if selected_port:</text:p>
      <text:p text:style-name="P36"><text:s text:c="12"/>self.port = mido.open_output(selected_port)</text:p>
      <text:p text:style-name="P36"/>
      <text:p text:style-name="P36"><text:s text:c="4"/>def play(self):</text:p>
      <text:p text:style-name="P36"><text:s text:c="8"/>if self.playing:</text:p>
      <text:p text:style-name="P36"><text:s text:c="12"/>self.paused = not self.paused</text:p>
      <text:p text:style-name="P36"><text:s text:c="12"/>self.app.update_play_button_text()</text:p>
      <text:p text:style-name="P36"><text:s text:c="8"/>else:</text:p>
      <text:p text:style-name="P36"><text:s text:c="12"/>try:</text:p>
      <text:p text:style-name="P36"><text:s text:c="16"/>if not self.port:</text:p>
      <text:p text:style-name="P36"><text:s text:c="20"/>self.port = mido.open_output()</text:p>
      <text:p text:style-name="P36"><text:s text:c="16"/>if not self.file_path:</text:p>
      <text:p text:style-name="P36"><text:s text:c="20"/>return</text:p>
      <text:p text:style-name="P36"><text:s text:c="16"/>self.playing = True</text:p>
      <text:p text:style-name="P36"><text:s text:c="16"/>self.app.update_play_button_text()</text:p>
      <text:p text:style-name="P36"><text:s text:c="16"/>self.play_thread = threading.Thread(target=self.play_midi)</text:p>
      <text:p text:style-name="P36"><text:s text:c="16"/>self.play_thread.start()</text:p>
      <text:p text:style-name="P36"><text:s text:c="12"/>except OSError as e:</text:p>
      <text:p text:style-name="P36"><text:s text:c="16"/>self.stop()</text:p>
      <text:p text:style-name="P36"><text:s text:c="16"/>self.app.update_status(f"Errore durante la riproduzione MIDI: {str(e)}")</text:p>
      <text:p text:style-name="P36"/>
      <text:p text:style-name="P36"><text:s text:c="4"/>def play_midi(self):</text:p>
      <text:p text:style-name="P36"><text:s text:c="8"/>try:</text:p>
      <text:p text:style-name="P36"><text:soft-page-break/><text:s text:c="12"/>with mido.MidiFile(self.file_path) as midi_file:</text:p>
      <text:p text:style-name="P36"><text:s text:c="16"/>start_time = time.time()</text:p>
      <text:p text:style-name="P36"><text:s text:c="16"/>for msg in midi_file.play():</text:p>
      <text:p text:style-name="P36"><text:s text:c="20"/>if not self.playing:</text:p>
      <text:p text:style-name="P36"><text:s text:c="24"/>break</text:p>
      <text:p text:style-name="P36"><text:s text:c="20"/>while self.paused:</text:p>
      <text:p text:style-name="P36"><text:s text:c="24"/>time.sleep(0.1)</text:p>
      <text:p text:style-name="P36"><text:s text:c="20"/>if msg.type == "control_change":</text:p>
      <text:p text:style-name="P36"><text:s text:c="24"/>msg_with_volume = msg.copy()</text:p>
      <text:p text:style-name="P36"><text:s text:c="24"/>msg_with_volume.control = 7 <text:s/># Numero di controllo del volume MIDI</text:p>
      <text:p text:style-name="P36"><text:s text:c="24"/>msg_with_volume.value = self.volume <text:s/># Imposta il valore del volume</text:p>
      <text:p text:style-name="P36"><text:s text:c="24"/>self.port.send(msg_with_volume)</text:p>
      <text:p text:style-name="P36"><text:s text:c="20"/>else:</text:p>
      <text:p text:style-name="P36"><text:s text:c="24"/>self.port.send(msg)</text:p>
      <text:p text:style-name="P36"><text:s text:c="20"/>current_time = time.time() - start_time</text:p>
      <text:p text:style-name="P36"><text:s text:c="20"/>self.current_time.set(self.format_time(current_time))</text:p>
      <text:p text:style-name="P36"><text:s text:c="20"/>if msg.type == "note_on":</text:p>
      <text:p text:style-name="P36"><text:s text:c="24"/>self.note_display.config(text=f"Note: {msg.note}")</text:p>
      <text:p text:style-name="P36"><text:s text:c="20"/>time.sleep(msg.time)</text:p>
      <text:p text:style-name="P36"><text:s text:c="8"/>except OSError as e:</text:p>
      <text:p text:style-name="P36"><text:s text:c="12"/>self.stop()</text:p>
      <text:p text:style-name="P36"><text:s text:c="12"/>self.app.update_status(f"Errore durante la riproduzione MIDI: {str(e)}")</text:p>
      <text:p text:style-name="P36"/>
      <text:p text:style-name="P36"><text:s text:c="4"/>def stop(self):</text:p>
      <text:p text:style-name="P36"><text:s text:c="8"/>self.playing = False</text:p>
      <text:p text:style-name="P36"><text:s text:c="8"/>if self.port:</text:p>
      <text:p text:style-name="P36"><text:s text:c="12"/>self.port.reset()</text:p>
      <text:p text:style-name="P36"><text:s text:c="8"/>self.port = None</text:p>
      <text:p text:style-name="P36"><text:s text:c="8"/>self.app.update_play_button_text()</text:p>
      <text:p text:style-name="P36"/>
      <text:p text:style-name="P36"><text:s text:c="8"/># Reimposta i valori delle note e del tempo</text:p>
      <text:p text:style-name="P36"><text:s text:c="8"/>self.current_time.set("0:00")</text:p>
      <text:p text:style-name="P36"><text:s text:c="8"/>self.note_display.config(text="")</text:p>
      <text:p text:style-name="P36"/>
      <text:p text:style-name="P36"><text:s text:c="4"/>def format_time(self, seconds):</text:p>
      <text:p text:style-name="P36"><text:s text:c="8"/>minutes, seconds = divmod(int(seconds), 60)</text:p>
      <text:p text:style-name="P36"><text:s text:c="8"/>return f"{minutes}:{seconds:02}"</text:p>
      <text:p text:style-name="P36"/>
      <text:p text:style-name="P36">class MidiPlayerApp:</text:p>
      <text:p text:style-name="P36"><text:s text:c="4"/>def __init__(self, root):</text:p>
      <text:p text:style-name="P36"><text:s text:c="8"/>self.root = root</text:p>
      <text:p text:style-name="P36"><text:s text:c="8"/>self.root.title("MIDI Player")</text:p>
      <text:p text:style-name="P36"><text:s text:c="8"/>self.player = MidiPlayer(self)</text:p>
      <text:p text:style-name="P36"/>
      <text:p text:style-name="P36"><text:soft-page-break/><text:s text:c="8"/>self.play_button = tk.Button(root, text="Play", command=self.player.play)</text:p>
      <text:p text:style-name="P36"><text:s text:c="8"/>self.stop_button = tk.Button(root, text="Stop", command=self.player.stop)</text:p>
      <text:p text:style-name="P36"><text:s text:c="8"/>self.open_button = tk.Button(root, text="Apri MIDI File", command=self.player.open_file)</text:p>
      <text:p text:style-name="P36"/>
      <text:p text:style-name="P36"><text:s text:c="8"/>self.port_label = tk.Label(root, text="Seleziona Periferica")</text:p>
      <text:p text:style-name="P36"><text:s text:c="8"/>self.port_combobox = ttk.Combobox(root, values=self.player.available_ports, state="readonly")</text:p>
      <text:p text:style-name="P36"><text:s text:c="8"/>self.port_combobox.bind("&lt;&lt;ComboboxSelected&gt;&gt;", self.select_port)</text:p>
      <text:p text:style-name="P36"/>
      <text:p text:style-name="P36"><text:s text:c="8"/># Aggiungi una etichetta per il nome del file selezionato</text:p>
      <text:p text:style-name="P36"><text:s text:c="8"/>self.file_label = tk.Label(root, text="File: None")</text:p>
      <text:p text:style-name="P36"/>
      <text:p text:style-name="P36"><text:s text:c="8"/># Aggiungi una etichetta per la visualizzazione del tempo corrente</text:p>
      <text:p text:style-name="P36"><text:s text:c="8"/>self.time_label = tk.Label(root, textvariable=self.player.current_time)</text:p>
      <text:p text:style-name="P36"/>
      <text:p text:style-name="P36"><text:s text:c="8"/>self.status_label = tk.Label(root, text="")</text:p>
      <text:p text:style-name="P36"/>
      <text:p text:style-name="P36"><text:s text:c="8"/># Aggiungi un controllo del volume</text:p>
      <text:p text:style-name="P36"><text:s text:c="8"/>self.volume_label = tk.Label(root, text="Volume")</text:p>
      <text:p text:style-name="P36"><text:s text:c="8"/>self.volume_scale = ttk.Scale(root, from_=0, to=127, variable=self.player.volume, orient="horizontal")</text:p>
      <text:p text:style-name="P36"/>
      <text:p text:style-name="P36"><text:s text:c="8"/>self.play_button.pack()</text:p>
      <text:p text:style-name="P36"><text:s text:c="8"/>self.stop_button.pack()</text:p>
      <text:p text:style-name="P36"><text:s text:c="8"/>self.open_button.pack()</text:p>
      <text:p text:style-name="P36"><text:s text:c="8"/>self.port_label.pack()</text:p>
      <text:p text:style-name="P36"><text:s text:c="8"/>self.port_combobox.pack()</text:p>
      <text:p text:style-name="P36"><text:s text:c="8"/>self.file_label.pack()</text:p>
      <text:p text:style-name="P36"><text:s text:c="8"/>self.time_label.pack()</text:p>
      <text:p text:style-name="P36"><text:s text:c="8"/>self.player.note_display.pack()</text:p>
      <text:p text:style-name="P36"><text:s text:c="8"/>self.status_label.pack()</text:p>
      <text:p text:style-name="P36"/>
      <text:p text:style-name="P36"><text:s text:c="8"/># Mostra il controllo del volume</text:p>
      <text:p text:style-name="P36"><text:s text:c="8"/>self.volume_label.pack()</text:p>
      <text:p text:style-name="P36"><text:s text:c="8"/>self.volume_scale.pack()</text:p>
      <text:p text:style-name="P36"/>
      <text:p text:style-name="P36"><text:s text:c="4"/>def select_port(self, event):</text:p>
      <text:p text:style-name="P36"><text:s text:c="8"/>selected_port = self.port_combobox.get()</text:p>
      <text:p text:style-name="P36"><text:s text:c="8"/>self.player.select_port(selected_port)</text:p>
      <text:p text:style-name="P36"/>
      <text:p text:style-name="P36"><text:s text:c="4"/>def update_play_button_text(self):</text:p>
      <text:p text:style-name="P36"><text:s text:c="8"/>if self.player.playing:</text:p>
      <text:p text:style-name="P36"><text:s text:c="12"/>self.play_button.config(text="Pause" if not self.player.paused else "Riprendi")</text:p>
      <text:p text:style-name="P36"><text:s text:c="8"/>else:</text:p>
      <text:p text:style-name="P36"><text:soft-page-break/><text:s text:c="12"/>self.play_button.config(text="Play")</text:p>
      <text:p text:style-name="P36"/>
      <text:p text:style-name="P36"><text:s text:c="4"/>def update_file_label(self):</text:p>
      <text:p text:style-name="P36"><text:s text:c="8"/>if self.player.file_path:</text:p>
      <text:p text:style-name="P36"><text:s text:c="12"/>file_name = self.player.file_path.split("/")[-1]</text:p>
      <text:p text:style-name="P36"><text:s text:c="12"/>self.file_label.config(text="File: " + file_name)</text:p>
      <text:p text:style-name="P36"><text:s text:c="8"/>else:</text:p>
      <text:p text:style-name="P36"><text:s text:c="12"/>self.file_label.config(text="File: None")</text:p>
      <text:p text:style-name="P36"/>
      <text:p text:style-name="P36"><text:s text:c="4"/>def update_status(self, text):</text:p>
      <text:p text:style-name="P36"><text:s text:c="8"/>self.status_label.config(text=text)</text:p>
      <text:p text:style-name="P36"/>
      <text:p text:style-name="P36">if __name__ == "__main__":</text:p>
      <text:p text:style-name="P36"><text:s text:c="4"/>root = tk.Tk()</text:p>
      <text:p text:style-name="P36"><text:s text:c="4"/>app = MidiPlayerApp(root)</text:p>
      <text:p text:style-name="P36"><text:s text:c="4"/>root.mainloop()</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6" text:outline-level="1">7bl Compressore, <text:span text:style-name="T8">decompressore </text:span>con Crittografia</text:h>
      <text:p text:style-name="Text_20_body"><text:span text:style-name="Strong_20_Emphasis">Autore:</text:span> Luca Bocaletto</text:p>
      <text:h text:style-name="Heading_20_2" text:outline-level="2">Descrizione</text:h>
      <text:p text:style-name="Text_20_body">Questo software è progettato per aiutare gli utenti a comprimere e crittografare i loro file, rendendoli più sicuri e riducendo lo spazio di archiviazione necessario. Ecco le principali funzionalità offerte:</text:p>
      <text:list xml:id="list2591237279" text:style-name="L11">
        <text:list-item>
          <text:p text:style-name="P101"><text:span text:style-name="Strong_20_Emphasis">Comprimere file:</text:span> Gli utenti possono selezionare i file che desiderano comprimere. Il software utilizza la libreria di compressione zlib per ridurre le dimensioni dei file, <text:soft-page-break/>utilizzando il miglior livello di compressione disponibile.</text:p>
        </text:list-item>
        <text:list-item>
          <text:p text:style-name="P101"><text:span text:style-name="Strong_20_Emphasis">Crittografare file:</text:span> Il software consente agli utenti di specificare una chiave di crittografia. Utilizza quindi la libreria di crittografia Fernet per crittografare i dati compressi. La crittografia offre un ulteriore livello di sicurezza ai file, proteggendoli da accessi non autorizzati.</text:p>
        </text:list-item>
        <text:list-item>
          <text:p text:style-name="P101"><text:span text:style-name="Strong_20_Emphasis">Estrarre file:</text:span> Gli utenti possono anche utilizzare il software per estrarre file da un archivio crittografato. Questa operazione coinvolge la decrittografia dei dati e la decompressione dei file nell'archivio.</text:p>
        </text:list-item>
      </text:list>
      <text:h text:style-name="Heading_20_3" text:outline-level="3"><text:bookmark text:name="user-content-gestione-dellestensione-del-file-archiviato"/>Gestione dell'estensione del file archiviato</text:h>
      <text:p text:style-name="Text_20_body">Di default, il software utilizza l'estensione ".7bl" per i file archiviati, ad esempio, "archived_data.7bl". Tuttavia, gli utenti hanno la flessibilità di modificare l'estensione del file archiviato a loro piacimento, creando estensioni personalizzate o specificando il nome del file come preferiscono. L'importante è che il contenuto dell'archivio sarà crittografato e compresso indipendentemente dall'estensione del file.</text:p>
      <text:p text:style-name="P3"><text:span text:style-name="T4">Source Code -</text:span><text:span text:style-name="T2"> </text:span><text:span text:style-name="T3">7bl Compressor with Encryption</text:span></text:p>
      <text:p text:style-name="P69"># Nome Software: 7bl Compressore con Crittografia<text:line-break/># Autore: Bocaletto Luca<text:line-break/># Descrizione: Questo software offre la possibilità di comprimere, crittografare ed estrarre file. <text:line-break/># Consente agli utenti di selezionare file da archiviare o da cui estrarre, specificare una chiave di crittografia,<text:line-break/># e generare archivi crittografati. È uno strumento utile per proteggere e comprimere i dati sensibili.<text:line-break/># Importa i moduli necessari</text:p>
      <text:p text:style-name="P69">import tkinter as tk</text:p>
      <text:p text:style-name="P69">from tkinter import ttk<text:line-break/>from cryptography.fernet import Fernet<text:line-break/>import zlib<text:line-break/>import os<text:line-break/>import traceback<text:line-break/>from tkinter import filedialog<text:line-break/>from cryptography.fernet import InvalidToken</text:p>
      <text:p text:style-name="P69"># Definizione della classe principale dell'applicazione</text:p>
      <text:p text:style-name="P69"><text:soft-page-break/>class SevenBLCompressor:</text:p>
      <text:p text:style-name="P69"><text:s text:c="4"/>def __init__(self, window):</text:p>
      <text:p text:style-name="P69"><text:s text:c="8"/>self.window = window</text:p>
      <text:p text:style-name="P69"><text:s text:c="8"/>self.window.title("7bl Compressore con Crittografia") <text:s/># Imposta il titolo della finestra</text:p>
      <text:p text:style-name="P69"><text:s text:c="8"/>self.window.configure(bg="#f5f5f5") <text:s/># Imposta il colore di sfondo della finestra</text:p>
      <text:p text:style-name="P69"><text:s text:c="8"/># Creazione e posizionamento degli elementi dell'interfaccia utente</text:p>
      <text:p text:style-name="P69"><text:s text:c="8"/>self.create_ui_elements()</text:p>
      <text:p text:style-name="P69"><text:s text:c="4"/>def create_ui_elements(self):</text:p>
      <text:p text:style-name="P69"><text:s text:c="8"/>self.file_label = tk.Label(self.window, text="7bl Compressore con Crittografia", font=("Helvetica", 20))</text:p>
      <text:p text:style-name="P69"><text:s text:c="8"/>self.file_label.pack()</text:p>
      <text:p text:style-name="P69"><text:s text:c="8"/># Etichette, liste, campi di input, e pulsanti</text:p>
      <text:p text:style-name="P69"><text:s text:c="8"/>self.file_label = tk.Label(self.window, text="File da archiviare/estraire:")</text:p>
      <text:p text:style-name="P69"><text:s text:c="8"/>self.file_label.pack()</text:p>
      <text:p text:style-name="P69"><text:s text:c="8"/>self.file_listbox = tk.Listbox(self.window, selectmode=tk.MULTIPLE, width=50)</text:p>
      <text:p text:style-name="P69"><text:s text:c="8"/>self.file_listbox.pack()</text:p>
      <text:p text:style-name="P69"/>
      <text:p text:style-name="P69"><text:s text:c="8"/>self.browse_input_button = tk.Button(self.window, text="Sfoglia", command=self.browse_input_files)</text:p>
      <text:p text:style-name="P69"><text:s text:c="8"/>self.browse_input_button.pack()</text:p>
      <text:p text:style-name="P69"><text:s text:c="8"/>self.output_label = tk.Label(self.window, text="File archiviato/estratto:")</text:p>
      <text:p text:style-name="P69"><text:soft-page-break/><text:s text:c="8"/>self.output_label.pack()</text:p>
      <text:p text:style-name="P69"><text:s text:c="8"/>self.output_entry = tk.Entry(self.window, width=50)</text:p>
      <text:p text:style-name="P69"><text:s text:c="8"/>self.output_entry.pack()</text:p>
      <text:p text:style-name="P69"><text:s text:c="8"/>self.browse_output_button = tk.Button(self.window, text="Sfoglia", command=self.browse_output_directory)</text:p>
      <text:p text:style-name="P69"><text:s text:c="8"/>self.browse_output_button.pack()</text:p>
      <text:p text:style-name="P69"><text:s text:c="8"/>self.key_label = tk.Label(self.window, text="Chiave di crittografia:")</text:p>
      <text:p text:style-name="P69"><text:s text:c="8"/>self.key_label.pack()</text:p>
      <text:p text:style-name="P69"><text:s text:c="8"/>self.key_entry = tk.Entry(self.window, width=50)</text:p>
      <text:p text:style-name="P69"><text:s text:c="8"/>self.key_entry.pack()</text:p>
      <text:p text:style-name="P69"><text:s text:c="8"/>self.generate_key_button = tk.Button(self.window, text="Genera Chiave Casuale", command=self.generate_and_set_key)</text:p>
      <text:p text:style-name="P69"><text:s text:c="8"/>self.generate_key_button.pack()</text:p>
      <text:p text:style-name="P69"><text:s text:c="8"/>self.progress_bar = ttk.Progressbar(self.window, orient="horizontal", length=200, mode="determinate")</text:p>
      <text:p text:style-name="P69"><text:s text:c="8"/>self.progress_bar.pack()</text:p>
      <text:p text:style-name="P69"><text:s text:c="8"/>self.create_archive_button = tk.Button(self.window, text="Crea Archivio", command=self.on_create_archive_button_click)</text:p>
      <text:p text:style-name="P69"><text:s text:c="8"/>self.create_archive_button.pack()</text:p>
      <text:p text:style-name="P69"/>
      <text:p text:style-name="P69"><text:s text:c="8"/>self.extract_archive_button = tk.Button(self.window, text="Estrai dall'Archivio", command=self.on_extract_archive_button_click)</text:p>
      <text:p text:style-name="P69"><text:s text:c="8"/>self.extract_archive_button.pack()</text:p>
      <text:p text:style-name="P69"><text:s text:c="8"/>self.result_label = tk.Label(self.window, text="")</text:p>
      <text:p text:style-name="P69"><text:soft-page-break/><text:s text:c="8"/>self.result_label.pack()</text:p>
      <text:p text:style-name="P69"><text:s text:c="8"/># Personalizzazione dei colori dei pulsanti</text:p>
      <text:p text:style-name="P69"><text:s text:c="8"/>self.create_archive_button.config(bg="#4CAF50", fg="white")</text:p>
      <text:p text:style-name="P69"><text:s text:c="8"/>self.extract_archive_button.config(bg="#4CAF50", fg="white")</text:p>
      <text:p text:style-name="P69"><text:s text:c="4"/># Gestisce la selezione di file da archiviare/estraire</text:p>
      <text:p text:style-name="P69"><text:s text:c="4"/>def browse_input_files(self):</text:p>
      <text:p text:style-name="P69"><text:s text:c="8"/>file_paths = filedialog.askopenfilenames()</text:p>
      <text:p text:style-name="P69"><text:s text:c="8"/>if file_paths:</text:p>
      <text:p text:style-name="P69"><text:s text:c="12"/>self.file_listbox.delete(0, tk.END)</text:p>
      <text:p text:style-name="P69"><text:s text:c="12"/>for file_path in file_paths:</text:p>
      <text:p text:style-name="P69"><text:s text:c="16"/>self.file_listbox.insert(tk.END, file_path)</text:p>
      <text:p text:style-name="P69"><text:s text:c="4"/># Gestisce la selezione della cartella di destinazione</text:p>
      <text:p text:style-name="P69"><text:s text:c="4"/>def browse_output_directory(self):</text:p>
      <text:p text:style-name="P69"><text:s text:c="8"/>directory_path = filedialog.askdirectory()</text:p>
      <text:p text:style-name="P69"><text:s text:c="8"/>if directory_path:</text:p>
      <text:p text:style-name="P69"><text:s text:c="12"/>self.output_entry.delete(0, tk.END)</text:p>
      <text:p text:style-name="P69"><text:s text:c="12"/>self.output_entry.insert(0, directory_path)</text:p>
      <text:p text:style-name="P69"/>
      <text:p text:style-name="P69"><text:s text:c="4"/># Genera una chiave casuale e la visualizza nell'interfaccia</text:p>
      <text:p text:style-name="P69"><text:s text:c="4"/>def generate_key(self):</text:p>
      <text:p text:style-name="P69"><text:s text:c="8"/>return Fernet.generate_key()</text:p>
      <text:p text:style-name="P69"><text:s text:c="4"/>def generate_and_set_key(self):</text:p>
      <text:p text:style-name="P69"><text:soft-page-break/><text:s text:c="8"/>key = self.generate_key()</text:p>
      <text:p text:style-name="P69"><text:s text:c="8"/>self.key_entry.delete(0, tk.END)</text:p>
      <text:p text:style-name="P69"><text:s text:c="8"/>self.key_entry.insert(0, key.decode())</text:p>
      <text:p text:style-name="P69"><text:s text:c="4"/># Comprime e crittografa un file</text:p>
      <text:p text:style-name="P69"><text:s text:c="4"/>def compress_and_encrypt_file(self, input_file, output_file, key):</text:p>
      <text:p text:style-name="P69"><text:s text:c="8"/>try:</text:p>
      <text:p text:style-name="P69"><text:s text:c="12"/>with open(input_file, 'rb') as infile:</text:p>
      <text:p text:style-name="P69"><text:s text:c="16"/>data = infile.read()</text:p>
      <text:p text:style-name="P69"><text:s text:c="16"/>compressed_data = zlib.compress(data, level=zlib.Z_BEST_COMPRESSION)</text:p>
      <text:p text:style-name="P69"><text:s text:c="16"/>encrypted_data = self.encrypt_data(compressed_data, key)</text:p>
      <text:p text:style-name="P69"><text:s text:c="12"/>with open(output_file, 'wb') as outfile:</text:p>
      <text:p text:style-name="P69"><text:s text:c="16"/>outfile.write(encrypted_data)</text:p>
      <text:p text:style-name="P69"><text:s text:c="12"/>self.update_progress_bar(100) <text:s/># Completato</text:p>
      <text:p text:style-name="P69"><text:s text:c="8"/>except Exception as e:</text:p>
      <text:p text:style-name="P69"><text:s text:c="12"/>traceback.print_exc()</text:p>
      <text:p text:style-name="P69"><text:s text:c="12"/>self.result_label.config(text="Errore durante la compressione e la crittografia.")</text:p>
      <text:p text:style-name="P69"><text:s text:c="12"/>self.update_progress_bar(0) <text:s/># Errore</text:p>
      <text:p text:style-name="P69"/>
      <text:p text:style-name="P69"><text:s text:c="4"/># Decompatta e decrittografa un file</text:p>
      <text:p text:style-name="P69"><text:s text:c="4"/>def decrypt_and_decompress_file(self, input_file, output_file, key):</text:p>
      <text:p text:style-name="P69"><text:s text:c="8"/>try:</text:p>
      <text:p text:style-name="P69"><text:soft-page-break/><text:s text:c="12"/>with open(input_file, 'rb') as infile:</text:p>
      <text:p text:style-name="P69"><text:s text:c="16"/>encrypted_data = infile.read()</text:p>
      <text:p text:style-name="P69"><text:s text:c="16"/>decrypted_data = self.decrypt_data(encrypted_data, key)</text:p>
      <text:p text:style-name="P69"><text:s text:c="16"/>decompressed_data = zlib.decompress(decrypted_data)</text:p>
      <text:p text:style-name="P69"><text:s text:c="12"/>with open(output_file, 'wb') as outfile:</text:p>
      <text:p text:style-name="P69"><text:s text:c="16"/>outfile.write(decompressed_data)</text:p>
      <text:p text:style-name="P69"><text:s text:c="12"/>self.update_progress_bar(100) <text:s/># Completato</text:p>
      <text:p text:style-name="P69"><text:s text:c="8"/>except InvalidToken:</text:p>
      <text:p text:style-name="P69"><text:s text:c="12"/>self.result_label.config(text="Chiave di crittografia errata.")</text:p>
      <text:p text:style-name="P69"><text:s text:c="12"/>self.update_progress_bar(0) <text:s/># Errore</text:p>
      <text:p text:style-name="P69"><text:s text:c="8"/>except Exception as e:</text:p>
      <text:p text:style-name="P69"><text:s text:c="12"/>traceback.print_exc()</text:p>
      <text:p text:style-name="P69"><text:s text:c="12"/>self.result_label.config(text="Errore durante la decompressione e la decrittografia.")</text:p>
      <text:p text:style-name="P69"><text:s text:c="12"/>self.update_progress_bar(0) <text:s/># Errore</text:p>
      <text:p text:style-name="P69"><text:s text:c="4"/># Crea un archivio contenente i file selezionati</text:p>
      <text:p text:style-name="P69"><text:s text:c="4"/>def create_archive(self, archive_file, files, key):</text:p>
      <text:p text:style-name="P69"><text:s text:c="8"/>archive_data = {}</text:p>
      <text:p text:style-name="P69"><text:s text:c="8"/>try:</text:p>
      <text:p text:style-name="P69"><text:s text:c="12"/>for file in files:</text:p>
      <text:p text:style-name="P69"><text:s text:c="16"/>with open(file, 'rb') as infile:</text:p>
      <text:p text:style-name="P69"><text:s text:c="20"/>data = infile.read()</text:p>
      <text:p text:style-name="P69"><text:s text:c="20"/>compressed_data = zlib.compress(data, <text:soft-page-break/>level=zlib.Z_BEST_COMPRESSION)</text:p>
      <text:p text:style-name="P69"><text:s text:c="20"/>encrypted_data = self.encrypt_data(compressed_data, key)</text:p>
      <text:p text:style-name="P69"><text:s text:c="20"/>archive_data[os.path.basename(file)] = encrypted_data</text:p>
      <text:p text:style-name="P69"><text:s text:c="12"/>with open(archive_file, 'wb') as outfile:</text:p>
      <text:p text:style-name="P69"><text:s text:c="16"/>outfile.write(str(archive_data).encode())</text:p>
      <text:p text:style-name="P69"><text:s text:c="12"/>self.update_status_message(f"Archivio {archive_file} creato!")</text:p>
      <text:p text:style-name="P69"><text:s text:c="8"/>except Exception as e:</text:p>
      <text:p text:style-name="P69"><text:s text:c="12"/>traceback.print_exc()</text:p>
      <text:p text:style-name="P69"><text:s text:c="12"/>self.result_label.config(text="Errore durante la creazione dell'archivio.")</text:p>
      <text:p text:style-name="P69"><text:s text:c="12"/>self.update_progress_bar(0) <text:s/># Errore</text:p>
      <text:p text:style-name="P69"><text:s text:c="4"/># Estrae i file dall'archivio</text:p>
      <text:p text:style-name="P69"><text:s text:c="4"/>def extract_files_from_archive(self, archive_file, output_dir, key):</text:p>
      <text:p text:style-name="P69"><text:s text:c="8"/>try:</text:p>
      <text:p text:style-name="P69"><text:s text:c="12"/>with open(archive_file, 'rb') as infile:</text:p>
      <text:p text:style-name="P69"><text:s text:c="16"/>archive_data = eval(infile.read().decode())</text:p>
      <text:p text:style-name="P69"><text:s text:c="12"/>total_files = len(archive_data)</text:p>
      <text:p text:style-name="P69"><text:s text:c="12"/>for i, (filename, encrypted_data) in enumerate(archive_data.items()):</text:p>
      <text:p text:style-name="P69"><text:s text:c="16"/>self.update_status_message(f"Estrazione file {i+1}/{total_files}...")</text:p>
      <text:p text:style-name="P69"><text:s text:c="16"/>decrypted_data = self.decrypt_data(encrypted_data, key)</text:p>
      <text:p text:style-name="P69"><text:s text:c="16"/>decompressed_data = zlib.decompress(decrypted_data)</text:p>
      <text:p text:style-name="P69"><text:s text:c="16"/>output_file = os.path.join(output_dir, filename)</text:p>
      <text:p text:style-name="P69"><text:s text:c="16"/>with open(output_file, 'wb') as outfile:</text:p>
      <text:p text:style-name="P69"><text:soft-page-break/><text:s text:c="20"/>outfile.write(decompressed_data)</text:p>
      <text:p text:style-name="P69"><text:s text:c="16"/>self.update_progress_bar((i + 1) / total_files * 100)</text:p>
      <text:p text:style-name="P69"><text:s text:c="12"/>self.update_status_message("File estratti dall'archivio!")</text:p>
      <text:p text:style-name="P69"><text:s text:c="8"/>except InvalidToken:</text:p>
      <text:p text:style-name="P69"><text:s text:c="12"/>self.result_label.config(text="Chiave di crittografia errata.")</text:p>
      <text:p text:style-name="P69"><text:s text:c="12"/>self.update_progress_bar(0) <text:s/># Errore</text:p>
      <text:p text:style-name="P69"><text:s text:c="8"/>except Exception as e:</text:p>
      <text:p text:style-name="P69"><text:s text:c="12"/>traceback.print_exc()</text:p>
      <text:p text:style-name="P69"><text:s text:c="12"/>self.result_label.config(text="Errore durante l'estrazione dall'archivio.")</text:p>
      <text:p text:style-name="P69"><text:s text:c="12"/>self.update_progress_bar(0) <text:s/># Errore</text:p>
      <text:p text:style-name="P69"/>
      <text:p text:style-name="P69"><text:s text:c="4"/># Crittografa i dati utilizzando una chiave</text:p>
      <text:p text:style-name="P69"><text:s text:c="4"/>def encrypt_data(self, data, key):</text:p>
      <text:p text:style-name="P69"><text:s text:c="8"/>fernet = Fernet(key)</text:p>
      <text:p text:style-name="P69"><text:s text:c="8"/>return fernet.encrypt(data)</text:p>
      <text:p text:style-name="P69"><text:s text:c="4"/># Decrittografa i dati utilizzando una chiave</text:p>
      <text:p text:style-name="P69"><text:s text:c="4"/>def decrypt_data(self, data, key):</text:p>
      <text:p text:style-name="P69"><text:s text:c="8"/>fernet = Fernet(key)</text:p>
      <text:p text:style-name="P69"><text:s text:c="8"/>return fernet.decrypt(data)</text:p>
      <text:p text:style-name="P69"/>
      <text:p text:style-name="P69"><text:s text:c="4"/># Aggiorna la barra di avanzamento</text:p>
      <text:p text:style-name="P69"><text:s text:c="4"/>def update_progress_bar(self, value):</text:p>
      <text:p text:style-name="P69"><text:soft-page-break/><text:s text:c="8"/>self.progress_bar["value"] = value</text:p>
      <text:p text:style-name="P69"><text:s text:c="8"/>self.window.update_idletasks()</text:p>
      <text:p text:style-name="P69"><text:s text:c="4"/># Aggiorna l'etichetta di stato</text:p>
      <text:p text:style-name="P69"><text:s text:c="4"/>def update_status_message(self, message):</text:p>
      <text:p text:style-name="P69"><text:s text:c="8"/>self.result_label.config(text=message)</text:p>
      <text:p text:style-name="P69"><text:s text:c="8"/>self.window.update_idletasks()</text:p>
      <text:p text:style-name="P69"><text:s text:c="4"/># Gestisce il clic sul pulsante "Crea Archivio"</text:p>
      <text:p text:style-name="P69"><text:s text:c="4"/>def on_create_archive_button_click(self):</text:p>
      <text:p text:style-name="P69"><text:s text:c="8"/>input_files = self.file_listbox.get(0, tk.END)</text:p>
      <text:p text:style-name="P69"><text:s text:c="8"/>output_dir = self.output_entry.get()</text:p>
      <text:p text:style-name="P69"><text:s text:c="8"/>key = self.key_entry.get().encode()</text:p>
      <text:p text:style-name="P69"><text:s text:c="8"/>if not input_files:</text:p>
      <text:p text:style-name="P69"><text:s text:c="12"/>self.result_label.config(text="Seleziona almeno un file da archiviare.")</text:p>
      <text:p text:style-name="P69"><text:s text:c="12"/>return</text:p>
      <text:p text:style-name="P69"><text:s text:c="8"/>if not output_dir:</text:p>
      <text:p text:style-name="P69"><text:s text:c="12"/>self.result_label.config(text="Seleziona una directory di destinazione.")</text:p>
      <text:p text:style-name="P69"><text:s text:c="12"/>return</text:p>
      <text:p text:style-name="P69"><text:s text:c="8"/>if not key:</text:p>
      <text:p text:style-name="P69"><text:s text:c="12"/>self.result_label.config(text="Inserisci una chiave di crittografia.")</text:p>
      <text:p text:style-name="P69"><text:s text:c="12"/>return</text:p>
      <text:p text:style-name="P69"><text:s text:c="8"/>for input_file in input_files:</text:p>
      <text:p text:style-name="P69"><text:s text:c="12"/>if not os.path.isfile(input_file):</text:p>
      <text:p text:style-name="P69"><text:soft-page-break/><text:s text:c="16"/>self.result_label.config(text=f"Il file {input_file} non esiste.")</text:p>
      <text:p text:style-name="P69"><text:s text:c="16"/>return</text:p>
      <text:p text:style-name="P69"><text:s text:c="8"/>try:</text:p>
      <text:p text:style-name="P69"><text:s text:c="12"/>archive_file = os.path.join(output_dir, "archived_data.7bl")</text:p>
      <text:p text:style-name="P69"><text:s text:c="12"/>self.update_status_message("Comprimendo e cifrando i file...")</text:p>
      <text:p text:style-name="P69"><text:s text:c="12"/>self.create_archive(archive_file, input_files, key)</text:p>
      <text:p text:style-name="P69"><text:s text:c="8"/>except Exception as e:</text:p>
      <text:p text:style-name="P69"><text:s text:c="12"/>return</text:p>
      <text:p text:style-name="P69"><text:s text:c="8"/>self.update_progress_bar(0) <text:s/># Reimposta la barra di avanzamento</text:p>
      <text:p text:style-name="P69"><text:s text:c="8"/>self.update_status_message("Archivio creato!")</text:p>
      <text:p text:style-name="P69"><text:s text:c="4"/># Gestisce il clic sul pulsante "Estrai dall'Archivio"</text:p>
      <text:p text:style-name="P69"><text:s text:c="4"/>def on_extract_archive_button_click(self):</text:p>
      <text:p text:style-name="P69"><text:s text:c="8"/>archive_file = self.file_listbox.get(0) <text:s/># Si assume che sia selezionato solo un file</text:p>
      <text:p text:style-name="P69"><text:s text:c="8"/>output_dir = self.output_entry.get()</text:p>
      <text:p text:style-name="P69"><text:s text:c="8"/>key = self.key_entry.get().encode()</text:p>
      <text:p text:style-name="P69"><text:s text:c="8"/>if not archive_file:</text:p>
      <text:p text:style-name="P69"><text:s text:c="12"/>self.result_label.config(text="Seleziona un archivio da cui estrarre.")</text:p>
      <text:p text:style-name="P69"><text:s text:c="12"/>return</text:p>
      <text:p text:style-name="P69"/>
      <text:p text:style-name="P69"><text:s text:c="8"/>if not output_dir:</text:p>
      <text:p text:style-name="P69"><text:s text:c="12"/>self.result_label.config(text="Seleziona una directory di destinazione.")</text:p>
      <text:p text:style-name="P69"><text:s text:c="12"/>return</text:p>
      <text:p text:style-name="P69"><text:soft-page-break/><text:s text:c="8"/>if not key:</text:p>
      <text:p text:style-name="P69"><text:s text:c="12"/>self.result_label.config(text="Inserisci una chiave di crittografia.")</text:p>
      <text:p text:style-name="P69"><text:s text:c="12"/>return</text:p>
      <text:p text:style-name="P69"><text:s text:c="8"/>if not os.path.isfile(archive_file):</text:p>
      <text:p text:style-name="P69"><text:s text:c="12"/>self.result_label.config(text=f"L'archivio {archive_file} non esiste.")</text:p>
      <text:p text:style-name="P69"><text:s text:c="12"/>return</text:p>
      <text:p text:style-name="P69"><text:s text:c="8"/>if not os.path.exists(output_dir):</text:p>
      <text:p text:style-name="P69"><text:s text:c="12"/>os.mkdir(output_dir)</text:p>
      <text:p text:style-name="P69"><text:s text:c="8"/>try:</text:p>
      <text:p text:style-name="P69"><text:s text:c="12"/>self.update_status_message("Estrazione dall'archivio...")</text:p>
      <text:p text:style-name="P69"><text:s text:c="12"/>self.extract_files_from_archive(archive_file, output_dir, key)</text:p>
      <text:p text:style-name="P69"><text:s text:c="8"/>except Exception as e:</text:p>
      <text:p text:style-name="P69"><text:s text:c="12"/>return</text:p>
      <text:p text:style-name="P69"><text:s text:c="8"/>self.update_progress_bar(0) <text:s/># Reimposta la barra di avanzamento</text:p>
      <text:p text:style-name="P69"><text:s text:c="8"/>self.update_status_message("File estratti dall'archivio!")</text:p>
      <text:p text:style-name="P69"># Punto di ingresso dell'applicazione</text:p>
      <text:p text:style-name="P69">if __name__ == "__main__":</text:p>
      <text:p text:style-name="P69"><text:s text:c="4"/>window = tk.Tk() <text:s/># Crea una finestra principale</text:p>
      <text:p text:style-name="P69"><text:s text:c="4"/>app = SevenBLCompressor(window) <text:s/># Crea un'istanza dell'applicazione</text:p>
      <text:p text:style-name="P69"><text:s text:c="4"/>window.mainloop() <text:s/># Avvia il ciclo principale dell'interfaccia grafica</text:p>
      <text:h text:style-name="P6" text:outline-level="1">Morse Wave Translator</text:h>
      <text:p text:style-name="Text_20_body"><text:span text:style-name="Strong_20_Emphasis">Autore:</text:span> Bocaletto Luca</text:p>
      <text:h text:style-name="Heading_20_2" text:outline-level="2"><text:bookmark text:name="user-content-descrizione4"/><text:soft-page-break/>Descrizione</text:h>
      <text:p text:style-name="Text_20_body">Il software "Morse Wave Translator" è un'applicazione progettata per registrare segnali audio e successivamente decodificarli in codice Morse. L'applicazione sfrutta alcune librerie Python per svolgere questa operazione, comprese PyQt5 per la creazione dell'interfaccia grafica, sounddevice per la registrazione audio, soundfile per la lettura e la scrittura dei file audio, pygame per la riproduzione audio e numpy per la manipolazione dei dati audio.</text:p>
      <text:h text:style-name="P35" text:outline-level="3">Componenti Principali</text:h>
      <text:p text:style-name="Text_20_body">Il software è suddiviso in due classi principali:</text:p>
      <text:list xml:id="list845111648" text:style-name="L12">
        <text:list-item>
          <text:p text:style-name="P102"><text:span text:style-name="Strong_20_Emphasis">MorseDecoder:</text:span> Questa classe si occupa di decodificare i segnali audio registrati in codice Morse. Utilizza un dizionario che associa lettere e numeri ai rispettivi simboli del codice Morse. La decodifica si basa sulla lettura dell'ampiezza dei segnali audio: i picchi al di sopra di una soglia vengono considerati come "tratti" (dash), mentre i valori inferiori a tale soglia vengono considerati come "punti" (dot). La classe registra i segnali audio, li salva in un file audio e ne estrae il messaggio Morse decodificato.</text:p>
        </text:list-item>
        <text:list-item>
          <text:p text:style-name="P102"><text:span text:style-name="Strong_20_Emphasis">MorseDecoderApp:</text:span> Questa classe gestisce l'interfaccia grafica dell'applicazione. Consente all'utente di selezionare il dispositivo audio di input, specificare la durata della registrazione, registrare audio, decodificare il segnale Morse registrato, aprire file audio esistenti per la decodifica e riprodurre l'audio registrato. L'applicazione fornisce anche una guida per l'utente.</text:p>
        </text:list-item>
      </text:list>
      <text:p text:style-name="P40"><text:span text:style-name="T3">Source Code</text:span> - <text:span text:style-name="T5">Morse Wave Translator</text:span></text:p>
      <text:p text:style-name="P76"/>
      <text:p text:style-name="P39"># Software Name: Morse Wave Translator</text:p>
      <text:p text:style-name="P39"># Author: Bocaletto Luca</text:p>
      <text:p text:style-name="P39"># Descrizione: Questo software è un'applicazione che consente di registrare segnali audio e decodificarli in codice Morse.</text:p>
      <text:p text:style-name="P39"/>
      <text:p text:style-name="P39"># Import the sys module for accessing command line arguments.</text:p>
      <text:p text:style-name="P39">import sys</text:p>
      <text:p text:style-name="P39"># Import the PyQt5 module for creating a graphical interface.</text:p>
      <text:p text:style-name="P39">import PyQt5.QtWidgets as QtWidgets</text:p>
      <text:p text:style-name="P39"># Import the sounddevice module for audio recording.</text:p>
      <text:p text:style-name="P39">import sounddevice as sd</text:p>
      <text:p text:style-name="P39"># Import the numpy module for audio data handling.</text:p>
      <text:p text:style-name="P39">import numpy as np</text:p>
      <text:p text:style-name="P39"># Import the soundfile module for reading and writing audio files.</text:p>
      <text:p text:style-name="P39">import soundfile as sf</text:p>
      <text:p text:style-name="P39"># Import the os module for system operations.</text:p>
      <text:p text:style-name="P39">import os</text:p>
      <text:p text:style-name="P39"># Import the pygame module for audio playback.</text:p>
      <text:p text:style-name="P39"><text:soft-page-break/>import pygame</text:p>
      <text:p text:style-name="P39"># Morse code dictionary mapping letters and numbers to Morse code representations.</text:p>
      <text:p text:style-name="P39">MORSE_CODE_DICT = {</text:p>
      <text:p text:style-name="P39"><text:s text:c="4"/>'A': '.-', 'B': '-...', 'C': '-.-.', 'D': '-..', 'E': '.',</text:p>
      <text:p text:style-name="P39"><text:s text:c="4"/>'F': '..-.', 'G': '--.', 'H': '....', 'I': '..', 'J': '.---',</text:p>
      <text:p text:style-name="P39"><text:s text:c="4"/>'K': '-.-', 'L': '.-..', 'M': '--', 'N': '-.', 'O': '---',</text:p>
      <text:p text:style-name="P39"><text:s text:c="4"/>'P': '.--.', 'Q': '--.-', 'R': '.-.', 'S': '...', 'T': '-',</text:p>
      <text:p text:style-name="P39"><text:s text:c="4"/>'U': '..-', 'V': '...-', 'W': '.--', 'X': '-..-', 'Y': '-.--', 'Z': '--..',</text:p>
      <text:p text:style-name="P39"><text:s text:c="4"/>'1': '.----', '2': '..---', '3': '...--', '4': '....-', '5': '.....',</text:p>
      <text:p text:style-name="P39"><text:s text:c="4"/>'6': '-....', '7': '--...', '8': '---..', '9': '----.', '0': '-----'</text:p>
      <text:p text:style-name="P39">}</text:p>
      <text:p text:style-name="P39"># Class for Morse code decoding.</text:p>
      <text:p text:style-name="P39">class MorseDecoder:</text:p>
      <text:p text:style-name="P39"><text:s text:c="4"/>def __init__(self):</text:p>
      <text:p text:style-name="P39"><text:tab/><text:tab/># Initialize the sample rate for audio.</text:p>
      <text:p text:style-name="P39"><text:s text:c="8"/>self.sample_rate = 44100</text:p>
      <text:p text:style-name="P39"><text:s text:c="8"/># Initialize an empty list to store audio data.</text:p>
      <text:p text:style-name="P39"><text:s text:c="8"/>self.audio = []</text:p>
      <text:p text:style-name="P39"><text:s text:c="8"/># Initialize the pygame mixer for audio playback.</text:p>
      <text:p text:style-name="P39"><text:s text:c="8"/>pygame.mixer.init()</text:p>
      <text:p text:style-name="P39"/>
      <text:p text:style-name="P39"><text:s text:c="4"/>def decode(self, audio_data):</text:p>
      <text:p text:style-name="P39"><text:tab/><text:tab/># Initialize an empty string to store the decoded Morse code.</text:p>
      <text:p text:style-name="P39"><text:s text:c="8"/>decoded_text = ""</text:p>
      <text:p text:style-name="P39"><text:s text:c="8"/># Implement Morse code decoding here.</text:p>
      <text:p text:style-name="P39"><text:s text:c="8"/># Iterate through the audio data.</text:p>
      <text:p text:style-name="P39"><text:s text:c="8"/>for signal in audio_data:</text:p>
      <text:p text:style-name="P39"><text:s text:c="12"/>if signal &gt; 0.5: <text:s/># Example: Check if the signal crosses a threshold.</text:p>
      <text:p text:style-name="P39"><text:s text:c="16"/>decoded_text += "-" # Append a dash for a "long" signal.</text:p>
      <text:p text:style-name="P39"><text:s text:c="12"/>else:</text:p>
      <text:p text:style-name="P39"><text:s text:c="16"/>decoded_text += "." # Append a dot for a "short" signal.</text:p>
      <text:p text:style-name="P39"><text:tab/><text:tab/># Initialize an empty string to store the complete decoded message.</text:p>
      <text:p text:style-name="P39"><text:s text:c="8"/>decoded_message = ""</text:p>
      <text:p text:style-name="P39"><text:s text:c="8"/># Split the decoded text into individual Morse code signals.</text:p>
      <text:p text:style-name="P39"><text:s text:c="8"/>signal_list = decoded_text.split(" ")</text:p>
      <text:p text:style-name="P39"><text:s text:c="8"/># Iterate through the list of Morse code signals.</text:p>
      <text:p text:style-name="P39"><text:s text:c="8"/>for signal in signal_list:</text:p>
      <text:p text:style-name="P39"><text:s text:c="12"/>if signal == "":</text:p>
      <text:p text:style-name="P39"><text:s text:c="16"/>decoded_message += " " <text:s/># Add a space to represent a word break.</text:p>
      <text:p text:style-name="P39"><text:s text:c="12"/>else:</text:p>
      <text:p text:style-name="P39"><text:tab/><text:tab/><text:tab/><text:tab/> # Find the corresponding character in the Morse code dictionary.</text:p>
      <text:p text:style-name="P39"><text:s text:c="16"/>char = next((char for char, code in MORSE_CODE_DICT.items() if code == signal), None)</text:p>
      <text:p text:style-name="P39"><text:soft-page-break/><text:s text:c="16"/>if char:</text:p>
      <text:p text:style-name="P39"><text:s text:c="20"/>decoded_message += char # Append the decoded character to the message.</text:p>
      <text:p text:style-name="P39"><text:s text:c="16"/>else:</text:p>
      <text:p text:style-name="P39"><text:s text:c="20"/>decoded_message += "?" # If the signal is not recognized, use "?" as a placeholder.</text:p>
      <text:p text:style-name="P39"><text:tab/><text:tab/># Return the complete decoded message.</text:p>
      <text:p text:style-name="P39"><text:s text:c="8"/>return decoded_message</text:p>
      <text:p text:style-name="P39"/>
      <text:p text:style-name="P39"><text:s text:c="4"/>def record_audio(self, duration, input_device_index=None):</text:p>
      <text:p text:style-name="P39"><text:tab/><text:tab/># Record audio using the sounddevice library.</text:p>
      <text:p text:style-name="P39"><text:s text:c="8"/># The audio is captured for the specified duration in seconds.</text:p>
      <text:p text:style-name="P39"><text:tab/><text:tab/># Calculate the number of samples to record based on the sample rate and duration.</text:p>
      <text:p text:style-name="P39"><text:s text:c="8"/>num_samples = int(self.sample_rate * duration)</text:p>
      <text:p text:style-name="P39"><text:tab/><text:tab/># Use sounddevice to record audio with the specified parameters.</text:p>
      <text:p text:style-name="P39"><text:s text:c="8"/>self.audio = sd.rec(int(self.sample_rate * duration), samplerate=self.sample_rate, channels=1, dtype='float32',</text:p>
      <text:p text:style-name="P39"><text:s text:c="28"/>device=input_device_index)</text:p>
      <text:p text:style-name="P39"><text:s text:c="8"/># Wait for the recording to complete.</text:p>
      <text:p text:style-name="P39"><text:s text:c="8"/>sd.wait()</text:p>
      <text:p text:style-name="P39"/>
      <text:p text:style-name="P39"><text:s text:c="4"/>def save_audio(self, filename):</text:p>
      <text:p text:style-name="P39"><text:tab/><text:tab/># Save recorded audio to a file using the soundfile library.</text:p>
      <text:p text:style-name="P39"><text:s text:c="8"/># The audio is saved with the specified filename and sample rate.</text:p>
      <text:p text:style-name="P39"><text:s text:c="8"/># Use soundfile library to write the recorded audio data to a file.</text:p>
      <text:p text:style-name="P39"><text:s text:c="8"/>sf.write(filename, self.audio, self.sample_rate)</text:p>
      <text:p text:style-name="P39"/>
      <text:p text:style-name="P39"><text:s text:c="4"/>def decode_audio_file(self, audio_file):</text:p>
      <text:p text:style-name="P39"><text:tab/><text:tab/># Read audio data from a file using the soundfile library.</text:p>
      <text:p text:style-name="P39"><text:s text:c="8"/># Then, decode the audio data and return the decoded text.</text:p>
      <text:p text:style-name="P39"><text:s text:c="8"/># Use soundfile library to read audio data from the specified file.</text:p>
      <text:p text:style-name="P39"><text:s text:c="8"/>audio_data, _ = sf.read(audio_file)</text:p>
      <text:p text:style-name="P39"><text:s text:c="8"/># Decode the audio data using the MorseDecoder's decode method.</text:p>
      <text:p text:style-name="P39"><text:s text:c="8"/>decoded_text = self.decode(audio_data)</text:p>
      <text:p text:style-name="P39"><text:s text:c="8"/># Return the decoded text.</text:p>
      <text:p text:style-name="P39"><text:s text:c="8"/>return decoded_text</text:p>
      <text:p text:style-name="P39"/>
      <text:p text:style-name="P39"><text:s text:c="4"/>def play_audio(self, audio_data):</text:p>
      <text:p text:style-name="P39"><text:tab/><text:tab/># Play audio using the pygame mixer.</text:p>
      <text:p text:style-name="P39"><text:s text:c="8"/># Use the pygame mixer to play the specified audio data.</text:p>
      <text:p text:style-name="P39"><text:s text:c="8"/>pygame.mixer.Sound(audio_data).play()</text:p>
      <text:p text:style-name="P39"/>
      <text:p text:style-name="P39">class MorseDecoderApp(QtWidgets.QWidget):</text:p>
      <text:p text:style-name="P39"><text:s text:c="4"/>def __init__(self):</text:p>
      <text:p text:style-name="P39"><text:soft-page-break/><text:tab/><text:tab/># Constructor for the MorseDecoderApp class.</text:p>
      <text:p text:style-name="P39"><text:s text:c="8"/># Call the constructor of the parent class (QtWidgets.QWidget).</text:p>
      <text:p text:style-name="P39"><text:s text:c="8"/>super().__init__()</text:p>
      <text:p text:style-name="P39"><text:s text:c="8"/># Initialize the list of input devices available.</text:p>
      <text:p text:style-name="P39"><text:s text:c="8"/>self.input_devices = self.get_input_devices() <text:s/># Inizializza la lista di periferiche di input</text:p>
      <text:p text:style-name="P39"><text:s text:c="8"/># Initialize the user interface (UI) for the application.</text:p>
      <text:p text:style-name="P39"><text:s text:c="8"/>self.init_ui()</text:p>
      <text:p text:style-name="P39"><text:s text:c="8"/># Create an instance of the MorseDecoder class for Morse code processing.</text:p>
      <text:p text:style-name="P39"><text:s text:c="8"/>self.morse_decoder = MorseDecoder()</text:p>
      <text:p text:style-name="P39"/>
      <text:p text:style-name="P39"><text:s text:c="4"/>def init_ui(self):</text:p>
      <text:p text:style-name="P39"><text:tab/><text:tab/># Initialize the user interface (UI) elements of the application.</text:p>
      <text:p text:style-name="P39"><text:s text:c="8"/># Set the title of the application window.</text:p>
      <text:p text:style-name="P39"><text:s text:c="8"/>self.setWindowTitle('Morse Wave Translator')</text:p>
      <text:p text:style-name="P39"><text:s text:c="8"/># Set the initial position and size of the application window.</text:p>
      <text:p text:style-name="P39"><text:s text:c="8"/>self.setGeometry(100, 100, 600, 300)</text:p>
      <text:p text:style-name="P39"><text:tab/><text:tab/># Create a QPushButton widget with the label "Record."</text:p>
      <text:p text:style-name="P39"><text:s text:c="8"/>self.record_button = QtWidgets.QPushButton('Record')</text:p>
      <text:p text:style-name="P39"><text:s text:c="8"/># Set an icon for the "Record" button, using the standard media play icon from the QApplication style.</text:p>
      <text:p text:style-name="P39"><text:s text:c="8"/>self.record_button.setIcon(QtWidgets.QApplication.style().standardIcon(QtWidgets.QStyle.SP_MediaPlay))</text:p>
      <text:p text:style-name="P39"><text:s text:c="8"/># Connect the "clicked" signal of the "Record" button to the "record_audio" method.</text:p>
      <text:p text:style-name="P39"><text:s text:c="8"/>self.record_button.clicked.connect(self.record_audio)</text:p>
      <text:p text:style-name="P39"><text:tab/><text:tab/><text:tab/><text:tab/></text:p>
      <text:p text:style-name="P39"><text:s text:c="8"/>self.decode_button = QtWidgets.QPushButton('Decode')</text:p>
      <text:p text:style-name="P39"><text:s text:c="8"/>self.decode_button.setIcon(QtWidgets.QApplication.style().standardIcon(QtWidgets.QStyle.SP_MediaSeekForward))</text:p>
      <text:p text:style-name="P39"><text:s text:c="8"/>self.decode_button.clicked.connect(self.decode_audio)</text:p>
      <text:p text:style-name="P39"/>
      <text:p text:style-name="P39"><text:s text:c="8"/>self.open_file_button = QtWidgets.QPushButton('Apri File')</text:p>
      <text:p text:style-name="P39"><text:s text:c="8"/>self.open_file_button.setIcon(QtWidgets.QApplication.style().standardIcon(QtWidgets.QStyle.SP_DirOpenIcon))</text:p>
      <text:p text:style-name="P39"><text:s text:c="8"/>self.open_file_button.clicked.connect(self.open_audio_file)</text:p>
      <text:p text:style-name="P39"/>
      <text:p text:style-name="P39"><text:s text:c="8"/>self.duration_input = QtWidgets.QLineEdit(self)</text:p>
      <text:p text:style-name="P39"><text:s text:c="8"/>self.duration_input.setPlaceholderText("Durata della registrazione (secondi)")</text:p>
      <text:p text:style-name="P39"/>
      <text:p text:style-name="P39"><text:s text:c="8"/>self.input_device_label = QtWidgets.QLabel("Dispositivo di Input:")</text:p>
      <text:p text:style-name="P39"><text:s text:c="8"/>self.input_device_combo = QtWidgets.QComboBox(self)</text:p>
      <text:p text:style-name="P39"><text:soft-page-break/><text:s text:c="8"/>self.input_device_combo.addItems(self.input_devices) <text:s/># Imposta la lista di periferiche di input</text:p>
      <text:p text:style-name="P39"/>
      <text:p text:style-name="P39"><text:s text:c="8"/>self.duration_label = QtWidgets.QLabel("Durata della registrazione:")</text:p>
      <text:p text:style-name="P39"><text:s text:c="8"/>self.text_output_label = QtWidgets.QLabel("Risultati:")</text:p>
      <text:p text:style-name="P39"/>
      <text:p text:style-name="P39"><text:s text:c="8"/>self.text_output = QtWidgets.QTextEdit()</text:p>
      <text:p text:style-name="P39"><text:s text:c="8"/>self.text_output.setReadOnly(True)</text:p>
      <text:p text:style-name="P39"/>
      <text:p text:style-name="P39"><text:s text:c="8"/>self.help_button = QtWidgets.QPushButton('Guida')</text:p>
      <text:p text:style-name="P39"><text:s text:c="8"/>self.help_button.clicked.connect(self.show_help)</text:p>
      <text:p text:style-name="P39"/>
      <text:p text:style-name="P39"><text:s text:c="8"/>self.play_button = QtWidgets.QPushButton('Play')</text:p>
      <text:p text:style-name="P39"><text:s text:c="8"/>self.play_button.setIcon(QtWidgets.QApplication.style().standardIcon(QtWidgets.QStyle.SP_MediaPlay))</text:p>
      <text:p text:style-name="P39"><text:s text:c="8"/>self.play_button.clicked.connect(self.play_recorded_audio)</text:p>
      <text:p text:style-name="P39"/>
      <text:p text:style-name="P39"><text:s text:c="8"/>layout = QtWidgets.QVBoxLayout()</text:p>
      <text:p text:style-name="P39"><text:s text:c="8"/>layout.addWidget(self.input_device_label)</text:p>
      <text:p text:style-name="P39"><text:s text:c="8"/>layout.addWidget(self.input_device_combo)</text:p>
      <text:p text:style-name="P39"><text:s text:c="8"/>layout.addWidget(self.duration_label)</text:p>
      <text:p text:style-name="P39"><text:s text:c="8"/>layout.addWidget(self.duration_input)</text:p>
      <text:p text:style-name="P39"><text:s text:c="8"/>layout.addWidget(self.record_button)</text:p>
      <text:p text:style-name="P39"><text:s text:c="8"/>layout.addWidget(self.decode_button)</text:p>
      <text:p text:style-name="P39"><text:s text:c="8"/>layout.addWidget(self.play_button)</text:p>
      <text:p text:style-name="P39"><text:s text:c="8"/>layout.addWidget(self.open_file_button)</text:p>
      <text:p text:style-name="P39"><text:s text:c="8"/>layout.addWidget(self.text_output_label)</text:p>
      <text:p text:style-name="P39"><text:s text:c="8"/>layout.addWidget(self.text_output)</text:p>
      <text:p text:style-name="P39"><text:s text:c="8"/>layout.addWidget(self.help_button)</text:p>
      <text:p text:style-name="P39"/>
      <text:p text:style-name="P39"><text:s text:c="8"/>self.setLayout(layout)</text:p>
      <text:p text:style-name="P39"/>
      <text:p text:style-name="P39"><text:s text:c="4"/>def record_audio(self):</text:p>
      <text:p text:style-name="P39"><text:s text:c="8"/>duration_str = self.duration_input.text()</text:p>
      <text:p text:style-name="P39"><text:s text:c="8"/>try:</text:p>
      <text:p text:style-name="P39"><text:s text:c="12"/>duration = float(duration_str)</text:p>
      <text:p text:style-name="P39"><text:s text:c="8"/>except ValueError:</text:p>
      <text:p text:style-name="P39"><text:s text:c="12"/>self.text_output.append("Errore: Inserisci una durata valida.")</text:p>
      <text:p text:style-name="P39"><text:s text:c="12"/>return</text:p>
      <text:p text:style-name="P39"/>
      <text:p text:style-name="P39"><text:s text:c="8"/>if duration &lt;= 0:</text:p>
      <text:p text:style-name="P39"><text:s text:c="12"/>self.text_output.append("Errore: La durata deve essere maggiore di zero.")</text:p>
      <text:p text:style-name="P39"><text:s text:c="12"/>return</text:p>
      <text:p text:style-name="P39"/>
      <text:p text:style-name="P39"><text:soft-page-break/><text:s text:c="8"/>input_device_index = self.input_device_combo.currentIndex()</text:p>
      <text:p text:style-name="P39"><text:s text:c="8"/>try:</text:p>
      <text:p text:style-name="P39"><text:s text:c="12"/>self.morse_decoder.record_audio(duration, input_device_index)</text:p>
      <text:p text:style-name="P39"><text:s text:c="8"/>except sd.PortAudioError as e:</text:p>
      <text:p text:style-name="P39"><text:s text:c="12"/>self.text_output.append(f"Errore durante la registrazione: {str(e)}")</text:p>
      <text:p text:style-name="P39"><text:s text:c="12"/>return</text:p>
      <text:p text:style-name="P39"><text:s text:c="8"/>except Exception as e:</text:p>
      <text:p text:style-name="P39"><text:s text:c="12"/>self.text_output.append(f"Errore sconosciuto durante la registrazione: {str(e)}")</text:p>
      <text:p text:style-name="P39"><text:s text:c="12"/>return</text:p>
      <text:p text:style-name="P39"/>
      <text:p text:style-name="P39"><text:s text:c="8"/>self.text_output.clear()</text:p>
      <text:p text:style-name="P39"><text:s text:c="8"/>self.text_output.append(f"Audio registrato per {duration} secondi")</text:p>
      <text:p text:style-name="P39"/>
      <text:p text:style-name="P39"><text:s text:c="4"/>def decode_audio(self):</text:p>
      <text:p text:style-name="P39"><text:s text:c="8"/>if len(self.morse_decoder.audio) &gt; 0:</text:p>
      <text:p text:style-name="P39"><text:s text:c="12"/>try:</text:p>
      <text:p text:style-name="P39"><text:s text:c="16"/>self.morse_decoder.save_audio('recorded_audio.wav')</text:p>
      <text:p text:style-name="P39"><text:s text:c="16"/>audio_data, _ = sf.read('recorded_audio.wav')</text:p>
      <text:p text:style-name="P39"><text:s text:c="16"/>decoded_text = self.morse_decoder.decode(audio_data)</text:p>
      <text:p text:style-name="P39"><text:s text:c="16"/>self.text_output.append(f"Decoded Morse Code: {decoded_text}")</text:p>
      <text:p text:style-name="P39"><text:s text:c="12"/>except sf.SoundFileError as e:</text:p>
      <text:p text:style-name="P39"><text:s text:c="16"/>self.text_output.append(f"Errore durante la decodifica del file audio: {str(e)}")</text:p>
      <text:p text:style-name="P39"><text:s text:c="12"/>except Exception as e:</text:p>
      <text:p text:style-name="P39"><text:s text:c="16"/>self.text_output.append(f"Errore sconosciuto durante la decodifica: {str(e)}")</text:p>
      <text:p text:style-name="P39"><text:s text:c="8"/>else:</text:p>
      <text:p text:style-name="P39"><text:s text:c="12"/>self.text_output.append("Nessun audio registrato.")</text:p>
      <text:p text:style-name="P39"/>
      <text:p text:style-name="P39"><text:s text:c="4"/>def open_audio_file(self):</text:p>
      <text:p text:style-name="P39"><text:s text:c="8"/>options = QtWidgets.QFileDialog.Options()</text:p>
      <text:p text:style-name="P39"><text:s text:c="8"/>file_name, _ = QtWidgets.QFileDialog.getOpenFileName(self, "Apri File Audio", "", "File Audio (*.wav);;Tutti i Files (*)", options=options)</text:p>
      <text:p text:style-name="P39"><text:s text:c="8"/>if file_name:</text:p>
      <text:p text:style-name="P39"><text:s text:c="12"/>try:</text:p>
      <text:p text:style-name="P39"><text:s text:c="16"/>decoded_text = self.morse_decoder.decode_audio_file(file_name)</text:p>
      <text:p text:style-name="P39"><text:s text:c="16"/>self.text_output.append(f"Decoded Morse Code from File: {decoded_text}")</text:p>
      <text:p text:style-name="P39"><text:s text:c="12"/>except sf.SoundFileError as e:</text:p>
      <text:p text:style-name="P39"><text:s text:c="16"/>self.text_output.append(f"Errore durante l'apertura del file audio: {str(e)}")</text:p>
      <text:p text:style-name="P39"><text:s text:c="12"/>except Exception as e:</text:p>
      <text:p text:style-name="P39"><text:s text:c="16"/>self.text_output.append(f"Errore sconosciuto durante l'apertura del file audio: {str(e)}")</text:p>
      <text:p text:style-name="P39"/>
      <text:p text:style-name="P39"><text:soft-page-break/><text:s text:c="4"/>def play_recorded_audio(self):</text:p>
      <text:p text:style-name="P39"><text:s text:c="8"/>if len(self.morse_decoder.audio) &gt; 0:</text:p>
      <text:p text:style-name="P39"><text:s text:c="12"/>try:</text:p>
      <text:p text:style-name="P39"><text:s text:c="16"/>self.morse_decoder.save_audio('playback_audio.wav')</text:p>
      <text:p text:style-name="P39"><text:s text:c="16"/>audio_data, _ = sf.read('playback_audio.wav')</text:p>
      <text:p text:style-name="P39"><text:s text:c="16"/>self.morse_decoder.play_audio(audio_data)</text:p>
      <text:p text:style-name="P39"><text:s text:c="12"/>except sf.SoundFileError as e:</text:p>
      <text:p text:style-name="P39"><text:s text:c="16"/>self.text_output.append(f"Errore durante la riproduzione del file audio: {str(e)}")</text:p>
      <text:p text:style-name="P39"><text:s text:c="12"/>except Exception as e:</text:p>
      <text:p text:style-name="P39"><text:s text:c="16"/>self.text_output.append(f"Errore sconosciuto durante la riproduzione del file audio: {str(e)}")</text:p>
      <text:p text:style-name="P39"><text:s text:c="8"/>else:</text:p>
      <text:p text:style-name="P39"><text:s text:c="12"/>self.text_output.append("Nessun audio registrato per la riproduzione.")</text:p>
      <text:p text:style-name="P39"/>
      <text:p text:style-name="P39"><text:s text:c="4"/>def show_help(self):</text:p>
      <text:p text:style-name="P39"><text:s text:c="8"/>QtWidgets.QMessageBox.information(self, "Guida",</text:p>
      <text:p text:style-name="P39"><text:s text:c="8"/>"Questa applicazione consente di registrare segnali audio e decodificarli in codice Morse. Ecco come utilizzarla:\n\n"</text:p>
      <text:p text:style-name="P39"><text:s text:c="8"/>"1. **Selezione del Dispositivo di Input:** Nel menu a discesa 'Dispositivo di Input', puoi selezionare il dispositivo audio di input che desideri utilizzare per la registrazione. Assicurati che il tuo dispositivo audio sia correttamente configurato.\n\n"</text:p>
      <text:p text:style-name="P39"><text:s text:c="8"/>"2. **Registrazione:** Nel campo 'Durata della registrazione (secondi)', inserisci la durata desiderata per la registrazione e premi il pulsante 'Record'. L'app registrerà l'audio dal dispositivo selezionato per il periodo specificato.\n\n"</text:p>
      <text:p text:style-name="P39"><text:s text:c="8"/>"3. **Decodifica:** Dopo la registrazione, premi il pulsante 'Decode' per decodificare il segnale Morse registrato. Il risultato della decodifica verrà mostrato nell'area 'Risultati'.\n\n"</text:p>
      <text:p text:style-name="P39"><text:s text:c="8"/>"4. **Apertura di File Audio:** Se hai un file audio con segnali Morse, puoi aprirlo premendo il pulsante 'Apri File'. L'app decodificherà il contenuto del file e lo mostrerà nell'area 'Risultati'.\n\n"</text:p>
      <text:p text:style-name="P39"><text:s text:c="8"/>"5. **Riproduzione Audio Registrato:** Dopo la registrazione, premendo il pulsante 'Play', puoi ascoltare nuovamente l'audio registrato.\n\n"</text:p>
      <text:p text:style-name="P39"><text:s text:c="8"/>"Assicurati di aver selezionato il dispositivo di input corretto e di impostare una durata di registrazione adeguata. Buon divertimento decodificando segnali Morse!\n\n"</text:p>
      <text:p text:style-name="P39"><text:s text:c="8"/>"Autore: Bocaletto Luca Aka Elektronoide\n\n"</text:p>
      <text:p text:style-name="P39"><text:s text:c="8"/>"Sito Web: https://www.elektronoide.it")</text:p>
      <text:p text:style-name="P39"><text:s text:c="8"/></text:p>
      <text:p text:style-name="P39"><text:s text:c="4"/>def get_input_devices(self):</text:p>
      <text:p text:style-name="P39"><text:s text:c="8"/>input_devices = []</text:p>
      <text:p text:style-name="P39"><text:s text:c="8"/>devices = sd.query_devices()</text:p>
      <text:p text:style-name="P39"><text:s text:c="8"/>for i, device in enumerate(devices):</text:p>
      <text:p text:style-name="P39"><text:s text:c="12"/>if 'input' in device['name'].lower():</text:p>
      <text:p text:style-name="P39"><text:soft-page-break/><text:s text:c="16"/>input_devices.append(f"{i}: {device['name']}")</text:p>
      <text:p text:style-name="P39"><text:s text:c="8"/>return input_devices</text:p>
      <text:p text:style-name="P39"/>
      <text:p text:style-name="P39">if __name__ == '__main__':</text:p>
      <text:p text:style-name="P39"><text:s text:c="4"/>app = QtWidgets.QApplication(sys.argv)</text:p>
      <text:p text:style-name="P39"><text:s text:c="4"/>window = MorseDecoderApp()</text:p>
      <text:p text:style-name="P39"><text:s text:c="4"/>window.show()</text:p>
      <text:p text:style-name="P39"><text:s text:c="4"/>sys.exit(app.exec_())</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P2" text:outline-level="1">Generatore CW (Morse)</text:h>
      <text:p text:style-name="Text_20_body"><text:span text:style-name="Strong_20_Emphasis">Autore:</text:span> Bocaletto Luca</text:p>
      <text:h text:style-name="Heading_20_2" text:outline-level="2"><text:bookmark text:name="user-content-descrizione5"/><text:soft-page-break/>Descrizione</text:h>
      <text:p text:style-name="Text_20_body">Il Generatore CW (Morse) è un'applicazione versatile e potente per gli appassionati di comunicazioni Morse e per chiunque sia interessato a imparare o praticare questo classico linguaggio di comunicazione. Questo software ti consente di convertire il testo in codice Morse e viceversa, fornendo una suite completa di strumenti per creare, interpretare e riprodurre segnali Morse con facilità.</text:p>
      <text:h text:style-name="P71" text:outline-level="2"><text:bookmark text:name="user-content-caratteristiche-principali2"/>Caratteristiche principali</text:h>
      <text:list xml:id="list747952432" text:style-name="L13">
        <text:list-item>
          <text:p text:style-name="P103"><text:span text:style-name="Strong_20_Emphasis">Conversione Testo-Morse e Morse-Testo</text:span></text:p>
          <text:list>
            <text:list-item>
              <text:p text:style-name="P104">Da Testo a Morse: Inserisci il testo desiderato e il software genererà immediatamente il corrispondente codice Morse. Puoi personalizzare la velocità dei beep e il numero di ripetizioni per l'audio Morse. </text:p>
            </text:list-item>
            <text:list-item>
              <text:p text:style-name="P104">Da Morse a Testo: Inserisci il codice Morse e il software lo tradurrà istantaneamente in testo leggibile, rendendo più semplice che mai decifrare i segnali Morse. </text:p>
            </text:list-item>
          </text:list>
        </text:list-item>
        <text:list-item>
          <text:p text:style-name="P103"><text:span text:style-name="Strong_20_Emphasis">Riproduzione Audio Morse</text:span></text:p>
          <text:list>
            <text:list-item>
              <text:p text:style-name="P104">Sperimenta l'esperienza autentica di ascoltare i segnali Morse con la funzionalità di riproduzione audio. Il software emette beep per i punti e i trattini, consentendoti di acquisire familiarità con il suono distintivo del codice Morse. </text:p>
            </text:list-item>
          </text:list>
        </text:list-item>
        <text:list-item>
          <text:p text:style-name="P103"><text:span text:style-name="Strong_20_Emphasis">Interfaccia Utente Intuitiva</text:span></text:p>
          <text:list>
            <text:list-item>
              <text:p text:style-name="P104">L'interfaccia utente basata su Tkinter è user-friendly e facile da navigare. Puoi inserire il tuo testo o codice Morse, visualizzare le traduzioni e controllare la generazione dell'audio Morse con un solo clic. </text:p>
            </text:list-item>
          </text:list>
        </text:list-item>
        <text:list-item>
          <text:p text:style-name="P103"><text:span text:style-name="Strong_20_Emphasis">Personalizzazione</text:span></text:p>
          <text:list>
            <text:list-item>
              <text:p text:style-name="P103">Regola la velocità dei beep e il numero di ripetizioni audio per adattare l'applicazione alle tue preferenze e al tuo stile di apprendimento. </text:p>
            </text:list-item>
          </text:list>
        </text:list-item>
      </text:list>
      <text:h text:style-name="Heading_20_2" text:outline-level="2"><text:bookmark text:name="user-content-come-iniziare"/>Come Iniziare</text:h>
      <text:list xml:id="list835480855" text:style-name="L14">
        <text:list-item>
          <text:p text:style-name="P105"><text:span text:style-name="Strong_20_Emphasis">Da Testo a Morse:</text:span> Inserisci il testo nell'apposito campo e personalizza la velocità e le ripetizioni. Clicca su "Da Testo a Morse" per generare il codice Morse.</text:p>
        </text:list-item>
        <text:list-item>
          <text:p text:style-name="P105"><text:span text:style-name="Strong_20_Emphasis">Da Morse a Testo:</text:span> Inserisci il codice Morse e clicca su "Da Morse a Testo" per ottenere la traduzione in testo.</text:p>
        </text:list-item>
        <text:list-item>
          <text:p text:style-name="P105"><text:span text:style-name="Strong_20_Emphasis">Riproduzione Audio:</text:span> Utilizza la funzione "Riproduzione Audio" per ascoltare i segnali Morse generati.</text:p>
        </text:list-item>
      </text:list>
      <text:h text:style-name="Heading_20_2" text:outline-level="2"><text:bookmark text:name="user-content-personalizzazione-avanzata"/>Personalizzazione Avanzata</text:h>
      <text:list xml:id="list2795934852" text:style-name="L15">
        <text:list-item>
          <text:p text:style-name="P106"><text:span text:style-name="Strong_20_Emphasis">Velocità dei Beep:</text:span> Regola la velocità dei beep per adattarli alle tue preferenze.</text:p>
        </text:list-item>
        <text:list-item>
          <text:p text:style-name="P106"><text:soft-page-break/><text:span text:style-name="Strong_20_Emphasis">Ripetizioni Audio:</text:span> Scegli quante volte ripetere l'audio Morse.</text:p>
        </text:list-item>
      </text:list>
      <text:p text:style-name="Text_20_body">Questo software è un'ottima risorsa per gli appassionati di radioamatori, operatori di comunicazioni di emergenza, apprendisti Morse e tutti coloro che desiderano esplorare il linguaggio Morse in modo interattivo.</text:p>
      <text:p text:style-name="P9">Source Code – Generatore CW Morse</text:p>
      <text:p text:style-name="P39"># Software Name: Generatore CW (Morse)</text:p>
      <text:p text:style-name="P39"># Author: Bocaletto Luca</text:p>
      <text:p text:style-name="P39"># Description: Questo programma genera e riproduce segnali CW (Morse) da testo e viceversa.</text:p>
      <text:p text:style-name="P39"/>
      <text:p text:style-name="P39"># Importa i moduli necessari</text:p>
      <text:p text:style-name="P39">import tkinter as tk</text:p>
      <text:p text:style-name="P39">import winsound</text:p>
      <text:p text:style-name="P39">import threading <text:s/># Importa il modulo threading per gestire il thread di generazione audio</text:p>
      <text:p text:style-name="P39"/>
      <text:p text:style-name="P39"># Definizione delle costanti per la durata dei punti e dei trattini</text:p>
      <text:p text:style-name="P39">DOT_DURATION = 100 <text:s/># Durata in millisecondi di un punto</text:p>
      <text:p text:style-name="P39">DASH_DURATION = 300 <text:s/># Durata in millisecondi di un trattino</text:p>
      <text:p text:style-name="P39"/>
      <text:p text:style-name="P39"># Definizione del codice Morse</text:p>
      <text:p text:style-name="P39">morse_code = {</text:p>
      <text:p text:style-name="P39"><text:s text:c="4"/>'A': '.-', 'B': '-...', 'C': '-.-.', 'D': '-..', 'E': '.',</text:p>
      <text:p text:style-name="P39"><text:s text:c="4"/>'F': '..-.', 'G': '--.', 'H': '....', 'I': '..', 'J': '.---',</text:p>
      <text:p text:style-name="P39"><text:s text:c="4"/>'K': '-.-', 'L': '.-..', 'M': '--', 'N': '-.', 'O': '---',</text:p>
      <text:p text:style-name="P39"><text:s text:c="4"/>'P': '.--.', 'Q': '--.-', 'R': '.-.', 'S': '...', 'T': '-',</text:p>
      <text:p text:style-name="P39"><text:s text:c="4"/>'U': '..-', 'V': '...-', 'W': '.--', 'X': '-..-', 'Y': '-.--', 'Z': '--..',</text:p>
      <text:p text:style-name="P39"><text:s text:c="4"/>'0': '-----', '1': '.----', '2': '..---', '3': '...--', '4': '....-', '5': '.....',</text:p>
      <text:p text:style-name="P39"><text:s text:c="4"/>'6': '-....', '7': '--...', '8': '---..', '9': '----.',</text:p>
      <text:p text:style-name="P39"><text:s text:c="4"/>' ': ' ', ',': '--..--', '.': '..-.-.-', '?': '..--..',</text:p>
      <text:p text:style-name="P39">}</text:p>
      <text:p text:style-name="P39"/>
      <text:p text:style-name="P39"># Variabile globale per il thread di generazione audio</text:p>
      <text:p text:style-name="P39">audio_thread = None</text:p>
      <text:p text:style-name="P39"/>
      <text:p text:style-name="P39"># Funzione per generare il segnale CW e l'audio Morse</text:p>
      <text:p text:style-name="P39">def generate_cw(text, speed, repetitions):</text:p>
      <text:p text:style-name="P39"><text:s text:c="4"/>global audio_thread <text:s/># Utilizza la variabile globale per il thread audio</text:p>
      <text:p text:style-name="P39"><text:s text:c="4"/>morse_text = ""</text:p>
      <text:p text:style-name="P39"><text:s text:c="4"/>audio_morse = ""</text:p>
      <text:p text:style-name="P39"><text:s text:c="4"/>for char in text:</text:p>
      <text:p text:style-name="P39"><text:soft-page-break/><text:s text:c="8"/>if char.isalpha():</text:p>
      <text:p text:style-name="P39"><text:s text:c="12"/>morse_char = char.upper()</text:p>
      <text:p text:style-name="P39"><text:s text:c="12"/>if morse_char in morse_code:</text:p>
      <text:p text:style-name="P39"><text:s text:c="16"/>morse_sequence = morse_code[morse_char]</text:p>
      <text:p text:style-name="P39"><text:s text:c="16"/>for symbol in morse_sequence:</text:p>
      <text:p text:style-name="P39"><text:s text:c="20"/>if symbol == '.':</text:p>
      <text:p text:style-name="P39"><text:s text:c="24"/>morse_text += "." <text:s/># Aggiungi un punto al codice Morse</text:p>
      <text:p text:style-name="P39"><text:s text:c="24"/>audio_morse += "." <text:s/># Aggiungi un punto al suono Morse</text:p>
      <text:p text:style-name="P39"><text:s text:c="20"/>elif symbol == '-':</text:p>
      <text:p text:style-name="P39"><text:s text:c="24"/>morse_text += "-" <text:s/># Aggiungi un trattino al codice Morse</text:p>
      <text:p text:style-name="P39"><text:s text:c="24"/>audio_morse += "-" <text:s/># Aggiungi un trattino al suono Morse</text:p>
      <text:p text:style-name="P39"><text:s text:c="16"/>morse_text += " " <text:s/># Aggiungi uno spazio tra i caratteri Morse</text:p>
      <text:p text:style-name="P39"><text:s text:c="16"/>audio_morse += " " <text:s/># Aggiungi uno spazio tra i caratteri Morse</text:p>
      <text:p text:style-name="P39"><text:s text:c="4"/>morse_text = morse_text.strip()</text:p>
      <text:p text:style-name="P39"><text:s text:c="4"/>morse_label.config(text="Conversione in Codice Morse: " + morse_text)</text:p>
      <text:p text:style-name="P39"><text:s text:c="4"/>audio_morse = audio_morse.replace(" ", "") <text:s/># Rimuovi gli spazi</text:p>
      <text:p text:style-name="P39"/>
      <text:p text:style-name="P39"><text:s text:c="4"/># Funzione per generare audio Morse in un thread separato</text:p>
      <text:p text:style-name="P39"><text:s text:c="4"/>def play_audio():</text:p>
      <text:p text:style-name="P39"><text:s text:c="8"/>for _ in range(repetitions):</text:p>
      <text:p text:style-name="P39"><text:s text:c="12"/>if audio_thread is None:</text:p>
      <text:p text:style-name="P39"><text:s text:c="16"/>return <text:s/># Interrompi la generazione se il thread è nullo</text:p>
      <text:p text:style-name="P39"><text:s text:c="12"/>for char in audio_morse:</text:p>
      <text:p text:style-name="P39"><text:s text:c="16"/>if char == '.':</text:p>
      <text:p text:style-name="P39"><text:s text:c="20"/>winsound.Beep(800, int(DOT_DURATION * speed)) <text:s/># Riproduci un punto</text:p>
      <text:p text:style-name="P39"><text:s text:c="16"/>elif char == '-':</text:p>
      <text:p text:style-name="P39"><text:s text:c="20"/>winsound.Beep(800, int(DASH_DURATION * speed)) <text:s/># Riproduci un trattino</text:p>
      <text:p text:style-name="P39"/>
      <text:p text:style-name="P39"><text:s text:c="4"/>audio_thread = StoppableThread(target=play_audio)</text:p>
      <text:p text:style-name="P39"><text:s text:c="4"/>audio_thread.start() <text:s/># Avvia il thread audio</text:p>
      <text:p text:style-name="P39"/>
      <text:p text:style-name="P39"># Funzione per fermare la generazione audio</text:p>
      <text:p text:style-name="P39">def stop_audio_generation():</text:p>
      <text:p text:style-name="P39"><text:s text:c="4"/>global audio_thread</text:p>
      <text:p text:style-name="P39"><text:s text:c="4"/>if audio_thread is not None:</text:p>
      <text:p text:style-name="P39"><text:s text:c="8"/>audio_thread.stop() <text:s/># Chiudi il thread audio se esiste</text:p>
      <text:p text:style-name="P39"><text:s text:c="8"/>audio_thread = None <text:s/># Imposta il thread audio su None</text:p>
      <text:p text:style-name="P39"/>
      <text:p text:style-name="P39"># Funzione per convertire da Morse a testo e generare l'audio Morse</text:p>
      <text:p text:style-name="P39">def morse_to_text_conversion():</text:p>
      <text:p text:style-name="P39"><text:s text:c="4"/>morse_text = morse_entry.get()</text:p>
      <text:p text:style-name="P39"><text:s text:c="4"/>text = ""</text:p>
      <text:p text:style-name="P39"><text:s text:c="4"/>for morse_word in morse_text.split(" "):</text:p>
      <text:p text:style-name="P39"><text:soft-page-break/><text:s text:c="8"/>for morse_char in morse_word.split(" "):</text:p>
      <text:p text:style-name="P39"><text:s text:c="12"/>for key, value in morse_code.items():</text:p>
      <text:p text:style-name="P39"><text:s text:c="16"/>if value == morse_char:</text:p>
      <text:p text:style-name="P39"><text:s text:c="20"/>text += key</text:p>
      <text:p text:style-name="P39"><text:s text:c="20"/>for symbol in morse_char:</text:p>
      <text:p text:style-name="P39"><text:s text:c="24"/>if symbol == '.':</text:p>
      <text:p text:style-name="P39"><text:s text:c="28"/>winsound.Beep(800, int(DOT_DURATION)) <text:s/># Riproduci un punto</text:p>
      <text:p text:style-name="P39"><text:s text:c="24"/>elif symbol == '-':</text:p>
      <text:p text:style-name="P39"><text:s text:c="28"/>winsound.Beep(800, int(DASH_DURATION)) <text:s/># Riproduci un trattino</text:p>
      <text:p text:style-name="P39"><text:s text:c="12"/>text += " " <text:s/># Aggiungi uno spazio tra le parole</text:p>
      <text:p text:style-name="P39"><text:s text:c="4"/>text_entry.delete(0, tk.END)</text:p>
      <text:p text:style-name="P39"><text:s text:c="4"/>text_entry.insert(0, text)</text:p>
      <text:p text:style-name="P39"/>
      <text:p text:style-name="P39"># Classe Thread personalizzata che può essere interrotta</text:p>
      <text:p text:style-name="P39">class StoppableThread(threading.Thread):</text:p>
      <text:p text:style-name="P39"><text:s text:c="4"/>def __init__(self, *args, **kwargs):</text:p>
      <text:p text:style-name="P39"><text:s text:c="8"/>super(StoppableThread, self).__init__(*args, **kwargs)</text:p>
      <text:p text:style-name="P39"><text:s text:c="8"/>self._stop_event = threading.Event()</text:p>
      <text:p text:style-name="P39"/>
      <text:p text:style-name="P39"><text:s text:c="4"/>def stop(self):</text:p>
      <text:p text:style-name="P39"><text:s text:c="8"/>self._stop_event.set()</text:p>
      <text:p text:style-name="P39"/>
      <text:p text:style-name="P39"><text:s text:c="4"/>def stopped(self):</text:p>
      <text:p text:style-name="P39"><text:s text:c="8"/>return self._stop_event.is_set()</text:p>
      <text:p text:style-name="P39"/>
      <text:p text:style-name="P39"># Creazione della GUI</text:p>
      <text:p text:style-name="P39">root = tk.Tk()</text:p>
      <text:p text:style-name="P39">root.title("Generatore CW (Morse)")</text:p>
      <text:p text:style-name="P39"/>
      <text:p text:style-name="P39">text_label = tk.Label(root, text="Inserisci il Testo da convertire:")</text:p>
      <text:p text:style-name="P39">text_label.pack()</text:p>
      <text:p text:style-name="P39"/>
      <text:p text:style-name="P39">text_entry = tk.Entry(root, width=40)</text:p>
      <text:p text:style-name="P39">text_entry.pack()</text:p>
      <text:p text:style-name="P39"/>
      <text:p text:style-name="P39">text_label = tk.Label(root, text="Inserisci il Codice Morse da convertire:")</text:p>
      <text:p text:style-name="P39">text_label.pack()</text:p>
      <text:p text:style-name="P39"/>
      <text:p text:style-name="P39">morse_entry = tk.Entry(root, width=40)</text:p>
      <text:p text:style-name="P39">morse_entry.pack()</text:p>
      <text:p text:style-name="P39"/>
      <text:p text:style-name="P39">morse_label = tk.Label(root, text="Conversione in Morse:")</text:p>
      <text:p text:style-name="P39">morse_label.pack()</text:p>
      <text:p text:style-name="P39"/>
      <text:p text:style-name="P39"><text:soft-page-break/>text_to_morse_button = tk.Button(root, text="Da Testo a Morse", command=lambda: generate_cw(text_entry.get(), speed_scale.get(), repetitions_scale.get()))</text:p>
      <text:p text:style-name="P39">text_to_morse_button.pack()</text:p>
      <text:p text:style-name="P39"/>
      <text:p text:style-name="P39">morse_to_text_button = tk.Button(root, text="Da Morse a Testo", command=morse_to_text_conversion)</text:p>
      <text:p text:style-name="P39">morse_to_text_button.pack()</text:p>
      <text:p text:style-name="P39"/>
      <text:p text:style-name="P39">stop_button = tk.Button(root, text="Arresta Generazione", command=stop_audio_generation)</text:p>
      <text:p text:style-name="P39">stop_button.pack()</text:p>
      <text:p text:style-name="P39"/>
      <text:p text:style-name="P39">repetitions_label = tk.Label(root, text="Ripetizioni Audio:")</text:p>
      <text:p text:style-name="P39">repetitions_label.pack()</text:p>
      <text:p text:style-name="P39">repetitions_scale = tk.Scale(root, from_=1, to=10, orient="horizontal")</text:p>
      <text:p text:style-name="P39">repetitions_scale.pack()</text:p>
      <text:p text:style-name="P39"/>
      <text:p text:style-name="P39">speed_label = tk.Label(root, text="Velocità dei Beep:")</text:p>
      <text:p text:style-name="P39">speed_label.pack()</text:p>
      <text:p text:style-name="P39">speed_scale = tk.Scale(root, from_=0.1, to=2, orient="horizontal", resolution=0.1)</text:p>
      <text:p text:style-name="P39">speed_scale.set(1.0) <text:s/># Imposta il valore predefinito a 1.0</text:p>
      <text:p text:style-name="P39">speed_scale.pack()</text:p>
      <text:p text:style-name="P39"/>
      <text:p text:style-name="P39">root.mainloop()</text:p>
      <text:p text:style-name="P39"/>
      <text:h text:style-name="P7" text:outline-level="1">Reverb - Applicazione per Effetti Audio di Riverbero</text:h>
      <text:h text:style-name="Heading_20_2" text:outline-level="2"><text:bookmark text:name="user-content-descrizione6"/>Descrizione</text:h>
      <text:p text:style-name="Text_20_body">"Reverb" è un'applicazione Python sviluppata da Luca Bocaletto che consente di creare l'effetto audio di riverbero. Questa applicazione offre agli utenti la possibilità di aggiungere riverbero alle registrazioni audio, creando un suono spaziale e riflessivo che simula l'eco di un suono all'interno di uno spazio fisico.</text:p>
      <text:h text:style-name="P38" text:outline-level="2">Funzionalità Principali</text:h>
      <text:list xml:id="list2998009995" text:style-name="L16">
        <text:list-item>
          <text:p text:style-name="P108"><text:span text:style-name="Strong_20_Emphasis">Regolazione dei Parametri:</text:span> Gli utenti possono regolare i seguenti parametri dell'effetto di riverbero: </text:p>
          <text:list>
            <text:list-item>
              <text:p text:style-name="P108">Guadagno del Riverbero: Il livello di aumento del segnale di riverbero rispetto all'audio originale. </text:p>
            </text:list-item>
            <text:list-item>
              <text:p text:style-name="P108">Lunghezza del Riverbero: La durata del riverbero, misurata in millisecondi, che influenza quanto tempo il suono continua a riflettersi. </text:p>
            </text:list-item>
            <text:list-item>
              <text:p text:style-name="P108">Frequenza di Taglio: La frequenza di taglio del riverbero, che controlla la <text:soft-page-break/>distribuzione delle frequenze nel suono riverberato. </text:p>
            </text:list-item>
            <text:list-item>
              <text:p text:style-name="P108">Fattore di Decay: Il tasso di decadimento del riverbero, che determina quanto velocemente l'eco si attenua nel tempo. </text:p>
            </text:list-item>
          </text:list>
        </text:list-item>
        <text:list-item>
          <text:p text:style-name="P108"><text:span text:style-name="Strong_20_Emphasis">Attivazione/Disattivazione:</text:span> L'applicazione consente agli utenti di attivare o disattivare l'effetto di riverbero con un semplice pulsante. </text:p>
        </text:list-item>
        <text:list-item>
          <text:p text:style-name="P108"><text:span text:style-name="Strong_20_Emphasis">Interfaccia Utente Intuitiva:</text:span> L'interfaccia utente è progettata in modo semplice e intuitivo, con slider per ogni parametro e una visualizzazione chiara dei valori attuali. </text:p>
        </text:list-item>
        <text:list-item>
          <text:p text:style-name="P107"><text:span text:style-name="Strong_20_Emphasis">Elaborazione Audio in Tempo Reale:</text:span> L'applicazione elabora l'audio in tempo reale, consentendo agli utenti di ascoltare immediatamente l'effetto di riverbero applicato. </text:p>
        </text:list-item>
      </text:list>
      <text:p text:style-name="P10">Source Code – Reverbero Audio Effetto</text:p>
      <text:p text:style-name="P10"/>
      <text:p text:style-name="P51"># Nome del Software: Reverb</text:p>
      <text:p text:style-name="P51"># Autore: Luca Bocaletto</text:p>
      <text:p text:style-name="P51"># Descrizione: Applicazione Python per creare un effetto audio Reverb.</text:p>
      <text:p text:style-name="P51"/>
      <text:p text:style-name="P51">import sys</text:p>
      <text:p text:style-name="P51">import numpy as np</text:p>
      <text:p text:style-name="P51">import sounddevice as sd</text:p>
      <text:p text:style-name="P51">from PyQt5.QtWidgets import QApplication, QWidget, QVBoxLayout, QSlider, QLabel, QPushButton</text:p>
      <text:p text:style-name="P51">from scipy.signal import lfilter</text:p>
      <text:p text:style-name="P51">from PyQt5.QtCore import Qt</text:p>
      <text:p text:style-name="P51">from PyQt5.QtGui import QFont</text:p>
      <text:p text:style-name="P51"/>
      <text:p text:style-name="P51"># Definizione delle costanti</text:p>
      <text:p text:style-name="P51">FREQUENZA_CAMPIONAMENTO = 44100</text:p>
      <text:p text:style-name="P51">DIMENSIONE_BLOCCO = 8192</text:p>
      <text:p text:style-name="P51"/>
      <text:p text:style-name="P51">class AppReverb(QWidget):</text:p>
      <text:p text:style-name="P51"><text:s text:c="4"/>def __init__(self):</text:p>
      <text:p text:style-name="P51"><text:s text:c="8"/>super().__init__()</text:p>
      <text:p text:style-name="P51"><text:s text:c="8"/>self.inizializza_predefiniti()</text:p>
      <text:p text:style-name="P51"><text:s text:c="8"/>self.inizializza_UI()</text:p>
      <text:p text:style-name="P51"><text:s text:c="8"/>self.inizializza_Audio()</text:p>
      <text:p text:style-name="P51"><text:s text:c="8"/>self.reverb_attivo = False</text:p>
      <text:p text:style-name="P51"/>
      <text:p text:style-name="P51"><text:s text:c="4"/>def inizializza_predefiniti(self):</text:p>
      <text:p text:style-name="P51"><text:s text:c="8"/># Inizializza i parametri predefiniti</text:p>
      <text:p text:style-name="P51"><text:s text:c="8"/>self.gain_reverb = 0.8 <text:s/># Aumento del guadagno del riverbero</text:p>
      <text:p text:style-name="P51"><text:s text:c="8"/>self.risposta_impulso = None</text:p>
      <text:p text:style-name="P51"><text:s text:c="8"/>self.lunghezza_reverb = 3000</text:p>
      <text:p text:style-name="P51"><text:s text:c="8"/>self.frequenza_di_taglio = 0.5</text:p>
      <text:p text:style-name="P51"><text:s text:c="8"/>self.fattore_decay = 0.8</text:p>
      <text:p text:style-name="P51"><text:soft-page-break/><text:s text:c="8"/>self.buffer_audio = np.zeros(128)</text:p>
      <text:p text:style-name="P51"><text:s text:c="8"/>self.slider = []</text:p>
      <text:p text:style-name="P51"/>
      <text:p text:style-name="P51"><text:s text:c="4"/>def inizializza_UI(self):</text:p>
      <text:p text:style-name="P51"><text:s text:c="8"/># Inizializza l'interfaccia utente</text:p>
      <text:p text:style-name="P51"><text:s text:c="8"/>self.setGeometry(100, 100, 400, 400)</text:p>
      <text:p text:style-name="P51"><text:s text:c="8"/>self.setWindowTitle('Reverbero')</text:p>
      <text:p text:style-name="P51"><text:s text:c="8"/>self.setStyleSheet("background-color: #4B0082; color: yellow;")</text:p>
      <text:p text:style-name="P51"><text:s text:c="8"/>self.label_titolo = QLabel('Reverbero')</text:p>
      <text:p text:style-name="P51"><text:s text:c="8"/>self.label_titolo.setAlignment(Qt.AlignCenter)</text:p>
      <text:p text:style-name="P51"><text:s text:c="8"/>self.label_titolo.setFont(QFont('Arial', 24))</text:p>
      <text:p text:style-name="P51"/>
      <text:p text:style-name="P51"><text:s text:c="8"/>self.slider_reverb = self.crea_slider(self.gain_reverb, self.aggiorna_guadagno_reverb, "Guadagno Reverbero: {:.2f}")</text:p>
      <text:p text:style-name="P51"><text:s text:c="8"/>self.slider_lunghezza_reverb = self.crea_slider(self.lunghezza_reverb / 10, self.aggiorna_lunghezza_reverb, "Lunghezza Reverbero: {}")</text:p>
      <text:p text:style-name="P51"><text:s text:c="8"/>self.slider_frequenza_di_taglio = self.crea_slider(self.frequenza_di_taglio, self.aggiorna_frequenza_di_taglio, "Frequenza di Taglio: {:.2f}")</text:p>
      <text:p text:style-name="P51"><text:s text:c="8"/>self.slider_fattore_decay = self.crea_slider(self.fattore_decay, self.aggiorna_fattore_decay, "Fattore di Decay: {:.2f}")</text:p>
      <text:p text:style-name="P51"/>
      <text:p text:style-name="P51"><text:s text:c="8"/>self.pulsante_toggle = QPushButton('Attiva/Disattiva Reverbero')</text:p>
      <text:p text:style-name="P51"><text:s text:c="8"/>self.pulsante_toggle.clicked.connect(self.cambia_stato_reverb)</text:p>
      <text:p text:style-name="P51"/>
      <text:p text:style-name="P51"><text:s text:c="8"/>layout = QVBoxLayout()</text:p>
      <text:p text:style-name="P51"><text:s text:c="8"/>layout.addWidget(self.label_titolo)</text:p>
      <text:p text:style-name="P51"><text:s text:c="8"/>for slider, label in self.slider:</text:p>
      <text:p text:style-name="P51"><text:s text:c="12"/>layout.addWidget(label)</text:p>
      <text:p text:style-name="P51"><text:s text:c="12"/>layout.addWidget(slider)</text:p>
      <text:p text:style-name="P51"><text:s text:c="8"/>layout.addWidget(self.pulsante_toggle)</text:p>
      <text:p text:style-name="P51"><text:s text:c="8"/>self.setLayout(layout)</text:p>
      <text:p text:style-name="P51"/>
      <text:p text:style-name="P51"><text:s text:c="4"/>def crea_slider(self, valore, callback, formato_label):</text:p>
      <text:p text:style-name="P51"><text:s text:c="8"/># Crea e configura uno slider</text:p>
      <text:p text:style-name="P51"><text:s text:c="8"/>slider = QSlider(orientation=1)</text:p>
      <text:p text:style-name="P51"><text:s text:c="8"/>slider.setRange(0, 100)</text:p>
      <text:p text:style-name="P51"><text:s text:c="8"/>slider.setValue(int(valore * 100) if isinstance(valore, float) else valore)</text:p>
      <text:p text:style-name="P51"><text:s text:c="8"/>label = QLabel(formato_label.format(valore))</text:p>
      <text:p text:style-name="P51"><text:s text:c="8"/>slider.valueChanged.connect(callback)</text:p>
      <text:p text:style-name="P51"><text:s text:c="8"/>self.slider.append((slider, label))</text:p>
      <text:p text:style-name="P51"><text:s text:c="8"/>return slider</text:p>
      <text:p text:style-name="P51"/>
      <text:p text:style-name="P51"><text:s text:c="4"/>def inizializza_Audio(self):</text:p>
      <text:p text:style-name="P51"><text:s text:c="8"/>def callback_audio(indata, outdata, frames, time, status):</text:p>
      <text:p text:style-name="P51"><text:s text:c="12"/>if status:</text:p>
      <text:p text:style-name="P51"><text:soft-page-break/><text:s text:c="16"/>print("Stato Audio:", status, file=sys.stderr)</text:p>
      <text:p text:style-name="P51"/>
      <text:p text:style-name="P51"><text:s text:c="12"/>if self.reverb_attivo and self.risposta_impulso is not None:</text:p>
      <text:p text:style-name="P51"><text:s text:c="16"/># Applica l'effetto di riverbero all'input audio</text:p>
      <text:p text:style-name="P51"><text:s text:c="16"/>riverbero = lfilter(self.risposta_impulso, [1, -self.gain_reverb], indata)</text:p>
      <text:p text:style-name="P51"><text:s text:c="16"/>outdata[:] = riverbero</text:p>
      <text:p text:style-name="P51"><text:s text:c="12"/>else:</text:p>
      <text:p text:style-name="P51"><text:s text:c="16"/>outdata[:] = indata</text:p>
      <text:p text:style-name="P51"/>
      <text:p text:style-name="P51"><text:s text:c="8"/>self.stream = sd.Stream(</text:p>
      <text:p text:style-name="P51"><text:s text:c="12"/>callback=callback_audio,</text:p>
      <text:p text:style-name="P51"><text:s text:c="12"/>samplerate=FREQUENZA_CAMPIONAMENTO,</text:p>
      <text:p text:style-name="P51"><text:s text:c="12"/>channels=2,</text:p>
      <text:p text:style-name="P51"><text:s text:c="12"/>blocksize=DIMENSIONE_BLOCCO</text:p>
      <text:p text:style-name="P51"><text:s text:c="8"/>)</text:p>
      <text:p text:style-name="P51"/>
      <text:p text:style-name="P51"><text:s text:c="8"/>self.stream.start()</text:p>
      <text:p text:style-name="P51"/>
      <text:p text:style-name="P51"><text:s text:c="4"/>def aggiorna_guadagno_reverb(self):</text:p>
      <text:p text:style-name="P51"><text:s text:c="8"/># Aggiorna il guadagno del riverbero in base all'input dello slider</text:p>
      <text:p text:style-name="P51"><text:s text:c="8"/>self.gain_reverb = self.slider_reverb.value() / 100.0</text:p>
      <text:p text:style-name="P51"><text:s text:c="8"/>self.slider[0][1].setText(f"Guadagno Reverbero: {self.gain_reverb:.2f}")</text:p>
      <text:p text:style-name="P51"/>
      <text:p text:style-name="P51"><text:s text:c="4"/>def aggiorna_lunghezza_reverb(self):</text:p>
      <text:p text:style-name="P51"><text:s text:c="8"/># Aggiorna la lunghezza del riverbero in base all'input dello slider</text:p>
      <text:p text:style-name="P51"><text:s text:c="8"/>self.lunghezza_reverb = int(self.slider_lunghezza_reverb.value() * 10)</text:p>
      <text:p text:style-name="P51"><text:s text:c="8"/>self.aggiorna_risposta_impulso()</text:p>
      <text:p text:style-name="P51"><text:s text:c="8"/>self.slider[1][1].setText(f"Lunghezza Reverbero: {self.lunghezza_reverb}")</text:p>
      <text:p text:style-name="P51"/>
      <text:p text:style-name="P51"><text:s text:c="4"/>def aggiorna_frequenza_di_taglio(self):</text:p>
      <text:p text:style-name="P51"><text:s text:c="8"/># Aggiorna la frequenza di taglio in base all'input dello slider</text:p>
      <text:p text:style-name="P51"><text:s text:c="8"/>self.frequenza_di_taglio = self.slider_frequenza_di_taglio.value() / 100.0</text:p>
      <text:p text:style-name="P51"><text:s text:c="8"/>self.slider[2][1].setText(f"Frequenza di Taglio: {self.frequenza_di_taglio:.2f}")</text:p>
      <text:p text:style-name="P51"/>
      <text:p text:style-name="P51"><text:s text:c="4"/>def aggiorna_fattore_decay(self):</text:p>
      <text:p text:style-name="P51"><text:s text:c="8"/># Aggiorna il fattore di decay in base all'input dello slider</text:p>
      <text:p text:style-name="P51"><text:s text:c="8"/>self.fattore_decay = self.slider_fattore_decay.value() / 100.0</text:p>
      <text:p text:style-name="P51"><text:s text:c="8"/>self.slider[3][1].setText(f"Fattore di Decay: {self.fattore_decay:.2f}")</text:p>
      <text:p text:style-name="P51"/>
      <text:p text:style-name="P51"><text:s text:c="4"/>def aggiorna_risposta_impulso(self):</text:p>
      <text:p text:style-name="P51"><text:s text:c="8"/>if self.lunghezza_reverb &gt; 0:</text:p>
      <text:p text:style-name="P51"><text:s text:c="12"/># Genera una risposta all'impulso casuale</text:p>
      <text:p text:style-name="P51"><text:s text:c="12"/>self.risposta_impulso = np.random.randn(self.lunghezza_reverb)</text:p>
      <text:p text:style-name="P51"><text:s text:c="12"/>self.risposta_impulso = np.convolve(self.risposta_impulso, [1, self.fattore_decay], mode='full')</text:p>
      <text:p text:style-name="P51"><text:soft-page-break/><text:s text:c="12"/>self.risposta_impulso /= np.max(np.abs(self.risposta_impulso))</text:p>
      <text:p text:style-name="P51"><text:s text:c="8"/>else:</text:p>
      <text:p text:style-name="P51"><text:s text:c="12"/>self.risposta_impulso = None</text:p>
      <text:p text:style-name="P51"/>
      <text:p text:style-name="P51"><text:s text:c="4"/>def cambia_stato_reverb(self):</text:p>
      <text:p text:style-name="P51"><text:s text:c="8"/># Attiva/Disattiva l'effetto di riverbero</text:p>
      <text:p text:style-name="P51"><text:s text:c="8"/>self.reverb_attivo = not self.reverb_attivo</text:p>
      <text:p text:style-name="P51"/>
      <text:p text:style-name="P51">if __name__ == '__main__':</text:p>
      <text:p text:style-name="P51"><text:s text:c="4"/>app = QApplication(sys.argv)</text:p>
      <text:p text:style-name="P51"><text:s text:c="4"/>ex = AppReverb()</text:p>
      <text:p text:style-name="P51"><text:s text:c="4"/>ex.show()</text:p>
      <text:p text:style-name="P51"><text:s text:c="4"/>sys.exit(app.exec_())</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13" text:outline-level="1">Chorus - Applicazione per Effetti Audio Chorus</text:h>
      <text:h text:style-name="Heading_20_2" text:outline-level="2"><text:bookmark text:name="user-content-descrizione7"/>Descrizione</text:h>
      <text:p text:style-name="Text_20_body">"Chorus" è un'applicazione in Python sviluppata da Luca Bocaletto che consente di creare l'effetto <text:soft-page-break/>audio Chorus. Questa applicazione offre agli utenti la possibilità di regolare diversi parametri dell'effetto Chorus per modificare l'audio in modo creativo. L'effetto Chorus è ampiamente utilizzato in produzioni audio per aggiungere profondità e spazialità al suono, creando l'impressione di più suonatori o cantanti che eseguono simultaneamente.</text:p>
      <text:h text:style-name="P50" text:outline-level="2">Funzionalità Principali</text:h>
      <text:list xml:id="list3511332751" text:style-name="L17">
        <text:list-item>
          <text:p text:style-name="P110"><text:span text:style-name="Strong_20_Emphasis">Regolazione dei Parametri:</text:span> Gli utenti possono regolare i seguenti parametri dell'effetto Chorus: </text:p>
          <text:list>
            <text:list-item>
              <text:p text:style-name="P110">Ritardo Chorus: Il ritardo tra le repliche dell'audio, misurato in millisecondi. </text:p>
            </text:list-item>
            <text:list-item>
              <text:p text:style-name="P110">Intensità: L'intensità dell'effetto Chorus, che controlla quanto sia evidente l'effetto. </text:p>
            </text:list-item>
            <text:list-item>
              <text:p text:style-name="P110">Tasso LFO (Oscillatore a Bassa Frequenza): Il tasso di modulazione dell'effetto Chorus, che influisce sulla velocità con cui il suono oscilla. </text:p>
            </text:list-item>
            <text:list-item>
              <text:p text:style-name="P110">Feedback: Il feedback determina quanto dell'audio elaborato viene reinserito nel processo di Chorus, influenzando la persistenza delle repliche sonore. </text:p>
            </text:list-item>
            <text:list-item>
              <text:p text:style-name="P110">Mischiamento: Il mischiamento tra l'audio originale e l'audio Chorus elaborato. </text:p>
            </text:list-item>
          </text:list>
        </text:list-item>
        <text:list-item>
          <text:p text:style-name="P110"><text:span text:style-name="Strong_20_Emphasis">Attivazione/Disattivazione:</text:span> L'applicazione consente agli utenti di attivare o disattivare l'effetto Chorus con un semplice pulsante. </text:p>
        </text:list-item>
        <text:list-item>
          <text:p text:style-name="P110"><text:span text:style-name="Strong_20_Emphasis">Interfaccia Utente Intuitiva:</text:span> L'interfaccia utente è progettata in modo semplice e intuitivo, con slider per ogni parametro e una visualizzazione chiara dei valori attuali. </text:p>
        </text:list-item>
        <text:list-item>
          <text:p text:style-name="P109"><text:span text:style-name="Strong_20_Emphasis">Elaborazione Audio in Tempo Reale:</text:span> L'applicazione elabora l'audio in tempo reale e consente agli utenti di ascoltare immediatamente l'effetto Chorus. </text:p>
        </text:list-item>
      </text:list>
      <text:h text:style-name="Heading_20_2" text:outline-level="2"><text:bookmark text:name="user-content-utilizzo3"/>Utilizzo</text:h>
      <text:list xml:id="list986948074" text:style-name="L18">
        <text:list-item>
          <text:p text:style-name="P112">Regola i parametri dell'effetto Chorus utilizzando gli slider corrispondenti per ottenere il suono desiderato. </text:p>
        </text:list-item>
        <text:list-item>
          <text:p text:style-name="P112">Premi il pulsante "Attiva/Disattiva Chorus" per abilitare o disabilitare l'effetto Chorus. </text:p>
        </text:list-item>
        <text:list-item>
          <text:p text:style-name="P111">Ascolta l'audio con l'effetto Chorus applicato in tempo reale. </text:p>
        </text:list-item>
      </text:list>
      <text:p text:style-name="Text_20_body">"Chorus" è uno strumento utile per musicisti, produttori musicali e appassionati di audio che desiderano sperimentare con l'effetto Chorus e aggiungere profondità e risonanza alle loro registrazioni audio.</text:p>
      <text:p text:style-name="P51"># Nome del Software: Chorus</text:p>
      <text:p text:style-name="P51"># Autore: Luca Bocaletto</text:p>
      <text:p text:style-name="P51"># Descrizione: Applicazione Python per creare un effetto audio Chorus.</text:p>
      <text:p text:style-name="P51"/>
      <text:p text:style-name="P51"># Importa le librerie necessarie</text:p>
      <text:p text:style-name="P51">import sys</text:p>
      <text:p text:style-name="P51">import numpy as np</text:p>
      <text:p text:style-name="P51">import sounddevice as sd</text:p>
      <text:p text:style-name="P51">from PyQt5.QtCore import Qt</text:p>
      <text:p text:style-name="P51">from PyQt5.QtGui import QFont</text:p>
      <text:p text:style-name="P51">from PyQt5.QtWidgets import QApplication, QWidget, QVBoxLayout, QSlider, <text:soft-page-break/>QLabel, QPushButton</text:p>
      <text:p text:style-name="P51"/>
      <text:p text:style-name="P51"># Definizione delle costanti</text:p>
      <text:p text:style-name="P51">FREQUENZA_CAMPIONAMENTO = 44100 <text:s/># Frequenza di campionamento per l'elaborazione audio</text:p>
      <text:p text:style-name="P51">DIMENSIONE_BLOCCO = 8192 <text:s/># Dimensione del blocco di elaborazione audio</text:p>
      <text:p text:style-name="P51"/>
      <text:p text:style-name="P51"># Crea un'applicazione basata su QWidget per l'effetto Chorus</text:p>
      <text:p text:style-name="P51">class AppChorus(QWidget):</text:p>
      <text:p text:style-name="P51"><text:s text:c="4"/>def __init__(self):</text:p>
      <text:p text:style-name="P51"><text:s text:c="8"/>super().__init__()</text:p>
      <text:p text:style-name="P51"><text:s text:c="8"/>self.inizializza_predefiniti() <text:s/># Inizializza le impostazioni predefinite</text:p>
      <text:p text:style-name="P51"><text:s text:c="8"/>self.inizializza_UI() <text:s/># Inizializza l'interfaccia utente</text:p>
      <text:p text:style-name="P51"><text:s text:c="8"/>self.inizializza_Audio() <text:s/># Inizializza l'elaborazione audio</text:p>
      <text:p text:style-name="P51"><text:s text:c="8"/>self.is_chorus_enabled = False <text:s/># Flag per attivare/disattivare l'effetto Chorus</text:p>
      <text:p text:style-name="P51"><text:s text:c="8"/>self.buffer_audio = np.zeros(DIMENSIONE_BLOCCO) <text:s/># Inizializza un buffer audio</text:p>
      <text:p text:style-name="P51"/>
      <text:p text:style-name="P51"><text:s text:c="4"/>def inizializza_predefiniti(self):</text:p>
      <text:p text:style-name="P51"><text:s text:c="8"/># Parametri predefiniti per l'effetto Chorus</text:p>
      <text:p text:style-name="P51"><text:s text:c="8"/>self.ritardo = 0.025</text:p>
      <text:p text:style-name="P51"><text:s text:c="8"/>self.intensita = 0.5</text:p>
      <text:p text:style-name="P51"><text:s text:c="8"/>self.tasso_lfo = 0.5</text:p>
      <text:p text:style-name="P51"><text:s text:c="8"/>self.feedback = 0.3</text:p>
      <text:p text:style-name="P51"><text:s text:c="8"/>self.mischiamento = 0.5</text:p>
      <text:p text:style-name="P51"><text:s text:c="8"/># Crea un buffer di ritardo per l'elaborazione audio</text:p>
      <text:p text:style-name="P51"><text:s text:c="8"/>self.buffer_ritardo = np.zeros(int(self.ritardo * FREQUENZA_CAMPIONAMENTO) + DIMENSIONE_BLOCCO)</text:p>
      <text:p text:style-name="P51"><text:s text:c="8"/>self.fase_lfo = 0</text:p>
      <text:p text:style-name="P51"/>
      <text:p text:style-name="P51"><text:s text:c="8"/>self.slider = [] <text:s/># Lista per memorizzare gli elementi dello slider</text:p>
      <text:p text:style-name="P51"/>
      <text:p text:style-name="P51"><text:s text:c="4"/>def inizializza_UI(self):</text:p>
      <text:p text:style-name="P51"><text:s text:c="8"/>self.setGeometry(100, 100, 400, 400) <text:s/># Imposta le dimensioni della finestra</text:p>
      <text:p text:style-name="P51"><text:s text:c="8"/>self.setWindowTitle('Chorus') <text:s/># Imposta il titolo della finestra</text:p>
      <text:p text:style-name="P51"><text:s text:c="8"/>self.setStyleSheet("background-color: #4B0082; color: yellow;") <text:s/># Definisci lo stile della finestra</text:p>
      <text:p text:style-name="P51"/>
      <text:p text:style-name="P51"><text:s text:c="8"/># Crea un QLabel per visualizzare il titolo</text:p>
      <text:p text:style-name="P51"><text:s text:c="8"/>self.label_titolo = QLabel('Chorus')</text:p>
      <text:p text:style-name="P51"><text:s text:c="8"/>self.label_titolo.setAlignment(Qt.AlignCenter) <text:s/># Imposta l'allineamento del testo</text:p>
      <text:p text:style-name="P51"><text:s text:c="8"/>self.label_titolo.setFont(QFont('Arial', 24)) <text:s/># Imposta il carattere del testo</text:p>
      <text:p text:style-name="P51"/>
      <text:p text:style-name="P51"><text:s text:c="8"/># Crea gli slider per regolare i parametri del Chorus</text:p>
      <text:p text:style-name="P51"><text:soft-page-break/><text:s text:c="8"/>self.slider_ritardo = self.crea_slider(self.ritardo, self.aggiornaRitardo, "Ritardo Chorus: {:.2f} ms")</text:p>
      <text:p text:style-name="P51"><text:s text:c="8"/>self.slider_intensita = self.crea_slider(self.intensita, self.aggiornaIntensita, "Intensità: {:.2f}")</text:p>
      <text:p text:style-name="P51"><text:s text:c="8"/>self.slider_tasso_lfo = self.crea_slider(self.tasso_lfo, self.aggiornaTassoLFO, "Tasso LFO: {:.2f}")</text:p>
      <text:p text:style-name="P51"><text:s text:c="8"/>self.slider_feedback = self.crea_slider(self.feedback, self.aggiornaFeedback, "Feedback: {:.2f}")</text:p>
      <text:p text:style-name="P51"><text:s text:c="8"/>self.slider_mischiamento = self.crea_slider(self.mischiamento, self.aggiornaMischiamento, "Mischiamento: {:.2f}")</text:p>
      <text:p text:style-name="P51"/>
      <text:p text:style-name="P51"><text:s text:c="8"/># Crea un pulsante per attivare/disattivare l'effetto Chorus</text:p>
      <text:p text:style-name="P51"><text:s text:c="8"/>self.pulsante_toggle = QPushButton('Attiva/Disattiva Chorus')</text:p>
      <text:p text:style-name="P51"><text:s text:c="8"/>self.pulsante_toggle.clicked.connect(self.cambiaStatoChorus)</text:p>
      <text:p text:style-name="P51"/>
      <text:p text:style-name="P51"><text:s text:c="8"/>layout = QVBoxLayout() <text:s/># Crea un layout per i widget</text:p>
      <text:p text:style-name="P51"><text:s text:c="8"/>layout.addWidget(self.label_titolo) <text:s/># Aggiungi il label del titolo al layout</text:p>
      <text:p text:style-name="P51"/>
      <text:p text:style-name="P51"><text:s text:c="8"/># Aggiungi gli slider e i label al layout</text:p>
      <text:p text:style-name="P51"><text:s text:c="8"/>for slider, label in self.slider:</text:p>
      <text:p text:style-name="P51"><text:s text:c="12"/>layout.addWidget(label)</text:p>
      <text:p text:style-name="P51"><text:s text:c="12"/>layout.addWidget(slider)</text:p>
      <text:p text:style-name="P51"/>
      <text:p text:style-name="P51"><text:s text:c="8"/>layout.addWidget(self.pulsante_toggle) <text:s/># Aggiungi il pulsante di attivazione al layout</text:p>
      <text:p text:style-name="P51"/>
      <text:p text:style-name="P51"><text:s text:c="8"/>self.setLayout(layout) <text:s/># Imposta il layout per la finestra principale</text:p>
      <text:p text:style-name="P51"/>
      <text:p text:style-name="P51"><text:s text:c="4"/>def crea_slider(self, valore, callback, formato_label):</text:p>
      <text:p text:style-name="P51"><text:s text:c="8"/>slider = QSlider(orientation=1) <text:s/># Crea un elemento slider</text:p>
      <text:p text:style-name="P51"><text:s text:c="8"/>slider.setRange(0, 100) <text:s/># Imposta il range dello slider</text:p>
      <text:p text:style-name="P51"><text:s text:c="8"/>slider.setValue(int(valore * 100) if isinstance(valore, float) else valore) <text:s/># Imposta il valore iniziale</text:p>
      <text:p text:style-name="P51"/>
      <text:p text:style-name="P51"><text:s text:c="8"/>label = QLabel(formato_label.format(valore)) <text:s/># Crea un label per visualizzare il valore del parametro</text:p>
      <text:p text:style-name="P51"/>
      <text:p text:style-name="P51"><text:s text:c="8"/>slider.valueChanged.connect(callback) <text:s/># Collega lo slider alla sua funzione di callback</text:p>
      <text:p text:style-name="P51"/>
      <text:p text:style-name="P51"><text:s text:c="8"/>self.slider.append((slider, label)) <text:s/># Aggiungi lo slider e il label alla lista</text:p>
      <text:p text:style-name="P51"/>
      <text:p text:style-name="P51"><text:s text:c="8"/>return slider</text:p>
      <text:p text:style-name="P51"/>
      <text:p text:style-name="P51"><text:s text:c="4"/>def inizializza_Audio(self):</text:p>
      <text:p text:style-name="P51"><text:soft-page-break/><text:s text:c="8"/>def callback_audio(indata, outdata, frames, time, status):</text:p>
      <text:p text:style-name="P51"><text:s text:c="12"/>if status:</text:p>
      <text:p text:style-name="P51"><text:s text:c="16"/>print("Stato Audio:", status, file=sys.stderr)</text:p>
      <text:p text:style-name="P51"/>
      <text:p text:style-name="P51"><text:s text:c="12"/>if self.is_chorus_enabled:</text:p>
      <text:p text:style-name="P51"><text:s text:c="16"/>offset = int(self.intensita * DIMENSIONE_BLOCCO * np.sin(2 * np.pi * self.fase_lfo))</text:p>
      <text:p text:style-name="P51"><text:s text:c="16"/>if offset &gt;= len(self.buffer_ritardo):</text:p>
      <text:p text:style-name="P51"><text:s text:c="20"/>offset = len(self.buffer_ritardo) - 1</text:p>
      <text:p text:style-name="P51"/>
      <text:p text:style-name="P51"><text:s text:c="16"/># Copia i campioni di input nel buffer di ritardo</text:p>
      <text:p text:style-name="P51"><text:s text:c="16"/>self.buffer_ritardo[:DIMENSIONE_BLOCCO] = indata[:, 0] + self.feedback * self.buffer_ritardo[:DIMENSIONE_BLOCCO]</text:p>
      <text:p text:style-name="P51"/>
      <text:p text:style-name="P51"><text:s text:c="16"/># Applica l'effetto Chorus mescolando l'audio in ingresso e l'audio ritardato</text:p>
      <text:p text:style-name="P51"><text:s text:c="16"/>bagnato = self.mischiamento * indata[:, 0] + (1 - self.mischiamento) * self.buffer_ritardo[:DIMENSIONE_BLOCCO]</text:p>
      <text:p text:style-name="P51"><text:s text:c="16"/>outdata[:, 0] = bagnato</text:p>
      <text:p text:style-name="P51"><text:s text:c="16"/>outdata[:, 1] = bagnato</text:p>
      <text:p text:style-name="P51"/>
      <text:p text:style-name="P51"><text:s text:c="16"/># Aggiorna la fase dell'Oscillatore a Bassa Frequenza (LFO)</text:p>
      <text:p text:style-name="P51"><text:s text:c="16"/>self.fase_lfo += self.tasso_lfo * DIMENSIONE_BLOCCO / FREQUENZA_CAMPIONAMENTO</text:p>
      <text:p text:style-name="P51"/>
      <text:p text:style-name="P51"><text:s text:c="12"/>else:</text:p>
      <text:p text:style-name="P51"><text:s text:c="16"/>outdata[:] = indata</text:p>
      <text:p text:style-name="P51"/>
      <text:p text:style-name="P51"><text:s text:c="8"/># Crea uno stream audio per l'elaborazione dei dati audio</text:p>
      <text:p text:style-name="P51"><text:s text:c="8"/>self.stream = sd.Stream(</text:p>
      <text:p text:style-name="P51"><text:s text:c="12"/>callback=callback_audio,</text:p>
      <text:p text:style-name="P51"><text:s text:c="12"/>samplerate=FREQUENZA_CAMPIONAMENTO,</text:p>
      <text:p text:style-name="P51"><text:s text:c="12"/>channels=2,</text:p>
      <text:p text:style-name="P51"><text:s text:c="12"/>blocksize=DIMENSIONE_BLOCCO</text:p>
      <text:p text:style-name="P51"><text:s text:c="8"/>)</text:p>
      <text:p text:style-name="P51"/>
      <text:p text:style-name="P51"><text:s text:c="8"/>self.stream.start()</text:p>
      <text:p text:style-name="P51"/>
      <text:p text:style-name="P51"><text:s text:c="4"/>def aggiornaRitardo(self):</text:p>
      <text:p text:style-name="P51"><text:s text:c="8"/>self.ritardo = self.slider_ritardo.value() / 1000.0</text:p>
      <text:p text:style-name="P51"><text:s text:c="8"/>self.buffer_ritardo = np.zeros(int(self.ritardo * FREQUENZA_CAMPIONAMENTO) + DIMENSIONE_BLOCCO)</text:p>
      <text:p text:style-name="P51"><text:s text:c="8"/>self.slider[0][1].setText(f"Ritardo Chorus: {self.ritardo * 1000:.2f} ms")</text:p>
      <text:p text:style-name="P51"/>
      <text:p text:style-name="P51"><text:s text:c="4"/>def aggiornaIntensita(self):</text:p>
      <text:p text:style-name="P51"><text:s text:c="8"/>self.intensita = self.slider_intensita.value() / 100.0</text:p>
      <text:p text:style-name="P51"><text:soft-page-break/><text:s text:c="8"/>self.slider[1][1].setText(f"Intensità: {self.intensita:.2f}")</text:p>
      <text:p text:style-name="P51"/>
      <text:p text:style-name="P51"><text:s text:c="4"/>def aggiornaTassoLFO(self):</text:p>
      <text:p text:style-name="P51"><text:s text:c="8"/>self.tasso_lfo = self.slider_tasso_lfo.value() / 100.0</text:p>
      <text:p text:style-name="P51"><text:s text:c="8"/>self.slider[2][1].setText(f"Tasso LFO: {self.tasso_lfo:.2f}")</text:p>
      <text:p text:style-name="P51"/>
      <text:p text:style-name="P51"><text:s text:c="4"/>def aggiornaFeedback(self):</text:p>
      <text:p text:style-name="P51"><text:s text:c="8"/>self.feedback = self.slider_feedback.value() / 100.0</text:p>
      <text:p text:style-name="P51"><text:s text:c="8"/>self.slider[3][1].setText(f"Feedback: {self.feedback:.2f}")</text:p>
      <text:p text:style-name="P51"/>
      <text:p text:style-name="P51"><text:s text:c="4"/>def aggiornaMischiamento(self):</text:p>
      <text:p text:style-name="P51"><text:s text:c="8"/>self.mischiamento = self.slider_mischiamento.value() / 100.0</text:p>
      <text:p text:style-name="P51"><text:s text:c="8"/>self.slider[4][1].setText(f"Mischiamento: {self.mischiamento:.2f}")</text:p>
      <text:p text:style-name="P51"/>
      <text:p text:style-name="P51"><text:s text:c="4"/>def cambiaStatoChorus(self):</text:p>
      <text:p text:style-name="P51"><text:s text:c="8"/>self.is_chorus_enabled = not self.is_chorus_enabled</text:p>
      <text:p text:style-name="P51"/>
      <text:p text:style-name="P51"># Punto di ingresso dell'applicazione</text:p>
      <text:p text:style-name="P51">if __name__ == '__main__':</text:p>
      <text:p text:style-name="P51"><text:s text:c="4"/>app = QApplication(sys.argv)</text:p>
      <text:p text:style-name="P51"><text:s text:c="4"/>ex = AppChorus()</text:p>
      <text:p text:style-name="P51"><text:s text:c="4"/>ex.show()</text:p>
      <text:p text:style-name="P51"><text:s text:c="4"/>sys.exit(app.exec_())</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13" text:outline-level="1"><text:soft-page-break/>PyPI Search Library</text:h>
      <text:h text:style-name="Heading_20_2" text:outline-level="2"><text:bookmark text:name="user-content-descrizione8"/>Descrizione</text:h>
      <text:p text:style-name="Text_20_body">PyPI Search Library è un'applicazione Python che ti consente di cercare librerie Python su PyPI (Python Package Index) in modo rapido e semplice. Questa libreria è stata sviluppata da Bocaletto Luca e fornisce un'interfaccia utente intuitiva per effettuare ricerche nel vasto e ricco ecosistema di librerie Python disponibili su PyPI. Gli utenti possono inserire il nome della libreria che desiderano cercare, fare clic sul pulsante "Cerca" e visualizzare l'elenco delle librerie corrispondenti.</text:p>
      <text:h text:style-name="P50" text:outline-level="2"><text:bookmark text:name="user-content-caratteristiche-principali3"/>Caratteristiche Principali</text:h>
      <text:list xml:id="list2396816481" text:style-name="L19">
        <text:list-item>
          <text:p text:style-name="P113"><text:span text:style-name="Strong_20_Emphasis">Interfaccia Utente Intuitiva</text:span>: PyPI Search Library offre un'interfaccia utente user-friendly che consente agli utenti di inserire facilmente il nome delle librerie da cercare.</text:p>
        </text:list-item>
        <text:list-item>
          <text:p text:style-name="P113"><text:span text:style-name="Strong_20_Emphasis">Ricerca Veloce</text:span>: Grazie all'integrazione con PyPI, l'applicazione è in grado di effettuare ricerche veloci ed efficienti, restituendo risultati in tempo reale.</text:p>
        </text:list-item>
        <text:list-item>
          <text:p text:style-name="P113"><text:span text:style-name="Strong_20_Emphasis">Visualizzazione dei Risultati</text:span>: I risultati della ricerca vengono presentati in una lista chiara e organizzata, consentendo agli utenti di visualizzare facilmente le librerie corrispondenti al proprio interesse.</text:p>
        </text:list-item>
        <text:list-item>
          <text:p text:style-name="P113"><text:span text:style-name="Strong_20_Emphasis">Semplice da Usare</text:span>: L'applicazione è stata progettata per essere accessibile anche a utenti senza esperienza tecnica avanzata, offrendo un modo semplice per esplorare il vasto mondo delle librerie Python.</text:p>
        </text:list-item>
        <text:list-item>
          <text:p text:style-name="P113"><text:span text:style-name="Strong_20_Emphasis">Open Source</text:span>: PyPI Search Library è un software open-source, il che significa che è possibile esaminare il codice sorgente, contribuire al suo sviluppo o personalizzarlo per le proprie esigenze.</text:p>
        </text:list-item>
      </text:list>
      <text:p text:style-name="P11"><text:span text:style-name="T12">Source Code - </text:span>PyPI Search Library</text:p>
      <text:p text:style-name="P51"/>
      <text:p text:style-name="P51"># Nome del Software: PyPI Search Library</text:p>
      <text:p text:style-name="P51"># Autore: Bocaletto Luca</text:p>
      <text:p text:style-name="P51">import sys</text:p>
      <text:p text:style-name="P51">import requests</text:p>
      <text:p text:style-name="P51">from PyQt5.QtWidgets import QApplication, QMainWindow, QVBoxLayout, QWidget, QPushButton, QLineEdit, QListWidget, QListWidgetItem</text:p>
      <text:p text:style-name="P51"/>
      <text:p text:style-name="P51">class PyPIBrowser(QMainWindow):</text:p>
      <text:p text:style-name="P51"><text:s text:c="4"/>def __init__(self):</text:p>
      <text:p text:style-name="P51"><text:s text:c="8"/>super().__init__()</text:p>
      <text:p text:style-name="P51"/>
      <text:p text:style-name="P51"><text:s text:c="8"/># Impostazioni della finestra principale</text:p>
      <text:p text:style-name="P51"><text:s text:c="8"/>self.setWindowTitle("PyPI Search Library") <text:s/># Imposta il titolo della finestra</text:p>
      <text:p text:style-name="P51"><text:soft-page-break/><text:s text:c="8"/>self.setGeometry(100, 100, 800, 600) <text:s/># Imposta la posizione e le dimensioni della finestra</text:p>
      <text:p text:style-name="P51"/>
      <text:p text:style-name="P51"><text:s text:c="8"/># Creazione del widget centrale</text:p>
      <text:p text:style-name="P51"><text:s text:c="8"/>self.central_widget = QWidget()</text:p>
      <text:p text:style-name="P51"><text:s text:c="8"/>self.setCentralWidget(self.central_widget) <text:s/># Imposta il widget centrale per la finestra</text:p>
      <text:p text:style-name="P51"/>
      <text:p text:style-name="P51"><text:s text:c="8"/># Creazione del layout verticale</text:p>
      <text:p text:style-name="P51"><text:s text:c="8"/>self.layout = QVBoxLayout()</text:p>
      <text:p text:style-name="P51"><text:s text:c="8"/>self.central_widget.setLayout(self.layout) <text:s/># Imposta il layout come layout centrale</text:p>
      <text:p text:style-name="P51"/>
      <text:p text:style-name="P51"><text:s text:c="8"/># Campo di input per la ricerca</text:p>
      <text:p text:style-name="P51"><text:s text:c="8"/>self.search_input = QLineEdit(self)</text:p>
      <text:p text:style-name="P51"><text:s text:c="8"/>self.search_input.setPlaceholderText("Cerca librerie su PyPI") <text:s/># Imposta un testo di esempio nel campo di input</text:p>
      <text:p text:style-name="P51"><text:s text:c="8"/>self.layout.addWidget(self.search_input) <text:s/># Aggiunge il campo di input al layout</text:p>
      <text:p text:style-name="P51"/>
      <text:p text:style-name="P51"><text:s text:c="8"/># Pulsante di ricerca</text:p>
      <text:p text:style-name="P51"><text:s text:c="8"/>self.search_button = QPushButton("Cerca", self)</text:p>
      <text:p text:style-name="P51"><text:s text:c="8"/>self.layout.addWidget(self.search_button) <text:s/># Aggiunge il pulsante di ricerca al layout</text:p>
      <text:p text:style-name="P51"/>
      <text:p text:style-name="P51"><text:s text:c="8"/># Lista per i risultati</text:p>
      <text:p text:style-name="P51"><text:s text:c="8"/>self.result_list = QListWidget(self)</text:p>
      <text:p text:style-name="P51"><text:s text:c="8"/>self.layout.addWidget(self.result_list) <text:s/># Aggiunge la lista al layout</text:p>
      <text:p text:style-name="P51"/>
      <text:p text:style-name="P51"><text:s text:c="8"/># Collega il clic del pulsante all'azione di ricerca</text:p>
      <text:p text:style-name="P51"><text:s text:c="8"/>self.search_button.clicked.connect(self.search_pypi)</text:p>
      <text:p text:style-name="P51"/>
      <text:p text:style-name="P51"><text:s text:c="4"/>def search_pypi(self):</text:p>
      <text:p text:style-name="P51"><text:s text:c="8"/>query = self.search_input.text() <text:s/># Ottieni il testo inserito dall'utente</text:p>
      <text:p text:style-name="P51"><text:s text:c="8"/>if query:</text:p>
      <text:p text:style-name="P51"><text:s text:c="12"/>self.result_list.clear() <text:s/># Cancella i risultati precedenti dalla lista</text:p>
      <text:p text:style-name="P51"><text:s text:c="12"/>url = f"https://pypi.org/simple/{query}/" <text:s/># Costruisci l'URL per la ricerca su PyPI</text:p>
      <text:p text:style-name="P51"><text:s text:c="12"/>response = requests.get(url) <text:s/># Effettua una richiesta HTTP per ottenere i dati</text:p>
      <text:p text:style-name="P51"><text:s text:c="12"/>if response.status_code == 200: <text:s/># Verifica se la richiesta ha avuto successo</text:p>
      <text:p text:style-name="P51"><text:s text:c="16"/>data = response.text <text:s/># Ottieni i dati dalla risposta</text:p>
      <text:p text:style-name="P51"><text:s text:c="16"/>package_names = self.extract_package_names(data) <text:s/># Estrai i nomi delle librerie</text:p>
      <text:p text:style-name="P51"><text:s text:c="16"/>for package_name in package_names:</text:p>
      <text:p text:style-name="P51"><text:s text:c="20"/>item = QListWidgetItem(package_name) <text:s/># Crea un elemento per la lista</text:p>
      <text:p text:style-name="P51"><text:s text:c="20"/>self.result_list.addItem(item) <text:s/># Aggiungi l'elemento alla lista</text:p>
      <text:p text:style-name="P51"><text:soft-page-break/></text:p>
      <text:p text:style-name="P51"><text:s text:c="4"/>def extract_package_names(self, data):</text:p>
      <text:p text:style-name="P51"><text:s text:c="8"/>package_names = data.split('\n') <text:s/># Suddivide i dati in linee per ottenere i nomi delle librerie</text:p>
      <text:p text:style-name="P51"><text:s text:c="8"/>return package_names</text:p>
      <text:p text:style-name="P51"/>
      <text:p text:style-name="P51">def main():</text:p>
      <text:p text:style-name="P51"><text:s text:c="4"/>app = QApplication(sys.argv) <text:s/># Crea un'applicazione Qt</text:p>
      <text:p text:style-name="P51"><text:s text:c="4"/>window = PyPIBrowser() <text:s/># Crea la finestra principale</text:p>
      <text:p text:style-name="P51"><text:s text:c="4"/>window.show() <text:s/># Mostra la finestra</text:p>
      <text:p text:style-name="P51"><text:s text:c="4"/>sys.exit(app.exec_()) <text:s/># Esegui l'applicazione</text:p>
      <text:p text:style-name="P51"/>
      <text:p text:style-name="P51">if __name__ == "__main__":</text:p>
      <text:p text:style-name="P51"><text:s text:c="4"/>main() <text:s/># Avvia l'applicazione quando il modulo è eseguito direttament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13" text:outline-level="1"><text:soft-page-break/>Analog Clock</text:h>
      <text:p text:style-name="Text_20_body"><text:span text:style-name="Strong_20_Emphasis">Autore:</text:span> Bocaletto Luca</text:p>
      <text:p text:style-name="Text_20_body"><text:span text:style-name="Strong_20_Emphasis">Sito Web:</text:span> <text:a xlink:type="simple" xlink:href="https://www.elektronoide.it/" text:style-name="Internet_20_link" text:visited-style-name="Visited_20_Internet_20_Link">www.elektronoide.it</text:a></text:p>
      <text:h text:style-name="Heading_20_2" text:outline-level="2"><text:bookmark text:name="user-content-descrizione9"/>Descrizione</text:h>
      <text:p text:style-name="Text_20_body">Il software "Analog Clock" è un'applicazione per la visualizzazione di un orologio analogico su una finestra grafica. L'orologio visualizza l'orario corrente con lancette per le ore e i minuti, oltre a tacche per i minuti e numeri per le ore.</text:p>
      <text:h text:style-name="Heading_20_2" text:outline-level="2"><text:bookmark text:name="user-content-caratteristiche-principali4"/>Caratteristiche Principali</text:h>
      <text:list xml:id="list3897551990" text:style-name="L20">
        <text:list-item>
          <text:p text:style-name="P115">Visualizzazione dell'orario corrente con lancette delle ore e dei minuti. </text:p>
        </text:list-item>
        <text:list-item>
          <text:p text:style-name="P115">Tacche dei minuti e numeri delle ore per indicare l'orario in modo chiaro. </text:p>
        </text:list-item>
        <text:list-item>
          <text:p text:style-name="P115">Utilizza il modulo PySide6 per la creazione dell'interfaccia grafica. </text:p>
        </text:list-item>
        <text:list-item>
          <text:p text:style-name="P115">Supporta l'antialiasing per ottenere una visualizzazione più fluida. </text:p>
        </text:list-item>
        <text:list-item>
          <text:p text:style-name="P115">Aggiorna l'orologio ogni secondo grazie a un timer. </text:p>
        </text:list-item>
        <text:list-item>
          <text:p text:style-name="P114">Personalizzazione dei colori delle lancette delle ore e dei minuti. </text:p>
        </text:list-item>
      </text:list>
      <text:h text:style-name="Heading_20_2" text:outline-level="2"><text:bookmark text:name="user-content-utilizzo4"/>Utilizzo</text:h>
      <text:p text:style-name="Text_20_body">L'applicazione viene avviata, e un'interfaccia grafica mostra l'orologio analogico. Le lancette delle ore e dei minuti indicano l'orario corrente, mentre le tacche dei minuti e i numeri delle ore facilitano la lettura dell'orario.</text:p>
      <text:h text:style-name="Heading_20_2" text:outline-level="2"><text:bookmark text:name="user-content-componenti-principali"/>Componenti Principali</text:h>
      <text:list xml:id="list3819818340" text:style-name="L21">
        <text:list-item>
          <text:p text:style-name="P117"><text:span text:style-name="Strong_20_Emphasis">AnalogClockWindow:</text:span> Questa classe rappresenta la finestra dell'orologio analogico. Gestisce il rendering dell'orologio e il timer per l'aggiornamento. </text:p>
        </text:list-item>
        <text:list-item>
          <text:p text:style-name="P117"><text:span text:style-name="Strong_20_Emphasis">HOUR_HAND_POLYGON</text:span> e <text:span text:style-name="Strong_20_Emphasis">MINUTE_HAND_POLYGON:</text:span> Definiscono i poligoni per le lancette delle ore e dei minuti. </text:p>
        </text:list-item>
        <text:list-item>
          <text:p text:style-name="P117"><text:span text:style-name="Strong_20_Emphasis">HOUR_COLOR</text:span> e <text:span text:style-name="Strong_20_Emphasis">MINUTE_COLOR:</text:span> Specificano i colori per le lancette delle ore e dei minuti. </text:p>
        </text:list-item>
        <text:list-item>
          <text:p text:style-name="P117"><text:span text:style-name="Strong_20_Emphasis">BACKGROUND_COLOR:</text:span> Il colore di sfondo dell'orologio. </text:p>
        </text:list-item>
        <text:list-item>
          <text:p text:style-name="P116"><text:span text:style-name="Strong_20_Emphasis">getCurrentTime():</text:span> Restituisce l'orario corrente. </text:p>
        </text:list-item>
      </text:list>
      <text:p text:style-name="P15">Source Code – Analog Clock</text:p>
      <text:p text:style-name="P15"/>
      <text:p text:style-name="P51"># Author: Bocaletto Luca</text:p>
      <text:p text:style-name="P51"># Web Site: https://www.elektronoide.it</text:p>
      <text:p text:style-name="P51"># Software Name: Analog Clock</text:p>
      <text:p text:style-name="P51">import sys</text:p>
      <text:p text:style-name="P51"><text:soft-page-break/>from PySide6.QtCore import QPoint, QTimer, Qt, QTime</text:p>
      <text:p text:style-name="P51">from PySide6.QtGui import QColor, QFont, QGradient, QGuiApplication, QPainter, QPolygon, QRasterWindow</text:p>
      <text:p text:style-name="P51">from PySide6.QtWidgets import QApplication</text:p>
      <text:p text:style-name="P51">from datetime import datetime</text:p>
      <text:p text:style-name="P51"/>
      <text:p text:style-name="P51"># Definizione delle costanti</text:p>
      <text:p text:style-name="P51">HOUR_HAND_POLYGON = QPolygon([QPoint(5, 5), QPoint(-5, 5), QPoint(0, -50)]) <text:s/># Lancetta delle ore</text:p>
      <text:p text:style-name="P51">MINUTE_HAND_POLYGON = QPolygon([QPoint(3, 3), QPoint(-3, 3), QPoint(0, -70)]) <text:s/># Lancetta dei minuti</text:p>
      <text:p text:style-name="P51">HOUR_COLOR = QColor(43, 240, 251) <text:s/># Colore per la lancetta delle ore</text:p>
      <text:p text:style-name="P51">MINUTE_COLOR = QColor(242, 227, 7) <text:s/># Colore per la lancetta dei minuti</text:p>
      <text:p text:style-name="P51">BACKGROUND_COLOR = QGradient.PlumBath</text:p>
      <text:p text:style-name="P51"/>
      <text:p text:style-name="P51">class AnalogClockWindow(QRasterWindow):</text:p>
      <text:p text:style-name="P51"/>
      <text:p text:style-name="P51"><text:s text:c="4"/>def __init__(self):</text:p>
      <text:p text:style-name="P51"><text:s text:c="8"/>super().__init__()</text:p>
      <text:p text:style-name="P51"><text:s text:c="8"/>self.setTitle("Analog Clock")</text:p>
      <text:p text:style-name="P51"><text:s text:c="8"/>self.resize(300, 300) <text:s/># Dimensioni maggiori</text:p>
      <text:p text:style-name="P51"/>
      <text:p text:style-name="P51"><text:s text:c="8"/>self._timer = QTimer(self)</text:p>
      <text:p text:style-name="P51"><text:s text:c="8"/>self._timer.timeout.connect(self.update)</text:p>
      <text:p text:style-name="P51"><text:s text:c="8"/>self._timer.start(1000)</text:p>
      <text:p text:style-name="P51"/>
      <text:p text:style-name="P51"><text:s text:c="4"/>def paintEvent(self, e):</text:p>
      <text:p text:style-name="P51"><text:s text:c="8"/>with QPainter(self) as p:</text:p>
      <text:p text:style-name="P51"><text:s text:c="12"/>self.render(p)</text:p>
      <text:p text:style-name="P51"/>
      <text:p text:style-name="P51"><text:s text:c="4"/>def render(self, p):</text:p>
      <text:p text:style-name="P51"><text:s text:c="8"/>width = self.width()</text:p>
      <text:p text:style-name="P51"><text:s text:c="8"/>height = self.height()</text:p>
      <text:p text:style-name="P51"/>
      <text:p text:style-name="P51"><text:s text:c="8"/>p.fillRect(0, 0, width, height, BACKGROUND_COLOR)</text:p>
      <text:p text:style-name="P51"/>
      <text:p text:style-name="P51"><text:s text:c="8"/>p.setRenderHint(QPainter.Antialiasing)</text:p>
      <text:p text:style-name="P51"><text:s text:c="8"/>p.translate(width / 2, height / 2)</text:p>
      <text:p text:style-name="P51"/>
      <text:p text:style-name="P51"><text:s text:c="8"/>side = min(width, height)</text:p>
      <text:p text:style-name="P51"><text:s text:c="8"/>p.scale(side / 200.0, side / 200.0)</text:p>
      <text:p text:style-name="P51"/>
      <text:p text:style-name="P51"><text:s text:c="8"/>current_time = self.getCurrentTime()</text:p>
      <text:p text:style-name="P51"/>
      <text:p text:style-name="P51"><text:s text:c="8"/># Disegna le tacche delle decine dei minuti sull'orologio</text:p>
      <text:p text:style-name="P51"><text:soft-page-break/><text:s text:c="8"/>p.setPen(MINUTE_COLOR)</text:p>
      <text:p text:style-name="P51"><text:s text:c="8"/>for i in range(0, 60):</text:p>
      <text:p text:style-name="P51"><text:s text:c="12"/>p.save()</text:p>
      <text:p text:style-name="P51"><text:s text:c="12"/>p.rotate(6.0 * i)</text:p>
      <text:p text:style-name="P51"><text:s text:c="12"/>if i % 5 == 0:</text:p>
      <text:p text:style-name="P51"><text:s text:c="16"/>p.drawLine(0, -70, 0, -80) <text:s/># Tacche delle decine dei minuti</text:p>
      <text:p text:style-name="P51"><text:s text:c="12"/>else:</text:p>
      <text:p text:style-name="P51"><text:s text:c="16"/>p.drawLine(0, -75, 0, -80) <text:s/># Tacche dei minuti</text:p>
      <text:p text:style-name="P51"><text:s text:c="12"/>p.restore()</text:p>
      <text:p text:style-name="P51"/>
      <text:p text:style-name="P51"><text:s text:c="8"/># Disegna i numeri delle ore sull'orologio</text:p>
      <text:p text:style-name="P51"><text:s text:c="8"/>p.setPen(HOUR_COLOR)</text:p>
      <text:p text:style-name="P51"><text:s text:c="8"/>font = QFont("Arial", 14) <text:s/># Testo più grande</text:p>
      <text:p text:style-name="P51"><text:s text:c="8"/>p.setFont(font)</text:p>
      <text:p text:style-name="P51"><text:s text:c="8"/>for i in range(1, 13):</text:p>
      <text:p text:style-name="P51"><text:s text:c="12"/>p.save()</text:p>
      <text:p text:style-name="P51"><text:s text:c="12"/>p.rotate(30.0 * i)</text:p>
      <text:p text:style-name="P51"><text:s text:c="12"/>p.translate(0, -90) <text:s/># Posiziona i numeri all'esterno dell'orologio con spaziatura</text:p>
      <text:p text:style-name="P51"><text:s text:c="12"/>p.drawText(-10, 8, str(i))</text:p>
      <text:p text:style-name="P51"><text:s text:c="12"/>p.restore()</text:p>
      <text:p text:style-name="P51"/>
      <text:p text:style-name="P51"><text:s text:c="8"/># Disegna la lancetta delle ore</text:p>
      <text:p text:style-name="P51"><text:s text:c="8"/>p.save()</text:p>
      <text:p text:style-name="P51"><text:s text:c="8"/>p.rotate(30.0 * (current_time.hour() + current_time.minute() / 60.0))</text:p>
      <text:p text:style-name="P51"><text:s text:c="8"/>p.setBrush(HOUR_COLOR)</text:p>
      <text:p text:style-name="P51"><text:s text:c="8"/>p.drawConvexPolygon(HOUR_HAND_POLYGON)</text:p>
      <text:p text:style-name="P51"><text:s text:c="8"/>p.restore()</text:p>
      <text:p text:style-name="P51"/>
      <text:p text:style-name="P51"><text:s text:c="8"/># Disegna la lancetta dei minuti</text:p>
      <text:p text:style-name="P51"><text:s text:c="8"/>p.save()</text:p>
      <text:p text:style-name="P51"><text:s text:c="8"/>p.rotate(6.0 * (current_time.minute() + current_time.second() / 60.0))</text:p>
      <text:p text:style-name="P51"><text:s text:c="8"/>p.setBrush(MINUTE_COLOR)</text:p>
      <text:p text:style-name="P51"><text:s text:c="8"/>p.drawConvexPolygon(MINUTE_HAND_POLYGON)</text:p>
      <text:p text:style-name="P51"><text:s text:c="8"/>p.restore()</text:p>
      <text:p text:style-name="P51"/>
      <text:p text:style-name="P51"><text:s text:c="4"/>def getCurrentTime(self):</text:p>
      <text:p text:style-name="P51"><text:s text:c="8"/>return QTime.currentTime()</text:p>
      <text:p text:style-name="P51"/>
      <text:p text:style-name="P51">if __name__ == "__main__":</text:p>
      <text:p text:style-name="P51"><text:s text:c="4"/>app = QGuiApplication(sys.argv)</text:p>
      <text:p text:style-name="P51"><text:s text:c="4"/>clock = AnalogClockWindow()</text:p>
      <text:p text:style-name="P51"><text:s text:c="4"/>clock.show()</text:p>
      <text:p text:style-name="P51"><text:s text:c="4"/>sys.exit(app.exec())</text:p>
      <text:p text:style-name="P51"/>
      <text:h text:style-name="P14" text:outline-level="2"><text:soft-page-break/>Dos Commands Wizard</text:h>
      <text:list xml:id="list2247700023" text:style-name="L22">
        <text:list-item>
          <text:p text:style-name="P119"><text:span text:style-name="Strong_20_Emphasis">Lingua:</text:span> Italiano </text:p>
        </text:list-item>
        <text:list-item>
          <text:p text:style-name="P119"><text:span text:style-name="Strong_20_Emphasis">Autore:</text:span> Bocaletto Luca </text:p>
        </text:list-item>
        <text:list-item>
          <text:p text:style-name="P118"><text:span text:style-name="Strong_20_Emphasis">Sito Web:</text:span> <text:a xlink:type="simple" xlink:href="https://www.elektronoide.it/" text:style-name="Internet_20_link" text:visited-style-name="Visited_20_Internet_20_Link">https://www.elektronoide.it</text:a> </text:p>
        </text:list-item>
      </text:list>
      <text:p text:style-name="Text_20_body"><text:span text:style-name="Strong_20_Emphasis">Descrizione:</text:span></text:p>
      <text:p text:style-name="Text_20_body">Dos Commands Wizard è un'applicazione software scritta in Python che fornisce un'interfaccia grafica per eseguire comandi DOS/Shell in modo interattivo. L'applicazione consente agli utenti di inserire comandi e di eseguirli immediatamente o programmare l'esecuzione in un secondo momento. Inoltre, offre la possibilità di gestire una lista di comandi personalizzati.</text:p>
      <text:p text:style-name="P52"><text:span text:style-name="Strong_20_Emphasis">Caratteristiche Principali:</text:span></text:p>
      <text:list xml:id="list3065731463" text:style-name="L23">
        <text:list-item>
          <text:p text:style-name="P121">Interfaccia utente grafica basata su Tkinter. </text:p>
        </text:list-item>
        <text:list-item>
          <text:p text:style-name="P121">Esecuzione interattiva di comandi DOS/Shell. </text:p>
        </text:list-item>
        <text:list-item>
          <text:p text:style-name="P121">Possibilità di eseguire comandi immediatamente. </text:p>
        </text:list-item>
        <text:list-item>
          <text:p text:style-name="P121">Programmazione dell'esecuzione di comandi in base a un intervallo di tempo specificato. </text:p>
        </text:list-item>
        <text:list-item>
          <text:p text:style-name="P121">Gestione di comandi personalizzati con nomi e descrizioni. </text:p>
        </text:list-item>
        <text:list-item>
          <text:p text:style-name="P121">Visualizzazione dell'output dei comandi eseguiti con evidenziazione di stdout e stderr. </text:p>
        </text:list-item>
        <text:list-item>
          <text:p text:style-name="P121">Possibilità di annullare la programmazione di comandi in attesa. </text:p>
        </text:list-item>
        <text:list-item>
          <text:p text:style-name="P121">Visualizzazione della directory corrente e possibilità di cambiare la directory. </text:p>
        </text:list-item>
        <text:list-item>
          <text:p text:style-name="P120">Interfaccia utente per la gestione dei comandi personalizzati, inclusi aggiunta, modifica ed eliminazione. </text:p>
        </text:list-item>
      </text:list>
      <text:p text:style-name="P73">Source Code – Dos Commands Wizard</text:p>
      <text:p text:style-name="P51"># Software Name: Dos Commands Wizard</text:p>
      <text:p text:style-name="P51"># Language: Italian</text:p>
      <text:p text:style-name="P51"># Author: Bocaletto Luca</text:p>
      <text:p text:style-name="P51"># Web Site: https://www.elektronoide.it</text:p>
      <text:p text:style-name="P51"># Importa le librerie necessarie</text:p>
      <text:p text:style-name="P51">import tkinter as tk <text:s/># Per la creazione dell'interfaccia grafica</text:p>
      <text:p text:style-name="P51">import sqlite3 <text:s/># Per la gestione del database</text:p>
      <text:p text:style-name="P51">import subprocess <text:s/># Per l'esecuzione dei comandi shell</text:p>
      <text:p text:style-name="P51">import threading <text:s/># Per la gestione dei thread</text:p>
      <text:p text:style-name="P51">import time <text:s/># Per il controllo del tempo</text:p>
      <text:p text:style-name="P51">import os</text:p>
      <text:p text:style-name="P51"># Crea una connessione al database (o lo crea se non esiste)</text:p>
      <text:p text:style-name="P51">conn = sqlite3.connect('custom_commands.db')</text:p>
      <text:p text:style-name="P51">cursor = conn.cursor()</text:p>
      <text:p text:style-name="P51"/>
      <text:p text:style-name="P51"># Crea la tabella se non esiste</text:p>
      <text:p text:style-name="P51">cursor.execute('''CREATE TABLE IF NOT EXISTS commands</text:p>
      <text:p text:style-name="P51"><text:soft-page-break/><text:s text:c="18"/>(id INTEGER PRIMARY KEY,</text:p>
      <text:p text:style-name="P51"><text:s text:c="19"/>name TEXT,</text:p>
      <text:p text:style-name="P51"><text:s text:c="19"/>description TEXT)''')</text:p>
      <text:p text:style-name="P51"/>
      <text:p text:style-name="P51"># Definizione della classe principale dell'applicazione</text:p>
      <text:p text:style-name="P51">class CommandWindow(tk.Tk):</text:p>
      <text:p text:style-name="P51"><text:s text:c="4"/>def __init__(self):</text:p>
      <text:p text:style-name="P51"><text:s text:c="8"/>super().__init__()</text:p>
      <text:p text:style-name="P51"><text:s text:c="8"/>self.title("Dos Commands Wizard")</text:p>
      <text:p text:style-name="P51"><text:s text:c="8"/>self.geometry("600x400")</text:p>
      <text:p text:style-name="P51"/>
      <text:p text:style-name="P51"><text:s text:c="8"/># Crea l'interfaccia utente</text:p>
      <text:p text:style-name="P51"><text:s text:c="8"/>self.create_ui()</text:p>
      <text:p text:style-name="P51"><text:s text:c="8"/>self.is_scheduled = False</text:p>
      <text:p text:style-name="P51"><text:s text:c="8"/>self.scheduled_job = None</text:p>
      <text:p text:style-name="P51"/>
      <text:p text:style-name="P51"><text:s text:c="4"/>def create_ui(self):</text:p>
      <text:p text:style-name="P51"><text:s text:c="8"/># Creazione degli elementi dell'interfaccia utente</text:p>
      <text:p text:style-name="P51"><text:s text:c="8"/>self.command_entry = tk.Entry(self)</text:p>
      <text:p text:style-name="P51"><text:s text:c="8"/>self.command_entry.pack(fill=tk.X, padx=10, pady=10)</text:p>
      <text:p text:style-name="P51"/>
      <text:p text:style-name="P51"><text:s text:c="8"/>self.interval_entry = tk.Entry(self)</text:p>
      <text:p text:style-name="P51"><text:s text:c="8"/>self.interval_entry.pack(fill=tk.X, padx=10, pady=5)</text:p>
      <text:p text:style-name="P51"><text:s text:c="8"/>self.interval_entry.insert(0, "5")</text:p>
      <text:p text:style-name="P51"/>
      <text:p text:style-name="P51"><text:s text:c="8"/>self.schedule_button = tk.Button(self, text="Temporizza Comando", command=self.schedule_command)</text:p>
      <text:p text:style-name="P51"><text:s text:c="8"/>self.schedule_button.pack(pady=5)</text:p>
      <text:p text:style-name="P51"/>
      <text:p text:style-name="P51"><text:s text:c="8"/>self.run_now_button = tk.Button(self, text="Esegui Subito", command=self.run_command_now)</text:p>
      <text:p text:style-name="P51"><text:s text:c="8"/>self.run_now_button.pack(pady=5)</text:p>
      <text:p text:style-name="P51"/>
      <text:p text:style-name="P51"><text:s text:c="8"/>self.reset_button = tk.Button(self, text="Reset Temporizzazione", command=self.reset_schedule)</text:p>
      <text:p text:style-name="P51"><text:s text:c="8"/>self.reset_button.pack(pady=5)</text:p>
      <text:p text:style-name="P51"/>
      <text:p text:style-name="P51"><text:s text:c="8"/>self.custom_commands_button = tk.Button(self, text="Lista Comandi", command=self.open_custom_commands_window)</text:p>
      <text:p text:style-name="P51"><text:s text:c="8"/>self.custom_commands_button.pack(pady=5)</text:p>
      <text:p text:style-name="P51"/>
      <text:p text:style-name="P51"><text:s text:c="8"/>self.output_text = tk.Text(self, wrap=tk.WORD)</text:p>
      <text:p text:style-name="P51"><text:s text:c="8"/>self.output_text.pack(fill=tk.BOTH, expand=True, padx=10, pady=10)</text:p>
      <text:p text:style-name="P51"><text:s text:c="8"/>self.output_text.config(state=tk.DISABLED)</text:p>
      <text:p text:style-name="P51"/>
      <text:p text:style-name="P51"><text:soft-page-break/><text:s text:c="4"/># Metodo per eseguire un comando</text:p>
      <text:p text:style-name="P51"><text:s text:c="4"/>def run_command(self, command):</text:p>
      <text:p text:style-name="P51"><text:s text:c="8"/>try:</text:p>
      <text:p text:style-name="P51"><text:s text:c="12"/>if command.startswith("cd.."):</text:p>
      <text:p text:style-name="P51"><text:s text:c="16"/># Esegui il cambio directory</text:p>
      <text:p text:style-name="P51"><text:s text:c="16"/>parent_dir = os.path.abspath(os.path.join(os.getcwd(), os.pardir))</text:p>
      <text:p text:style-name="P51"><text:s text:c="16"/>os.chdir(parent_dir)</text:p>
      <text:p text:style-name="P51"><text:s text:c="16"/>self.show_info(f"Directory corrente: {os.getcwd()}")</text:p>
      <text:p text:style-name="P51"><text:s text:c="12"/>else:</text:p>
      <text:p text:style-name="P51"><text:s text:c="16"/>output = subprocess.check_output(command, shell=True, stderr=subprocess.STDOUT, text=True)</text:p>
      <text:p text:style-name="P51"><text:s text:c="16"/>self.display_output(output, 'stdout')</text:p>
      <text:p text:style-name="P51"><text:s text:c="8"/>except subprocess.CalledProcessError as e:</text:p>
      <text:p text:style-name="P51"><text:s text:c="12"/>error_output = e.output</text:p>
      <text:p text:style-name="P51"><text:s text:c="12"/>self.display_output(error_output, 'stderr')</text:p>
      <text:p text:style-name="P51"/>
      <text:p text:style-name="P51"><text:s text:c="4"/># Metodo per visualizzare l'output dell'esecuzione</text:p>
      <text:p text:style-name="P51"><text:s text:c="4"/>def display_output(self, output, tag):</text:p>
      <text:p text:style-name="P51"><text:s text:c="8"/>self.output_text.config(state=tk.NORMAL)</text:p>
      <text:p text:style-name="P51"><text:s text:c="8"/>self.output_text.insert(tk.END, output, tag)</text:p>
      <text:p text:style-name="P51"><text:s text:c="8"/>self.output_text.tag_add(tag, '1.0', 'end')</text:p>
      <text:p text:style-name="P51"><text:s text:c="8"/>self.output_text.tag_config(tag, foreground='green' if tag == 'stdout' else 'red')</text:p>
      <text:p text:style-name="P51"><text:s text:c="8"/>self.output_text.config(state=tk.DISABLED)</text:p>
      <text:p text:style-name="P51"/>
      <text:p text:style-name="P51"><text:s text:c="4"/># Metodo per attivare/disattivare la temporizzazione</text:p>
      <text:p text:style-name="P51"><text:s text:c="4"/>def toggle_scheduling(self):</text:p>
      <text:p text:style-name="P51"><text:s text:c="8"/>self.is_scheduled = not self.is_scheduled</text:p>
      <text:p text:style-name="P51"/>
      <text:p text:style-name="P51"><text:s text:c="4"/># Metodo per eseguire un comando in modo programmato</text:p>
      <text:p text:style-name="P51"><text:s text:c="4"/>def schedule_execution(self, command, interval_seconds):</text:p>
      <text:p text:style-name="P51"><text:s text:c="8"/>time.sleep(interval_seconds)</text:p>
      <text:p text:style-name="P51"><text:s text:c="8"/>if self.is_scheduled:</text:p>
      <text:p text:style-name="P51"><text:s text:c="12"/>self.run_command(command)</text:p>
      <text:p text:style-name="P51"/>
      <text:p text:style-name="P51"><text:s text:c="4"/># Metodo per visualizzare messaggi informativi</text:p>
      <text:p text:style-name="P51"><text:s text:c="4"/>def show_info(self, message):</text:p>
      <text:p text:style-name="P51"><text:s text:c="8"/>self.output_text.config(state=tk.NORMAL)</text:p>
      <text:p text:style-name="P51"><text:s text:c="8"/>self.output_text.insert(tk.END, message + "\n")</text:p>
      <text:p text:style-name="P51"><text:s text:c="8"/>self.output_text.config(state=tk.DISABLED)</text:p>
      <text:p text:style-name="P51"/>
      <text:p text:style-name="P51"><text:s text:c="4"/># Metodo per programmare l'esecuzione di un comando</text:p>
      <text:p text:style-name="P51"><text:s text:c="4"/>def schedule_command(self):</text:p>
      <text:p text:style-name="P51"><text:s text:c="8"/>command = self.command_entry.get()</text:p>
      <text:p text:style-name="P51"><text:s text:c="8"/>interval_str = self.interval_entry.get()</text:p>
      <text:p text:style-name="P51"/>
      <text:p text:style-name="P51"><text:soft-page-break/><text:s text:c="8"/>if not command:</text:p>
      <text:p text:style-name="P51"><text:s text:c="12"/>self.show_info("Inserisci un comando valido.")</text:p>
      <text:p text:style-name="P51"><text:s text:c="12"/>return</text:p>
      <text:p text:style-name="P51"/>
      <text:p text:style-name="P51"><text:s text:c="8"/>try:</text:p>
      <text:p text:style-name="P51"><text:s text:c="12"/>interval_seconds = int(interval_str)</text:p>
      <text:p text:style-name="P51"><text:s text:c="8"/>except ValueError:</text:p>
      <text:p text:style-name="P51"><text:s text:c="12"/>self.show_info("Inserisci un intervallo di tempo valido (in secondi).")</text:p>
      <text:p text:style-name="P51"><text:s text:c="12"/>return</text:p>
      <text:p text:style-name="P51"/>
      <text:p text:style-name="P51"><text:s text:c="8"/>if interval_seconds &lt;= 0:</text:p>
      <text:p text:style-name="P51"><text:s text:c="12"/>self.show_info("L'intervallo di tempo deve essere superiore a 0.")</text:p>
      <text:p text:style-name="P51"><text:s text:c="12"/>return</text:p>
      <text:p text:style-name="P51"/>
      <text:p text:style-name="P51"><text:s text:c="8"/>self.is_scheduled = True</text:p>
      <text:p text:style-name="P51"><text:s text:c="8"/>self.show_info(f"Temporizzazione attivata: esecuzione del comando '{command}' tra {interval_seconds} secondo/i...")</text:p>
      <text:p text:style-name="P51"><text:s text:c="8"/>if self.scheduled_job:</text:p>
      <text:p text:style-name="P51"><text:s text:c="12"/>self.scheduled_job.cancel()</text:p>
      <text:p text:style-name="P51"><text:s text:c="8"/>self.scheduled_job = threading.Timer(interval_seconds, self.run_command, args=(command,))</text:p>
      <text:p text:style-name="P51"><text:s text:c="8"/>self.scheduled_job.start()</text:p>
      <text:p text:style-name="P51"/>
      <text:p text:style-name="P51"><text:s text:c="4"/># Metodo per eseguire un comando immediatamente</text:p>
      <text:p text:style-name="P51"><text:s text:c="4"/>def run_command_now(self):</text:p>
      <text:p text:style-name="P51"><text:s text:c="8"/>command = self.command_entry.get()</text:p>
      <text:p text:style-name="P51"><text:s text:c="8"/>if not command:</text:p>
      <text:p text:style-name="P51"><text:s text:c="12"/>self.show_info("Inserisci un comando valido.")</text:p>
      <text:p text:style-name="P51"><text:s text:c="12"/>return</text:p>
      <text:p text:style-name="P51"><text:s text:c="8"/>self.run_command(command)</text:p>
      <text:p text:style-name="P51"/>
      <text:p text:style-name="P51"><text:s text:c="4"/># Metodo per annullare la temporizzazione</text:p>
      <text:p text:style-name="P51"><text:s text:c="4"/>def reset_schedule(self):</text:p>
      <text:p text:style-name="P51"><text:s text:c="8"/>self.is_scheduled = False</text:p>
      <text:p text:style-name="P51"><text:s text:c="8"/>if self.scheduled_job:</text:p>
      <text:p text:style-name="P51"><text:s text:c="12"/>self.scheduled_job.cancel()</text:p>
      <text:p text:style-name="P51"><text:s text:c="8"/>self.show_info("Temporizzazione annullata")</text:p>
      <text:p text:style-name="P51"/>
      <text:p text:style-name="P51"><text:s text:c="4"/># Metodo per aprire la finestra dei comandi personalizzati</text:p>
      <text:p text:style-name="P51"><text:s text:c="4"/>def open_custom_commands_window(self):</text:p>
      <text:p text:style-name="P51"><text:s text:c="8"/>custom_commands_window = CustomCommandsWindow(self)</text:p>
      <text:p text:style-name="P51"><text:s text:c="8"/>custom_commands_window.title("Lista Comandi Personalizzati")</text:p>
      <text:p text:style-name="P51"><text:s text:c="8"/>custom_commands_window.geometry("600x400")</text:p>
      <text:p text:style-name="P51"><text:s text:c="8"/>custom_commands_window.protocol("WM_DELETE_WINDOW", self.reload_custom_commands)</text:p>
      <text:p text:style-name="P51"><text:soft-page-break/><text:s text:c="8"/>custom_commands_window.mainloop()</text:p>
      <text:p text:style-name="P51"/>
      <text:p text:style-name="P51"><text:s text:c="4"/># Metodo per aggiornare i comandi personalizzati</text:p>
      <text:p text:style-name="P51"><text:s text:c="4"/>def reload_custom_commands(self):</text:p>
      <text:p text:style-name="P51"><text:s text:c="8"/># Questo metodo viene chiamato quando la finestra "Lista Comandi" viene chiusa</text:p>
      <text:p text:style-name="P51"><text:s text:c="8"/># Puoi implementare l'aggiornamento dei comandi personalizzati qui</text:p>
      <text:p text:style-name="P51"><text:s text:c="8"/>pass</text:p>
      <text:p text:style-name="P51"/>
      <text:p text:style-name="P51"># Definizione della classe per la finestra dei comandi personalizzati</text:p>
      <text:p text:style-name="P51">class CustomCommandsWindow(tk.Toplevel):</text:p>
      <text:p text:style-name="P51"><text:s text:c="4"/>def __init__(self, parent):</text:p>
      <text:p text:style-name="P51"><text:s text:c="8"/>super().__init__() <text:s/># Chiamare il costruttore della superclasse</text:p>
      <text:p text:style-name="P51"><text:s text:c="8"/>self.parent = parent</text:p>
      <text:p text:style-name="P51"><text:s text:c="8"/>self.create_ui()</text:p>
      <text:p text:style-name="P51"><text:s text:c="8"/>self.load_custom_commands()</text:p>
      <text:p text:style-name="P51"/>
      <text:p text:style-name="P51"><text:s text:c="4"/>def create_ui(self):</text:p>
      <text:p text:style-name="P51"><text:s text:c="8"/># Creazione dell'interfaccia per i comandi personalizzati</text:p>
      <text:p text:style-name="P51"><text:s text:c="8"/>self.custom_commands_listbox = tk.Listbox(self)</text:p>
      <text:p text:style-name="P51"><text:s text:c="8"/>self.custom_commands_listbox.pack(fill=tk.BOTH, expand=True, padx=10, pady=10)</text:p>
      <text:p text:style-name="P51"/>
      <text:p text:style-name="P51"><text:s text:c="8"/>self.name_entry = tk.Entry(self)</text:p>
      <text:p text:style-name="P51"><text:s text:c="8"/>self.name_entry.pack(fill=tk.X, padx=10, pady=5)</text:p>
      <text:p text:style-name="P51"><text:s text:c="8"/>self.name_entry.insert(0, "Nome Comando")</text:p>
      <text:p text:style-name="P51"/>
      <text:p text:style-name="P51"><text:s text:c="8"/>self.description_entry = tk.Entry(self)</text:p>
      <text:p text:style-name="P51"><text:s text:c="8"/>self.description_entry.pack(fill=tk.X, padx=10, pady=5)</text:p>
      <text:p text:style-name="P51"><text:s text:c="8"/>self.description_entry.insert(0, "Descrizione")</text:p>
      <text:p text:style-name="P51"/>
      <text:p text:style-name="P51"><text:s text:c="8"/>self.add_button = tk.Button(self, text="Aggiungi Comando", command=self.add_custom_command)</text:p>
      <text:p text:style-name="P51"><text:s text:c="8"/>self.add_button.pack(pady=5)</text:p>
      <text:p text:style-name="P51"/>
      <text:p text:style-name="P51"><text:s text:c="8"/>self.edit_button = tk.Button(self, text="Modifica Comando", command=self.edit_custom_command)</text:p>
      <text:p text:style-name="P51"><text:s text:c="8"/>self.edit_button.pack(pady=5)</text:p>
      <text:p text:style-name="P51"/>
      <text:p text:style-name="P51"><text:s text:c="8"/>self.delete_button = tk.Button(self, text="Elimina Comando", command=self.delete_custom_command)</text:p>
      <text:p text:style-name="P51"><text:s text:c="8"/>self.delete_button.pack(pady=5)</text:p>
      <text:p text:style-name="P51"/>
      <text:p text:style-name="P51"><text:s text:c="8"/>self.custom_commands_listbox.bind("&lt;&lt;ListboxSelect&gt;&gt;", self.select_custom_command)</text:p>
      <text:p text:style-name="P51"><text:soft-page-break/></text:p>
      <text:p text:style-name="P51"><text:s text:c="4"/># Metodo per caricare i comandi personalizzati dal database</text:p>
      <text:p text:style-name="P51"><text:s text:c="4"/>def load_custom_commands(self):</text:p>
      <text:p text:style-name="P51"><text:s text:c="8"/>cursor.execute("SELECT id, name, description FROM commands")</text:p>
      <text:p text:style-name="P51"><text:s text:c="8"/>commands = cursor.fetchall()</text:p>
      <text:p text:style-name="P51"><text:s text:c="8"/>for command in commands:</text:p>
      <text:p text:style-name="P51"><text:s text:c="12"/>self.custom_commands_listbox.insert(tk.END, f"{command[1]} - {command[2]}")</text:p>
      <text:p text:style-name="P51"/>
      <text:p text:style-name="P51"><text:s text:c="4"/># Metodo per selezionare un comando personalizzato</text:p>
      <text:p text:style-name="P51"><text:s text:c="4"/>def select_custom_command(self, event):</text:p>
      <text:p text:style-name="P51"><text:s text:c="8"/>selected_index = self.custom_commands_listbox.curselection()</text:p>
      <text:p text:style-name="P51"><text:s text:c="8"/>if selected_index:</text:p>
      <text:p text:style-name="P51"><text:s text:c="12"/>selected_id = selected_index[0] + 1</text:p>
      <text:p text:style-name="P51"><text:s text:c="12"/>cursor.execute("SELECT name FROM commands WHERE id=?", (selected_id,))</text:p>
      <text:p text:style-name="P51"><text:s text:c="12"/>result = cursor.fetchone()</text:p>
      <text:p text:style-name="P51"><text:s text:c="12"/>selected_command = result[0]</text:p>
      <text:p text:style-name="P51"><text:s text:c="12"/>self.parent.command_entry.delete(0, tk.END)</text:p>
      <text:p text:style-name="P51"><text:s text:c="12"/>self.parent.command_entry.insert(0, selected_command) <text:s/># Inserisci il comando nella casella di input nella finestra principale</text:p>
      <text:p text:style-name="P51"/>
      <text:p text:style-name="P51"><text:s text:c="4"/># Metodo per aggiungere un nuovo comando personalizzato</text:p>
      <text:p text:style-name="P51"><text:s text:c="4"/>def add_custom_command(self):</text:p>
      <text:p text:style-name="P51"><text:s text:c="8"/>name = self.name_entry.get()</text:p>
      <text:p text:style-name="P51"><text:s text:c="8"/>description = self.description_entry.get()</text:p>
      <text:p text:style-name="P51"><text:s text:c="8"/>if name and description:</text:p>
      <text:p text:style-name="P51"><text:s text:c="12"/>cursor.execute("INSERT INTO commands (name, description) VALUES (?, ?)", (name, description))</text:p>
      <text:p text:style-name="P51"><text:s text:c="12"/>conn.commit()</text:p>
      <text:p text:style-name="P51"><text:s text:c="12"/>self.custom_commands_listbox.insert(tk.END, f"{name} - {description}")</text:p>
      <text:p text:style-name="P51"/>
      <text:p text:style-name="P51"><text:s text:c="4"/># Metodo per modificare un comando personalizzato esistente</text:p>
      <text:p text:style-name="P51"><text:s text:c="4"/>def edit_custom_command(self):</text:p>
      <text:p text:style-name="P51"><text:s text:c="8"/>selected_index = self.custom_commands_listbox.curselection()</text:p>
      <text:p text:style-name="P51"><text:s text:c="8"/>if selected_index:</text:p>
      <text:p text:style-name="P51"><text:s text:c="12"/>selected_id = selected_index[0] + 1</text:p>
      <text:p text:style-name="P51"><text:s text:c="12"/>name = self.name_entry.get()</text:p>
      <text:p text:style-name="P51"><text:s text:c="12"/>description = self.description_entry.get()</text:p>
      <text:p text:style-name="P51"><text:s text:c="12"/>if name and description:</text:p>
      <text:p text:style-name="P51"><text:s text:c="16"/>cursor.execute("UPDATE commands SET name=?, description=? WHERE id=?", (name, description, selected_id))</text:p>
      <text:p text:style-name="P51"><text:s text:c="16"/>conn.commit()</text:p>
      <text:p text:style-name="P51"><text:s text:c="16"/>self.custom_commands_listbox.delete(selected_index)</text:p>
      <text:p text:style-name="P51"><text:s text:c="16"/>self.custom_commands_listbox.insert(tk.END, f"{name} - {description}")</text:p>
      <text:p text:style-name="P51"><text:soft-page-break/></text:p>
      <text:p text:style-name="P51"><text:s text:c="4"/># Metodo per eliminare un comando personalizzato</text:p>
      <text:p text:style-name="P51"><text:s text:c="4"/>def delete_custom_command(self):</text:p>
      <text:p text:style-name="P51"><text:s text:c="8"/>selected_index = self.custom_commands_listbox.curselection()</text:p>
      <text:p text:style-name="P51"><text:s text:c="8"/>if selected_index:</text:p>
      <text:p text:style-name="P51"><text:s text:c="12"/>selected_id = selected_index[0] + 1</text:p>
      <text:p text:style-name="P51"><text:s text:c="12"/>cursor.execute("DELETE FROM commands WHERE id=?", (selected_id,))</text:p>
      <text:p text:style-name="P51"><text:s text:c="12"/>conn.commit()</text:p>
      <text:p text:style-name="P51"><text:s text:c="12"/>self.custom_commands_listbox.delete(selected_index)</text:p>
      <text:p text:style-name="P51"/>
      <text:p text:style-name="P51">if __name__ == "__main__":</text:p>
      <text:p text:style-name="P51"><text:s text:c="4"/>app = CommandWindow()</text:p>
      <text:p text:style-name="P51"><text:s text:c="4"/>app.mainloop()</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13" text:outline-level="1"><text:soft-page-break/>Compressor-Decompressor-Archives</text:h>
      <text:p text:style-name="Text_20_body"><text:span text:style-name="Strong_20_Emphasis">Autore</text:span>: <text:a xlink:type="simple" xlink:href="https://www.elektronoide.it/" text:style-name="Internet_20_link" text:visited-style-name="Visited_20_Internet_20_Link">Bocaletto Luca</text:a></text:p>
      <text:h text:style-name="Heading_20_2" text:outline-level="2"><text:bookmark text:name="user-content-descrizione10"/>Descrizione</text:h>
      <text:p text:style-name="Text_20_body">Compressor-Decompressor-Archives è un'applicazione desktop sviluppata in Python con l'uso della libreria tkinter per l'interfaccia utente. Questa applicazione consente agli utenti di comprimere e decomprimere file selezionati, supportando i formati di archivio ZIP e GZ. Inoltre, offre la possibilità di visualizzare le informazioni sull'archivio e il suo contenuto.</text:p>
      <text:h text:style-name="P50" text:outline-level="2">Funzionalità Principali</text:h>
      <text:list xml:id="list104163607" text:style-name="L24">
        <text:list-item>
          <text:p text:style-name="P122"><text:span text:style-name="Strong_20_Emphasis">Comprimere File</text:span>: L'applicazione consente agli utenti di selezionare uno o più file e comprimerli in un archivio. Gli utenti possono scegliere tra due formati di archivio supportati: ZIP e GZ.</text:p>
        </text:list-item>
        <text:list-item>
          <text:p text:style-name="P122"><text:span text:style-name="Strong_20_Emphasis">Decomprimere File</text:span>: Gli utenti possono selezionare file archiviati nei formati ZIP o GZ e decomprimerli nella directory desiderata.</text:p>
        </text:list-item>
        <text:list-item>
          <text:p text:style-name="P122"><text:span text:style-name="Strong_20_Emphasis">Visualizzare Informazioni sull'Archivio</text:span>: L'applicazione permette agli utenti di visualizzare informazioni dettagliate sull'archivio selezionato, inclusi il nome del file, le dimensioni compressa e non compressa, e il metodo di compressione utilizzato. Inoltre, è possibile visualizzare il contenuto dell'archivio.</text:p>
        </text:list-item>
      </text:list>
      <text:h text:style-name="Heading_20_2" text:outline-level="2"><text:bookmark text:name="user-content-utilizzo5"/>Utilizzo</text:h>
      <text:list xml:id="list880361433" text:style-name="L25">
        <text:list-item>
          <text:p text:style-name="P124">Avvia l'applicazione e seleziona i file che desideri comprimere, decomprimere o visualizzare. </text:p>
        </text:list-item>
        <text:list-item>
          <text:p text:style-name="P124">Scegli il formato di archivio desiderato (ZIP o GZ) dall'opzione corrispondente. </text:p>
        </text:list-item>
        <text:list-item>
          <text:p text:style-name="P124">Utilizza i pulsanti "Comprimi", "Decomprimi" o "Visualizza" per eseguire l'azione desiderata. </text:p>
        </text:list-item>
        <text:list-item>
          <text:p text:style-name="P123">Le informazioni sullo stato dell'operazione verranno visualizzate nella parte inferiore dell'applicazione. </text:p>
        </text:list-item>
      </text:list>
      <text:p text:style-name="P32"><text:span text:style-name="T1">Source Code –</text:span> <text:span text:style-name="T1">Compressor-Decompressor-Archives</text:span></text:p>
      <text:p text:style-name="P78"/>
      <text:p text:style-name="P51"># Software Name: Compressor-Decompressor-Archives</text:p>
      <text:p text:style-name="P51"># Author: Bocaletto Luca</text:p>
      <text:p text:style-name="P51"># Web Site: https://www.elektronoide.it</text:p>
      <text:p text:style-name="P51"/>
      <text:p text:style-name="P51"># Importazione delle librerie necessarie</text:p>
      <text:p text:style-name="P51">import tkinter as tk</text:p>
      <text:p text:style-name="P51">from tkinter import ttk, filedialog</text:p>
      <text:p text:style-name="P51"><text:soft-page-break/>import zipfile</text:p>
      <text:p text:style-name="P51">import os</text:p>
      <text:p text:style-name="P51"/>
      <text:p text:style-name="P51"># Funzione per comprimere i file selezionati</text:p>
      <text:p text:style-name="P51">def compress_files():</text:p>
      <text:p text:style-name="P51"><text:s text:c="4"/>try:</text:p>
      <text:p text:style-name="P51"><text:s text:c="8"/># Chiede all'utente di selezionare i file da comprimere</text:p>
      <text:p text:style-name="P51"><text:s text:c="8"/>file_paths = filedialog.askopenfilenames()</text:p>
      <text:p text:style-name="P51"><text:s text:c="8"/>if file_paths:</text:p>
      <text:p text:style-name="P51"><text:s text:c="12"/># Ottiene il tipo di compressione selezionato</text:p>
      <text:p text:style-name="P51"><text:s text:c="12"/>compression_type = compression_var.get()</text:p>
      <text:p text:style-name="P51"><text:s text:c="12"/>output_extension = ".zip" if compression_type == "zip" else ".gz"</text:p>
      <text:p text:style-name="P51"><text:s text:c="12"/># Chiede all'utente di selezionare la posizione di salvataggio dell'archivio compresso</text:p>
      <text:p text:style-name="P51"><text:s text:c="12"/>output_path = filedialog.asksaveasfilename(defaultextension=output_extension)</text:p>
      <text:p text:style-name="P51"><text:s text:c="12"/>if output_path:</text:p>
      <text:p text:style-name="P51"><text:s text:c="16"/># Crea un oggetto zipfile e aggiunge i file selezionati all'archivio</text:p>
      <text:p text:style-name="P51"><text:s text:c="16"/>with zipfile.ZipFile(output_path, 'w', compression=zipfile.ZIP_DEFLATED) as zf:</text:p>
      <text:p text:style-name="P51"><text:s text:c="20"/>for file_path in file_paths:</text:p>
      <text:p text:style-name="P51"><text:s text:c="24"/>zf.write(file_path, os.path.basename(file_path)) <text:s/># Usiamo solo il nome del file</text:p>
      <text:p text:style-name="P51"><text:s text:c="16"/>result_label.config(text="Compressione completata!")</text:p>
      <text:p text:style-name="P51"><text:s text:c="4"/>except Exception as e:</text:p>
      <text:p text:style-name="P51"><text:s text:c="8"/>result_label.config(text=f"Errore durante la compressione: {str(e)}")</text:p>
      <text:p text:style-name="P51"/>
      <text:p text:style-name="P51"># Funzione per decomprimere i file selezionati</text:p>
      <text:p text:style-name="P51">def decompress_files():</text:p>
      <text:p text:style-name="P51"><text:s text:c="4"/>try:</text:p>
      <text:p text:style-name="P51"><text:s text:c="8"/># Chiede all'utente di selezionare i file da decomprimere</text:p>
      <text:p text:style-name="P51"><text:s text:c="8"/>file_paths = filedialog.askopenfilenames()</text:p>
      <text:p text:style-name="P51"><text:s text:c="8"/>if file_paths:</text:p>
      <text:p text:style-name="P51"><text:s text:c="12"/>decompression_type = decompression_var.get()</text:p>
      <text:p text:style-name="P51"><text:s text:c="12"/>for file_path in file_paths:</text:p>
      <text:p text:style-name="P51"><text:s text:c="16"/>if decompression_type == "zip":</text:p>
      <text:p text:style-name="P51"><text:s text:c="20"/>output_path = file_path + "_decompressed"</text:p>
      <text:p text:style-name="P51"><text:s text:c="20"/># Estrae i file dall'archivio ZIP</text:p>
      <text:p text:style-name="P51"><text:s text:c="20"/>with zipfile.ZipFile(file_path, 'r') as zf:</text:p>
      <text:p text:style-name="P51"><text:s text:c="24"/>zf.extractall(output_path)</text:p>
      <text:p text:style-name="P51"><text:s text:c="16"/>elif decompression_type == "gz":</text:p>
      <text:p text:style-name="P51"><text:s text:c="20"/>output_path = file_path[:-3] <text:s/># Rimuovi l'estensione .gz</text:p>
      <text:p text:style-name="P51"><text:s text:c="20"/>with open(output_path, 'wb') as output_file, open(file_path, 'rb') as input_file:</text:p>
      <text:p text:style-name="P51"><text:s text:c="24"/>import zlib</text:p>
      <text:p text:style-name="P51"><text:soft-page-break/><text:s text:c="24"/>decompressor = zlib.decompressobj(16 + zlib.MAX_WBITS)</text:p>
      <text:p text:style-name="P51"><text:s text:c="24"/>for data in iter(lambda: input_file.read(1024), b''):</text:p>
      <text:p text:style-name="P51"><text:s text:c="28"/>output_file.write(decompressor.decompress(data))</text:p>
      <text:p text:style-name="P51"><text:s text:c="16"/>result_label.config(text="Decompressione completata!")</text:p>
      <text:p text:style-name="P51"><text:s text:c="4"/>except Exception as e:</text:p>
      <text:p text:style-name="P51"><text:s text:c="8"/>result_label.config(text=f"Errore durante la decompressione: {str(e)}")</text:p>
      <text:p text:style-name="P51"/>
      <text:p text:style-name="P51"># Funzione per visualizzare le informazioni dell'archivio e il suo contenuto</text:p>
      <text:p text:style-name="P51">def view_files():</text:p>
      <text:p text:style-name="P51"><text:s text:c="4"/>try:</text:p>
      <text:p text:style-name="P51"><text:s text:c="8"/># Chiede all'utente di selezionare l'archivio da visualizzare</text:p>
      <text:p text:style-name="P51"><text:s text:c="8"/>file_paths = filedialog.askopenfilenames()</text:p>
      <text:p text:style-name="P51"><text:s text:c="8"/>if file_paths:</text:p>
      <text:p text:style-name="P51"><text:s text:c="12"/># Abilita il widget di testo per l'output</text:p>
      <text:p text:style-name="P51"><text:s text:c="12"/>output_text.config(state=tk.NORMAL)</text:p>
      <text:p text:style-name="P51"><text:s text:c="12"/>output_text.delete(1.0, tk.END)</text:p>
      <text:p text:style-name="P51"><text:s text:c="12"/>archive_files = []</text:p>
      <text:p text:style-name="P51"/>
      <text:p text:style-name="P51"><text:s text:c="12"/>for file_path in file_paths:</text:p>
      <text:p text:style-name="P51"><text:s text:c="16"/>output_text.insert(tk.END, f"Informazioni su {file_path}:\n")</text:p>
      <text:p text:style-name="P51"><text:s text:c="16"/>with zipfile.ZipFile(file_path, 'r') as zf:</text:p>
      <text:p text:style-name="P51"><text:s text:c="20"/>for info in zf.infolist():</text:p>
      <text:p text:style-name="P51"><text:s text:c="24"/>output_text.insert(tk.END, f"Nome: {info.filename}\n")</text:p>
      <text:p text:style-name="P51"><text:s text:c="24"/>output_text.insert(tk.END, f"Dimensione compressa: {info.compress_size} bytes\n")</text:p>
      <text:p text:style-name="P51"><text:s text:c="24"/>output_text.insert(tk.END, f"Dimensione non compressa: {info.file_size} bytes\n")</text:p>
      <text:p text:style-name="P51"><text:s text:c="24"/>output_text.insert(tk.END, f"Metodo di compressione: {info.compress_type}\n")</text:p>
      <text:p text:style-name="P51"><text:s text:c="24"/>output_text.insert(tk.END, "\n")</text:p>
      <text:p text:style-name="P51"><text:s text:c="24"/>archive_files.extend(zf.namelist())</text:p>
      <text:p text:style-name="P51"/>
      <text:p text:style-name="P51"><text:s text:c="12"/>output_text.insert(tk.END, "Contenuto dell'Archivio:\n")</text:p>
      <text:p text:style-name="P51"><text:s text:c="12"/>for file_name in archive_files:</text:p>
      <text:p text:style-name="P51"><text:s text:c="16"/>output_text.insert(tk.END, file_name + "\n")</text:p>
      <text:p text:style-name="P51"/>
      <text:p text:style-name="P51"><text:s text:c="12"/># Disabilita il widget di testo per l'output</text:p>
      <text:p text:style-name="P51"><text:s text:c="12"/>output_text.config(state=tk.DISABLED)</text:p>
      <text:p text:style-name="P51"><text:s text:c="4"/>except Exception as e:</text:p>
      <text:p text:style-name="P51"><text:s text:c="8"/>result_label.config(text=f"Errore durante la visualizzazione: {str(e)}")</text:p>
      <text:p text:style-name="P51"/>
      <text:p text:style-name="P51"># Creazione della finestra principale</text:p>
      <text:p text:style-name="P51">app = tk.Tk()</text:p>
      <text:p text:style-name="P51">app.title("Software di Compressione/Decompressione")</text:p>
      <text:p text:style-name="P51"/>
      <text:p text:style-name="P51"><text:soft-page-break/># Creazione del frame principale</text:p>
      <text:p text:style-name="P51">file_frame = tk.Frame(app, padx=10, pady=10)</text:p>
      <text:p text:style-name="P51">file_frame.grid(row=0, column=0, columnspan=4)</text:p>
      <text:p text:style-name="P51"/>
      <text:p text:style-name="P51"># Etichette e opzioni per la compressione e la decompressione</text:p>
      <text:p text:style-name="P51">title_label = tk.Label(file_frame, text="Seleziona i file da comprimere, decomprimere o visualizzare:")</text:p>
      <text:p text:style-name="P51">title_label.grid(row=0, column=0, columnspan=4)</text:p>
      <text:p text:style-name="P51"/>
      <text:p text:style-name="P51">compression_label = tk.Label(file_frame, text="Seleziona il formato di archivio:")</text:p>
      <text:p text:style-name="P51">compression_label.grid(row=1, column=0)</text:p>
      <text:p text:style-name="P51">compression_var = tk.StringVar()</text:p>
      <text:p text:style-name="P51">compression_var.set("zip")</text:p>
      <text:p text:style-name="P51">compression_options = ["zip", "gz"]</text:p>
      <text:p text:style-name="P51">compression_menu = tk.OptionMenu(file_frame, compression_var, *compression_options)</text:p>
      <text:p text:style-name="P51">compression_menu.grid(row=1, column=1)</text:p>
      <text:p text:style-name="P51"/>
      <text:p text:style-name="P51">decompression_label = tk.Label(file_frame, text="Seleziona il formato di archivio:")</text:p>
      <text:p text:style-name="P51">decompression_label.grid(row=2, column=0)</text:p>
      <text:p text:style-name="P51">decompression_var = tk.StringVar()</text:p>
      <text:p text:style-name="P51">decompression_var.set("zip")</text:p>
      <text:p text:style-name="P51">decompression_options = ["zip", "gz"]</text:p>
      <text:p text:style-name="P51">decompression_menu = tk.OptionMenu(file_frame, decompression_var, *decompression_options)</text:p>
      <text:p text:style-name="P51">decompression_menu.grid(row=2, column=1)</text:p>
      <text:p text:style-name="P51"/>
      <text:p text:style-name="P51"># Pulsanti per le azioni di compressione, decompressione e visualizzazione</text:p>
      <text:p text:style-name="P51">compress_button = tk.Button(file_frame, text="Comprimi", command=compress_files)</text:p>
      <text:p text:style-name="P51">compress_button.grid(row=1, column=2)</text:p>
      <text:p text:style-name="P51"/>
      <text:p text:style-name="P51">decompress_button = tk.Button(file_frame, text="Decomprimi", command=decompress_files)</text:p>
      <text:p text:style-name="P51">decompress_button.grid(row=2, column=2)</text:p>
      <text:p text:style-name="P51"/>
      <text:p text:style-name="P51">view_button = tk.Button(file_frame, text="Visualizza", command=view_files)</text:p>
      <text:p text:style-name="P51">view_button.grid(row=3, column=1)</text:p>
      <text:p text:style-name="P51"/>
      <text:p text:style-name="P51"># Barra di avanzamento</text:p>
      <text:p text:style-name="P51">progress = ttk.Progressbar(app, length=300, mode='determinate')</text:p>
      <text:p text:style-name="P51">progress.grid(row=1, column=0, columnspan=4, pady=10)</text:p>
      <text:p text:style-name="P51"/>
      <text:p text:style-name="P51"># Widget di testo per l'output</text:p>
      <text:p text:style-name="P51">output_text = tk.Text(app, wrap=tk.WORD, width=40, height=10)</text:p>
      <text:p text:style-name="P51"><text:soft-page-break/>output_text.grid(row=2, column=0, columnspan=4, pady=10)</text:p>
      <text:p text:style-name="P51">output_text.config(state=tk.DISABLED)</text:p>
      <text:p text:style-name="P51"/>
      <text:p text:style-name="P51"># Etichetta per i risultati</text:p>
      <text:p text:style-name="P51">result_label = tk.Label(app, text="")</text:p>
      <text:p text:style-name="P51">result_label.grid(row=3, column=0, columnspan=4)</text:p>
      <text:p text:style-name="P51"/>
      <text:p text:style-name="P51"># Esecuzione dell'app</text:p>
      <text:p text:style-name="P51">app.mainloop()</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13" text:outline-level="1"><text:soft-page-break/>Creatore di USB Avviabile</text:h>
      <text:p text:style-name="Text_20_body">Il Creatore di USB Avviabile è uno script Python che fornisce un'interfaccia utente grafica semplice per creare unità USB avviabili da file ISO. Questo strumento è stato creato da Luca Bocaletto.</text:p>
      <text:h text:style-name="Heading_20_2" text:outline-level="2"><text:bookmark text:name="user-content-funzionalità1"/>Funzionalità</text:h>
      <text:list xml:id="list3478897153" text:style-name="L26">
        <text:list-item>
          <text:p text:style-name="P126"><text:span text:style-name="Strong_20_Emphasis">Seleziona File ISO</text:span>: Scegli un file ISO per creare un'unità USB avviabile. </text:p>
        </text:list-item>
        <text:list-item>
          <text:p text:style-name="P126"><text:span text:style-name="Strong_20_Emphasis">Rilevamento Automatico USB</text:span>: Rileva automaticamente le unità USB disponibili. </text:p>
        </text:list-item>
        <text:list-item>
          <text:p text:style-name="P126"><text:span text:style-name="Strong_20_Emphasis">Convalida dell'Unità</text:span>: Verifica se il dispositivo selezionato è un'unità USB valida. </text:p>
        </text:list-item>
        <text:list-item>
          <text:p text:style-name="P126"><text:span text:style-name="Strong_20_Emphasis">Formattazione dell'Unità USB</text:span>: Formatta l'unità USB con il sistema di file FAT32. </text:p>
        </text:list-item>
        <text:list-item>
          <text:p text:style-name="P125"><text:span text:style-name="Strong_20_Emphasis">Copia del File ISO</text:span>: Copia il contenuto del file ISO selezionato sull'unità USB. </text:p>
        </text:list-item>
      </text:list>
      <text:h text:style-name="P50" text:outline-level="2">Requisiti</text:h>
      <text:p text:style-name="Text_20_body">Per utilizzare il Creatore di USB Avviabile, sono necessari i seguenti requisiti:</text:p>
      <text:list xml:id="list1536453773" text:style-name="L27">
        <text:list-item>
          <text:p text:style-name="P128">Python 3 installato nel sistema. </text:p>
        </text:list-item>
        <text:list-item>
          <text:p text:style-name="P127">Pacchetti Python necessari: <text:span text:style-name="Source_20_Text">tkinter</text:span>, <text:span text:style-name="Source_20_Text">win32file</text:span>, <text:span text:style-name="Source_20_Text">win32com.client</text:span>. </text:p>
        </text:list-item>
      </text:list>
      <text:h text:style-name="Heading_20_2" text:outline-level="2"><text:bookmark text:name="user-content-utilizzo6"/>Utilizzo</text:h>
      <text:list xml:id="list488152661" text:style-name="L28">
        <text:list-item>
          <text:p text:style-name="P130">Esegui lo script utilizzando Python 3. </text:p>
        </text:list-item>
        <text:list-item>
          <text:p text:style-name="P130">Seleziona il file ISO facendo clic sul pulsante "Sfoglia". </text:p>
        </text:list-item>
        <text:list-item>
          <text:p text:style-name="P130">Scegli un'unità USB dalla lista delle unità disponibili. </text:p>
        </text:list-item>
        <text:list-item>
          <text:p text:style-name="P129">Fai clic sul pulsante "Crea Unità USB Avviabile" per avviare il processo. </text:p>
        </text:list-item>
      </text:list>
      <text:h text:style-name="Heading_20_2" text:outline-level="2"><text:bookmark text:name="user-content-come-funziona"/>Come Funziona</text:h>
      <text:p text:style-name="Text_20_body">Il Creatore di USB Avviabile utilizza la Windows Management Instrumentation (WMI) e le API Win32 per identificare le unità USB e gestire il processo di creazione di un'unità USB avviabile.</text:p>
      <text:p text:style-name="Text_20_body">Ecco come funziona:</text:p>
      <text:list xml:id="list1299042107" text:style-name="L29">
        <text:list-item>
          <text:p text:style-name="P132">Lo script utilizza la WMI per identificare le unità USB verificando il campo <text:span text:style-name="Source_20_Text">InterfaceType</text:span>. </text:p>
        </text:list-item>
        <text:list-item>
          <text:p text:style-name="P132">Convalida il percorso dell'unità USB selezionata e si assicura che sia un dispositivo rimovibile. </text:p>
        </text:list-item>
        <text:list-item>
          <text:p text:style-name="P132">Lo script formatta l'unità USB utilizzando il sistema di file FAT32. </text:p>
        </text:list-item>
        <text:list-item>
          <text:p text:style-name="P131">Successivamente, copia il contenuto del file ISO selezionato sull'unità USB utilizzando il comando <text:span text:style-name="Source_20_Text">xcopy</text:span>. </text:p>
        </text:list-item>
      </text:list>
      <text:p text:style-name="Text_20_body">Si prega di notare che è necessario disporre dei privilegi necessari per formattare l'unità USB.</text:p>
      <text:p text:style-name="P51"/>
      <text:p text:style-name="P15"><text:soft-page-break/>Source Code – Creatore di USB Avviabile</text:p>
      <text:p text:style-name="P65"/>
      <text:p text:style-name="P51"># Software Name: Bootable USB</text:p>
      <text:p text:style-name="P51"># Author: Luca Bocaletto</text:p>
      <text:p text:style-name="P51"># Website: https://www.elektronoide.it</text:p>
      <text:p text:style-name="P51"/>
      <text:p text:style-name="P51">import tkinter as tk</text:p>
      <text:p text:style-name="P51">from tkinter import filedialog</text:p>
      <text:p text:style-name="P51">import subprocess</text:p>
      <text:p text:style-name="P51">import os</text:p>
      <text:p text:style-name="P51">import win32file</text:p>
      <text:p text:style-name="P51">import win32com.client</text:p>
      <text:p text:style-name="P51">import tkinter.ttk as ttk</text:p>
      <text:p text:style-name="P51"/>
      <text:p text:style-name="P51"># Funzione per prendere la USB</text:p>
      <text:p text:style-name="P51">def get_usb_drives():</text:p>
      <text:p text:style-name="P51"><text:s text:c="4"/>drives = []</text:p>
      <text:p text:style-name="P51"><text:s text:c="4"/>wmi = win32com.client.GetObject("winmgmts:")</text:p>
      <text:p text:style-name="P51"><text:s text:c="4"/>for disk in wmi.InstancesOf("Win32_DiskDrive"):</text:p>
      <text:p text:style-name="P51"><text:s text:c="8"/>if "USB" in disk.InterfaceType:</text:p>
      <text:p text:style-name="P51"><text:s text:c="12"/>partitions = disk.Associators_("Win32_DiskDriveToDiskPartition")</text:p>
      <text:p text:style-name="P51"><text:s text:c="12"/>for partition in partitions:</text:p>
      <text:p text:style-name="P51"><text:s text:c="16"/>logical_disks = partition.Associators_("Win32_LogicalDiskToPartition")</text:p>
      <text:p text:style-name="P51"><text:s text:c="16"/>for logical_disk in logical_disks:</text:p>
      <text:p text:style-name="P51"><text:s text:c="20"/>drives.append(logical_disk.DeviceID)</text:p>
      <text:p text:style-name="P51"><text:s text:c="4"/>return drives</text:p>
      <text:p text:style-name="P51"/>
      <text:p text:style-name="P51"># Funzione per la selezione del file ISO</text:p>
      <text:p text:style-name="P51">def select_iso():</text:p>
      <text:p text:style-name="P51"><text:s text:c="4"/>file_path = filedialog.askopenfilename(filetypes=[("ISO files", "*.iso")])</text:p>
      <text:p text:style-name="P51"><text:s text:c="4"/>if file_path:</text:p>
      <text:p text:style-name="P51"><text:s text:c="8"/>iso_entry.delete(0, tk.END)</text:p>
      <text:p text:style-name="P51"><text:s text:c="8"/>iso_entry.insert(0, file_path)</text:p>
      <text:p text:style-name="P51"/>
      <text:p text:style-name="P51"># Funzione per crea la USB Bootable</text:p>
      <text:p text:style-name="P51">def create_bootable_usb():</text:p>
      <text:p text:style-name="P51"><text:s text:c="4"/>iso_file = iso_entry.get()</text:p>
      <text:p text:style-name="P51"><text:s text:c="4"/>selected_drive = usb_combobox.get()</text:p>
      <text:p text:style-name="P51"/>
      <text:p text:style-name="P51"><text:s text:c="4"/>if not iso_file:</text:p>
      <text:p text:style-name="P51"><text:s text:c="8"/>result_label.config(text="Per favore, seleziona il file ISO.")</text:p>
      <text:p text:style-name="P51"><text:s text:c="8"/>return</text:p>
      <text:p text:style-name="P51"/>
      <text:p text:style-name="P51"><text:s text:c="4"/>if not selected_drive:</text:p>
      <text:p text:style-name="P51"><text:soft-page-break/><text:s text:c="8"/>result_label.config(text="Per favore, seleziona una chiavetta USB.")</text:p>
      <text:p text:style-name="P51"><text:s text:c="8"/>return</text:p>
      <text:p text:style-name="P51"/>
      <text:p text:style-name="P51"><text:s text:c="4"/>try:</text:p>
      <text:p text:style-name="P51"><text:s text:c="8"/># Verifica se il percorso della chiavetta USB è valido</text:p>
      <text:p text:style-name="P51"><text:s text:c="8"/>if not os.path.exists(selected_drive):</text:p>
      <text:p text:style-name="P51"><text:s text:c="12"/>raise Exception("Il percorso della chiavetta USB selezionata non è valido.")</text:p>
      <text:p text:style-name="P51"/>
      <text:p text:style-name="P51"><text:s text:c="8"/># Verifica se il dispositivo selezionato è una chiavetta USB</text:p>
      <text:p text:style-name="P51"><text:s text:c="8"/>drive_type = win32file.GetDriveType(selected_drive)</text:p>
      <text:p text:style-name="P51"><text:s text:c="8"/>if drive_type != win32file.DRIVE_REMOVABLE:</text:p>
      <text:p text:style-name="P51"><text:s text:c="12"/>raise Exception("Il dispositivo selezionato non è una chiavetta USB.")</text:p>
      <text:p text:style-name="P51"/>
      <text:p text:style-name="P51"><text:s text:c="8"/># Formattazione della chiavetta USB (assicurati di avere i privilegi per farlo)</text:p>
      <text:p text:style-name="P51"><text:s text:c="8"/>format_command = f"format {selected_drive} /FS:FAT32 /Q"</text:p>
      <text:p text:style-name="P51"><text:s text:c="8"/>subprocess.run(format_command, shell=True, check=True)</text:p>
      <text:p text:style-name="P51"/>
      <text:p text:style-name="P51"><text:s text:c="8"/># Scrittura dell'ISO sulla chiavetta USB</text:p>
      <text:p text:style-name="P51"><text:s text:c="8"/>write_command = f"xcopy {iso_file} {selected_drive} /s /e /f"</text:p>
      <text:p text:style-name="P51"><text:s text:c="8"/>subprocess.run(write_command, shell=True, check=True)</text:p>
      <text:p text:style-name="P51"/>
      <text:p text:style-name="P51"><text:s text:c="8"/>result_label.config(text="Il supporto USB avviabile è stato creato con successo!")</text:p>
      <text:p text:style-name="P51"><text:s text:c="4"/>except Exception as e:</text:p>
      <text:p text:style-name="P51"><text:s text:c="8"/>result_label.config(text=f"Errore: {str(e)}")</text:p>
      <text:p text:style-name="P51"/>
      <text:p text:style-name="P51"># Creazione della finestra principale</text:p>
      <text:p text:style-name="P51">window = tk.Tk()</text:p>
      <text:p text:style-name="P51">window.title("Crea Supporto USB Avviabile")</text:p>
      <text:p text:style-name="P51"/>
      <text:p text:style-name="P51"># Spiegazione dell'utilizzo</text:p>
      <text:p text:style-name="P51">usage_label = tk.Label(window, text="Utilizzo:\n\n"</text:p>
      <text:p text:style-name="P51"><text:s text:c="34"/>"1. Seleziona il file ISO utilizzando il pulsante 'Sfoglia'.\n"</text:p>
      <text:p text:style-name="P51"><text:s text:c="34"/>"2. Scegli una chiavetta USB dalla lista.\n"</text:p>
      <text:p text:style-name="P51"><text:s text:c="34"/>"3. Fai clic su 'Crea Supporto USB Avviabile' per avviare il processo.")</text:p>
      <text:p text:style-name="P51">usage_label.pack()</text:p>
      <text:p text:style-name="P51"/>
      <text:p text:style-name="P51"># Etichetta e campo di inserimento per il percorso ISO</text:p>
      <text:p text:style-name="P51">iso_label = tk.Label(window, text="Seleziona il file ISO:")</text:p>
      <text:p text:style-name="P51">iso_label.pack()</text:p>
      <text:p text:style-name="P51">iso_entry = tk.Entry(window)</text:p>
      <text:p text:style-name="P51">iso_entry.pack()</text:p>
      <text:p text:style-name="P51">browse_button = tk.Button(window, text="Sfoglia", command=select_iso)</text:p>
      <text:p text:style-name="P51">browse_button.pack()</text:p>
      <text:p text:style-name="P51"><text:soft-page-break/></text:p>
      <text:p text:style-name="P51"># Etichetta e ComboBox per la selezione del dispositivo USB</text:p>
      <text:p text:style-name="P51">usb_label = tk.Label(window, text="Seleziona una chiavetta USB:")</text:p>
      <text:p text:style-name="P51">usb_label.pack()</text:p>
      <text:p text:style-name="P51">usb_drives = get_usb_drives()</text:p>
      <text:p text:style-name="P51">usb_combobox = ttk.Combobox(window, values=usb_drives)</text:p>
      <text:p text:style-name="P51">usb_combobox.pack()</text:p>
      <text:p text:style-name="P51"/>
      <text:p text:style-name="P51"># Pulsante per avviare il processo di creazione del supporto USB avviabile</text:p>
      <text:p text:style-name="P51">create_button = tk.Button(window, text="Crea Supporto USB Avviabile", command=create_bootable_usb)</text:p>
      <text:p text:style-name="P51">create_button.pack()</text:p>
      <text:p text:style-name="P51"/>
      <text:p text:style-name="P51"># Barra di avanzamento</text:p>
      <text:p text:style-name="P51">progress = ttk.Progressbar(window, length=200, mode="indeterminate")</text:p>
      <text:p text:style-name="P51">progress.pack()</text:p>
      <text:p text:style-name="P51"/>
      <text:p text:style-name="P51"># Etichetta per visualizzare i risultati</text:p>
      <text:p text:style-name="P51">result_label = tk.Label(window, text="")</text:p>
      <text:p text:style-name="P51">result_label.pack()</text:p>
      <text:p text:style-name="P51"/>
      <text:p text:style-name="P51"># Esegui il ciclo principale della GUI</text:p>
      <text:p text:style-name="P51">window.mainloop()</text:p>
      <text:p text:style-name="P51"/>
      <text:h text:style-name="P64" text:outline-level="1"/>
      <text:p text:style-name="P66"/>
      <text:p text:style-name="P66"/>
      <text:p text:style-name="P66"/>
      <text:p text:style-name="P66"/>
      <text:p text:style-name="P66"/>
      <text:p text:style-name="P66"/>
      <text:p text:style-name="P66"/>
      <text:p text:style-name="P66"/>
      <text:h text:style-name="P13" text:outline-level="1"><text:soft-page-break/>Brow<text:span text:style-name="T13">s</text:span>er Web</text:h>
      <text:p text:style-name="Text_20_body">Un'applicazione semplice di browser web realizzata utilizzando Python e PyQt5.</text:p>
      <text:h text:style-name="Heading_20_2" text:outline-level="2"><text:bookmark text:name="user-content-funzionalità2"/>Funzionalità</text:h>
      <text:list xml:id="list959697209" text:style-name="L30">
        <text:list-item>
          <text:p text:style-name="P134">Naviga su siti web inserendo URL o query di ricerca. </text:p>
        </text:list-item>
        <text:list-item>
          <text:p text:style-name="P134">Navigazione avanti e indietro. </text:p>
        </text:list-item>
        <text:list-item>
          <text:p text:style-name="P134">Ricarica la pagina corrente. </text:p>
        </text:list-item>
        <text:list-item>
          <text:p text:style-name="P134">Imposta DuckDuckGo come pagina iniziale. </text:p>
        </text:list-item>
        <text:list-item>
          <text:p text:style-name="P133">Impostazioni avanzate di sicurezza e privacy per disabilitare JavaScript e bloccare le risorse di terze parti. </text:p>
        </text:list-item>
      </text:list>
      <text:h text:style-name="Heading_20_2" text:outline-level="2"><text:bookmark text:name="user-content-installazione"/>Installazione</text:h>
      <text:list xml:id="list2035277520" text:style-name="L31">
        <text:list-item>
          <text:p text:style-name="P135">Clona il repository:</text:p>
          <text:p text:style-name="P84">git clone https://github.com/elektronoide/browser-web.git</text:p>
        </text:list-item>
      </text:list>
      <text:h text:style-name="Heading_20_2" text:outline-level="2"><text:bookmark text:name="user-content-utilizzo7"/>Utilizzo</text:h>
      <text:list xml:id="list4097381464" text:style-name="L32">
        <text:list-item>
          <text:p text:style-name="P136"><text:span text:style-name="Strong_20_Emphasis">Inserisci un URL del sito web o una query di ricerca:</text:span> Nella barra degli indirizzi, puoi inserire l'URL di un sito web o una query di ricerca e premere Invio per navigare alla pagina desiderata.</text:p>
        </text:list-item>
        <text:list-item>
          <text:p text:style-name="P136"><text:span text:style-name="Strong_20_Emphasis">Pulsanti di navigazione:</text:span> Usa i pulsanti indietro e avanti per muoverti nella cronologia di navigazione e rivedere le pagine visitate in precedenza.</text:p>
        </text:list-item>
        <text:list-item>
          <text:p text:style-name="P136"><text:span text:style-name="Strong_20_Emphasis">Pulsante di ricarica:</text:span> Clicca sul pulsante di ricarica per aggiornare la pagina corrente e ottenere i contenuti più recenti.</text:p>
        </text:list-item>
        <text:list-item>
          <text:p text:style-name="P136"><text:span text:style-name="Strong_20_Emphasis">Pulsante Home:</text:span> Cliccando sul pulsante Home, tornerai alla pagina iniziale, impostata come DuckDuckGo per impostazione predefinita.</text:p>
        </text:list-item>
      </text:list>
      <text:p text:style-name="P68">Source Code – Broser Web</text:p>
      <text:p text:style-name="P68"/>
      <text:p text:style-name="P54"># Software Name: Browser Web</text:p>
      <text:p text:style-name="P54"># Author: Bocaletto Luca</text:p>
      <text:p text:style-name="P54"># Site Web: https://www.elektronoide.it</text:p>
      <text:p text:style-name="P54"/>
      <text:p text:style-name="P54">import sys</text:p>
      <text:p text:style-name="P54">from PyQt5.QtCore import *</text:p>
      <text:p text:style-name="P54">from PyQt5.QtWidgets import *</text:p>
      <text:p text:style-name="P54">from PyQt5.QtWebEngineWidgets import *</text:p>
      <text:p text:style-name="P54"/>
      <text:p text:style-name="P54"><text:soft-page-break/>class WebBrowser(QMainWindow):</text:p>
      <text:p text:style-name="P54"><text:s text:c="4"/>def __init__(self):</text:p>
      <text:p text:style-name="P54"><text:s text:c="8"/>super().__init__()</text:p>
      <text:p text:style-name="P54"/>
      <text:p text:style-name="P54"><text:s text:c="8"/>self.browser = QWebEngineView()</text:p>
      <text:p text:style-name="P54"><text:s text:c="8"/>self.url_bar = QLineEdit()</text:p>
      <text:p text:style-name="P54"><text:s text:c="8"/>self.url_bar.returnPressed.connect(self.navigate)</text:p>
      <text:p text:style-name="P54"><text:s text:c="8"/></text:p>
      <text:p text:style-name="P54"><text:s text:c="8"/>nav_bar = QToolBar()</text:p>
      <text:p text:style-name="P54"><text:s text:c="8"/>nav_bar.addWidget(self.url_bar)</text:p>
      <text:p text:style-name="P54"><text:s text:c="8"/>self.addToolBar(nav_bar)</text:p>
      <text:p text:style-name="P54"><text:s text:c="8"/></text:p>
      <text:p text:style-name="P54"><text:s text:c="8"/># Pulsante per tornare indietro</text:p>
      <text:p text:style-name="P54"><text:s text:c="8"/>back_btn = QAction("Indietro", self)</text:p>
      <text:p text:style-name="P54"><text:s text:c="8"/>back_btn.setStatusTip("Torna alla pagina precedente")</text:p>
      <text:p text:style-name="P54"><text:s text:c="8"/>back_btn.triggered.connect(self.browser.back)</text:p>
      <text:p text:style-name="P54"><text:s text:c="8"/>nav_bar.addAction(back_btn)</text:p>
      <text:p text:style-name="P54"/>
      <text:p text:style-name="P54"><text:s text:c="8"/># Pulsante per avanzare</text:p>
      <text:p text:style-name="P54"><text:s text:c="8"/>forward_btn = QAction("Avanti", self)</text:p>
      <text:p text:style-name="P54"><text:s text:c="8"/>forward_btn.setStatusTip("Vai alla pagina successiva")</text:p>
      <text:p text:style-name="P54"><text:s text:c="8"/>forward_btn.triggered.connect(self.browser.forward)</text:p>
      <text:p text:style-name="P54"><text:s text:c="8"/>nav_bar.addAction(forward_btn)</text:p>
      <text:p text:style-name="P54"/>
      <text:p text:style-name="P54"><text:s text:c="8"/># Pulsante per ricaricare la pagina</text:p>
      <text:p text:style-name="P54"><text:s text:c="8"/>reload_btn = QAction("Ricarica", self)</text:p>
      <text:p text:style-name="P54"><text:s text:c="8"/>reload_btn.setStatusTip("Ricarica la pagina corrente")</text:p>
      <text:p text:style-name="P54"><text:s text:c="8"/>reload_btn.triggered.connect(self.browser.reload)</text:p>
      <text:p text:style-name="P54"><text:s text:c="8"/>nav_bar.addAction(reload_btn)</text:p>
      <text:p text:style-name="P54"/>
      <text:p text:style-name="P54"><text:s text:c="8"/># Pulsante per tornare alla pagina iniziale</text:p>
      <text:p text:style-name="P54"><text:s text:c="8"/>home_btn = QAction("Home", self)</text:p>
      <text:p text:style-name="P54"><text:s text:c="8"/>home_btn.setStatusTip("Torna alla pagina iniziale")</text:p>
      <text:p text:style-name="P54"><text:s text:c="8"/>home_btn.triggered.connect(self.navigate_home)</text:p>
      <text:p text:style-name="P54"><text:s text:c="8"/>nav_bar.addAction(home_btn)</text:p>
      <text:p text:style-name="P54"/>
      <text:p text:style-name="P54"><text:s text:c="8"/># Aggiunge un'azione per aggiornare l'URL nella barra degli indirizzi quando cambia la pagina</text:p>
      <text:p text:style-name="P54"><text:s text:c="8"/>self.browser.urlChanged.connect(self.update_urlbar)</text:p>
      <text:p text:style-name="P54"/>
      <text:p text:style-name="P54"><text:s text:c="8"/>self.setCentralWidget(self.browser)</text:p>
      <text:p text:style-name="P54"><text:s text:c="8"/>self.setWindowTitle("Web Browser")</text:p>
      <text:p text:style-name="P54"><text:s text:c="8"/>self.setGeometry(100, 100, 1024, 768) <text:s/># Imposta la dimensione minima</text:p>
      <text:p text:style-name="P54"/>
      <text:p text:style-name="P54"><text:s text:c="8"/># Impostazioni avanzate di sicurezza e privacy</text:p>
      <text:p text:style-name="P54"><text:soft-page-break/><text:s text:c="8"/>self.setup_security_settings()</text:p>
      <text:p text:style-name="P54"/>
      <text:p text:style-name="P54"><text:s text:c="4"/>def navigate_home(self):</text:p>
      <text:p text:style-name="P54"><text:s text:c="8"/>self.browser.setUrl(QUrl("https://duckduckgo.com")) <text:s/># Imposta DuckDuckGo come pagina iniziale</text:p>
      <text:p text:style-name="P54"/>
      <text:p text:style-name="P54"><text:s text:c="4"/>def navigate(self):</text:p>
      <text:p text:style-name="P54"><text:s text:c="8"/>user_input = self.url_bar.text()</text:p>
      <text:p text:style-name="P54"><text:s text:c="8"/>if "." in user_input:</text:p>
      <text:p text:style-name="P54"><text:s text:c="12"/>url = QUrl.fromUserInput(user_input)</text:p>
      <text:p text:style-name="P54"><text:s text:c="8"/>else:</text:p>
      <text:p text:style-name="P54"><text:s text:c="12"/>search_query = user_input</text:p>
      <text:p text:style-name="P54"><text:s text:c="12"/>url = QUrl("https://duckduckgo.com/?q={}".format(search_query))</text:p>
      <text:p text:style-name="P54"><text:s text:c="8"/></text:p>
      <text:p text:style-name="P54"><text:s text:c="8"/>self.browser.setUrl(url)</text:p>
      <text:p text:style-name="P54"/>
      <text:p text:style-name="P54"><text:s text:c="4"/>def update_urlbar(self, q):</text:p>
      <text:p text:style-name="P54"><text:s text:c="8"/>self.url_bar.setText(q.toString())</text:p>
      <text:p text:style-name="P54"><text:s text:c="8"/>self.url_bar.setCursorPosition(0)</text:p>
      <text:p text:style-name="P54"/>
      <text:p text:style-name="P54"><text:s text:c="4"/>def setup_security_settings(self):</text:p>
      <text:p text:style-name="P54"><text:s text:c="8"/># Disabilita l'esecuzione di JavaScript (potenziale fonte di tracciamento)</text:p>
      <text:p text:style-name="P54"><text:s text:c="8"/>self.browser.page().settings().setAttribute(QWebEngineSettings.JavascriptEnabled, False)</text:p>
      <text:p text:style-name="P54"/>
      <text:p text:style-name="P54"><text:s text:c="8"/># Blocco delle richieste di risorse di terze parti (possibili tracker)</text:p>
      <text:p text:style-name="P54"><text:s text:c="8"/>self.browser.page().profile().cookieStore().deleteAllCookies() <text:s/># Cancella i cookie</text:p>
      <text:p text:style-name="P54"/>
      <text:p text:style-name="P54"><text:s text:c="4"/>def block_third_party_requests(self, info):</text:p>
      <text:p text:style-name="P54"><text:s text:c="8"/>if info.requestUrl().host() != info.firstPartyRequestUrl().host():</text:p>
      <text:p text:style-name="P54"><text:s text:c="12"/>info.block(True)</text:p>
      <text:p text:style-name="P54"/>
      <text:p text:style-name="P54">if __name__ == '__main__':</text:p>
      <text:p text:style-name="P54"><text:s text:c="4"/>app = QApplication(sys.argv)</text:p>
      <text:p text:style-name="P54"><text:s text:c="4"/>app.setApplicationName("Web Browser")</text:p>
      <text:p text:style-name="P54"><text:s text:c="4"/>window = WebBrowser()</text:p>
      <text:p text:style-name="P54"><text:s text:c="4"/>window.show()</text:p>
      <text:p text:style-name="P54"><text:s text:c="4"/>app.exec_()</text:p>
      <text:p text:style-name="P54"/>
      <text:p text:style-name="P54"/>
      <text:p text:style-name="P54"/>
      <text:p text:style-name="P54"/>
      <text:p text:style-name="P54"/>
      <text:p text:style-name="P55"><text:soft-page-break/><text:span text:style-name="Strong_20_Emphasis"><text:span text:style-name="T3">Desktop Recorder</text:span></text:span><text:span text:style-name="T3"> </text:span></text:p>
      <text:p text:style-name="P54"><text:line-break/>Desktop Recorder è un'applicazione desktop in Python che ti consente di registrare il tuo schermo in vari formati di qualità video. Puoi selezionare tra diverse opzioni di qualità, come 480p, 720p e 1080p, per le tue registrazioni. <text:line-break/></text:p>
      <text:p text:style-name="P72">Caratteristiche</text:p>
      <text:list xml:id="list1583057403" text:style-name="L33">
        <text:list-item>
          <text:p text:style-name="P138">Registra il tuo schermo in vari formati di qualità video. </text:p>
        </text:list-item>
        <text:list-item>
          <text:p text:style-name="P138">Opzioni di qualità video, tra cui 480p, 720p e 1080p. </text:p>
        </text:list-item>
        <text:list-item>
          <text:p text:style-name="P138">Interfaccia utente semplice per iniziare e arrestare le registrazioni. </text:p>
        </text:list-item>
        <text:list-item>
          <text:p text:style-name="P138">Visualizza una miniatura in tempo reale della registrazione. </text:p>
        </text:list-item>
        <text:list-item>
          <text:p text:style-name="P137">Notifiche per l'inizio e la fine della registrazione. </text:p>
        </text:list-item>
      </text:list>
      <text:p text:style-name="P17">Source Code – Desktop Recorder</text:p>
      <text:p text:style-name="P17"/>
      <text:p text:style-name="P54"># Software Name: Desktop Recorder</text:p>
      <text:p text:style-name="P54"># Author: Bocaletto Luca</text:p>
      <text:p text:style-name="P54"># Site Web: https://www.elektronoide.it</text:p>
      <text:p text:style-name="P54"># Language: Italian</text:p>
      <text:p text:style-name="P54">import sys</text:p>
      <text:p text:style-name="P54">import cv2</text:p>
      <text:p text:style-name="P54">import pyautogui</text:p>
      <text:p text:style-name="P54">import numpy as np</text:p>
      <text:p text:style-name="P54">from PyQt5.QtWidgets import QApplication, QMainWindow, QPushButton, QVBoxLayout, QWidget, QRadioButton, QLabel</text:p>
      <text:p text:style-name="P54">from PyQt5.QtCore import QTimer</text:p>
      <text:p text:style-name="P54">from plyer import notification</text:p>
      <text:p text:style-name="P54">from PyQt5.QtGui import QImage, QPixmap</text:p>
      <text:p text:style-name="P54"/>
      <text:p text:style-name="P54"># Definizione della classe principale</text:p>
      <text:p text:style-name="P54">class DesktopRecorder(QMainWindow):</text:p>
      <text:p text:style-name="P54"><text:s text:c="4"/>def __init__(self):</text:p>
      <text:p text:style-name="P54"><text:s text:c="8"/>super().__init__()</text:p>
      <text:p text:style-name="P54"/>
      <text:p text:style-name="P54"><text:s text:c="8"/>self.initUI()</text:p>
      <text:p text:style-name="P54"/>
      <text:p text:style-name="P54"><text:s text:c="8"/>self.is_recording = False</text:p>
      <text:p text:style-name="P54"><text:s text:c="8"/>self.video_writer = None</text:p>
      <text:p text:style-name="P54"><text:s text:c="8"/>self.selected_quality = None</text:p>
      <text:p text:style-name="P54"/>
      <text:p text:style-name="P54"><text:s text:c="4"/># Inizializzazione dell'interfaccia utente</text:p>
      <text:p text:style-name="P54"><text:s text:c="4"/>def initUI(self):</text:p>
      <text:p text:style-name="P54"><text:s text:c="8"/>self.setWindowTitle("Desktop Recorder")</text:p>
      <text:p text:style-name="P54"><text:soft-page-break/><text:s text:c="8"/>self.setGeometry(100, 100, 800, 600)</text:p>
      <text:p text:style-name="P54"/>
      <text:p text:style-name="P54"><text:s text:c="8"/>self.central_widget = QWidget()</text:p>
      <text:p text:style-name="P54"><text:s text:c="8"/>self.setCentralWidget(self.central_widget)</text:p>
      <text:p text:style-name="P54"/>
      <text:p text:style-name="P54"><text:s text:c="8"/>self.layout = QVBoxLayout()</text:p>
      <text:p text:style-name="P54"><text:tab/><text:tab/></text:p>
      <text:p text:style-name="P54"><text:tab/><text:tab/>title_label = QLabel("Screen Recorder", self) <text:s/># Aggiungi un titolo</text:p>
      <text:p text:style-name="P54"><text:s text:c="8"/>title_label.setAlignment(Qt.AlignCenter) <text:s/># Imposta l'allineamento al centro</text:p>
      <text:p text:style-name="P54"><text:s text:c="8"/>self.layout.addWidget(title_label)</text:p>
      <text:p text:style-name="P54"><text:s text:c="8"/></text:p>
      <text:p text:style-name="P54"><text:s text:c="8"/># Bottone per iniziare/arrestare la registrazione</text:p>
      <text:p text:style-name="P54"><text:s text:c="8"/>self.record_btn = QPushButton("Inizia a Registrare")</text:p>
      <text:p text:style-name="P54"><text:s text:c="8"/>self.record_btn.clicked.connect(self.toggle_recording)</text:p>
      <text:p text:style-name="P54"><text:s text:c="8"/>self.layout.addWidget(self.record_btn)</text:p>
      <text:p text:style-name="P54"/>
      <text:p text:style-name="P54"><text:s text:c="8"/># Opzioni di qualità video</text:p>
      <text:p text:style-name="P54"><text:s text:c="8"/>self.low_quality_radio = QRadioButton("480p")</text:p>
      <text:p text:style-name="P54"><text:s text:c="8"/>self.medium_quality_radio = QRadioButton("720p")</text:p>
      <text:p text:style-name="P54"><text:s text:c="8"/>self.high_quality_radio = QRadioButton("1080p")</text:p>
      <text:p text:style-name="P54"><text:s text:c="8"/>self.quality_group = [] <text:s/># Gruppo per gestire le opzioni di qualità</text:p>
      <text:p text:style-name="P54"/>
      <text:p text:style-name="P54"><text:s text:c="8"/>self.low_quality_radio.setChecked(True) <text:s/># Opzione predefinita</text:p>
      <text:p text:style-name="P54"><text:s text:c="8"/>self.layout.addWidget(self.low_quality_radio)</text:p>
      <text:p text:style-name="P54"><text:s text:c="8"/>self.layout.addWidget(self.medium_quality_radio)</text:p>
      <text:p text:style-name="P54"><text:s text:c="8"/>self.layout.addWidget(self.high_quality_radio) </text:p>
      <text:p text:style-name="P54"/>
      <text:p text:style-name="P54"><text:s text:c="8"/># Configura la finestra principale con il layout</text:p>
      <text:p text:style-name="P54"><text:s text:c="8"/>self.central_widget.setLayout(self.layout)</text:p>
      <text:p text:style-name="P54"/>
      <text:p text:style-name="P54"><text:s text:c="8"/># Timer per catturare il frame</text:p>
      <text:p text:style-name="P54"><text:s text:c="8"/>self.timer = QTimer(self)</text:p>
      <text:p text:style-name="P54"><text:s text:c="8"/>self.timer.timeout.connect(self.update_frame)</text:p>
      <text:p text:style-name="P54"><text:s text:c="8"/>self.timer.start(20) <text:s/># Aggiorna il frame ogni 20 ms</text:p>
      <text:p text:style-name="P54"/>
      <text:p text:style-name="P54"><text:s text:c="8"/># Label per visualizzare la miniatura del video</text:p>
      <text:p text:style-name="P54"><text:s text:c="8"/>self.thumbnail_label = QLabel(self)</text:p>
      <text:p text:style-name="P54"><text:s text:c="8"/>self.thumbnail_label.setFixedSize(300, 420)</text:p>
      <text:p text:style-name="P54"><text:s text:c="8"/>self.layout.addWidget(self.thumbnail_label)</text:p>
      <text:p text:style-name="P54"/>
      <text:p text:style-name="P54"><text:s text:c="4"/># Funzione per iniziare/arrestare la registrazione</text:p>
      <text:p text:style-name="P54"><text:s text:c="4"/>def toggle_recording(self):</text:p>
      <text:p text:style-name="P54"><text:s text:c="8"/>if not self.is_recording:</text:p>
      <text:p text:style-name="P54"><text:s text:c="12"/>for radio in self.quality_group:</text:p>
      <text:p text:style-name="P54"><text:soft-page-break/><text:s text:c="16"/>if radio.isChecked():</text:p>
      <text:p text:style-name="P54"><text:s text:c="20"/>self.selected_quality = radio.text()</text:p>
      <text:p text:style-name="P54"><text:s text:c="20"/>break</text:p>
      <text:p text:style-name="P54"/>
      <text:p text:style-name="P54"><text:s text:c="12"/># Configurazione del video writer</text:p>
      <text:p text:style-name="P54"><text:s text:c="12"/>fourcc = cv2.VideoWriter_fourcc(*'XVID')</text:p>
      <text:p text:style-name="P54"><text:s text:c="12"/>screen_width, screen_height = pyautogui.size()</text:p>
      <text:p text:style-name="P54"><text:s text:c="12"/>output_filename = f"desktop_recording_{self.selected_quality}.avi"</text:p>
      <text:p text:style-name="P54"/>
      <text:p text:style-name="P54"><text:s text:c="12"/>self.video_writer = cv2.VideoWriter(output_filename, fourcc, 20.0, (screen_width, screen_height))</text:p>
      <text:p text:style-name="P54"><text:s text:c="12"/>self.record_btn.setText("Arresta la Registrazione")</text:p>
      <text:p text:style-name="P54"><text:s text:c="12"/>self.is_recording = True</text:p>
      <text:p text:style-name="P54"/>
      <text:p text:style-name="P54"><text:s text:c="12"/># Notifica l'inizio della registrazione</text:p>
      <text:p text:style-name="P54"><text:s text:c="12"/>notification.notify(</text:p>
      <text:p text:style-name="P54"><text:s text:c="16"/>title="Desktop Recorder",</text:p>
      <text:p text:style-name="P54"><text:s text:c="16"/>message="La registrazione è iniziata.",</text:p>
      <text:p text:style-name="P54"><text:s text:c="12"/>)</text:p>
      <text:p text:style-name="P54"><text:s text:c="8"/>else:</text:p>
      <text:p text:style-name="P54"><text:s text:c="12"/># Arresta la registrazione e rilascia il writer</text:p>
      <text:p text:style-name="P54"><text:s text:c="12"/>self.video_writer.release()</text:p>
      <text:p text:style-name="P54"><text:s text:c="12"/>self.record_btn.setText("Inizia a Registrare")</text:p>
      <text:p text:style-name="P54"><text:s text:c="12"/>self.is_recording = False</text:p>
      <text:p text:style-name="P54"/>
      <text:p text:style-name="P54"><text:s text:c="12"/># Notifica la fine della registrazione</text:p>
      <text:p text:style-name="P54"><text:s text:c="12"/>notification.notify(</text:p>
      <text:p text:style-name="P54"><text:s text:c="16"/>title="Desktop Recorder",</text:p>
      <text:p text:style-name="P54"><text:s text:c="16"/>message="La registrazione è stata interrotta.",</text:p>
      <text:p text:style-name="P54"><text:s text:c="12"/>)</text:p>
      <text:p text:style-name="P54"/>
      <text:p text:style-name="P54"><text:s text:c="4"/># Funzione per catturare e aggiornare il frame</text:p>
      <text:p text:style-name="P54"><text:s text:c="4"/>def update_frame(self):</text:p>
      <text:p text:style-name="P54"><text:s text:c="8"/>if self.is_recording:</text:p>
      <text:p text:style-name="P54"><text:s text:c="12"/>screenshot = pyautogui.screenshot()</text:p>
      <text:p text:style-name="P54"><text:s text:c="12"/>frame = cv2.cvtColor(np.array(screenshot), cv2.COLOR_RGB2BGR)</text:p>
      <text:p text:style-name="P54"><text:s text:c="12"/>self.video_writer.write(frame)</text:p>
      <text:p text:style-name="P54"/>
      <text:p text:style-name="P54"><text:s text:c="12"/>small_frame = cv2.resize(frame, (300, 420))</text:p>
      <text:p text:style-name="P54"><text:s text:c="12"/>frame_rgb = cv2.cvtColor(small_frame, cv2.COLOR_BGR2RGB)</text:p>
      <text:p text:style-name="P54"><text:s text:c="12"/>h, w, ch = frame_rgb.shape</text:p>
      <text:p text:style-name="P54"><text:s text:c="12"/>bytes_per_line = ch * w</text:p>
      <text:p text:style-name="P54"><text:s text:c="12"/>q_image = QImage(frame_rgb.data, w, h, bytes_per_line, QImage.Format_RGB888)</text:p>
      <text:p text:style-name="P54"><text:s text:c="12"/>self.thumbnail_label.setPixmap(QPixmap.fromImage(q_image))</text:p>
      <text:p text:style-name="P54"><text:soft-page-break/></text:p>
      <text:p text:style-name="P54"># Funzione principale</text:p>
      <text:p text:style-name="P54">def main():</text:p>
      <text:p text:style-name="P54"><text:s text:c="4"/>app = QApplication(sys.argv)</text:p>
      <text:p text:style-name="P54"><text:s text:c="4"/>window = DesktopRecorder()</text:p>
      <text:p text:style-name="P54"><text:s text:c="4"/>window.show()</text:p>
      <text:p text:style-name="P54"><text:s text:c="4"/>sys.exit(app.exec_())</text:p>
      <text:p text:style-name="P54"/>
      <text:p text:style-name="P54">if __name__ == "__main__":</text:p>
      <text:p text:style-name="P54"><text:s text:c="4"/>main()</text:p>
      <text:p text:style-name="P54"/>
      <text:h text:style-name="P16" text:outline-level="1">Info PC/OS/NET</text:h>
      <text:h text:style-name="Heading_20_2" text:outline-level="2"><text:bookmark text:name="user-content-descrizione11"/>Descrizione</text:h>
      <text:p text:style-name="Text_20_body">Info PC/OS/NET è un'applicazione Python che raccoglie e visualizza informazioni sul tuo computer, sistema operativo e rete. Fornisce dettagli sul tuo hardware, software e configurazione di rete in un'interfaccia grafica amichevole.</text:p>
      <text:h text:style-name="Heading_20_2" text:outline-level="2"><text:bookmark text:name="user-content-caratteristiche"/>Caratteristiche</text:h>
      <text:list xml:id="list1157149761" text:style-name="L34">
        <text:list-item>
          <text:p text:style-name="P140">Visualizza informazioni dettagliate sul tuo computer, inclusi CPU, GPU, RAM e disco rigido. </text:p>
        </text:list-item>
        <text:list-item>
          <text:p text:style-name="P140">Mostra informazioni di rete, tra cui indirizzo IP e indirizzo MAC. </text:p>
        </text:list-item>
        <text:list-item>
          <text:p text:style-name="P140">Ottieni informazioni sul sistema operativo, tra cui la versione e le impostazioni di lingua. </text:p>
        </text:list-item>
        <text:list-item>
          <text:p text:style-name="P140">Ottieni informazioni sul tuo indirizzo IP e provider. </text:p>
        </text:list-item>
        <text:list-item>
          <text:p text:style-name="P139">Interfaccia utente amichevole utilizzando Tkinter. </text:p>
        </text:list-item>
      </text:list>
      <text:p text:style-name="P54"/>
      <text:p text:style-name="P17">Source Code – Info PC</text:p>
      <text:p text:style-name="P54"># Software Name: Info PC/OS/Net</text:p>
      <text:p text:style-name="P54"># Author: Bocaletto Luca</text:p>
      <text:p text:style-name="P54"># Site Web: https://www.elektronoide.it</text:p>
      <text:p text:style-name="P54"># License: GPLv3</text:p>
      <text:p text:style-name="P54"/>
      <text:p text:style-name="P54">import tkinter as tk</text:p>
      <text:p text:style-name="P54">import platform</text:p>
      <text:p text:style-name="P54">import psutil</text:p>
      <text:p text:style-name="P54">import socket</text:p>
      <text:p text:style-name="P54">import GPUtil</text:p>
      <text:p text:style-name="P54">import requests</text:p>
      <text:p text:style-name="P54">import uuid</text:p>
      <text:p text:style-name="P54">import wmi</text:p>
      <text:p text:style-name="P54"><text:soft-page-break/>import getpass</text:p>
      <text:p text:style-name="P54">import locale</text:p>
      <text:p text:style-name="P54">import time</text:p>
      <text:p text:style-name="P54"/>
      <text:p text:style-name="P54"># Funzione per ottenere informazioni sulla scheda madre</text:p>
      <text:p text:style-name="P54">def get_motherboard_info():</text:p>
      <text:p text:style-name="P54"><text:s text:c="4"/>c = wmi.WMI()</text:p>
      <text:p text:style-name="P54"><text:s text:c="4"/>motherboard_info = [</text:p>
      <text:p text:style-name="P54"><text:s text:c="8"/>("Produttore Scheda Madre", c.Win32_BaseBoard()[0].Manufacturer),</text:p>
      <text:p text:style-name="P54"><text:s text:c="8"/>("Chipset Scheda Madre", c.Win32_BaseBoard()[0].Product)</text:p>
      <text:p text:style-name="P54"><text:s text:c="4"/>]</text:p>
      <text:p text:style-name="P54"><text:s text:c="4"/>return motherboard_info</text:p>
      <text:p text:style-name="P54"/>
      <text:p text:style-name="P54"># Funzione per ottenere informazioni sul sistema operativo e il computer</text:p>
      <text:p text:style-name="P54">def get_system_info():</text:p>
      <text:p text:style-name="P54"><text:s text:c="4"/>system_info = [</text:p>
      <text:p text:style-name="P54"><text:s text:c="8"/>("Sistema Operativo", f"{platform.system()} {platform.release()}"),</text:p>
      <text:p text:style-name="P54"><text:s text:c="8"/>("Versione di Build", platform.win32_ver()[1]),</text:p>
      <text:p text:style-name="P54"><text:s text:c="8"/>("Nome Utente", getpass.getuser()), <text:s/># Aggiunto Nome Utente</text:p>
      <text:p text:style-name="P54"><text:s text:c="8"/>("Architettura", platform.architecture()), <text:s/># Aggiunta Architettura</text:p>
      <text:p text:style-name="P54"><text:s text:c="8"/>("Lingua del Sistema", locale.getlocale()[0]), <text:s/># Aggiunta Lingua del Sistema</text:p>
      <text:p text:style-name="P54"><text:s text:c="8"/>("Fuso Orario", time.tzname[0]) <text:s/># Aggiunto Fuso Orario</text:p>
      <text:p text:style-name="P54"><text:s text:c="4"/>]</text:p>
      <text:p text:style-name="P54"><text:s text:c="4"/>return system_info</text:p>
      <text:p text:style-name="P54"/>
      <text:p text:style-name="P54"/>
      <text:p text:style-name="P54"># Funzione per ottenere l'indirizzo IP con il formato desiderato</text:p>
      <text:p text:style-name="P54">def get_ip_address():</text:p>
      <text:p text:style-name="P54"><text:s text:c="4"/>hostname = socket.gethostname()</text:p>
      <text:p text:style-name="P54"><text:s text:c="4"/>ip_address = socket.gethostbyname(hostname)</text:p>
      <text:p text:style-name="P54"><text:s text:c="4"/>return [("Indirizzo IP", ip_address)]</text:p>
      <text:p text:style-name="P54"/>
      <text:p text:style-name="P54"># Funzione per ottenere il provider IP</text:p>
      <text:p text:style-name="P54">def get_ip_provider():</text:p>
      <text:p text:style-name="P54"><text:s text:c="4"/>try:</text:p>
      <text:p text:style-name="P54"><text:s text:c="8"/>response = requests.get("https://ipinfo.io/json")</text:p>
      <text:p text:style-name="P54"><text:s text:c="8"/>data = response.json()</text:p>
      <text:p text:style-name="P54"><text:s text:c="8"/>ip = data.get("ip", "IP sconosciuto")</text:p>
      <text:p text:style-name="P54"><text:s text:c="8"/>provider = data.get("org", "Provider IP sconosciuto")</text:p>
      <text:p text:style-name="P54"><text:s text:c="8"/>return [("Indirizzo IP", ip), ("Provider IP", provider)]</text:p>
      <text:p text:style-name="P54"><text:s text:c="4"/>except Exception as e:</text:p>
      <text:p text:style-name="P54"><text:s text:c="8"/>return [("Indirizzo IP", "N/A"), ("Provider IP", "N/A")]</text:p>
      <text:p text:style-name="P54"/>
      <text:p text:style-name="P54">def get_network_info():</text:p>
      <text:p text:style-name="P54"><text:s text:c="4"/>try:</text:p>
      <text:p text:style-name="P54"><text:soft-page-break/><text:s text:c="8"/>hostname = socket.gethostname()</text:p>
      <text:p text:style-name="P54"><text:s text:c="8"/>ip_address = socket.gethostbyname(hostname)</text:p>
      <text:p text:style-name="P54"><text:s text:c="8"/>mac_address = ':'.join(['{:02x}'.format((uuid.getnode() &gt;&gt; elements) &amp; 0xff) for elements in range(5, -1, -1)])</text:p>
      <text:p text:style-name="P54"><text:s text:c="8"/>network_info = [</text:p>
      <text:p text:style-name="P54"><text:s text:c="12"/>("Indirizzo IP", ip_address),</text:p>
      <text:p text:style-name="P54"><text:s text:c="12"/>("Indirizzo MAC", mac_address)</text:p>
      <text:p text:style-name="P54"><text:s text:c="8"/>]</text:p>
      <text:p text:style-name="P54"><text:s text:c="8"/>return network_info</text:p>
      <text:p text:style-name="P54"><text:s text:c="4"/>except Exception as e:</text:p>
      <text:p text:style-name="P54"><text:s text:c="8"/>return [("Informazioni sulla rete", "N/A")]</text:p>
      <text:p text:style-name="P54"/>
      <text:p text:style-name="P54"># Funzione per ottenere informazioni sulla CPU</text:p>
      <text:p text:style-name="P54">def get_cpu_info():</text:p>
      <text:p text:style-name="P54"><text:s text:c="4"/>cpu_info = [</text:p>
      <text:p text:style-name="P54"><text:s text:c="8"/>("CPU", f"{psutil.cpu_percent()}% in uso"),</text:p>
      <text:p text:style-name="P54"><text:s text:c="8"/>("Nome Processore", platform.processor()),</text:p>
      <text:p text:style-name="P54"><text:s text:c="8"/>("Numero di Core", psutil.cpu_count(logical=False)),</text:p>
      <text:p text:style-name="P54"><text:s text:c="8"/>("Numero di Thread", psutil.cpu_count(logical=True))</text:p>
      <text:p text:style-name="P54"><text:s text:c="4"/>]</text:p>
      <text:p text:style-name="P54"><text:s text:c="4"/>return cpu_info</text:p>
      <text:p text:style-name="P54"/>
      <text:p text:style-name="P54"># Funzione per ottenere informazioni sulla GPU, inclusa la VRAM in GB</text:p>
      <text:p text:style-name="P54">def get_gpu_info():</text:p>
      <text:p text:style-name="P54"><text:s text:c="4"/>try:</text:p>
      <text:p text:style-name="P54"><text:s text:c="8"/>gpu_info = GPUtil.getGPUs()[0]</text:p>
      <text:p text:style-name="P54"><text:s text:c="8"/>gpu_name = gpu_info.name</text:p>
      <text:p text:style-name="P54"><text:s text:c="8"/>gpu_load = gpu_info.load</text:p>
      <text:p text:style-name="P54"><text:s text:c="8"/>gpu_memory_total_mb = gpu_info.memoryTotal</text:p>
      <text:p text:style-name="P54"><text:s text:c="8"/>gpu_memory_free_mb = gpu_info.memoryFree</text:p>
      <text:p text:style-name="P54"><text:s text:c="8"/>gpu_memory_total_gb = gpu_memory_total_mb / 1024 <text:s/># Conversione da MB a GB</text:p>
      <text:p text:style-name="P54"><text:s text:c="8"/>gpu_memory_free_gb = gpu_memory_free_mb / 1024 <text:s/># Conversione da MB a GB</text:p>
      <text:p text:style-name="P54"><text:s text:c="8"/>return [</text:p>
      <text:p text:style-name="P54"><text:s text:c="12"/>("GPU", gpu_name),</text:p>
      <text:p text:style-name="P54"><text:s text:c="12"/>("Utilizzo GPU", f"{gpu_load * 100:.2f}%"),</text:p>
      <text:p text:style-name="P54"><text:s text:c="12"/>("VRAM totale", f"{gpu_memory_total_gb:.2f} GB"),</text:p>
      <text:p text:style-name="P54"><text:s text:c="12"/>("VRAM libera", f"{gpu_memory_free_gb:.2f} GB")</text:p>
      <text:p text:style-name="P54"><text:s text:c="8"/>]</text:p>
      <text:p text:style-name="P54"><text:s text:c="4"/>except Exception as e:</text:p>
      <text:p text:style-name="P54"><text:s text:c="8"/>return [("GPU", "N/A")]</text:p>
      <text:p text:style-name="P54"/>
      <text:p text:style-name="P54"># Funzione per ottenere informazioni sulle risorse del sistema</text:p>
      <text:p text:style-name="P54">def get_system_resources():</text:p>
      <text:p text:style-name="P54"><text:soft-page-break/><text:s text:c="4"/>ram_info = [</text:p>
      <text:p text:style-name="P54"><text:s text:c="8"/>("RAM totale", f"{psutil.virtual_memory().total/1e9:.2f} GB"),</text:p>
      <text:p text:style-name="P54"><text:s text:c="8"/>("RAM in uso", f"{psutil.virtual_memory().used/1e9:.2f} GB")</text:p>
      <text:p text:style-name="P54"><text:s text:c="4"/>]</text:p>
      <text:p text:style-name="P54"/>
      <text:p text:style-name="P54"><text:s text:c="4"/>def get_hdd_info():</text:p>
      <text:p text:style-name="P54"><text:s text:c="8"/>partitions = psutil.disk_partitions()</text:p>
      <text:p text:style-name="P54"><text:s text:c="8"/>hdd_info = [("HDD", "")]</text:p>
      <text:p text:style-name="P54"><text:s text:c="8"/>for partition in partitions:</text:p>
      <text:p text:style-name="P54"><text:s text:c="12"/>hdd_info.append(</text:p>
      <text:p text:style-name="P54"><text:s text:c="16"/>(f"{partition.device}", f"{psutil.disk_usage(partition.device).total/1e9:.2f} GB totale, {psutil.disk_usage(partition.device).used/1e9:.2f} GB in uso")</text:p>
      <text:p text:style-name="P54"><text:s text:c="12"/>)</text:p>
      <text:p text:style-name="P54"><text:s text:c="8"/>return hdd_info</text:p>
      <text:p text:style-name="P54"/>
      <text:p text:style-name="P54"><text:s text:c="4"/>hdd_info = get_hdd_info()</text:p>
      <text:p text:style-name="P54"><text:s text:c="4"/>ip_provider = get_ip_provider()</text:p>
      <text:p text:style-name="P54"><text:s text:c="4"/>network_info = get_network_info()</text:p>
      <text:p text:style-name="P54"/>
      <text:p text:style-name="P54"><text:s text:c="4"/>return get_motherboard_info() + get_cpu_info() + ram_info + get_gpu_info() + hdd_info + ip_provider + network_info</text:p>
      <text:p text:style-name="P54"/>
      <text:p text:style-name="P54"># Funzione per ottenere tutte le informazioni</text:p>
      <text:p text:style-name="P54">def get_all_info():</text:p>
      <text:p text:style-name="P54"><text:s text:c="4"/>info = get_system_info() + get_system_resources()</text:p>
      <text:p text:style-name="P54"><text:s text:c="4"/>return info</text:p>
      <text:p text:style-name="P54"/>
      <text:p text:style-name="P54"># Creazione della finestra principale</text:p>
      <text:p text:style-name="P54">root = tk.Tk()</text:p>
      <text:p text:style-name="P54">root.title("INFO PC/OS/NET")</text:p>
      <text:p text:style-name="P54"/>
      <text:p text:style-name="P54"># Creazione di una tabella</text:p>
      <text:p text:style-name="P54">for i, (name, data) in enumerate(get_all_info()):</text:p>
      <text:p text:style-name="P54"><text:s text:c="4"/>label_name = tk.Label(root, text=name, font=("Arial", 12))</text:p>
      <text:p text:style-name="P54"><text:s text:c="4"/>label_name.grid(row=i, column=0, sticky="W")</text:p>
      <text:p text:style-name="P54"/>
      <text:p text:style-name="P54"><text:s text:c="4"/>if isinstance(data, list): <text:s/># Verifica se i dati sono una lista (per l'HDD, GPU e altri)</text:p>
      <text:p text:style-name="P54"><text:s text:c="8"/>for j, (sub_name, sub_data) in enumerate(data):</text:p>
      <text:p text:style-name="P54"><text:s text:c="12"/>label_sub_name = tk.Label(root, text=sub_name, font=("Arial", 12))</text:p>
      <text:p text:style-name="P54"><text:s text:c="12"/>label_sub_name.grid(row=i + j, column=1, sticky="W")</text:p>
      <text:p text:style-name="P54"/>
      <text:p text:style-name="P54"><text:s text:c="12"/>label_sub_data = tk.Label(root, text=sub_data, font=("Arial", 12))</text:p>
      <text:p text:style-name="P54"><text:s text:c="12"/>label_sub_data.grid(row=i + j, column=2, sticky="W")</text:p>
      <text:p text:style-name="P54"><text:s text:c="4"/>else:</text:p>
      <text:p text:style-name="P54"><text:s text:c="8"/>label_data = tk.Label(root, text=data, font=("Arial", 12))</text:p>
      <text:p text:style-name="P54"><text:soft-page-break/><text:s text:c="8"/>label_data.grid(row=i, column=1, columnspan=2, sticky="W")</text:p>
      <text:p text:style-name="P54"/>
      <text:p text:style-name="P54"># Esecuzione del loop principale della GUI</text:p>
      <text:p text:style-name="P54">root.mainloop()</text:p>
      <text:p text:style-name="P54"/>
      <text:h text:style-name="P16" text:outline-level="1">Translate</text:h>
      <text:p text:style-name="Text_20_body"><text:span text:style-name="Strong_20_Emphasis">Autore:</text:span> Bocaletto Luca<text:line-break/><text:span text:style-name="Strong_20_Emphasis">Licenza:</text:span> GPLv3</text:p>
      <text:h text:style-name="Heading_20_2" text:outline-level="2"><text:bookmark text:name="user-content-panoramica"/>Panoramica</text:h>
      <text:p text:style-name="Text_20_body">Translate è un'applicazione Python che semplifica il processo di traduzione di testo da una lingua all'altra utilizzando l'API di Google Translate. Questo strumento open source fornisce un'interfaccia utente grafica facile da usare per consentire agli utenti di inserire testo, selezionare lingue di origine e destinazione e ottenere traduzioni in modo rapido.</text:p>
      <text:h text:style-name="P53" text:outline-level="2">Caratteristiche</text:h>
      <text:list xml:id="list1741725019" text:style-name="L35">
        <text:list-item>
          <text:p text:style-name="P142">Traduzione di testo: Traduci facilmente il testo da una lingua all'altra. </text:p>
        </text:list-item>
        <text:list-item>
          <text:p text:style-name="P142">Interfaccia utente intuitiva: GUI intuitiva per la traduzione del testo senza problemi. </text:p>
        </text:list-item>
        <text:list-item>
          <text:p text:style-name="P142">Opzioni di lingua: Supporta una varietà di lingue di origine e destinazione. </text:p>
        </text:list-item>
        <text:list-item>
          <text:p text:style-name="P141">Gestione degli errori: Fornisce messaggi di errore informativi in caso di problemi di traduzione. </text:p>
        </text:list-item>
      </text:list>
      <text:h text:style-name="Heading_20_2" text:outline-level="2"><text:bookmark text:name="user-content-per-iniziare"/>Per iniziare</text:h>
      <text:h text:style-name="Heading_20_2" text:outline-level="2"><text:bookmark text:name="user-content-uso"/>Uso</text:h>
      <text:list xml:id="list3172771721" text:style-name="L36">
        <text:list-item>
          <text:p text:style-name="P143">Inserisci il testo che desideri tradurre nella casella di testo di input.</text:p>
        </text:list-item>
        <text:list-item>
          <text:p text:style-name="P143">Seleziona la lingua di origine dal menu a discesa "Lingua di origine".</text:p>
        </text:list-item>
        <text:list-item>
          <text:p text:style-name="P143">Scegli la lingua di destinazione dal menu a discesa "Lingua di destinazione".</text:p>
        </text:list-item>
        <text:list-item>
          <text:p text:style-name="P143">Fai clic sul pulsante "Traduci".</text:p>
        </text:list-item>
        <text:list-item>
          <text:p text:style-name="P143">Il testo tradotto apparirà nella casella di testo di output.</text:p>
        </text:list-item>
      </text:list>
      <text:p text:style-name="P54"># Name Software: Translate GUI Italian</text:p>
      <text:p text:style-name="P54"># Author: Bocaletto Luca</text:p>
      <text:p text:style-name="P54"># License: GPLv3</text:p>
      <text:p text:style-name="P54">import tkinter as tk</text:p>
      <text:p text:style-name="P54">from tkinter import ttk</text:p>
      <text:p text:style-name="P54"><text:soft-page-break/>from googletrans import Translator</text:p>
      <text:p text:style-name="P54"/>
      <text:p text:style-name="P54">def translate_text():</text:p>
      <text:p text:style-name="P54"><text:s text:c="4"/># Ottieni il testo da tradurre dalla casella di testo di input</text:p>
      <text:p text:style-name="P54"><text:s text:c="4"/>text_to_translate = input_text.get("1.0", "end-1c")</text:p>
      <text:p text:style-name="P54"><text:s text:c="4"/>translator = Translator()</text:p>
      <text:p text:style-name="P54"/>
      <text:p text:style-name="P54"><text:s text:c="4"/># Ottieni la lingua di origine e la lingua di destinazione selezionate dall'utente</text:p>
      <text:p text:style-name="P54"><text:s text:c="4"/>src_lang = source_language.get()</text:p>
      <text:p text:style-name="P54"><text:s text:c="4"/>dest_lang = destination_language.get()</text:p>
      <text:p text:style-name="P54"/>
      <text:p text:style-name="P54"><text:s text:c="4"/>try:</text:p>
      <text:p text:style-name="P54"><text:s text:c="8"/># Utilizza il traduttore di Google per tradurre il testo</text:p>
      <text:p text:style-name="P54"><text:s text:c="8"/>translated_result = translator.translate(text_to_translate, src=src_lang, dest=dest_lang)</text:p>
      <text:p text:style-name="P54"><text:s text:c="8"/>if translated_result.text is not None:</text:p>
      <text:p text:style-name="P54"><text:s text:c="12"/># Se la traduzione ha successo, mostra il testo tradotto nell'area di output</text:p>
      <text:p text:style-name="P54"><text:s text:c="12"/>translated_text = translated_result.text</text:p>
      <text:p text:style-name="P54"><text:s text:c="12"/>output_text.config(state="normal")</text:p>
      <text:p text:style-name="P54"><text:s text:c="12"/>output_text.delete("1.0", "end") <text:s/># Cancella il campo di output</text:p>
      <text:p text:style-name="P54"><text:s text:c="12"/>output_text.insert("1.0", translated_text) <text:s/># Inserisci il testo tradotto</text:p>
      <text:p text:style-name="P54"><text:s text:c="12"/>output_text.config(state="disabled")</text:p>
      <text:p text:style-name="P54"><text:s text:c="8"/>else:</text:p>
      <text:p text:style-name="P54"><text:s text:c="12"/># Se la traduzione non ha successo, mostra un messaggio di errore nell'area di output</text:p>
      <text:p text:style-name="P54"><text:s text:c="12"/>output_text.config(state="normal")</text:p>
      <text:p text:style-name="P54"><text:s text:c="12"/>output_text.delete("1.0", "end")</text:p>
      <text:p text:style-name="P54"><text:s text:c="12"/>output_text.insert("1.0", "La traduzione non è riuscita. Riprova.")</text:p>
      <text:p text:style-name="P54"><text:s text:c="12"/>output_text.config(state="disabled")</text:p>
      <text:p text:style-name="P54"><text:s text:c="4"/>except Exception as e:</text:p>
      <text:p text:style-name="P54"><text:s text:c="8"/># Gestisci eventuali eccezioni mostrando un messaggio di errore nell'area di output</text:p>
      <text:p text:style-name="P54"><text:s text:c="8"/>output_text.config(state="normal")</text:p>
      <text:p text:style-name="P54"><text:s text:c="8"/>output_text.delete("1.0", "end")</text:p>
      <text:p text:style-name="P54"><text:s text:c="8"/>output_text.insert("1.0", "Errore nella traduzione: " + str(e))</text:p>
      <text:p text:style-name="P54"><text:s text:c="8"/>output_text.config(state="disabled")</text:p>
      <text:p text:style-name="P54"/>
      <text:p text:style-name="P54"># Crea la finestra principale</text:p>
      <text:p text:style-name="P54">root = tk.Tk()</text:p>
      <text:p text:style-name="P54">root.title("Traduttore")</text:p>
      <text:p text:style-name="P54"/>
      <text:p text:style-name="P54"># Crea una casella di testo per l'input</text:p>
      <text:p text:style-name="P54">input_text = tk.Text(root, wrap=tk.WORD, width=40, height=10)</text:p>
      <text:p text:style-name="P54">input_text.grid(row=0, column=0, padx=10, pady=10)</text:p>
      <text:p text:style-name="P54"/>
      <text:p text:style-name="P54"><text:soft-page-break/># Crea una casella di testo per l'output (disabilitata inizialmente)</text:p>
      <text:p text:style-name="P54">output_text = tk.Text(root, wrap=tk.WORD, width=40, height=10, state="disabled")</text:p>
      <text:p text:style-name="P54">output_text.grid(row=0, column=1, padx=10, pady=10)</text:p>
      <text:p text:style-name="P54"/>
      <text:p text:style-name="P54"># Crea le etichette per le lingue</text:p>
      <text:p text:style-name="P54">source_language_label = ttk.Label(root, text="Lingua di origine:")</text:p>
      <text:p text:style-name="P54">source_language_label.grid(row=1, column=0, padx=10, pady=5, sticky="w")</text:p>
      <text:p text:style-name="P54">destination_language_label = ttk.Label(root, text="Lingua di destinazione:")</text:p>
      <text:p text:style-name="P54">destination_language_label.grid(row=2, column=0, padx=10, pady=5, sticky="w")</text:p>
      <text:p text:style-name="P54"/>
      <text:p text:style-name="P54"># Crea le opzioni per le lingue</text:p>
      <text:p text:style-name="P54">languages = ["en", "es", "fr", "de", "it", "ja", "ko", "zh-CN", "ru"]</text:p>
      <text:p text:style-name="P54">source_language = ttk.Combobox(root, values=languages)</text:p>
      <text:p text:style-name="P54">source_language.grid(row=1, column=1, padx=10, pady=5)</text:p>
      <text:p text:style-name="P54">source_language.set("en") <text:s/># Imposta la lingua di origine predefinita</text:p>
      <text:p text:style-name="P54">destination_language = ttk.Combobox(root, values=languages)</text:p>
      <text:p text:style-name="P54">destination_language.grid(row=2, column=1, padx=10, pady=5)</text:p>
      <text:p text:style-name="P54">destination_language.set("it") <text:s/># Imposta la lingua di destinazione predefinita</text:p>
      <text:p text:style-name="P54"/>
      <text:p text:style-name="P54"># Crea il pulsante di traduzione</text:p>
      <text:p text:style-name="P54">translate_button = ttk.Button(root, text="Traduci", command=translate_text)</text:p>
      <text:p text:style-name="P54">translate_button.grid(row=3, columnspan=2, padx=10, pady=10)</text:p>
      <text:p text:style-name="P54"/>
      <text:p text:style-name="P54"># Esegui il ciclo principale della GUI</text:p>
      <text:p text:style-name="P54">root.mainloop()</text:p>
      <text:p text:style-name="P54"/>
      <text:h text:style-name="P16" text:outline-level="1">Input PC Recorder</text:h>
      <text:h text:style-name="Heading_20_1" text:outline-level="1"><text:bookmark text:name="user-content-autore-bocaletto-luca"/><text:span text:style-name="T9">Autore: Bocaletto Luca</text:span><text:bookmark text:name="user-content-sito-web-elektronoideit"/><text:span text:style-name="T9"><text:line-break/>Sito Web: </text:span><text:a xlink:type="simple" xlink:href="https://www.elektronoide.it/" text:style-name="Internet_20_link" text:visited-style-name="Visited_20_Internet_20_Link"><text:span text:style-name="T9">elektronoide.it</text:span></text:a><text:bookmark text:name="user-content-licenza-gplv3"/><text:span text:style-name="T9"><text:line-break/>Licenza: GPLv3</text:span></text:h>
      <text:h text:style-name="Heading_20_2" text:outline-level="2"><text:bookmark text:name="user-content-panoramica1"/>Panoramica</text:h>
      <text:p text:style-name="Text_20_body">Input PC Recorder è una semplice applicazione Python per registrare l'audio dai dispositivi di input del tuo PC. Fornisce un'interfaccia utente intuitiva per selezionare dispositivi di input, profondità in bit e frequenza di campionamento, e consente di avviare e interrompere le registrazioni audio.</text:p>
      <text:h text:style-name="P53" text:outline-level="2">Caratteristiche</text:h>
      <text:list xml:id="list450763471" text:style-name="L37">
        <text:list-item>
          <text:p text:style-name="P145">Seleziona il dispositivo audio di input. </text:p>
        </text:list-item>
        <text:list-item>
          <text:p text:style-name="P145">Scegli la profondità in bit (8-bit, 16-bit, 24-bit) e la frequenza di campionamento (44100 Hz, 48000 Hz, 96000 Hz, 192000 Hz). </text:p>
        </text:list-item>
        <text:list-item>
          <text:p text:style-name="P145">Avvia e interrompi la registrazione audio. </text:p>
        </text:list-item>
        <text:list-item>
          <text:p text:style-name="P145"><text:soft-page-break/>Monitora l'intensità della registrazione in tempo reale. </text:p>
        </text:list-item>
        <text:list-item>
          <text:p text:style-name="P144">Salva l'audio registrato in un file WAV. </text:p>
        </text:list-item>
      </text:list>
      <text:h text:style-name="P53" text:outline-level="2"><text:bookmark text:name="user-content-uso1"/>Uso</text:h>
      <text:list xml:id="list1687967631" text:style-name="L38">
        <text:list-item>
          <text:p text:style-name="P147">Avvia l'applicazione. </text:p>
        </text:list-item>
        <text:list-item>
          <text:p text:style-name="P147">Seleziona il dispositivo di input desiderato dal menu a tendina. </text:p>
        </text:list-item>
        <text:list-item>
          <text:p text:style-name="P147">Scegli la profondità in bit e la frequenza di campionamento. </text:p>
        </text:list-item>
        <text:list-item>
          <text:p text:style-name="P147">Fai clic sul pulsante "Avvia Registrazione" per iniziare la registrazione audio. </text:p>
        </text:list-item>
        <text:list-item>
          <text:p text:style-name="P147">Fai clic sul pulsante "Interrompi Registrazione" per interrompere la registrazione e salvare l'audio in un file WAV. </text:p>
        </text:list-item>
        <text:list-item>
          <text:p text:style-name="P146">L'intensità della registrazione viene visualizzata in tempo reale. </text:p>
        </text:list-item>
      </text:list>
      <text:p text:style-name="P54"># Software Name: Input PC Recorder</text:p>
      <text:p text:style-name="P54"># Author: Bocaletto Luca</text:p>
      <text:p text:style-name="P54"># Site Web: https://www.elektronoide.it</text:p>
      <text:p text:style-name="P54"># License: GPLv3</text:p>
      <text:p text:style-name="P54">import sys</text:p>
      <text:p text:style-name="P54">import numpy as np</text:p>
      <text:p text:style-name="P54">import sounddevice as sd</text:p>
      <text:p text:style-name="P54">import soundfile as sf</text:p>
      <text:p text:style-name="P54">from PyQt5.QtWidgets import QApplication, QMainWindow, QVBoxLayout, QWidget, QComboBox, QPushButton, QLabel, QMessageBox</text:p>
      <text:p text:style-name="P54">from PyQt5.QtCore import QTimer</text:p>
      <text:p text:style-name="P54"/>
      <text:p text:style-name="P54"># Definizione della classe principale dell'app</text:p>
      <text:p text:style-name="P54">class AudioRecorderApp(QMainWindow):</text:p>
      <text:p text:style-name="P54"><text:s text:c="4"/>def __init__(self):</text:p>
      <text:p text:style-name="P54"><text:s text:c="8"/>super().__init__()</text:p>
      <text:p text:style-name="P54"/>
      <text:p text:style-name="P54"><text:s text:c="8"/># Impostazioni della finestra principale</text:p>
      <text:p text:style-name="P54"><text:s text:c="8"/>self.setWindowTitle("Audio Recorder") <text:s/># Imposta il titolo della finestra principale</text:p>
      <text:p text:style-name="P54"><text:s text:c="8"/>self.setGeometry(100, 100, 400, 200) <text:s/># Imposta posizione e dimensioni della finestra</text:p>
      <text:p text:style-name="P54"/>
      <text:p text:style-name="P54"><text:s text:c="8"/># Creazione del widget centrale</text:p>
      <text:p text:style-name="P54"><text:s text:c="8"/>self.central_widget = QWidget()</text:p>
      <text:p text:style-name="P54"><text:s text:c="8"/>self.setCentralWidget(self.central_widget)</text:p>
      <text:p text:style-name="P54"/>
      <text:p text:style-name="P54"><text:s text:c="8"/># Creazione del layout principale</text:p>
      <text:p text:style-name="P54"><text:s text:c="8"/>self.layout = QVBoxLayout()</text:p>
      <text:p text:style-name="P54"/>
      <text:p text:style-name="P54"><text:s text:c="8"/># Creazione dei widget dell'interfaccia utente</text:p>
      <text:p text:style-name="P54"><text:s text:c="8"/>self.device_combo = QComboBox() <text:s/># Menù a discesa per la selezione del <text:soft-page-break/>dispositivo</text:p>
      <text:p text:style-name="P54"><text:s text:c="8"/>self.layout.addWidget(self.device_combo)</text:p>
      <text:p text:style-name="P54"/>
      <text:p text:style-name="P54"><text:s text:c="8"/>self.bit_depth_combo = QComboBox() <text:s/># Menù a discesa per la profondità in bit</text:p>
      <text:p text:style-name="P54"><text:s text:c="8"/>self.bit_depth_combo.addItems(["8 bit", "16 bit", "24 bit"])</text:p>
      <text:p text:style-name="P54"><text:s text:c="8"/>self.layout.addWidget(self.bit_depth_combo)</text:p>
      <text:p text:style-name="P54"/>
      <text:p text:style-name="P54"><text:s text:c="8"/>self.sample_rate_combo = QComboBox() <text:s/># Menù a discesa per la frequenza di campionamento</text:p>
      <text:p text:style-name="P54"><text:s text:c="8"/>self.sample_rate_combo.addItems(["44100 Hz", "48000 Hz", "96000 Hz", "192000 Hz"])</text:p>
      <text:p text:style-name="P54"><text:s text:c="8"/>self.layout.addWidget(self.sample_rate_combo)</text:p>
      <text:p text:style-name="P54"/>
      <text:p text:style-name="P54"><text:s text:c="8"/>self.start_button = QPushButton("Avvia Registrazione") <text:s/># Pulsante per avviare la registrazione</text:p>
      <text:p text:style-name="P54"><text:s text:c="8"/>self.stop_button = QPushButton("Interrompi Registrazione") <text:s/># Pulsante per interrompere la registrazione</text:p>
      <text:p text:style-name="P54"><text:s text:c="8"/>self.layout.addWidget(self.start_button)</text:p>
      <text:p text:style-name="P54"><text:s text:c="8"/>self.layout.addWidget(self.stop_button)</text:p>
      <text:p text:style-name="P54"/>
      <text:p text:style-name="P54"><text:s text:c="8"/>self.intensity_label = QLabel("Intensità: 0") <text:s/># Etichetta per mostrare l'intensità</text:p>
      <text:p text:style-name="P54"><text:s text:c="8"/>self.layout.addWidget(self.intensity_label)</text:p>
      <text:p text:style-name="P54"/>
      <text:p text:style-name="P54"><text:s text:c="8"/>self.central_widget.setLayout(self.layout)</text:p>
      <text:p text:style-name="P54"/>
      <text:p text:style-name="P54"><text:s text:c="8"/># Variabili di stato e dati dell'audio</text:p>
      <text:p text:style-name="P54"><text:s text:c="8"/>self.is_recording = False</text:p>
      <text:p text:style-name="P54"><text:s text:c="8"/>self.selected_device_index = None</text:p>
      <text:p text:style-name="P54"><text:s text:c="8"/>self.audio_data = []</text:p>
      <text:p text:style-name="P54"/>
      <text:p text:style-name="P54"><text:s text:c="8"/># Connetti i pulsanti agli slot</text:p>
      <text:p text:style-name="P54"><text:s text:c="8"/>self.start_button.clicked.connect(self.start_recording)</text:p>
      <text:p text:style-name="P54"><text:s text:c="8"/>self.stop_button.clicked.connect(self.stop_recording)</text:p>
      <text:p text:style-name="P54"/>
      <text:p text:style-name="P54"><text:s text:c="8"/># Imposta un timer per l'aggiornamento dell'intensità</text:p>
      <text:p text:style-name="P54"><text:s text:c="8"/>self.timer = QTimer()</text:p>
      <text:p text:style-name="P54"><text:s text:c="8"/>self.timer.timeout.connect(self.update_intensity)</text:p>
      <text:p text:style-name="P54"><text:s text:c="8"/>self.timer.start(1000)</text:p>
      <text:p text:style-name="P54"/>
      <text:p text:style-name="P54"><text:s text:c="8"/># Ottieni la lista dei dispositivi audio</text:p>
      <text:p text:style-name="P54"><text:s text:c="8"/>self.device_info = sd.query_devices()</text:p>
      <text:p text:style-name="P54"><text:s text:c="8"/>self.device_names = [] <text:s/># Lista per memorizzare i nomi dei dispositivi senza duplicati</text:p>
      <text:p text:style-name="P54"/>
      <text:p text:style-name="P54"><text:soft-page-break/><text:s text:c="8"/>for i, info in enumerate(self.device_info):</text:p>
      <text:p text:style-name="P54"><text:s text:c="12"/>if info["max_input_channels"] &gt; 0:</text:p>
      <text:p text:style-name="P54"><text:s text:c="16"/>device_name = f"{info['name']} ({info['max_input_channels']} canali)"</text:p>
      <text:p text:style-name="P54"><text:s text:c="16"/>if device_name not in self.device_names:</text:p>
      <text:p text:style-name="P54"><text:s text:c="20"/>self.device_names.append(device_name)</text:p>
      <text:p text:style-name="P54"><text:s text:c="20"/>self.device_combo.addItem(device_name)</text:p>
      <text:p text:style-name="P54"/>
      <text:p text:style-name="P54"><text:s text:c="8"/>self.p = None</text:p>
      <text:p text:style-name="P54"><text:s text:c="8"/>self.sample_rate = 44100</text:p>
      <text:p text:style-name="P54"><text:s text:c="8"/>self.bit_depth = 16</text:p>
      <text:p text:style-name="P54"/>
      <text:p text:style-name="P54"><text:s text:c="4"/>def start_recording(self):</text:p>
      <text:p text:style-name="P54"><text:s text:c="8"/>if self.is_recording:</text:p>
      <text:p text:style-name="P54"><text:s text:c="12"/>return</text:p>
      <text:p text:style-name="P54"/>
      <text:p text:style-name="P54"><text:s text:c="8"/>self.selected_device_index = self.device_combo.currentIndex()</text:p>
      <text:p text:style-name="P54"><text:s text:c="8"/>if self.selected_device_index &lt; 0:</text:p>
      <text:p text:style-name="P54"><text:s text:c="12"/>QMessageBox.critical(self, "Errore", "Seleziona un dispositivo di input valido.")</text:p>
      <text:p text:style-name="P54"><text:s text:c="12"/>return</text:p>
      <text:p text:style-name="P54"/>
      <text:p text:style-name="P54"><text:s text:c="8"/>bit_depth_text = self.bit_depth_combo.currentText()</text:p>
      <text:p text:style-name="P54"><text:s text:c="8"/>sample_rate_text = self.sample_rate_combo.currentText()</text:p>
      <text:p text:style-name="P54"/>
      <text:p text:style-name="P54"><text:s text:c="8"/>self.sample_rate = int(sample_rate_text.split()[0])</text:p>
      <text:p text:style-name="P54"><text:s text:c="8"/>self.bit_depth = int(bit_depth_text.split()[0])</text:p>
      <text:p text:style-name="P54"/>
      <text:p text:style-name="P54"><text:s text:c="8"/>try:</text:p>
      <text:p text:style-name="P54"><text:s text:c="12"/>if self.device_info[self.selected_device_index]["max_input_channels"] &lt; 1:</text:p>
      <text:p text:style-name="P54"><text:s text:c="16"/>QMessageBox.critical(self, "Errore", "Il dispositivo selezionato non supporta l'input audio.")</text:p>
      <text:p text:style-name="P54"><text:s text:c="16"/>return</text:p>
      <text:p text:style-name="P54"/>
      <text:p text:style-name="P54"><text:s text:c="12"/>self.is_recording = True</text:p>
      <text:p text:style-name="P54"><text:s text:c="12"/>self.audio_data = []</text:p>
      <text:p text:style-name="P54"/>
      <text:p text:style-name="P54"><text:s text:c="12"/>self.p = sd.InputStream(device=self.selected_device_index, channels=1, samplerate=self.sample_rate, callback=self.audio_callback)</text:p>
      <text:p text:style-name="P54"><text:s text:c="12"/>self.p.start()</text:p>
      <text:p text:style-name="P54"><text:s text:c="12"/>QMessageBox.information(self, "Registrazione Avviata", "La registrazione è iniziata.")</text:p>
      <text:p text:style-name="P54"><text:s text:c="8"/>except Exception as e:</text:p>
      <text:p text:style-name="P54"><text:s text:c="12"/>QMessageBox.critical(self, "Errore", f"Errore durante l'avvio della registrazione: {str(e)}")</text:p>
      <text:p text:style-name="P54"/>
      <text:p text:style-name="P54"><text:soft-page-break/><text:s text:c="4"/>def stop_recording(self):</text:p>
      <text:p text:style-name="P54"><text:s text:c="8"/>if not self.is_recording:</text:p>
      <text:p text:style-name="P54"><text:s text:c="12"/>return</text:p>
      <text:p text:style-name="P54"/>
      <text:p text:style-name="P54"><text:s text:c="8"/>self.is_recording = False</text:p>
      <text:p text:style-name="P54"><text:s text:c="8"/>if self.p:</text:p>
      <text:p text:style-name="P54"><text:s text:c="12"/>self.p.stop()</text:p>
      <text:p text:style-name="P54"><text:s text:c="12"/>self.p.close()</text:p>
      <text:p text:style-name="P54"/>
      <text:p text:style-name="P54"><text:s text:c="12"/>if self.audio_data:</text:p>
      <text:p text:style-name="P54"><text:s text:c="16"/>try:</text:p>
      <text:p text:style-name="P54"><text:s text:c="20"/>self.save_audio_file()</text:p>
      <text:p text:style-name="P54"><text:s text:c="20"/>QMessageBox.information(self, "Registrazione Interrotta", "La registrazione è stata interrotta e il file audio è stato salvato.")</text:p>
      <text:p text:style-name="P54"><text:s text:c="16"/>except Exception as e:</text:p>
      <text:p text:style-name="P54"><text:s text:c="20"/>QMessageBox.critical(self, "Errore", f"Errore durante il salvataggio del file audio: {str(e)}")</text:p>
      <text:p text:style-name="P54"/>
      <text:p text:style-name="P54"><text:s text:c="4"/>def audio_callback(self, in_data, frames, time, status):</text:p>
      <text:p text:style-name="P54"><text:s text:c="8"/>if self.is_recording:</text:p>
      <text:p text:style-name="P54"><text:s text:c="12"/>audio_chunk = np.frombuffer(in_data, dtype=np.int16)</text:p>
      <text:p text:style-name="P54"><text:s text:c="12"/>self.audio_data.extend(audio_chunk)</text:p>
      <text:p text:style-name="P54"/>
      <text:p text:style-name="P54"><text:s text:c="4"/>def update_intensity(self):</text:p>
      <text:p text:style-name="P54"><text:s text:c="8"/>if self.is_recording:</text:p>
      <text:p text:style-name="P54"><text:s text:c="12"/>if len(self.audio_data) &gt; 0:</text:p>
      <text:p text:style-name="P54"><text:s text:c="16"/>intensity = int(np.abs(np.mean(self.audio_data)))</text:p>
      <text:p text:style-name="P54"><text:s text:c="16"/>self.intensity_label.setText(f"Intensità: {intensity}")</text:p>
      <text:p text:style-name="P54"/>
      <text:p text:style-name="P54"><text:s text:c="4"/>def save_audio_file(self):</text:p>
      <text:p text:style-name="P54"><text:s text:c="8"/>try:</text:p>
      <text:p text:style-name="P54"><text:s text:c="12"/>filename = f"registrazione_audio_{self.device_info[self.selected_device_index]['name']}.wav"</text:p>
      <text:p text:style-name="P54"><text:s text:c="12"/>sf.write(filename, self.audio_data, self.sample_rate, subtype=f'PCM_{self.bit_depth}')</text:p>
      <text:p text:style-name="P54"><text:s text:c="8"/>except Exception as e:</text:p>
      <text:p text:style-name="P54"><text:s text:c="12"/>QMessageBox.critical(self, "Errore", f"Errore durante il salvataggio del file audio: {str(e)}")</text:p>
      <text:p text:style-name="P54"/>
      <text:p text:style-name="P54">if __name__ == "__main__":</text:p>
      <text:p text:style-name="P54"><text:s text:c="4"/>app = QApplication(sys.argv)</text:p>
      <text:p text:style-name="P54"><text:s text:c="4"/>window = AudioRecorderApp()</text:p>
      <text:p text:style-name="P54"><text:s text:c="4"/>window.show()</text:p>
      <text:p text:style-name="P54"><text:s text:c="4"/>sys.exit(app.exec_())</text:p>
      <text:p text:style-name="P54"/>
      <text:p text:style-name="P54"><text:soft-page-break/></text:p>
      <text:h text:style-name="P16" text:outline-level="1">Process Monitor</text:h>
      <text:p text:style-name="Text_20_body"><text:span text:style-name="Strong_20_Emphasis">Autore</text:span>: Bocaletto Luca<text:line-break/><text:span text:style-name="Strong_20_Emphasis">Licenza</text:span>: GPLv3</text:p>
      <text:p text:style-name="Text_20_body">Process Monitor è una semplice applicazione Python per monitorare e gestire i processi in esecuzione sul tuo computer. Fornisce un'interfaccia grafica per visualizzare e interagire con i processi, semplificando il monitoraggio dell'utilizzo delle risorse di sistema.</text:p>
      <text:h text:style-name="P53" text:outline-level="2">Funzionalità</text:h>
      <text:list xml:id="list2177949772" text:style-name="L39">
        <text:list-item>
          <text:p text:style-name="P149">Visualizza un elenco di processi in esecuzione con dettagli come PID, nome, utilizzo della CPU, utilizzo della memoria, stato, utente, orario di creazione e altro. </text:p>
        </text:list-item>
        <text:list-item>
          <text:p text:style-name="P149">Ordina l'elenco dei processi per diverse colonne. </text:p>
        </text:list-item>
        <text:list-item>
          <text:p text:style-name="P149">Termina i processi. </text:p>
        </text:list-item>
        <text:list-item>
          <text:p text:style-name="P149">Avvia nuovi processi. </text:p>
        </text:list-item>
        <text:list-item>
          <text:p text:style-name="P149">Personalizza le colonne visualizzate nell'elenco dei processi. </text:p>
        </text:list-item>
        <text:list-item>
          <text:p text:style-name="P148">Cerca processi specifici. </text:p>
        </text:list-item>
      </text:list>
      <text:p text:style-name="P59"><text:span text:style-name="T3">Source Code - </text:span><text:span text:style-name="T6">Process Monitor</text:span></text:p>
      <text:p text:style-name="P77"/>
      <text:p text:style-name="P57"># Nome Software: Process Monitor</text:p>
      <text:p text:style-name="P57"># Author: Bocaletto Luca</text:p>
      <text:p text:style-name="P57"># License: GPLv3</text:p>
      <text:p text:style-name="P57"># Importa le librerie necessarie</text:p>
      <text:p text:style-name="P57">import tkinter as tk <text:s/># Per la GUI</text:p>
      <text:p text:style-name="P57">from tkinter import ttk</text:p>
      <text:p text:style-name="P57">import psutil <text:s/># Per ottenere informazioni sui processi</text:p>
      <text:p text:style-name="P57">import subprocess <text:s/># Per avviare nuovi processi</text:p>
      <text:p text:style-name="P57"/>
      <text:p text:style-name="P57"># Dichiarazione delle variabili globali</text:p>
      <text:p text:style-name="P57">colonna_ordinamento = 'name' <text:s/># La colonna iniziale per l'ordinamento</text:p>
      <text:p text:style-name="P57">ordine_crescente = True <text:s/># Ordine iniziale ascendente</text:p>
      <text:p text:style-name="P57">colonne_da_mostrare = ["PID", "Nome", "CPU", "Memoria", "Stato", "Utente", "Avvio", "Priorità", "PID Genitore", "Cartella di Lavoro", "Uso Memoria"]</text:p>
      <text:p text:style-name="P57">colonne_selezionate = {} <text:s/># Dizionario per tenere traccia delle colonne selezionate</text:p>
      <text:p text:style-name="P57"/>
      <text:p text:style-name="P57"># Funzione per mostrare i processi</text:p>
      <text:p text:style-name="P57">def mostra_processi(filtro=""):</text:p>
      <text:p text:style-name="P57"><text:s text:c="4"/># Ottieni una lista di oggetti processo con attributi specifici</text:p>
      <text:p text:style-name="P57"><text:s text:c="4"/>processi = list(psutil.process_iter(attrs=['pid', 'name', 'cpu_percent', 'memory_info', 'status', 'username', 'create_time', 'nice', 'ppid', 'cwd', 'memory_percent']))</text:p>
      <text:p text:style-name="P57"><text:soft-page-break/></text:p>
      <text:p text:style-name="P57"><text:s text:c="4"/># Rimuovi i processi dalla visualizzazione</text:p>
      <text:p text:style-name="P57"><text:s text:c="4"/>for row in elenco_processi.get_children():</text:p>
      <text:p text:style-name="P57"><text:s text:c="8"/>elenco_processi.delete(row)</text:p>
      <text:p text:style-name="P57"/>
      <text:p text:style-name="P57"><text:s text:c="4"/># Funzione per ottenere il valore di una colonna per un processo</text:p>
      <text:p text:style-name="P57"><text:s text:c="4"/>def get_valore(processo, colonna):</text:p>
      <text:p text:style-name="P57"><text:s text:c="8"/>valore = processo.info.get(colonna)</text:p>
      <text:p text:style-name="P57"><text:s text:c="8"/>return valore if valore is not None else ""</text:p>
      <text:p text:style-name="P57"/>
      <text:p text:style-name="P57"><text:s text:c="4"/># Funzione per ottenere il valore 'nice' come intero</text:p>
      <text:p text:style-name="P57"><text:s text:c="4"/>def get_nice_as_int(processo):</text:p>
      <text:p text:style-name="P57"><text:s text:c="8"/>nice = processo.info.get('nice')</text:p>
      <text:p text:style-name="P57"><text:s text:c="8"/>return int(nice) if nice is not None else 0</text:p>
      <text:p text:style-name="P57"/>
      <text:p text:style-name="P57"><text:s text:c="4"/># Ordina i processi in base alla colonna di ordinamento e all'ordine</text:p>
      <text:p text:style-name="P57"><text:s text:c="4"/>processi_ordinati = sorted(processi, key=lambda p: get_nice_as_int(p) if colonna_ordinamento == 'nice' else get_valore(p, colonna_ordinamento))</text:p>
      <text:p text:style-name="P57"><text:s text:c="4"/>if not ordine_crescente:</text:p>
      <text:p text:style-name="P57"><text:s text:c="8"/>processi_ordinati.reverse()</text:p>
      <text:p text:style-name="P57"/>
      <text:p text:style-name="P57"><text:s text:c="4"/># Aggiungi i processi alla lista</text:p>
      <text:p text:style-name="P57"><text:s text:c="4"/>for processo in processi_ordinati:</text:p>
      <text:p text:style-name="P57"><text:s text:c="8"/>pid = processo.info['pid']</text:p>
      <text:p text:style-name="P57"><text:s text:c="8"/>nome = processo.info['name']</text:p>
      <text:p text:style-name="P57"><text:s text:c="8"/>cpu_percent = processo.info['cpu_percent']</text:p>
      <text:p text:style-name="P57"><text:s text:c="8"/>memoria = processo.info['memory_info'].rss / (1024 * 1024) <text:s/># Converti in MB</text:p>
      <text:p text:style-name="P57"><text:s text:c="8"/>status = processo.info['status']</text:p>
      <text:p text:style-name="P57"><text:s text:c="8"/>username = get_valore(processo, 'username')</text:p>
      <text:p text:style-name="P57"><text:s text:c="8"/>create_time = processo.info['create_time']</text:p>
      <text:p text:style-name="P57"><text:s text:c="8"/>nice = processo.info['nice']</text:p>
      <text:p text:style-name="P57"><text:s text:c="8"/>ppid = processo.info['ppid']</text:p>
      <text:p text:style-name="P57"><text:s text:c="8"/>cwd = get_valore(processo, 'cwd')</text:p>
      <text:p text:style-name="P57"><text:s text:c="8"/>memory_percent = processo.info['memory_percent']</text:p>
      <text:p text:style-name="P57"/>
      <text:p text:style-name="P57"><text:s text:c="8"/># Filtra i processi in base al filtro inserito e aggiungili alla visualizzazione</text:p>
      <text:p text:style-name="P57"><text:s text:c="8"/>if filtro.lower() in nome.lower():</text:p>
      <text:p text:style-name="P57"><text:s text:c="12"/>elenco_processi.insert('', 'end', values=(pid, nome, f"{cpu_percent:.2f}%", f"{memoria:.2f} MB", status, username, create_time, nice, ppid, cwd, f"{memory_percent:.2f}%"))</text:p>
      <text:p text:style-name="P57"/>
      <text:p text:style-name="P57"># Funzione per cambiare l'ordinamento della colonna</text:p>
      <text:p text:style-name="P57">def cambia_ordinamento(colonna):</text:p>
      <text:p text:style-name="P57"><text:s text:c="4"/>global ordine_crescente, colonna_ordinamento</text:p>
      <text:p text:style-name="P57"><text:s text:c="4"/>if colonna == colonna_ordinamento:</text:p>
      <text:p text:style-name="P57"><text:soft-page-break/><text:s text:c="8"/>ordine_crescente = not ordine_crescente</text:p>
      <text:p text:style-name="P57"><text:s text:c="4"/>else:</text:p>
      <text:p text:style-name="P57"><text:s text:c="8"/>colonna_ordinamento = colonna</text:p>
      <text:p text:style-name="P57"><text:s text:c="8"/>ordine_crescente = True</text:p>
      <text:p text:style-name="P57"><text:s text:c="4"/>mostra_processi(campo_ricerca.get())</text:p>
      <text:p text:style-name="P57"/>
      <text:p text:style-name="P57"># Funzione per terminare un processo</text:p>
      <text:p text:style-name="P57">def termina_processo():</text:p>
      <text:p text:style-name="P57"><text:s text:c="4"/>selezionato = elenco_processi.selection()</text:p>
      <text:p text:style-name="P57"><text:s text:c="4"/>if selezionato:</text:p>
      <text:p text:style-name="P57"><text:s text:c="8"/>pid = int(elenco_processi.item(selezionato, 'values')[0])</text:p>
      <text:p text:style-name="P57"><text:s text:c="8"/>try:</text:p>
      <text:p text:style-name="P57"><text:s text:c="12"/># Ottieni l'oggetto processo e termina il processo</text:p>
      <text:p text:style-name="P57"><text:s text:c="12"/>processo_da_terminare = psutil.Process(pid)</text:p>
      <text:p text:style-name="P57"><text:s text:c="12"/>processo_da_terminare.terminate()</text:p>
      <text:p text:style-name="P57"><text:s text:c="12"/>mostra_processi() <text:s/># Aggiorna la visualizzazione</text:p>
      <text:p text:style-name="P57"><text:s text:c="8"/>except psutil.NoSuchProcess:</text:p>
      <text:p text:style-name="P57"><text:s text:c="12"/>pass</text:p>
      <text:p text:style-name="P57"/>
      <text:p text:style-name="P57"># Funzione per avviare un nuovo processo</text:p>
      <text:p text:style-name="P57">def avvia_processo():</text:p>
      <text:p text:style-name="P57"><text:s text:c="4"/>processo_da_avviare = campo_avvia.get()</text:p>
      <text:p text:style-name="P57"><text:s text:c="4"/>try:</text:p>
      <text:p text:style-name="P57"><text:s text:c="8"/># Avvia il nuovo processo</text:p>
      <text:p text:style-name="P57"><text:s text:c="8"/>subprocess.Popen(processo_da_avviare, shell=True)</text:p>
      <text:p text:style-name="P57"><text:s text:c="8"/>campo_avvia.delete(0, tk.END) <text:s/># Cancella il campo di avvio</text:p>
      <text:p text:style-name="P57"><text:s text:c="4"/>except Exception as e:</text:p>
      <text:p text:style-name="P57"><text:s text:c="8"/>tk.messagebox.showerror("Errore", f"Impossibile avviare il processo:\n{str(e)}") <text:s/># Mostra un messaggio di errore</text:p>
      <text:p text:style-name="P57"/>
      <text:p text:style-name="P57"># Funzione per mostrare le colonne selezionate</text:p>
      <text:p text:style-name="P57">def mostra_colonne_selezionate():</text:p>
      <text:p text:style-name="P57"><text:s text:c="4"/>global colonne_da_mostrare</text:p>
      <text:p text:style-name="P57"><text:s text:c="4"/>colonne_da_mostrare = [col for col, var in colonne_selezionate.items() if var.get() == 1]</text:p>
      <text:p text:style-name="P57"><text:s text:c="4"/>elenco_processi.config(columns=colonne_da_mostrare) <text:s/># Configura le colonne visualizzate</text:p>
      <text:p text:style-name="P57"/>
      <text:p text:style-name="P57"><text:s text:c="4"/>for col in colonne_da_mostrare:</text:p>
      <text:p text:style-name="P57"><text:s text:c="8"/>elenco_processi.heading(col, text=col)</text:p>
      <text:p text:style-name="P57"><text:s text:c="4"/></text:p>
      <text:p text:style-name="P57"><text:s text:c="4"/>mostra_processi(campo_ricerca.get()) <text:s/># Aggiorna la visualizzazione</text:p>
      <text:p text:style-name="P57"/>
      <text:p text:style-name="P57"># Funzione per aprire la finestra delle opzioni</text:p>
      <text:p text:style-name="P57">def apri_finestra_opzioni():</text:p>
      <text:p text:style-name="P57"><text:soft-page-break/><text:s text:c="4"/>finestra_opzioni = tk.Toplevel(root)</text:p>
      <text:p text:style-name="P57"><text:s text:c="4"/>finestra_opzioni.title("Opzioni")</text:p>
      <text:p text:style-name="P57"/>
      <text:p text:style-name="P57"><text:s text:c="4"/>colonne_frame = tk.Frame(finestra_opzioni)</text:p>
      <text:p text:style-name="P57"><text:s text:c="4"/>colonne_frame.grid(row=0, column=0, rowspan=4, pady=5, padx=10)</text:p>
      <text:p text:style-name="P57"><text:s text:c="4"/>tk.Label(colonne_frame, text="Colonne da mostrare:").grid(row=0, column=0, columnspan=2)</text:p>
      <text:p text:style-name="P57"/>
      <text:p text:style-name="P57"><text:s text:c="4"/>for i, col in enumerate(colonne_da_mostrare):</text:p>
      <text:p text:style-name="P57"><text:s text:c="8"/>var = tk.IntVar()</text:p>
      <text:p text:style-name="P57"><text:s text:c="8"/>if col in colonne_da_mostrare:</text:p>
      <text:p text:style-name="P57"><text:s text:c="12"/>var.set(1)</text:p>
      <text:p text:style-name="P57"><text:s text:c="8"/>colonne_selezionate[col] = var</text:p>
      <text:p text:style-name="P57"><text:s text:c="8"/>tk.Checkbutton(colonne_frame, text=col, variable=var).grid(row=i + 1, column=0, columnspan=2, sticky="w")</text:p>
      <text:p text:style-name="P57"/>
      <text:p text:style-name="P57"><text:s text:c="4"/>conferma_colonne_button = tk.Button(colonne_frame, text="Conferma", command=mostra_colonne_selezionate)</text:p>
      <text:p text:style-name="P57"><text:s text:c="4"/>conferma_colonne_button.grid(row=i + 2, column=0, columnspan=2)</text:p>
      <text:p text:style-name="P57"/>
      <text:p text:style-name="P57"># Crea la finestra principale</text:p>
      <text:p text:style-name="P57">root = tk.Tk()</text:p>
      <text:p text:style-name="P57">root.title("Monitor Process") <text:s/># Imposta il titolo</text:p>
      <text:p text:style-name="P57"/>
      <text:p text:style-name="P57">titolo_label = tk.Label(root, text="Monitor Process")</text:p>
      <text:p text:style-name="P57">titolo_label.grid(row=0, column=0, columnspan=5, sticky="w") <text:s/># Aggiungi un titolo</text:p>
      <text:p text:style-name="P57"/>
      <text:p text:style-name="P57">campo_ricerca = tk.Entry(root, width=20)</text:p>
      <text:p text:style-name="P57">campo_ricerca.grid(row=1, column=0, columnspan=5, padx=5, pady=5, sticky="we") <text:s/># Campo di ricerca</text:p>
      <text:p text:style-name="P57"/>
      <text:p text:style-name="P57">elenco_processi = ttk.Treeview(root, columns=colonne_da_mostrare, show="headings")</text:p>
      <text:p text:style-name="P57">elenco_processi.grid(row=2, column=0, columnspan=5, padx=5, pady=5, sticky="news") <text:s/># Visualizzazione dei processi</text:p>
      <text:p text:style-name="P57"/>
      <text:p text:style-name="P57">scrollbar = ttk.Scrollbar(root, orient="vertical", command=elenco_processi.yview)</text:p>
      <text:p text:style-name="P57">scrollbar.grid(row=2, column=5, sticky="ns")</text:p>
      <text:p text:style-name="P57">elenco_processi.configure(yscrollcommand=scrollbar.set) <text:s/># Barra di scorrimento verticale</text:p>
      <text:p text:style-name="P57"/>
      <text:p text:style-name="P57">scrollbar_x = ttk.Scrollbar(root, orient="horizontal", command=elenco_processi.xview)</text:p>
      <text:p text:style-name="P57">scrollbar_x.grid(row=3, column=0, columnspan=5, sticky="ew")</text:p>
      <text:p text:style-name="P57">elenco_processi.configure(xscrollcommand=scrollbar_x.set) <text:s/># Barra di scorrimento <text:soft-page-break/>orizzontale</text:p>
      <text:p text:style-name="P57"/>
      <text:p text:style-name="P57">for col in colonne_da_mostrare:</text:p>
      <text:p text:style-name="P57"><text:s text:c="4"/>elenco_processi.heading(col, text=col, command=lambda c=col: cambia_ordinamento(c))</text:p>
      <text:p text:style-name="P57"><text:s text:c="4"/>elenco_processi.column(col, width=50, minwidth=50, anchor="center") <text:s/># Intestazioni e larghezza delle colonne</text:p>
      <text:p text:style-name="P57"/>
      <text:p text:style-name="P57">avvia_frame = tk.Frame(root)</text:p>
      <text:p text:style-name="P57">avvia_frame.grid(row=4, column=0, columnspan=5, pady=10, sticky="w") <text:s/># Frame per le azioni</text:p>
      <text:p text:style-name="P57"/>
      <text:p text:style-name="P57">campo_avvia = tk.Entry(avvia_frame, width=20)</text:p>
      <text:p text:style-name="P57">campo_avvia.grid(row=0, column=0, padx=5, sticky="w") <text:s/># Campo per avviare nuovi processi</text:p>
      <text:p text:style-name="P57"/>
      <text:p text:style-name="P57">avvia_button = tk.Button(avvia_frame, text="Avvia", command=avvia_processo)</text:p>
      <text:p text:style-name="P57">avvia_button.grid(row=0, column=1, padx=5, sticky="w") <text:s/># Bottone per avviare un nuovo processo</text:p>
      <text:p text:style-name="P57"/>
      <text:p text:style-name="P57">termina_button = tk.Button(avvia_frame, text="Termina Processo", command=termina_processo)</text:p>
      <text:p text:style-name="P57">termina_button.grid(row=0, column=2, padx=5, sticky="w") <text:s/># Bottone per terminare un processo</text:p>
      <text:p text:style-name="P57"/>
      <text:p text:style-name="P57">aggiorna_button = tk.Button(avvia_frame, text="Aggiorna", command=lambda: mostra_processi(campo_ricerca.get()))</text:p>
      <text:p text:style-name="P57">aggiorna_button.grid(row=0, column=3, padx=5, sticky="w") <text:s/># Bottone per aggiornare la visualizzazione dei processi</text:p>
      <text:p text:style-name="P57"/>
      <text:p text:style-name="P57">opzioni_button = tk.Button(avvia_frame, text="Opzioni", command=apri_finestra_opzioni)</text:p>
      <text:p text:style-name="P57">opzioni_button.grid(row=0, column=4, padx=5, sticky="w") <text:s/># Bottone per aprire la finestra delle opzioni</text:p>
      <text:p text:style-name="P57"/>
      <text:p text:style-name="P57">root.grid_rowconfigure(2, weight=1)</text:p>
      <text:p text:style-name="P57">root.columnconfigure(0, weight=1)</text:p>
      <text:p text:style-name="P57"/>
      <text:p text:style-name="P57">mostra_processi() <text:s/># Mostra i processi all'avvio</text:p>
      <text:p text:style-name="P57"/>
      <text:p text:style-name="P57">root.mainloop() <text:s/># Avvia l'applicazione</text:p>
      <text:p text:style-name="P57"/>
      <text:p text:style-name="P57"/>
      <text:p text:style-name="P57"/>
      <text:p text:style-name="P57"/>
      <text:p text:style-name="P57"><text:soft-page-break/></text:p>
      <text:p text:style-name="P57"/>
      <text:h text:style-name="P18" text:outline-level="1">Password Manager</text:h>
      <text:p text:style-name="Text_20_body">Password Manager è una semplice applicazione Python per la gestione sicura delle tue password. Utilizza PyQt5 per l'interfaccia grafica e SQLite per lo storage del database. Le password sono crittografate utilizzando la libreria di crittografia Fernet, garantendo la sicurezza dei tuoi dati sensibili.</text:p>
      <text:h text:style-name="P56" text:outline-level="2">Caratteristiche</text:h>
      <text:list xml:id="list856575611" text:style-name="L40">
        <text:list-item>
          <text:p text:style-name="P151">Archivia e gestisci le password per vari servizi. </text:p>
        </text:list-item>
        <text:list-item>
          <text:p text:style-name="P151">I dati vengono memorizzati in un database SQLite per un facile recupero. </text:p>
        </text:list-item>
        <text:list-item>
          <text:p text:style-name="P151">Le password vengono crittografate con Fernet per una maggiore sicurezza. </text:p>
        </text:list-item>
        <text:list-item>
          <text:p text:style-name="P150">Interfaccia utente grafica (GUI) facile da usare. </text:p>
        </text:list-item>
      </text:list>
      <text:p text:style-name="P19">Source Code – Password Manager</text:p>
      <text:p text:style-name="P19"/>
      <text:p text:style-name="P57"># Software Name: Password Manager</text:p>
      <text:p text:style-name="P57"># Author: Bocaletto Luca</text:p>
      <text:p text:style-name="P57"># Site Web: https://www.elektronoide.it</text:p>
      <text:p text:style-name="P57"/>
      <text:p text:style-name="P57">import sys</text:p>
      <text:p text:style-name="P57">import sqlite3</text:p>
      <text:p text:style-name="P57">import os</text:p>
      <text:p text:style-name="P57">from PyQt5.QtWidgets import QApplication, QMainWindow, QWidget, QVBoxLayout, QLabel, QLineEdit, QPushButton, QMessageBox</text:p>
      <text:p text:style-name="P57">from cryptography.fernet import Fernet, InvalidToken, InvalidSignature</text:p>
      <text:p text:style-name="P57"/>
      <text:p text:style-name="P57"># Definizione della classe principale PasswordManager</text:p>
      <text:p text:style-name="P57">class PasswordManager(QMainWindow):</text:p>
      <text:p text:style-name="P57"><text:s text:c="4"/>def __init__(self):</text:p>
      <text:p text:style-name="P57"><text:s text:c="8"/>super().__init__()</text:p>
      <text:p text:style-name="P57"><text:s text:c="8"/>self.setWindowTitle("Password Manager")</text:p>
      <text:p text:style-name="P57"><text:s text:c="8"/>self.setGeometry(100, 100, 400, 200)</text:p>
      <text:p text:style-name="P57"><text:s text:c="8"/></text:p>
      <text:p text:style-name="P57"><text:s text:c="8"/># Connessione al database SQLite per le password</text:p>
      <text:p text:style-name="P57"><text:s text:c="8"/>try:</text:p>
      <text:p text:style-name="P57"><text:s text:c="12"/>self.conn = sqlite3.connect("passwords.db")</text:p>
      <text:p text:style-name="P57"><text:s text:c="12"/>self.create_table()</text:p>
      <text:p text:style-name="P57"><text:s text:c="8"/>except sqlite3.Error as e:</text:p>
      <text:p text:style-name="P57"><text:s text:c="12"/>QMessageBox.critical(self, "Errore", "Impossibile connettersi al database: " + str(e))</text:p>
      <text:p text:style-name="P57"><text:soft-page-break/><text:s text:c="12"/>sys.exit(1)</text:p>
      <text:p text:style-name="P57"><text:s text:c="8"/></text:p>
      <text:p text:style-name="P57"><text:s text:c="8"/># Carica o genera la chiave di crittografia</text:p>
      <text:p text:style-name="P57"><text:s text:c="8"/>self.key = self.load_or_generate_key()</text:p>
      <text:p text:style-name="P57"><text:s text:c="8"/></text:p>
      <text:p text:style-name="P57"><text:s text:c="8"/># Inizializza l'interfaccia utente</text:p>
      <text:p text:style-name="P57"><text:s text:c="8"/>self.init_ui()</text:p>
      <text:p text:style-name="P57"><text:s text:c="4"/></text:p>
      <text:p text:style-name="P57"><text:s text:c="4"/># Crea la tabella per le password nel database se non esiste già</text:p>
      <text:p text:style-name="P57"><text:s text:c="4"/>def create_table(self):</text:p>
      <text:p text:style-name="P57"><text:s text:c="8"/>try:</text:p>
      <text:p text:style-name="P57"><text:s text:c="12"/>cursor = self.conn.cursor()</text:p>
      <text:p text:style-name="P57"><text:s text:c="12"/>cursor.execute('''CREATE TABLE IF NOT EXISTS passwords</text:p>
      <text:p text:style-name="P57"><text:s text:c="30"/>(id INTEGER PRIMARY KEY,</text:p>
      <text:p text:style-name="P57"><text:s text:c="31"/>service TEXT NOT NULL,</text:p>
      <text:p text:style-name="P57"><text:s text:c="31"/>username TEXT NOT NULL,</text:p>
      <text:p text:style-name="P57"><text:s text:c="31"/>password TEXT NOT NULL)''')</text:p>
      <text:p text:style-name="P57"><text:s text:c="12"/>self.conn.commit()</text:p>
      <text:p text:style-name="P57"><text:s text:c="8"/>except sqlite3.Error as e:</text:p>
      <text:p text:style-name="P57"><text:s text:c="12"/>QMessageBox.critical(self, "Errore", "Impossibile creare la tabella: " + str(e))</text:p>
      <text:p text:style-name="P57"><text:s text:c="12"/>sys.exit(1)</text:p>
      <text:p text:style-name="P57"><text:s text:c="4"/></text:p>
      <text:p text:style-name="P57"><text:s text:c="4"/># Inizializza l'interfaccia utente Qt</text:p>
      <text:p text:style-name="P57"><text:s text:c="4"/>def init_ui(self):</text:p>
      <text:p text:style-name="P57"><text:s text:c="8"/>layout = QVBoxLayout()</text:p>
      <text:p text:style-name="P57"><text:s text:c="8"/></text:p>
      <text:p text:style-name="P57"><text:s text:c="8"/>self.service_label = QLabel("Servizio:")</text:p>
      <text:p text:style-name="P57"><text:s text:c="8"/>self.service_input = QLineEdit()</text:p>
      <text:p text:style-name="P57"><text:s text:c="8"/></text:p>
      <text:p text:style-name="P57"><text:s text:c="8"/>self.username_label = QLabel("Username:")</text:p>
      <text:p text:style-name="P57"><text:s text:c="8"/>self.username_input = QLineEdit()</text:p>
      <text:p text:style-name="P57"><text:s text:c="8"/></text:p>
      <text:p text:style-name="P57"><text:s text:c="8"/>self.password_label = QLabel("Password:")</text:p>
      <text:p text:style-name="P57"><text:s text:c="8"/>self.password_input = QLineEdit()</text:p>
      <text:p text:style-name="P57"><text:s text:c="8"/>self.password_input.setEchoMode(QLineEdit.Password)</text:p>
      <text:p text:style-name="P57"><text:s text:c="8"/></text:p>
      <text:p text:style-name="P57"><text:s text:c="8"/>self.save_button = QPushButton("Salva Password")</text:p>
      <text:p text:style-name="P57"><text:s text:c="8"/>self.save_button.clicked.connect(self.save_password)</text:p>
      <text:p text:style-name="P57"><text:s text:c="8"/></text:p>
      <text:p text:style-name="P57"><text:s text:c="8"/>self.retrieve_button = QPushButton("Recupera Password")</text:p>
      <text:p text:style-name="P57"><text:s text:c="8"/>self.retrieve_button.clicked.connect(self.retrieve_password)</text:p>
      <text:p text:style-name="P57"><text:s text:c="8"/></text:p>
      <text:p text:style-name="P57"><text:s text:c="8"/>layout.addWidget(self.service_label)</text:p>
      <text:p text:style-name="P57"><text:s text:c="8"/>layout.addWidget(self.service_input)</text:p>
      <text:p text:style-name="P57"><text:s text:c="8"/>layout.addWidget(self.username_label)</text:p>
      <text:p text:style-name="P57"><text:soft-page-break/><text:s text:c="8"/>layout.addWidget(self.username_input)</text:p>
      <text:p text:style-name="P57"><text:s text:c="8"/>layout.addWidget(self.password_label)</text:p>
      <text:p text:style-name="P57"><text:s text:c="8"/>layout.addWidget(self.password_input)</text:p>
      <text:p text:style-name="P57"><text:s text:c="8"/>layout.addWidget(self.save_button)</text:p>
      <text:p text:style-name="P57"><text:s text:c="8"/>layout.addWidget(self.retrieve_button)</text:p>
      <text:p text:style-name="P57"><text:s text:c="8"/></text:p>
      <text:p text:style-name="P57"><text:s text:c="8"/>central_widget = QWidget()</text:p>
      <text:p text:style-name="P57"><text:s text:c="8"/>central_widget.setLayout(layout)</text:p>
      <text:p text:style-name="P57"><text:s text:c="8"/>self.setCentralWidget(central_widget)</text:p>
      <text:p text:style-name="P57"><text:s text:c="4"/></text:p>
      <text:p text:style-name="P57"><text:s text:c="4"/># Carica o genera la chiave di crittografia e la salva in un file</text:p>
      <text:p text:style-name="P57"><text:s text:c="4"/>def load_or_generate_key(self):</text:p>
      <text:p text:style-name="P57"><text:s text:c="8"/>key_file_path = "key.key"</text:p>
      <text:p text:style-name="P57"><text:s text:c="8"/>if os.path.exists(key_file_path):</text:p>
      <text:p text:style-name="P57"><text:s text:c="12"/>with open(key_file_path, "rb") as key_file:</text:p>
      <text:p text:style-name="P57"><text:s text:c="16"/>key = key_file.read()</text:p>
      <text:p text:style-name="P57"><text:s text:c="8"/>else:</text:p>
      <text:p text:style-name="P57"><text:s text:c="12"/>key = Fernet.generate_key()</text:p>
      <text:p text:style-name="P57"><text:s text:c="12"/>with open(key_file_path, "wb") as key_file:</text:p>
      <text:p text:style-name="P57"><text:s text:c="16"/>key_file.write(key)</text:p>
      <text:p text:style-name="P57"><text:s text:c="8"/>return key</text:p>
      <text:p text:style-name="P57"><text:s text:c="4"/></text:p>
      <text:p text:style-name="P57"><text:s text:c="4"/># Crittografa una password usando la chiave</text:p>
      <text:p text:style-name="P57"><text:s text:c="4"/>def encrypt_password(self, password, key):</text:p>
      <text:p text:style-name="P57"><text:s text:c="8"/>fernet = Fernet(key)</text:p>
      <text:p text:style-name="P57"><text:s text:c="8"/>return fernet.encrypt(password.encode())</text:p>
      <text:p text:style-name="P57"><text:s text:c="4"/></text:p>
      <text:p text:style-name="P57"><text:s text:c="4"/># Decrittografa una password usando la chiave</text:p>
      <text:p text:style-name="P57"><text:s text:c="4"/>def decrypt_password(self, encrypted_password, key):</text:p>
      <text:p text:style-name="P57"><text:s text:c="8"/>try:</text:p>
      <text:p text:style-name="P57"><text:s text:c="12"/>fernet = Fernet(key)</text:p>
      <text:p text:style-name="P57"><text:s text:c="12"/>return fernet.decrypt(encrypted_password).decode()</text:p>
      <text:p text:style-name="P57"><text:s text:c="8"/>except (InvalidToken, InvalidSignature) as e:</text:p>
      <text:p text:style-name="P57"><text:s text:c="12"/>print(f"Errore durante la decrittazione: {e}")</text:p>
      <text:p text:style-name="P57"><text:s text:c="12"/>return "Errore nella decrittazione"</text:p>
      <text:p text:style-name="P57"><text:s text:c="4"/></text:p>
      <text:p text:style-name="P57"><text:s text:c="4"/># Salva una nuova password nel database</text:p>
      <text:p text:style-name="P57"><text:s text:c="4"/>def save_password(self):</text:p>
      <text:p text:style-name="P57"><text:s text:c="8"/>service = self.service_input.text()</text:p>
      <text:p text:style-name="P57"><text:s text:c="8"/>username = self.username_input.text()</text:p>
      <text:p text:style-name="P57"><text:s text:c="8"/>password = self.password_input.text()</text:p>
      <text:p text:style-name="P57"><text:s text:c="8"/></text:p>
      <text:p text:style-name="P57"><text:s text:c="8"/>if service and username and password:</text:p>
      <text:p text:style-name="P57"><text:s text:c="12"/>encrypted_password = self.encrypt_password(password, self.key)</text:p>
      <text:p text:style-name="P57"><text:s text:c="12"/></text:p>
      <text:p text:style-name="P57"><text:soft-page-break/><text:s text:c="12"/>try:</text:p>
      <text:p text:style-name="P57"><text:s text:c="16"/>cursor = self.conn.cursor()</text:p>
      <text:p text:style-name="P57"><text:s text:c="16"/>cursor.execute("INSERT INTO passwords (service, username, password) VALUES (?, ?, ?)", (service, username, encrypted_password))</text:p>
      <text:p text:style-name="P57"><text:s text:c="16"/>self.conn.commit()</text:p>
      <text:p text:style-name="P57"><text:s text:c="16"/>QMessageBox.information(self, "Successo", "Password salvata con successo!")</text:p>
      <text:p text:style-name="P57"><text:s text:c="16"/>self.service_input.clear()</text:p>
      <text:p text:style-name="P57"><text:s text:c="16"/>self.username_input.clear()</text:p>
      <text:p text:style-name="P57"><text:s text:c="16"/>self.password_input.clear()</text:p>
      <text:p text:style-name="P57"><text:s text:c="12"/>except sqlite3.Error as e:</text:p>
      <text:p text:style-name="P57"><text:s text:c="16"/>QMessageBox.critical(self, "Errore", "Errore durante il salvataggio della password: " + str(e))</text:p>
      <text:p text:style-name="P57"><text:s text:c="8"/>else:</text:p>
      <text:p text:style-name="P57"><text:s text:c="12"/>QMessageBox.warning(self, "Errore", "Tutti i campi sono obbligatori.")</text:p>
      <text:p text:style-name="P57"><text:s text:c="4"/></text:p>
      <text:p text:style-name="P57"><text:s text:c="4"/># Recupera e decrittografa una password dal database</text:p>
      <text:p text:style-name="P57"><text:s text:c="4"/>def retrieve_password(self):</text:p>
      <text:p text:style-name="P57"><text:s text:c="8"/>service = self.service_input.text()</text:p>
      <text:p text:style-name="P57"><text:s text:c="8"/>username = self.username_input.text()</text:p>
      <text:p text:style-name="P57"><text:s text:c="8"/></text:p>
      <text:p text:style-name="P57"><text:s text:c="8"/>if service and username:</text:p>
      <text:p text:style-name="P57"><text:s text:c="12"/>try:</text:p>
      <text:p text:style-name="P57"><text:s text:c="16"/>cursor = self.conn.cursor()</text:p>
      <text:p text:style-name="P57"><text:s text:c="16"/>cursor.execute("SELECT password FROM passwords WHERE service=? AND username=?", (service, username))</text:p>
      <text:p text:style-name="P57"><text:s text:c="16"/>row = cursor.fetchone()</text:p>
      <text:p text:style-name="P57"><text:s text:c="16"/>if row:</text:p>
      <text:p text:style-name="P57"><text:s text:c="20"/>encrypted_password = row[0]</text:p>
      <text:p text:style-name="P57"><text:s text:c="20"/>decrypted_password = self.decrypt_password(encrypted_password, self.key)</text:p>
      <text:p text:style-name="P57"><text:s text:c="20"/>self.password_input.setEchoMode(QLineEdit.Normal) <text:s/># Imposta il testo della password visibile</text:p>
      <text:p text:style-name="P57"><text:s text:c="20"/>self.password_input.setText(decrypted_password)</text:p>
      <text:p text:style-name="P57"><text:s text:c="16"/>else:</text:p>
      <text:p text:style-name="P57"><text:s text:c="20"/>self.password_input.clear()</text:p>
      <text:p text:style-name="P57"><text:s text:c="20"/>QMessageBox.warning(self, "Errore", "Password non trovata.")</text:p>
      <text:p text:style-name="P57"><text:s text:c="12"/>except sqlite3.Error as e:</text:p>
      <text:p text:style-name="P57"><text:s text:c="16"/>QMessageBox.critical(self, "Errore", "Errore durante il recupero della password: " + str(e))</text:p>
      <text:p text:style-name="P57"><text:s text:c="8"/>else:</text:p>
      <text:p text:style-name="P57"><text:s text:c="12"/>QMessageBox.warning(self, "Errore", "Inserire il servizio e l'username.")</text:p>
      <text:p text:style-name="P57"/>
      <text:p text:style-name="P57"># Funzione principale per l'esecuzione del programma</text:p>
      <text:p text:style-name="P57">if __name__ == "__main__":</text:p>
      <text:p text:style-name="P57"><text:soft-page-break/><text:s text:c="4"/>app = QApplication(sys.argv)</text:p>
      <text:p text:style-name="P57"><text:s text:c="4"/>window = PasswordManager()</text:p>
      <text:p text:style-name="P57"><text:s text:c="4"/>window.show()</text:p>
      <text:p text:style-name="P57"><text:s text:c="4"/>sys.exit(app.exec_())</text:p>
      <text:p text:style-name="P57"/>
      <text:p text:style-name="P57"/>
      <text:h text:style-name="P18" text:outline-level="1">Tris 2 Player</text:h>
      <text:p text:style-name="P57">Questo è un gioco del Tris (Tic-Tac-Toe) a due giocatori realizzato in Python utilizzando la libreria Tkinter per l'interfaccia grafica. </text:p>
      <text:h text:style-name="P56" text:outline-level="2">Funzionalità</text:h>
      <text:list xml:id="list544827891" text:style-name="L41">
        <text:list-item>
          <text:p text:style-name="P153">Permette a due giocatori di alternarsi per effettuare mosse. </text:p>
        </text:list-item>
        <text:list-item>
          <text:p text:style-name="P153">Tiene traccia delle vittorie di entrambi i giocatori. </text:p>
        </text:list-item>
        <text:list-item>
          <text:p text:style-name="P153">Visualizza il punteggio dei giocatori. </text:p>
        </text:list-item>
        <text:list-item>
          <text:p text:style-name="P153">Mostra un messaggio di vittoria o pareggio quando viene raggiunta una condizione di fine partita. </text:p>
        </text:list-item>
        <text:list-item>
          <text:p text:style-name="P152">Consente di riavviare il gioco. </text:p>
        </text:list-item>
      </text:list>
      <text:h text:style-name="Heading_20_2" text:outline-level="2"><text:bookmark text:name="user-content-come-giocare"/>Come giocare</text:h>
      <text:list xml:id="list2726281582" text:style-name="L42">
        <text:list-item>
          <text:p text:style-name="P155">Esegui il gioco eseguendo il file <text:span text:style-name="Source_20_Text">Tris2Player_Italian.py</text:span>. </text:p>
        </text:list-item>
        <text:list-item>
          <text:p text:style-name="P155">Clicca su uno dei bottoni sulla griglia per effettuare una mossa. </text:p>
        </text:list-item>
        <text:list-item>
          <text:p text:style-name="P155">Il gioco ti dirà quando hai vinto o pareggiato. </text:p>
        </text:list-item>
        <text:list-item>
          <text:p text:style-name="P154">Clicca su "Riavvia" per iniziare una nuova partita. </text:p>
        </text:list-item>
      </text:list>
      <text:p text:style-name="P57"># Nome del software: Tris 2 Player</text:p>
      <text:p text:style-name="P57"># Author: Bocaletto Luca</text:p>
      <text:p text:style-name="P57"/>
      <text:p text:style-name="P57"># Importa la libreria Tkinter per la GUI e messagebox per i popup di messaggi.</text:p>
      <text:p text:style-name="P57">import tkinter as tk</text:p>
      <text:p text:style-name="P57">from tkinter import messagebox</text:p>
      <text:p text:style-name="P57"/>
      <text:p text:style-name="P57"># Classe principale per il gioco del Tris.</text:p>
      <text:p text:style-name="P57">class TrisGame:</text:p>
      <text:p text:style-name="P57"><text:s text:c="4"/># Variabili di classe per tenere traccia delle vittorie dei giocatori.</text:p>
      <text:p text:style-name="P57"><text:s text:c="4"/>player1_wins = 0</text:p>
      <text:p text:style-name="P57"><text:s text:c="4"/>player2_wins = 0</text:p>
      <text:p text:style-name="P57"/>
      <text:p text:style-name="P57"><text:s text:c="4"/>def __init__(self):</text:p>
      <text:p text:style-name="P57"><text:s text:c="8"/># Inizializza il gioco.</text:p>
      <text:p text:style-name="P57"><text:s text:c="8"/>self.current_player = "X" <text:s/># Inizia con il giocatore X.</text:p>
      <text:p text:style-name="P57"><text:s text:c="8"/>self.board = [" " for _ in range(9)] <text:s/># Inizializza una lista per la griglia vuota.</text:p>
      <text:p text:style-name="P57"><text:s text:c="8"/>self.buttons = [] <text:s/># Lista di pulsanti sulla griglia.</text:p>
      <text:p text:style-name="P57"><text:soft-page-break/></text:p>
      <text:p text:style-name="P57"><text:s text:c="4"/>def setup_window(self):</text:p>
      <text:p text:style-name="P57"><text:s text:c="8"/># Configura la finestra del gioco.</text:p>
      <text:p text:style-name="P57"><text:s text:c="8"/>self.window = tk.Tk() <text:s/># Crea una finestra Tkinter.</text:p>
      <text:p text:style-name="P57"><text:s text:c="8"/>self.window.title("Tris") <text:s/># Imposta il titolo della finestra.</text:p>
      <text:p text:style-name="P57"/>
      <text:p text:style-name="P57"><text:s text:c="8"/># Etichette per visualizzare il punteggio dei giocatori.</text:p>
      <text:p text:style-name="P57"><text:s text:c="8"/>self.label_player1 = tk.Label(self.window, text=f"Player 1 (X) Vittorie: {TrisGame.player1_wins}")</text:p>
      <text:p text:style-name="P57"><text:s text:c="8"/>self.label_player1.grid(row=3, column=0, columnspan=3)</text:p>
      <text:p text:style-name="P57"/>
      <text:p text:style-name="P57"><text:s text:c="8"/>self.label_player2 = tk.Label(self.window, text=f"Player 2 (O) Vittorie: {TrisGame.player2_wins}")</text:p>
      <text:p text:style-name="P57"><text:s text:c="8"/>self.label_player2.grid(row=4, column=0, columnspan=3)</text:p>
      <text:p text:style-name="P57"/>
      <text:p text:style-name="P57"><text:s text:c="8"/># Crea la griglia di bottoni 3x3 per il gioco.</text:p>
      <text:p text:style-name="P57"><text:s text:c="8"/>for i in range(3):</text:p>
      <text:p text:style-name="P57"><text:s text:c="12"/>row = []</text:p>
      <text:p text:style-name="P57"><text:s text:c="12"/>for j in range(3):</text:p>
      <text:p text:style-name="P57"><text:s text:c="16"/># Crea un pulsante con testo vuoto.</text:p>
      <text:p text:style-name="P57"><text:s text:c="16"/>button = tk.Button(self.window, text=" ", font=("normal", 20), width=10, height=2,</text:p>
      <text:p text:style-name="P57"><text:s text:c="35"/>command=lambda row=i, col=j: self.on_button_click(row, col))</text:p>
      <text:p text:style-name="P57"><text:s text:c="16"/>button.grid(row=i, column=j) <text:s/># Posiziona il pulsante sulla griglia.</text:p>
      <text:p text:style-name="P57"><text:s text:c="16"/>row.append(button) <text:s/># Aggiunge il pulsante alla lista dei pulsanti.</text:p>
      <text:p text:style-name="P57"><text:s text:c="12"/>self.buttons.append(row) <text:s/># Aggiunge la riga di pulsanti alla lista dei pulsanti.</text:p>
      <text:p text:style-name="P57"/>
      <text:p text:style-name="P57"><text:s text:c="4"/>def on_button_click(self, row, col):</text:p>
      <text:p text:style-name="P57"><text:s text:c="8"/># Gestisce l'evento di clic su un pulsante.</text:p>
      <text:p text:style-name="P57"><text:s text:c="8"/>if self.board[row * 3 + col] == " ":</text:p>
      <text:p text:style-name="P57"><text:s text:c="12"/>self.board[row * 3 + col] = self.current_player <text:s/># Aggiorna la griglia con il simbolo del giocatore corrente.</text:p>
      <text:p text:style-name="P57"><text:s text:c="12"/>text_color = "red" if self.current_player == "X" else "blue" <text:s/># Imposta il colore del testo.</text:p>
      <text:p text:style-name="P57"><text:s text:c="12"/>self.buttons[row][col].config(text=self.current_player, fg=text_color) <text:s/># Aggiorna il pulsante.</text:p>
      <text:p text:style-name="P57"/>
      <text:p text:style-name="P57"><text:s text:c="12"/>if self.check_winner(row, col):</text:p>
      <text:p text:style-name="P57"><text:s text:c="16"/># Verifica se il giocatore ha vinto.</text:p>
      <text:p text:style-name="P57"><text:s text:c="16"/>messagebox.showinfo("Vittoria!", f"Il giocatore {self.current_player} ha vinto!")</text:p>
      <text:p text:style-name="P57"><text:s text:c="16"/>if self.current_player == "X":</text:p>
      <text:p text:style-name="P57"><text:s text:c="20"/>TrisGame.player1_wins += 1 <text:s/># Aggiorna il punteggio del giocatore X.</text:p>
      <text:p text:style-name="P57"><text:s text:c="16"/>else:</text:p>
      <text:p text:style-name="P57"><text:s text:c="20"/>TrisGame.player2_wins += 1 <text:s/># Aggiorna il punteggio del giocatore O.</text:p>
      <text:p text:style-name="P57"><text:soft-page-break/><text:s text:c="16"/>self.label_player1.config(text=f"Player 1 (X) Vittorie: {TrisGame.player1_wins}")</text:p>
      <text:p text:style-name="P57"><text:s text:c="16"/>self.label_player2.config(text=f"Player 2 (O) Vittorie: {TrisGame.player2_wins}")</text:p>
      <text:p text:style-name="P57"><text:s text:c="16"/>self.reset_board() <text:s/># Riavvia il gioco.</text:p>
      <text:p text:style-name="P57"><text:s text:c="12"/>else:</text:p>
      <text:p text:style-name="P57"><text:s text:c="16"/>if " " not in self.board:</text:p>
      <text:p text:style-name="P57"><text:s text:c="20"/># Se non ci sono spazi vuoti sulla griglia, il gioco è un pareggio.</text:p>
      <text:p text:style-name="P57"><text:s text:c="20"/>messagebox.showinfo("Pareggio", "Il gioco è finito in pareggio.")</text:p>
      <text:p text:style-name="P57"><text:s text:c="20"/>self.reset_board() <text:s/># Riavvia il gioco.</text:p>
      <text:p text:style-name="P57"><text:s text:c="16"/>else:</text:p>
      <text:p text:style-name="P57"><text:s text:c="20"/>self.current_player = "O" if self.current_player == "X" else "X" <text:s/># Passa al prossimo giocatore.</text:p>
      <text:p text:style-name="P57"/>
      <text:p text:style-name="P57"><text:s text:c="4"/>def check_winner(self, row, col):</text:p>
      <text:p text:style-name="P57"><text:s text:c="8"/># Controlla se il giocatore corrente ha vinto.</text:p>
      <text:p text:style-name="P57"><text:s text:c="8"/>directions = [(0, 1), (1, 0), (1, 1), (1, -1)]</text:p>
      <text:p text:style-name="P57"><text:s text:c="8"/>for dr, dc in directions:</text:p>
      <text:p text:style-name="P57"><text:s text:c="12"/>count = 1</text:p>
      <text:p text:style-name="P57"><text:s text:c="12"/>for i in range(1, 3):</text:p>
      <text:p text:style-name="P57"><text:s text:c="16"/>r = row + dr * i</text:p>
      <text:p text:style-name="P57"><text:s text:c="16"/>c = col + dc * i</text:p>
      <text:p text:style-name="P57"><text:s text:c="16"/>if 0 &lt;= r &lt; 3 and 0 &lt;= c &lt; 3 and self.board[r * 3 + c] == self.current_player:</text:p>
      <text:p text:style-name="P57"><text:s text:c="20"/>count += 1</text:p>
      <text:p text:style-name="P57"><text:s text:c="16"/>else:</text:p>
      <text:p text:style-name="P57"><text:s text:c="20"/>break</text:p>
      <text:p text:style-name="P57"><text:s text:c="12"/>for i in range(1, 3):</text:p>
      <text:p text:style-name="P57"><text:s text:c="16"/>r = row - dr * i</text:p>
      <text:p text:style-name="P57"><text:s text:c="16"/>c = col - dc * i</text:p>
      <text:p text:style-name="P57"><text:s text:c="16"/>if 0 &lt;= r &lt; 3 and 0 &lt;= c &lt; 3 and self.board[r * 3 + c] == self.current_player:</text:p>
      <text:p text:style-name="P57"><text:s text:c="20"/>count += 1</text:p>
      <text:p text:style-name="P57"><text:s text:c="16"/>else:</text:p>
      <text:p text:style-name="P57"><text:s text:c="20"/>break</text:p>
      <text:p text:style-name="P57"><text:s text:c="12"/>if count &gt;= 3:</text:p>
      <text:p text:style-name="P57"><text:s text:c="16"/>return True <text:s/># Il giocatore ha vinto.</text:p>
      <text:p text:style-name="P57"/>
      <text:p text:style-name="P57"><text:s text:c="8"/>return False <text:s/># Il giocatore non ha vinto.</text:p>
      <text:p text:style-name="P57"/>
      <text:p text:style-name="P57"><text:s text:c="4"/>def reset_board(self):</text:p>
      <text:p text:style-name="P57"><text:s text:c="8"/># Riavvia il gioco chiudendo la finestra attuale e creandone una nuova istanza.</text:p>
      <text:p text:style-name="P57"><text:s text:c="8"/>self.window.destroy() <text:s/># Chiude la finestra attuale.</text:p>
      <text:p text:style-name="P57"><text:s text:c="8"/>game = TrisGame() <text:s/># Crea una nuova istanza di TrisGame.</text:p>
      <text:p text:style-name="P57"><text:s text:c="8"/>game.run() <text:s/># Avvia il nuovo gioco.</text:p>
      <text:p text:style-name="P57"/>
      <text:p text:style-name="P57"><text:s text:c="4"/>def run(self):</text:p>
      <text:p text:style-name="P57"><text:soft-page-break/><text:s text:c="8"/># Avvia il gioco.</text:p>
      <text:p text:style-name="P57"><text:s text:c="8"/>self.setup_window() <text:s/># Configura la finestra.</text:p>
      <text:p text:style-name="P57"><text:s text:c="8"/>self.window.mainloop() <text:s/># Avvia il ciclo principale Tkinter.</text:p>
      <text:p text:style-name="P57"/>
      <text:p text:style-name="P57">if __name__ == "__main__":</text:p>
      <text:p text:style-name="P57"><text:s text:c="4"/># Esegue il gioco quando il modulo viene eseguito come script principale.</text:p>
      <text:p text:style-name="P57"><text:s text:c="4"/>game = TrisGame() <text:s/># Crea un'istanza del gioco.</text:p>
      <text:p text:style-name="P57"><text:s text:c="4"/>game.run() <text:s/># Avvia il gioco.</text:p>
      <text:p text:style-name="P57"/>
      <text:h text:style-name="P18" text:outline-level="1">Timed Shutdown PC</text:h>
      <text:p text:style-name="Text_20_body"><text:span text:style-name="Strong_20_Emphasis">Timed Shutdown PC</text:span> è un'applicazione Python basata su tkinter che ti consente di pianificare lo spegnimento, il riavvio o la sospensione del tuo computer in base all'orario specificato. È un'utility utile per automatizzare alcune azioni di spegnimento del computer.</text:p>
      <text:h text:style-name="P56" text:outline-level="2">Funzionalità principali</text:h>
      <text:list xml:id="list1438300752" text:style-name="L43">
        <text:list-item>
          <text:p text:style-name="P156"><text:span text:style-name="Strong_20_Emphasis">Visualizzazione dell'orario corrente:</text:span> L'app mostra un orologio digitale in tempo reale nella finestra principale.</text:p>
        </text:list-item>
        <text:list-item>
          <text:p text:style-name="P156"><text:span text:style-name="Strong_20_Emphasis">Pianificazione delle azioni:</text:span> Puoi specificare un orario (nel formato HH:MM) e scegliere se spegnere, riavviare o sospendere il computer a quell'orario.</text:p>
        </text:list-item>
        <text:list-item>
          <text:p text:style-name="P156"><text:span text:style-name="Strong_20_Emphasis">Validazione dell'orario:</text:span> L'app verifica se l'orario specificato è giusto e mostra un messaggio di errore se non lo è.</text:p>
        </text:list-item>
        <text:list-item>
          <text:p text:style-name="P156"><text:span text:style-name="Strong_20_Emphasis">Esecuzione ritardata:</text:span> L'app attende fino all'orario specificato e quindi esegue l'azione selezionata.</text:p>
        </text:list-item>
      </text:list>
      <text:p text:style-name="P59"><text:span text:style-name="T3">Source Code - </text:span><text:s/><text:span text:style-name="T3">Timed Shutdown PC</text:span></text:p>
      <text:p text:style-name="P57"># Software Name: Timed Shutdown PC</text:p>
      <text:p text:style-name="P57"># Author: Bocaletto Luca</text:p>
      <text:p text:style-name="P57"># Site Web: https://www.elektronoide.it</text:p>
      <text:p text:style-name="P57"># License: GPLv3</text:p>
      <text:p text:style-name="P57"># Importa il modulo tkinter per creare l'interfaccia utente grafica</text:p>
      <text:p text:style-name="P57">import tkinter as tk</text:p>
      <text:p text:style-name="P57">from tkinter import ttk</text:p>
      <text:p text:style-name="P57">import os</text:p>
      <text:p text:style-name="P57">import time</text:p>
      <text:p text:style-name="P57">import threading</text:p>
      <text:p text:style-name="P57">from tkinter import messagebox</text:p>
      <text:p text:style-name="P57"/>
      <text:p text:style-name="P57"># Definisci la classe principale dell'applicazione</text:p>
      <text:p text:style-name="P57">class AppOrario:</text:p>
      <text:p text:style-name="P57"><text:soft-page-break/><text:s text:c="4"/>def __init__(self, root):</text:p>
      <text:p text:style-name="P57"><text:s text:c="8"/>self.root = root</text:p>
      <text:p text:style-name="P57"><text:s text:c="8"/>self.root.title("Spegnimento Programmato del PC") <text:s/># Imposta il titolo dell'applicazione</text:p>
      <text:p text:style-name="P57"/>
      <text:p text:style-name="P57"><text:s text:c="8"/># Crea una label per visualizzare l'orario corrente</text:p>
      <text:p text:style-name="P57"><text:s text:c="8"/>self.etichetta_orario = tk.Label(root, text="", font=("Helvetica", 48))</text:p>
      <text:p text:style-name="P57"><text:s text:c="8"/>self.etichetta_orario.pack()</text:p>
      <text:p text:style-name="P57"/>
      <text:p text:style-name="P57"><text:s text:c="8"/># Avvia l'aggiornamento dell'orario</text:p>
      <text:p text:style-name="P57"><text:s text:c="8"/>self.avvia_orologio()</text:p>
      <text:p text:style-name="P57"/>
      <text:p text:style-name="P57"><text:s text:c="8"/># Crea l'interfaccia per la pianificazione delle azioni</text:p>
      <text:p text:style-name="P57"><text:s text:c="8"/>self.crea_interfaccia_pianificazione()</text:p>
      <text:p text:style-name="P57"/>
      <text:p text:style-name="P57"><text:s text:c="4"/>def avvia_orologio(self):</text:p>
      <text:p text:style-name="P57"><text:s text:c="8"/># Funzione per aggiornare l'orario in tempo reale</text:p>
      <text:p text:style-name="P57"><text:s text:c="8"/>def aggiorna_orologio():</text:p>
      <text:p text:style-name="P57"><text:s text:c="12"/>while True:</text:p>
      <text:p text:style-name="P57"><text:s text:c="16"/>orario_corrente = time.strftime("%H:%M:%S")</text:p>
      <text:p text:style-name="P57"><text:s text:c="16"/>self.etichetta_orario.config(text=orario_corrente)</text:p>
      <text:p text:style-name="P57"><text:s text:c="16"/>time.sleep(1)</text:p>
      <text:p text:style-name="P57"/>
      <text:p text:style-name="P57"><text:s text:c="8"/># Crea un thread per l'orologio che viene eseguito in background</text:p>
      <text:p text:style-name="P57"><text:s text:c="8"/>thread_orologio = threading.Thread(target=aggiorna_orologio)</text:p>
      <text:p text:style-name="P57"><text:s text:c="8"/>thread_orologio.daemon = True <text:s/># Il thread terminerà quando l'app verrà chiusa</text:p>
      <text:p text:style-name="P57"><text:s text:c="8"/>thread_orologio.start()</text:p>
      <text:p text:style-name="P57"/>
      <text:p text:style-name="P57"><text:s text:c="4"/>def crea_interfaccia_pianificazione(self):</text:p>
      <text:p text:style-name="P57"><text:s text:c="8"/># Crea un frame per l'interfaccia di pianificazione</text:p>
      <text:p text:style-name="P57"><text:s text:c="8"/>frame_pianificazione = ttk.LabelFrame(self.root, text="Pianificazione")</text:p>
      <text:p text:style-name="P57"><text:s text:c="8"/>frame_pianificazione.pack(padx=20, pady=20)</text:p>
      <text:p text:style-name="P57"/>
      <text:p text:style-name="P57"><text:s text:c="8"/># Etichetta per inserire l'orario</text:p>
      <text:p text:style-name="P57"><text:s text:c="8"/>etichetta_orario = ttk.Label(frame_pianificazione, text="Orario (HH:MM):")</text:p>
      <text:p text:style-name="P57"><text:s text:c="8"/>etichetta_orario.grid(row=0, column=0, padx=10, pady=10)</text:p>
      <text:p text:style-name="P57"/>
      <text:p text:style-name="P57"><text:s text:c="8"/># Casella di testo per inserire l'orario</text:p>
      <text:p text:style-name="P57"><text:s text:c="8"/>self.casella_orario = ttk.Entry(frame_pianificazione)</text:p>
      <text:p text:style-name="P57"><text:s text:c="8"/>self.casella_orario.grid(row=0, column=1, padx=10, pady=10)</text:p>
      <text:p text:style-name="P57"/>
      <text:p text:style-name="P57"><text:s text:c="8"/># Variabile per memorizzare l'azione selezionata</text:p>
      <text:p text:style-name="P57"><text:s text:c="8"/>self.variabile_azione = tk.StringVar()</text:p>
      <text:p text:style-name="P57"><text:s text:c="8"/>self.variabile_azione.set("Spegnimento") <text:s/># Imposta l'azione predefinita su "Spegnimento"</text:p>
      <text:p text:style-name="P57"><text:soft-page-break/></text:p>
      <text:p text:style-name="P57"><text:s text:c="8"/># Pulsanti per diverse azioni</text:p>
      <text:p text:style-name="P57"><text:s text:c="8"/>pulsante_spegnimento = ttk.Button(frame_pianificazione, text="Spegnimento", command=self.azione_spegnimento)</text:p>
      <text:p text:style-name="P57"><text:s text:c="8"/>pulsante_spegnimento.grid(row=1, column=0, padx=10, pady=10)</text:p>
      <text:p text:style-name="P57"/>
      <text:p text:style-name="P57"><text:s text:c="8"/>pulsante_riavvio = ttk.Button(frame_pianificazione, text="Riavvio", command=self.azione_riavvio)</text:p>
      <text:p text:style-name="P57"><text:s text:c="8"/>pulsante_riavvio.grid(row=1, column=1, padx=10, pady=10)</text:p>
      <text:p text:style-name="P57"/>
      <text:p text:style-name="P57"><text:s text:c="8"/>pulsante_sospensione = ttk.Button(frame_pianificazione, text="Sospensione", command=self.azione_sospensione)</text:p>
      <text:p text:style-name="P57"><text:s text:c="8"/>pulsante_sospensione.grid(row=2, column=0, padx=10, pady=10)</text:p>
      <text:p text:style-name="P57"/>
      <text:p text:style-name="P57"><text:s text:c="8"/>pulsante_pianifica = ttk.Button(frame_pianificazione, text="Pianifica", command=self.pianifica_azione)</text:p>
      <text:p text:style-name="P57"><text:s text:c="8"/>pulsante_pianifica.grid(row=2, column=1, padx=10, pady=10)</text:p>
      <text:p text:style-name="P57"/>
      <text:p text:style-name="P57"><text:s text:c="4"/>def pianifica_azione(self):</text:p>
      <text:p text:style-name="P57"><text:s text:c="8"/># Funzione per pianificare un'azione</text:p>
      <text:p text:style-name="P57"><text:s text:c="8"/>orario_pianificato = self.casella_orario.get()</text:p>
      <text:p text:style-name="P57"/>
      <text:p text:style-name="P57"><text:s text:c="8"/>if not orario_pianificato:</text:p>
      <text:p text:style-name="P57"><text:s text:c="12"/># Se l'orario non è stato inserito, mostra un messaggio di errore</text:p>
      <text:p text:style-name="P57"><text:s text:c="12"/>messagebox.showerror("Errore", "Inserisci un orario valido prima di pianificare un'azione.")</text:p>
      <text:p text:style-name="P57"><text:s text:c="12"/>return</text:p>
      <text:p text:style-name="P57"/>
      <text:p text:style-name="P57"><text:s text:c="8"/>try:</text:p>
      <text:p text:style-name="P57"><text:s text:c="12"/>hh, mm = map(int, orario_pianificato.split(':'))</text:p>
      <text:p text:style-name="P57"><text:s text:c="12"/>orario_attuale = time.localtime()</text:p>
      <text:p text:style-name="P57"><text:s text:c="12"/>orario_pianificato = time.mktime((orario_attuale.tm_year, orario_attuale.tm_mon, orario_attuale.tm_mday, hh, mm, 0, -1, -1, -1))</text:p>
      <text:p text:style-name="P57"><text:s text:c="12"/>orario_corrente = time.mktime(time.localtime())</text:p>
      <text:p text:style-name="P57"><text:s text:c="12"/>ritardo = orario_pianificato - orario_corrente</text:p>
      <text:p text:style-name="P57"/>
      <text:p text:style-name="P57"><text:s text:c="12"/>if ritardo &lt;= 0:</text:p>
      <text:p text:style-name="P57"><text:s text:c="16"/># Se l'orario è nel passato, mostra un messaggio di errore</text:p>
      <text:p text:style-name="P57"><text:s text:c="16"/>messagebox.showerror("Errore", "Inserisci un orario futuro valido.")</text:p>
      <text:p text:style-name="P57"><text:s text:c="12"/>else:</text:p>
      <text:p text:style-name="P57"><text:s text:c="16"/># Attendi il ritardo e quindi esegui l'azione pianificata</text:p>
      <text:p text:style-name="P57"><text:s text:c="16"/>self.root.after(int(ritardo * 1000), self.esegui_azione)</text:p>
      <text:p text:style-name="P57"><text:s text:c="8"/>except ValueError:</text:p>
      <text:p text:style-name="P57"><text:s text:c="12"/># Se l'orario ha un formato non valido, mostra un messaggio di errore</text:p>
      <text:p text:style-name="P57"><text:s text:c="12"/>messagebox.showerror("Errore", "Formato orario non valido (HH:MM).")</text:p>
      <text:p text:style-name="P57"><text:soft-page-break/></text:p>
      <text:p text:style-name="P57"><text:s text:c="4"/>def esegui_azione(self):</text:p>
      <text:p text:style-name="P57"><text:s text:c="8"/># Funzione per eseguire l'azione pianificata</text:p>
      <text:p text:style-name="P57"><text:s text:c="8"/>azione_selezionata = self.variabile_azione.get()</text:p>
      <text:p text:style-name="P57"><text:s text:c="8"/>if azione_selezionata == "Spegnimento":</text:p>
      <text:p text:style-name="P57"><text:s text:c="12"/>os.system("shutdown /s /f /t 0") <text:s/># Spegni il sistema</text:p>
      <text:p text:style-name="P57"><text:s text:c="8"/>elif azione_selezionata == "Riavvio":</text:p>
      <text:p text:style-name="P57"><text:s text:c="12"/>os.system("shutdown /r /f /t 0") <text:s/># Riavvia il sistema</text:p>
      <text:p text:style-name="P57"><text:s text:c="8"/>elif azione_selezionata == "Sospensione":</text:p>
      <text:p text:style-name="P57"><text:s text:c="12"/>os.system("shutdown /h /f") <text:s/># Sospendi il sistema</text:p>
      <text:p text:style-name="P57"/>
      <text:p text:style-name="P57"><text:s text:c="4"/>def azione_spegnimento(self):</text:p>
      <text:p text:style-name="P57"><text:s text:c="8"/>self.variabile_azione.set("Spegnimento")</text:p>
      <text:p text:style-name="P57"/>
      <text:p text:style-name="P57"><text:s text:c="4"/>def azione_riavvio(self):</text:p>
      <text:p text:style-name="P57"><text:s text:c="8"/>self.variabile_azione.set("Riavvio")</text:p>
      <text:p text:style-name="P57"/>
      <text:p text:style-name="P57"><text:s text:c="4"/>def azione_sospensione(self):</text:p>
      <text:p text:style-name="P57"><text:s text:c="8"/>self.variabile_azione.set("Sospensione")</text:p>
      <text:p text:style-name="P57"/>
      <text:p text:style-name="P57">if __name__ == "__main__":</text:p>
      <text:p text:style-name="P57"><text:s text:c="4"/># Crea la finestra principale dell'applicazione</text:p>
      <text:p text:style-name="P57"><text:s text:c="4"/>root = tk.Tk()</text:p>
      <text:p text:style-name="P57"><text:s text:c="4"/>app = AppOrario(root)</text:p>
      <text:p text:style-name="P57"><text:s text:c="4"/>root.mainloop() <text:s/># Avvia l'interfaccia utente principale</text:p>
      <text:p text:style-name="P57"/>
      <text:h text:style-name="P18" text:outline-level="1">Browser Temporary Files Delete</text:h>
      <text:p text:style-name="Text_20_body"><text:span text:style-name="Strong_20_Emphasis">Autore:</text:span> Luca Bocaletto<text:line-break/><text:span text:style-name="Strong_20_Emphasis">Sito Web:</text:span> <text:a xlink:type="simple" xlink:href="https://www.elektronoide.it/" text:style-name="Internet_20_link" text:visited-style-name="Visited_20_Internet_20_Link">https://www.elektronoide.it</text:a><text:line-break/><text:span text:style-name="Strong_20_Emphasis">Licenza:</text:span> GPLv3 (Licenza Pubblica Generale GNU, versione 3)</text:p>
      <text:h text:style-name="Heading_20_2" text:outline-level="2"><text:bookmark text:name="user-content-panoramica2"/>Panoramica</text:h>
      <text:p text:style-name="Text_20_body"><text:span text:style-name="Strong_20_Emphasis">Browser Temporary Files Delete</text:span> è un'applicazione Python che aiuta gli utenti a eliminare i file temporanei dai browser web. Fornisce un'interfaccia utente amichevole per la selezione dei browser da scannerizzare e da cui eliminare i file temporanei. Il software rileva dinamicamente i percorsi di cache dei browser web comuni e consente all'utente di eseguire operazioni di pulizia con facilità.</text:p>
      <text:h text:style-name="P56" text:outline-level="2">Funzionalità</text:h>
      <text:list xml:id="list611860492" text:style-name="L44">
        <text:list-item>
          <text:p text:style-name="P158">Interfaccia utente realizzata con PyQt5, che offre un ambiente user-friendly. </text:p>
        </text:list-item>
        <text:list-item>
          <text:p text:style-name="P158">Capacità di scannerizzare ed eliminare i file temporanei dai browser web selezionati. </text:p>
        </text:list-item>
        <text:list-item>
          <text:p text:style-name="P158">Rilevamento dei percorsi di cache per browser web comuni, come Google Chrome, Mozilla <text:soft-page-break/>Firefox, Microsoft Edge, Opera e Safari. </text:p>
        </text:list-item>
        <text:list-item>
          <text:p text:style-name="P158">Opzione per visualizzare una finestra di dialogo "About" per saperne di più sull'applicazione. </text:p>
        </text:list-item>
        <text:list-item>
          <text:p text:style-name="P157">Gestione degli errori per informare l'utente di eventuali problemi riscontrati durante la pulizia dei file. </text:p>
        </text:list-item>
      </text:list>
      <text:h text:style-name="Heading_20_2" text:outline-level="2"><text:bookmark text:name="user-content-utilizzo8"/>Utilizzo</text:h>
      <text:list xml:id="list1669799272" text:style-name="L45">
        <text:list-item>
          <text:p text:style-name="P160">Avviare l'applicazione. </text:p>
        </text:list-item>
        <text:list-item>
          <text:p text:style-name="P160">Selezionare i browser web da pulire spuntando le caselle corrispondenti. </text:p>
        </text:list-item>
        <text:list-item>
          <text:p text:style-name="P160">Fare clic sul pulsante "Avvia Scansione" per scannerizzare e visualizzare il numero totale di file temporanei trovati. </text:p>
        </text:list-item>
        <text:list-item>
          <text:p text:style-name="P160">Fare clic sul pulsante "Elimina File" per rimuovere i file selezionati. </text:p>
        </text:list-item>
        <text:list-item>
          <text:p text:style-name="P159">Utilizzare l'opzione "About" nel menu per visualizzare informazioni sull'applicazione. </text:p>
        </text:list-item>
      </text:list>
      <text:p text:style-name="P12">Source Code – Browser Temprary Files Delete</text:p>
      <text:p text:style-name="P57"># Software Name: Browser Temporary Files Delete</text:p>
      <text:p text:style-name="P57"># Author: Bocaletto Luca</text:p>
      <text:p text:style-name="P57"># Site Web: https://www.elektronoide.it</text:p>
      <text:p text:style-name="P57"># License: GPLv3</text:p>
      <text:p text:style-name="P57"/>
      <text:p text:style-name="P57">import os</text:p>
      <text:p text:style-name="P57">import sys</text:p>
      <text:p text:style-name="P57">from PyQt5.QtWidgets import QApplication, QMainWindow, QWidget, QVBoxLayout, QGroupBox, QCheckBox, QPushButton, QLabel, QMessageBox, QMenuBar, QAction, QDialog</text:p>
      <text:p text:style-name="P57">from PyQt5 import QtCore</text:p>
      <text:p text:style-name="P57">import getpass</text:p>
      <text:p text:style-name="P57"/>
      <text:p text:style-name="P57"># Definizione della classe per la finestra About</text:p>
      <text:p text:style-name="P57">class AboutDialog(QDialog):</text:p>
      <text:p text:style-name="P57"><text:s text:c="4"/>def __init__(self):</text:p>
      <text:p text:style-name="P57"><text:s text:c="8"/>super().__init__()</text:p>
      <text:p text:style-name="P57"/>
      <text:p text:style-name="P57"><text:s text:c="8"/># Imposta il titolo della finestra di dialogo</text:p>
      <text:p text:style-name="P57"><text:s text:c="8"/>self.setWindowTitle("About Browser Temporary Files Delete")</text:p>
      <text:p text:style-name="P57"><text:s text:c="8"/>self.setGeometry(200, 200, 300, 100)</text:p>
      <text:p text:style-name="P57"/>
      <text:p text:style-name="P57"><text:s text:c="8"/># Crea un layout verticale per la finestra di dialogo</text:p>
      <text:p text:style-name="P57"><text:s text:c="8"/>layout = QVBoxLayout()</text:p>
      <text:p text:style-name="P57"/>
      <text:p text:style-name="P57"><text:s text:c="8"/># Aggiungi un QLabel con le informazioni sull'applicazione</text:p>
      <text:p text:style-name="P57"><text:s text:c="8"/>about_label = QLabel("Browser Temporary Files Delete - \n\nAuthor: Bocaletto <text:soft-page-break/>Luca", self)</text:p>
      <text:p text:style-name="P57"><text:s text:c="8"/>layout.addWidget(about_label)</text:p>
      <text:p text:style-name="P57"/>
      <text:p text:style-name="P57"><text:s text:c="8"/># Imposta il layout per la finestra di dialogo</text:p>
      <text:p text:style-name="P57"><text:s text:c="8"/>self.setLayout(layout)</text:p>
      <text:p text:style-name="P57"/>
      <text:p text:style-name="P57"># Definizione della classe principale dell'applicazione</text:p>
      <text:p text:style-name="P57">class BrowserCacheCleanerApp(QMainWindow):</text:p>
      <text:p text:style-name="P57"><text:s text:c="4"/>def __init__(self):</text:p>
      <text:p text:style-name="P57"><text:s text:c="8"/>super().__init__()</text:p>
      <text:p text:style-name="P57"/>
      <text:p text:style-name="P57"><text:s text:c="8"/># Ottieni il nome utente dell'utente attualmente loggato</text:p>
      <text:p text:style-name="P57"><text:s text:c="8"/>self.yourusername = getpass.getuser()</text:p>
      <text:p text:style-name="P57"/>
      <text:p text:style-name="P57"><text:s text:c="8"/># Elenco dei percorsi delle cache dei browser</text:p>
      <text:p text:style-name="P57"><text:s text:c="8"/>self.browsers = [</text:p>
      <text:p text:style-name="P57"><text:s text:c="12"/>{"name": "Google Chrome", "path": f"C:/Users/{self.yourusername}/AppData/Local/Google/Chrome/User Data/Default/Cache"},</text:p>
      <text:p text:style-name="P57"><text:s text:c="12"/>{"name": "Mozilla Firefox", "path": f"C:/Users/{self.yourusername}/AppData/Local/Mozilla/Firefox/Profiles/xxxxxxxx.default/cache2"},</text:p>
      <text:p text:style-name="P57"><text:s text:c="12"/>{"name": "Microsoft Edge", "path": f"C:/Users/{self.yourusername}/AppData/Local/Microsoft/Edge/User Data/Default/Cache"},</text:p>
      <text:p text:style-name="P57"><text:s text:c="12"/>{"name": "Opera", "path": f"C:/Users/{self.yourusername}/AppData/Roaming/Opera Software/Opera Stable/Cache"},</text:p>
      <text:p text:style-name="P57"><text:s text:c="12"/>{"name": "Safari", "path": f"C:/Users/{self.yourusername}/AppData/Local/Apple Computer/Safari/Cache"}</text:p>
      <text:p text:style-name="P57"><text:s text:c="8"/>]</text:p>
      <text:p text:style-name="P57"/>
      <text:p text:style-name="P57"><text:s text:c="8"/># Inizializza l'interfaccia utente</text:p>
      <text:p text:style-name="P57"><text:s text:c="8"/>self.initUI()</text:p>
      <text:p text:style-name="P57"/>
      <text:p text:style-name="P57"><text:s text:c="4"/>def initUI(self):</text:p>
      <text:p text:style-name="P57"><text:s text:c="8"/># Imposta il titolo della finestra</text:p>
      <text:p text:style-name="P57"><text:s text:c="8"/>self.setWindowTitle("Browser Temporary Files Delete")</text:p>
      <text:p text:style-name="P57"><text:s text:c="8"/>self.setGeometry(100, 100, 400, 300)</text:p>
      <text:p text:style-name="P57"/>
      <text:p text:style-name="P57"><text:s text:c="8"/># Crea una barra del menu in alto</text:p>
      <text:p text:style-name="P57"><text:s text:c="8"/>menubar = self.menuBar()</text:p>
      <text:p text:style-name="P57"><text:s text:c="8"/>about_action = QAction('About', self)</text:p>
      <text:p text:style-name="P57"><text:s text:c="8"/>about_action.triggered.connect(self.show_about_dialog)</text:p>
      <text:p text:style-name="P57"><text:s text:c="8"/>menubar.addAction(about_action)</text:p>
      <text:p text:style-name="P57"><text:soft-page-break/></text:p>
      <text:p text:style-name="P57"><text:s text:c="8"/># Crea un widget centrale per la finestra</text:p>
      <text:p text:style-name="P57"><text:s text:c="8"/>central_widget = QWidget(self)</text:p>
      <text:p text:style-name="P57"><text:s text:c="8"/>self.setCentralWidget(central_widget)</text:p>
      <text:p text:style-name="P57"/>
      <text:p text:style-name="P57"><text:s text:c="8"/># Crea un layout verticale per organizzare gli elementi dell'interfaccia utente</text:p>
      <text:p text:style-name="P57"><text:s text:c="8"/>layout = QVBoxLayout()</text:p>
      <text:p text:style-name="P57"/>
      <text:p text:style-name="P57"><text:s text:c="8"/># Aggiungi un QLabel per il titolo</text:p>
      <text:p text:style-name="P57"><text:s text:c="8"/>title_label = QLabel("Browser Temporary Files Delete", central_widget)</text:p>
      <text:p text:style-name="P57"><text:s text:c="8"/>title_label.setAlignment(QtCore.Qt.AlignCenter) <text:s/># Allinea il testo al centro</text:p>
      <text:p text:style-name="P57"><text:s text:c="8"/>layout.addWidget(title_label)</text:p>
      <text:p text:style-name="P57"/>
      <text:p text:style-name="P57"><text:s text:c="8"/># Crea un gruppo di caselle di controllo per selezionare i browser</text:p>
      <text:p text:style-name="P57"><text:s text:c="8"/>group_box = QGroupBox("Seleziona i Browser da pulire", central_widget)</text:p>
      <text:p text:style-name="P57"><text:s text:c="8"/>group_layout = QVBoxLayout()</text:p>
      <text:p text:style-name="P57"/>
      <text:p text:style-name="P57"><text:s text:c="8"/>self.checkboxes = []</text:p>
      <text:p text:style-name="P57"/>
      <text:p text:style-name="P57"><text:s text:c="8"/># Crea caselle di controllo per selezionare i browser</text:p>
      <text:p text:style-name="P57"><text:s text:c="8"/>for browser in self.browsers:</text:p>
      <text:p text:style-name="P57"><text:s text:c="12"/>checkbox = QCheckBox(browser["name"], self)</text:p>
      <text:p text:style-name="P57"><text:s text:c="12"/>self.checkboxes.append(checkbox)</text:p>
      <text:p text:style-name="P57"><text:s text:c="12"/>group_layout.addWidget(checkbox)</text:p>
      <text:p text:style-name="P57"/>
      <text:p text:style-name="P57"><text:s text:c="8"/>group_box.setLayout(group_layout)</text:p>
      <text:p text:style-name="P57"/>
      <text:p text:style-name="P57"><text:s text:c="8"/>layout.addWidget(group_box)</text:p>
      <text:p text:style-name="P57"/>
      <text:p text:style-name="P57"><text:s text:c="8"/># Etichetta per visualizzare il risultato</text:p>
      <text:p text:style-name="P57"><text:s text:c="8"/>self.result_label = QLabel("", central_widget)</text:p>
      <text:p text:style-name="P57"><text:s text:c="8"/>layout.addWidget(self.result_label)</text:p>
      <text:p text:style-name="P57"/>
      <text:p text:style-name="P57"><text:s text:c="8"/># Pulsante per avviare la scansione</text:p>
      <text:p text:style-name="P57"><text:s text:c="8"/>scan_button = QPushButton("Avvia Scan", central_widget)</text:p>
      <text:p text:style-name="P57"><text:s text:c="8"/>scan_button.clicked.connect(self.scan_and_display)</text:p>
      <text:p text:style-name="P57"><text:s text:c="8"/>layout.addWidget(scan_button)</text:p>
      <text:p text:style-name="P57"/>
      <text:p text:style-name="P57"><text:s text:c="8"/># Pulsante per eliminare i file</text:p>
      <text:p text:style-name="P57"><text:s text:c="8"/>delete_button = QPushButton("Elimina File", central_widget)</text:p>
      <text:p text:style-name="P57"><text:s text:c="8"/>delete_button.clicked.connect(self.delete_files)</text:p>
      <text:p text:style-name="P57"><text:s text:c="8"/>layout.addWidget(delete_button)</text:p>
      <text:p text:style-name="P57"/>
      <text:p text:style-name="P57"><text:s text:c="8"/># Imposta il layout per il widget centrale</text:p>
      <text:p text:style-name="P57"><text:s text:c="8"/>central_widget.setLayout(layout)</text:p>
      <text:p text:style-name="P57"><text:soft-page-break/></text:p>
      <text:p text:style-name="P57"><text:s text:c="4"/># Funzione per mostrare la finestra di dialogo "About"</text:p>
      <text:p text:style-name="P57"><text:s text:c="4"/>def show_about_dialog(self):</text:p>
      <text:p text:style-name="P57"><text:s text:c="8"/>about_dialog = AboutDialog()</text:p>
      <text:p text:style-name="P57"><text:s text:c="8"/>about_dialog.exec_()</text:p>
      <text:p text:style-name="P57"/>
      <text:p text:style-name="P57"><text:s text:c="4"/># Funzione per eseguire la scansione e visualizzare il numero di file trovati</text:p>
      <text:p text:style-name="P57"><text:s text:c="4"/>def scan_and_display(self):</text:p>
      <text:p text:style-name="P57"><text:s text:c="8"/>num_files_found = 0</text:p>
      <text:p text:style-name="P57"><text:s text:c="8"/>for i, checkbox in enumerate(self.checkboxes):</text:p>
      <text:p text:style-name="P57"><text:s text:c="12"/>if checkbox.isChecked():</text:p>
      <text:p text:style-name="P57"><text:s text:c="16"/>browser = self.browsers[i]</text:p>
      <text:p text:style-name="P57"><text:s text:c="16"/>cache_path = browser["path"]</text:p>
      <text:p text:style-name="P57"><text:s text:c="16"/>num_files = self.count_files_in_directory(cache_path)</text:p>
      <text:p text:style-name="P57"><text:s text:c="16"/>num_files_found += num_files</text:p>
      <text:p text:style-name="P57"><text:s text:c="8"/>self.result_label.setText(f"Numero totale di file trovati: {num_files_found}")</text:p>
      <text:p text:style-name="P57"/>
      <text:p text:style-name="P57"><text:s text:c="4"/># Funzione per eliminare i file</text:p>
      <text:p text:style-name="P57"><text:s text:c="4"/>def delete_files(self):</text:p>
      <text:p text:style-name="P57"><text:s text:c="8"/>for i, checkbox in enumerate(self.checkboxes):</text:p>
      <text:p text:style-name="P57"><text:s text:c="12"/>if checkbox.isChecked():</text:p>
      <text:p text:style-name="P57"><text:s text:c="16"/>browser = self.browsers[i]</text:p>
      <text:p text:style-name="P57"><text:s text:c="16"/>cache_path = browser["path"]</text:p>
      <text:p text:style-name="P57"><text:s text:c="16"/>self.clean_browser_cache(cache_path, browser["name"])</text:p>
      <text:p text:style-name="P57"><text:s text:c="8"/>QMessageBox.information(self, "Eliminazione completata", "Eliminazione file completata.")</text:p>
      <text:p text:style-name="P57"/>
      <text:p text:style-name="P57"><text:s text:c="4"/># Funzione per contare i file in una directory</text:p>
      <text:p text:style-name="P57"><text:s text:c="4"/>def count_files_in_directory(self, path):</text:p>
      <text:p text:style-name="P57"><text:s text:c="8"/>num_files = 0</text:p>
      <text:p text:style-name="P57"><text:s text:c="8"/>for root, dirs, files in os.walk(path):</text:p>
      <text:p text:style-name="P57"><text:s text:c="12"/>num_files += len(files)</text:p>
      <text:p text:style-name="P57"><text:s text:c="8"/>return num_files</text:p>
      <text:p text:style-name="P57"/>
      <text:p text:style-name="P57"><text:s text:c="4"/># Funzione per pulire la cache di un browser</text:p>
      <text:p text:style-name="P57"><text:s text:c="4"/>def clean_browser_cache(self, path, browser_name):</text:p>
      <text:p text:style-name="P57"><text:s text:c="8"/>try:</text:p>
      <text:p text:style-name="P57"><text:s text:c="12"/>for root, dirs, files in os.walk(path):</text:p>
      <text:p text:style-name="P57"><text:s text:c="16"/>for file in files:</text:p>
      <text:p text:style-name="P57"><text:s text:c="20"/>file_path = os.path.join(root, file)</text:p>
      <text:p text:style-name="P57"><text:s text:c="20"/>try:</text:p>
      <text:p text:style-name="P57"><text:s text:c="24"/>os.remove(file_path)</text:p>
      <text:p text:style-name="P57"><text:s text:c="20"/>except Exception as e:</text:p>
      <text:p text:style-name="P57"><text:s text:c="24"/>print(f"Impossibile eliminare {file_path}: {e}")</text:p>
      <text:p text:style-name="P57"><text:s text:c="12"/>print(f"Cache di {browser_name} è stato pulito.")</text:p>
      <text:p text:style-name="P57"><text:soft-page-break/><text:s text:c="8"/>except Exception as e:</text:p>
      <text:p text:style-name="P57"><text:s text:c="12"/>print(f"Si è verificato un errore durante la pulizia {browser_name} cache: {e}")</text:p>
      <text:p text:style-name="P57"/>
      <text:p text:style-name="P57"># Punto di ingresso dell'applicazione</text:p>
      <text:p text:style-name="P57">if __name__ == '__main__':</text:p>
      <text:p text:style-name="P57"><text:s text:c="4"/>app = QApplication(sys.argv)</text:p>
      <text:p text:style-name="P57"><text:s text:c="4"/>window = BrowserCacheCleanerApp()</text:p>
      <text:p text:style-name="P57"><text:s text:c="4"/>window.show()</text:p>
      <text:p text:style-name="P57"><text:s text:c="4"/>sys.exit(app.exec_())</text:p>
      <text:p text:style-name="P57"/>
      <text:h text:style-name="P18" text:outline-level="1">Send Remote Commands</text:h>
      <text:p text:style-name="P58"><text:span text:style-name="Strong_20_Emphasis">Autore</text:span>: <text:a xlink:type="simple" xlink:href="https://www.elektronoide.it/" text:style-name="Internet_20_link" text:visited-style-name="Visited_20_Internet_20_Link">Bocaletto Luca</text:a> <text:line-break/><text:span text:style-name="Strong_20_Emphasis">Licenza</text:span>: <text:a xlink:type="simple" xlink:href="https://www.gnu.org/licenses/gpl-3.0.en.html" text:style-name="Internet_20_link" text:visited-style-name="Visited_20_Internet_20_Link">GPLv3</text:a></text:p>
      <text:h text:style-name="Heading_20_2" text:outline-level="2"><text:bookmark text:name="user-content-descrizione12"/>Descrizione</text:h>
      <text:p text:style-name="Text_20_body">Send Remote Commands è un'applicazione Python sviluppata utilizzando la libreria GUI tkinter e il modulo socket. Permette agli utenti di connettersi a un server remoto, autenticarsi con un nome utente e una password e inviare comandi al server.</text:p>
      <text:h text:style-name="P56" text:outline-level="2">Caratteristiche</text:h>
      <text:list xml:id="list1308446409" text:style-name="L46">
        <text:list-item>
          <text:p text:style-name="P162">Fornisce un'interfaccia utente grafica per interagire con un server remoto. </text:p>
        </text:list-item>
        <text:list-item>
          <text:p text:style-name="P162">Consente agli utenti di inserire l'indirizzo IP del server, la porta, il nome utente e la password per l'autenticazione. </text:p>
        </text:list-item>
        <text:list-item>
          <text:p text:style-name="P162">Gestisce l'autenticazione con il server remoto e visualizza lo stato della connessione. </text:p>
        </text:list-item>
        <text:list-item>
          <text:p text:style-name="P162">Permette agli utenti di inviare comandi al server e ricevere risposte. </text:p>
        </text:list-item>
        <text:list-item>
          <text:p text:style-name="P161">Offre una gestione degli errori per diverse problematiche di connessione e comandi. </text:p>
        </text:list-item>
      </text:list>
      <text:h text:style-name="Heading_20_2" text:outline-level="2"><text:bookmark text:name="user-content-utilizzo9"/>Utilizzo</text:h>
      <text:list xml:id="list1964486335" text:style-name="L47">
        <text:list-item>
          <text:p text:style-name="P164">Avvia l'applicazione. </text:p>
        </text:list-item>
        <text:list-item>
          <text:p text:style-name="P164">Inserisci l'indirizzo IP e la porta del server remoto. </text:p>
        </text:list-item>
        <text:list-item>
          <text:p text:style-name="P164">Inserisci il tuo nome utente e la password. </text:p>
        </text:list-item>
        <text:list-item>
          <text:p text:style-name="P164">Fai clic sul pulsante "Connetti al Server" per stabilire la connessione. </text:p>
        </text:list-item>
        <text:list-item>
          <text:p text:style-name="P164">Una volta connessi, puoi inserire un comando nel campo "Comando". </text:p>
        </text:list-item>
        <text:list-item>
          <text:p text:style-name="P164">Fai clic sul pulsante "Invia Comando" per inviare il comando al server. </text:p>
        </text:list-item>
        <text:list-item>
          <text:p text:style-name="P163">La risposta dal server verrà visualizzata nella sezione "Risposta del Server". </text:p>
        </text:list-item>
      </text:list>
      <text:p text:style-name="P21">Source Code – Invia Comandi Remoti</text:p>
      <text:p text:style-name="P45"># Software Name: Send Remote Commands</text:p>
      <text:p text:style-name="P45"><text:soft-page-break/># Author: Bocaletto Luca</text:p>
      <text:p text:style-name="P45"># Site Web: https://www.elektronoide.it</text:p>
      <text:p text:style-name="P45"># License: GPLv3</text:p>
      <text:p text:style-name="P45"/>
      <text:p text:style-name="P45">import tkinter as tk</text:p>
      <text:p text:style-name="P45">import tkinter.messagebox as messagebox</text:p>
      <text:p text:style-name="P45">import socket</text:p>
      <text:p text:style-name="P45"/>
      <text:p text:style-name="P45"># Creazione della finestra principale</text:p>
      <text:p text:style-name="P45">window = tk.Tk()</text:p>
      <text:p text:style-name="P45">window.title("Invia Comandi Remoti")</text:p>
      <text:p text:style-name="P45"/>
      <text:p text:style-name="P45"># Etichetta per il titolo</text:p>
      <text:p text:style-name="P45">title_label = tk.Label(window, text="Invia Comandi Remoti", font=("Helvetica", 16))</text:p>
      <text:p text:style-name="P45">title_label.pack()</text:p>
      <text:p text:style-name="P45"/>
      <text:p text:style-name="P45"># Etichette e campi di input per l'indirizzo IP del server, la porta, il nome utente e la password</text:p>
      <text:p text:style-name="P45">ip_label = tk.Label(window, text="Indirizzo IP del Server:")</text:p>
      <text:p text:style-name="P45">ip_label.pack()</text:p>
      <text:p text:style-name="P45">ip_entry = tk.Entry(window)</text:p>
      <text:p text:style-name="P45">ip_entry.pack()</text:p>
      <text:p text:style-name="P45"/>
      <text:p text:style-name="P45">port_label = tk.Label(window, text="Porta del Server:")</text:p>
      <text:p text:style-name="P45">port_label.pack()</text:p>
      <text:p text:style-name="P45">port_entry = tk.Entry(window)</text:p>
      <text:p text:style-name="P45">port_entry.pack()</text:p>
      <text:p text:style-name="P45"/>
      <text:p text:style-name="P45">username_label = tk.Label(window, text="Nome Utente:")</text:p>
      <text:p text:style-name="P45">username_label.pack()</text:p>
      <text:p text:style-name="P45">username_entry = tk.Entry(window)</text:p>
      <text:p text:style-name="P45">username_entry.pack()</text:p>
      <text:p text:style-name="P45"/>
      <text:p text:style-name="P45">password_label = tk.Label(window, text="Password:")</text:p>
      <text:p text:style-name="P45">password_label.pack()</text:p>
      <text:p text:style-name="P45">password_entry = tk.Entry(window, show="*") <text:s/># Usa 'show' per nascondere la password</text:p>
      <text:p text:style-name="P45">password_entry.pack()</text:p>
      <text:p text:style-name="P45"/>
      <text:p text:style-name="P45"># Pulsante per connettersi al server (nella finestra principale)</text:p>
      <text:p text:style-name="P45">connect_button = tk.Button(window, text="Connetti al Server")</text:p>
      <text:p text:style-name="P45">connect_button.pack()</text:p>
      <text:p text:style-name="P45"/>
      <text:p text:style-name="P45"># Etichetta per lo stato della connessione (nella finestra principale)</text:p>
      <text:p text:style-name="P45">status_label = tk.Label(window, text="")</text:p>
      <text:p text:style-name="P45"><text:soft-page-break/>status_label.pack()</text:p>
      <text:p text:style-name="P45"/>
      <text:p text:style-name="P45"># Etichetta e campo di input per inviare comandi (nella finestra principale)</text:p>
      <text:p text:style-name="P45">command_label = tk.Label(window, text="Comando:")</text:p>
      <text:p text:style-name="P45">command_label.pack()</text:p>
      <text:p text:style-name="P45">command_entry = tk.Entry(window)</text:p>
      <text:p text:style-name="P45">command_entry.pack()</text:p>
      <text:p text:style-name="P45"/>
      <text:p text:style-name="P45"># Pulsante per inviare comandi (nella finestra principale)</text:p>
      <text:p text:style-name="P45">send_button = tk.Button(window, text="Invia Comando")</text:p>
      <text:p text:style-name="P45">send_button.pack()</text:p>
      <text:p text:style-name="P45"/>
      <text:p text:style-name="P45"># Etichetta per la risposta del server (nella finestra principale)</text:p>
      <text:p text:style-name="P45">response_label = tk.Label(window, text="Risposta del Server:")</text:p>
      <text:p text:style-name="P45">response_label.pack()</text:p>
      <text:p text:style-name="P45">response_text = tk.Text(window, height=10, width=40)</text:p>
      <text:p text:style-name="P45">response_text.pack()</text:p>
      <text:p text:style-name="P45">response_text.config(state=tk.DISABLED)</text:p>
      <text:p text:style-name="P45"/>
      <text:p text:style-name="P45"># Inizializzazione del socket client</text:p>
      <text:p text:style-name="P45">client_socket = None</text:p>
      <text:p text:style-name="P45"/>
      <text:p text:style-name="P45"># Funzione per connettersi al server remoto con autenticazione</text:p>
      <text:p text:style-name="P45">def connect_to_server():</text:p>
      <text:p text:style-name="P45"><text:s text:c="4"/>global client_socket</text:p>
      <text:p text:style-name="P45"><text:s text:c="4"/>server_ip = ip_entry.get()</text:p>
      <text:p text:style-name="P45"><text:s text:c="4"/>server_port_str = port_entry.get()</text:p>
      <text:p text:style-name="P45"><text:s text:c="4"/>username = username_entry.get()</text:p>
      <text:p text:style-name="P45"><text:s text:c="4"/>password = password_entry.get()</text:p>
      <text:p text:style-name="P45"/>
      <text:p text:style-name="P45"><text:s text:c="4"/>try:</text:p>
      <text:p text:style-name="P45"><text:s text:c="8"/>server_port = int(server_port_str)</text:p>
      <text:p text:style-name="P45"><text:s text:c="4"/>except ValueError:</text:p>
      <text:p text:style-name="P45"><text:s text:c="8"/>messagebox.showerror("Errore", "La porta deve essere un numero intero.")</text:p>
      <text:p text:style-name="P45"><text:s text:c="8"/>return</text:p>
      <text:p text:style-name="P45"/>
      <text:p text:style-name="P45"><text:s text:c="4"/>if not server_ip or not server_port_str or not username or not password:</text:p>
      <text:p text:style-name="P45"><text:s text:c="8"/>messagebox.showerror("Errore", "Inserisci un indirizzo IP valido, una porta, un nome utente e una password.")</text:p>
      <text:p text:style-name="P45"><text:s text:c="8"/>return</text:p>
      <text:p text:style-name="P45"/>
      <text:p text:style-name="P45"><text:s text:c="4"/>try:</text:p>
      <text:p text:style-name="P45"><text:s text:c="8"/>client_socket = socket.socket(socket.AF_INET, socket.SOCK_STREAM)</text:p>
      <text:p text:style-name="P45"><text:s text:c="8"/>client_socket.connect((server_ip, server_port))</text:p>
      <text:p text:style-name="P45"><text:s text:c="8"/># Invia nome utente e password al server per l'autenticazione</text:p>
      <text:p text:style-name="P45"><text:soft-page-break/><text:s text:c="8"/>dati_autenticazione = f"{username}:{password}"</text:p>
      <text:p text:style-name="P45"><text:s text:c="8"/>client_socket.send(dati_autenticazione.encode())</text:p>
      <text:p text:style-name="P45"><text:s text:c="8"/>risposta = client_socket.recv(1024).decode()</text:p>
      <text:p text:style-name="P45"/>
      <text:p text:style-name="P45"><text:s text:c="8"/>if risposta == "Autenticato":</text:p>
      <text:p text:style-name="P45"><text:s text:c="12"/>status_label.config(text="Connesso al server")</text:p>
      <text:p text:style-name="P45"><text:s text:c="12"/>connect_button.config(state=tk.DISABLED)</text:p>
      <text:p text:style-name="P45"><text:s text:c="8"/>else:</text:p>
      <text:p text:style-name="P45"><text:s text:c="12"/>status_label.config(text="Autenticazione fallita")</text:p>
      <text:p text:style-name="P45"><text:s text:c="12"/>client_socket.close()</text:p>
      <text:p text:style-name="P45"><text:s text:c="4"/>except Exception as e:</text:p>
      <text:p text:style-name="P45"><text:s text:c="8"/>status_label.config(text=f"Errore di connessione: {str(e)}")</text:p>
      <text:p text:style-name="P45"/>
      <text:p text:style-name="P45"># Pulsante per connettersi al server (nella finestra principale)</text:p>
      <text:p text:style-name="P45">connect_button.config(command=connect_to_server)</text:p>
      <text:p text:style-name="P45"/>
      <text:p text:style-name="P45"># Funzione per inviare comandi al server remoto</text:p>
      <text:p text:style-name="P45">def send_command():</text:p>
      <text:p text:style-name="P45"><text:s text:c="4"/>comando = command_entry.get()</text:p>
      <text:p text:style-name="P45"><text:s text:c="4"/>if comando:</text:p>
      <text:p text:style-name="P45"><text:s text:c="8"/>try:</text:p>
      <text:p text:style-name="P45"><text:s text:c="12"/>client_socket.send(comando.encode())</text:p>
      <text:p text:style-name="P45"><text:s text:c="12"/>risposta = client_socket.recv(1024).decode()</text:p>
      <text:p text:style-name="P45"><text:s text:c="12"/>response_text.config(state=tk.NORMAL)</text:p>
      <text:p text:style-name="P45"><text:s text:c="12"/>response_text.delete(1.0, tk.END) <text:s/># Cancella il testo esistente</text:p>
      <text:p text:style-name="P45"><text:s text:c="12"/>response_text.insert(tk.END, risposta)</text:p>
      <text:p text:style-name="P45"><text:s text:c="12"/>response_text.config(state=tk.DISABLED)</text:p>
      <text:p text:style-name="P45"><text:s text:c="8"/>except Exception as e:</text:p>
      <text:p text:style-name="P45"><text:s text:c="12"/>response_text.config(state=tk.NORMAL)</text:p>
      <text:p text:style-name="P45"><text:s text:c="12"/>response_text.delete(1.0, tk.END)</text:p>
      <text:p text:style-name="P45"><text:s text:c="12"/>response_text.insert(tk.END, f"Errore: {str(e)}")</text:p>
      <text:p text:style-name="P45"><text:s text:c="12"/>response_text.config(state=tk.DISABLED)</text:p>
      <text:p text:style-name="P45"/>
      <text:p text:style-name="P45"># Pulsante per inviare comandi (nella finestra principale)</text:p>
      <text:p text:style-name="P45">send_button.config(command=send_command)</text:p>
      <text:p text:style-name="P45"/>
      <text:p text:style-name="P45"># Ciclo GUI principale</text:p>
      <text:p text:style-name="P45">window.mainloop()</text:p>
      <text:p text:style-name="P45"/>
      <text:p text:style-name="P47"><text:span text:style-name="T3">World Clock With Alarm</text:span> </text:p>
      <text:p text:style-name="P47"/>
      <text:p text:style-name="P45">World Clock With Alarm è un'applicazione basata su Python che ti consente di monitorare l'orario in diversi fusi orari di tutto il mondo e impostare sveglie personalizzate. Questo software utilizza il modulo tkinter per l'interfaccia utente e <text:soft-page-break/>offre funzionalità come la visualizzazione dell'orario attuale in un fuso orario selezionato, nonché la possibilità di impostare sveglie in base a fusi orari specifici. Puoi anche selezionare un paese o una città e ottenere l'orario corrente in quel luogo. World Clock With Alarm è progettato per essere facile da usare e personalizzare secondo le tue esigenze. </text:p>
      <text:p text:style-name="P45"/>
      <text:p text:style-name="P21">Source Code – Orologio Mondiale con Allarme</text:p>
      <text:p text:style-name="P45"/>
      <text:p text:style-name="P45"># Name Software: World Clock With Alarm</text:p>
      <text:p text:style-name="P45"># Author: Bocaletto Luca</text:p>
      <text:p text:style-name="P45"># Site Web: https://www.elektronoide.it</text:p>
      <text:p text:style-name="P45"># License: GPLv3</text:p>
      <text:p text:style-name="P45"># Import necessary modules</text:p>
      <text:p text:style-name="P45"># Importa i moduli necessari</text:p>
      <text:p text:style-name="P45">import tkinter as tk</text:p>
      <text:p text:style-name="P45">from tkinter import ttk, messagebox</text:p>
      <text:p text:style-name="P45">import pytz</text:p>
      <text:p text:style-name="P45">from datetime import datetime</text:p>
      <text:p text:style-name="P45">import threading</text:p>
      <text:p text:style-name="P45">import winsound</text:p>
      <text:p text:style-name="P45"/>
      <text:p text:style-name="P45"># Function to display the selected time for the chosen time zone</text:p>
      <text:p text:style-name="P45"># Funzione per visualizzare l'orario selezionato per il fuso orario scelto</text:p>
      <text:p text:style-name="P45">def show_selected_time():</text:p>
      <text:p text:style-name="P45"><text:s text:c="4"/>selection = countries_combobox.get()</text:p>
      <text:p text:style-name="P45"><text:s text:c="4"/>if selection:</text:p>
      <text:p text:style-name="P45"><text:s text:c="8"/>try:</text:p>
      <text:p text:style-name="P45"><text:s text:c="12"/># Get the selected time zone and current time in that zone</text:p>
      <text:p text:style-name="P45"><text:s text:c="12"/># Ottieni il fuso orario selezionato e l'orario corrente in quel fuso orario</text:p>
      <text:p text:style-name="P45"><text:s text:c="12"/>time_zone = pytz.timezone(selection)</text:p>
      <text:p text:style-name="P45"><text:s text:c="12"/>current_time = datetime.now(time_zone)</text:p>
      <text:p text:style-name="P45"><text:s text:c="12"/></text:p>
      <text:p text:style-name="P45"><text:s text:c="12"/># Update the time label with the current time in the selected time zone</text:p>
      <text:p text:style-name="P45"><text:s text:c="12"/># Aggiorna l'etichetta dell'orario con l'orario corrente nel fuso orario selezionato</text:p>
      <text:p text:style-name="P45"><text:s text:c="12"/>time_label.config(text=f'Time in {selection}: {current_time.strftime("%H:%M:%S")}')</text:p>
      <text:p text:style-name="P45"><text:s text:c="8"/>except pytz.exceptions.UnknownTimeZoneError:</text:p>
      <text:p text:style-name="P45"><text:s text:c="12"/># Display an error message if the time zone is unknown</text:p>
      <text:p text:style-name="P45"><text:s text:c="12"/># Visualizza un messaggio di errore se il fuso orario è sconosciuto</text:p>
      <text:p text:style-name="P45"><text:s text:c="12"/>time_label.config(text=f'Fuso orario sconosciuto per {selection}')</text:p>
      <text:p text:style-name="P45"><text:s text:c="4"/></text:p>
      <text:p text:style-name="P45"><text:s text:c="4"/># Schedule the function to run again after 1 second</text:p>
      <text:p text:style-name="P45"><text:s text:c="4"/># Programma l'esecuzione della funzione dopo 1 secondo</text:p>
      <text:p text:style-name="P45"><text:soft-page-break/><text:s text:c="4"/>app.after(1000, show_selected_time)</text:p>
      <text:p text:style-name="P45"># Function to set an alarm</text:p>
      <text:p text:style-name="P45"># Funzione per impostare una sveglia</text:p>
      <text:p text:style-name="P45">def set_alarm():</text:p>
      <text:p text:style-name="P45"><text:s text:c="4"/>selected_time = alarm_time_entry.get()</text:p>
      <text:p text:style-name="P45"><text:s text:c="4"/>if not selected_time:</text:p>
      <text:p text:style-name="P45"><text:s text:c="8"/>return</text:p>
      <text:p text:style-name="P45"/>
      <text:p text:style-name="P45"><text:s text:c="4"/># Get the current time</text:p>
      <text:p text:style-name="P45"><text:s text:c="4"/># Ottieni l'orario corrente</text:p>
      <text:p text:style-name="P45"><text:s text:c="4"/>current_time = datetime.now()</text:p>
      <text:p text:style-name="P45"/>
      <text:p text:style-name="P45"><text:s text:c="4"/># Extract the hour and minute from the selected time for the alarm</text:p>
      <text:p text:style-name="P45"><text:s text:c="4"/># Estrai l'ora e il minuto dall'orario selezionato per la sveglia</text:p>
      <text:p text:style-name="P45"><text:s text:c="4"/>alarm_hour, alarm_minute = map(int, selected_time.split(":"))</text:p>
      <text:p text:style-name="P45"/>
      <text:p text:style-name="P45"><text:s text:c="4"/># Create a datetime object for the alarm time</text:p>
      <text:p text:style-name="P45"><text:s text:c="4"/># Crea un oggetto datetime per l'orario della sveglia</text:p>
      <text:p text:style-name="P45"><text:s text:c="4"/>alarm_time = current_time.replace(hour=alarm_hour, minute=alarm_minute, second=0, microsecond=0)</text:p>
      <text:p text:style-name="P45"/>
      <text:p text:style-name="P45"><text:s text:c="4"/>selection = countries_combobox.get()</text:p>
      <text:p text:style-name="P45"><text:s text:c="4"/>if selection:</text:p>
      <text:p text:style-name="P45"><text:s text:c="8"/>try:</text:p>
      <text:p text:style-name="P45"><text:s text:c="12"/># Get the selected time zone</text:p>
      <text:p text:style-name="P45"><text:s text:c="12"/># Ottieni il fuso orario selezionato</text:p>
      <text:p text:style-name="P45"><text:s text:c="12"/>time_zone = pytz.timezone(selection)</text:p>
      <text:p text:style-name="P45"/>
      <text:p text:style-name="P45"><text:s text:c="12"/># Localize the alarm time to the selected time zone</text:p>
      <text:p text:style-name="P45"><text:s text:c="12"/># Localizza l'orario della sveglia nel fuso orario selezionato</text:p>
      <text:p text:style-name="P45"><text:s text:c="12"/>alarm_time = time_zone.localize(alarm_time)</text:p>
      <text:p text:style-name="P45"/>
      <text:p text:style-name="P45"><text:s text:c="12"/># Calculate the time difference between the alarm time and current time</text:p>
      <text:p text:style-name="P45"><text:s text:c="12"/># Calcola la differenza di tempo tra l'orario della sveglia e l'orario corrente</text:p>
      <text:p text:style-name="P45"><text:s text:c="12"/>difference = alarm_time - datetime.now(time_zone)</text:p>
      <text:p text:style-name="P45"/>
      <text:p text:style-name="P45"><text:s text:c="12"/>if difference.total_seconds() &gt; 0:</text:p>
      <text:p text:style-name="P45"><text:s text:c="16"/># Function to play the alarm sound and show a message</text:p>
      <text:p text:style-name="P45"><text:s text:c="16"/># Funzione per riprodurre il suono della sveglia e mostrare un messaggio</text:p>
      <text:p text:style-name="P45"><text:s text:c="16"/>def play_alarm():</text:p>
      <text:p text:style-name="P45"><text:s text:c="20"/>winsound.Beep(500, 1000)</text:p>
      <text:p text:style-name="P45"><text:s text:c="20"/>messagebox.showinfo("Sveglia", f"Sveglia impostata per {selected_time} in {selection}")</text:p>
      <text:p text:style-name="P45"/>
      <text:p text:style-name="P45"><text:s text:c="16"/># Schedule the alarm function to run after the time difference</text:p>
      <text:p text:style-name="P45"><text:soft-page-break/><text:s text:c="16"/># Programma l'esecuzione della funzione della sveglia dopo la differenza di tempo</text:p>
      <text:p text:style-name="P45"><text:s text:c="16"/>threading.Timer(difference.total_seconds(), play_alarm).start()</text:p>
      <text:p text:style-name="P45"/>
      <text:p text:style-name="P45"><text:s text:c="16"/># Display a success message with green text</text:p>
      <text:p text:style-name="P45"><text:s text:c="16"/># Visualizza un messaggio di successo con testo verde</text:p>
      <text:p text:style-name="P45"><text:s text:c="16"/>alarm_status_label.config(text=f'Sveglia impostata per {selected_time} in {selection}', fg="green")</text:p>
      <text:p text:style-name="P45"><text:s text:c="12"/>else:</text:p>
      <text:p text:style-name="P45"><text:s text:c="16"/># Display a message in red text indicating that the selected time has already passed</text:p>
      <text:p text:style-name="P45"><text:s text:c="16"/># Visualizza un messaggio con testo rosso che indica che l'orario selezionato è già trascorso</text:p>
      <text:p text:style-name="P45"><text:s text:c="16"/>alarm_status_label.config(text=f'L\'orario selezionato è già trascorso.', fg="red")</text:p>
      <text:p text:style-name="P45"><text:s text:c="8"/>except pytz.exceptions.UnknownTimeZoneError:</text:p>
      <text:p text:style-name="P45"><text:s text:c="12"/># Display an error message in red text for an unknown time zone</text:p>
      <text:p text:style-name="P45"><text:s text:c="12"/># Visualizza un messaggio di errore con testo rosso per un fuso orario sconosciuto</text:p>
      <text:p text:style-name="P45"><text:s text:c="12"/>alarm_status_label.config(text=f'Fuso orario sconosciuto per {selection}', fg="red")</text:p>
      <text:p text:style-name="P45"><text:s text:c="4"/>else:</text:p>
      <text:p text:style-name="P45"><text:s text:c="8"/># Display a message in red text indicating that no time zone was selected</text:p>
      <text:p text:style-name="P45"><text:s text:c="8"/># Visualizza un messaggio con testo rosso che indica che nessun fuso orario è stato selezionato</text:p>
      <text:p text:style-name="P45"><text:s text:c="8"/>alarm_status_label.config(text='Si prega di selezionare un fuso orario', fg="red")</text:p>
      <text:p text:style-name="P45"># Create the main application window (Crea la finestra principale dell'applicazione)</text:p>
      <text:p text:style-name="P45">app = tk.Tk()</text:p>
      <text:p text:style-name="P45">app.title('Orologio Mondiale con Sveglia')</text:p>
      <text:p text:style-name="P45"/>
      <text:p text:style-name="P45"># Create and configure UI elements (Crea e configura gli elementi dell'interfaccia utente)</text:p>
      <text:p text:style-name="P45">title_label = tk.Label(app, text='Orologio Mondiale con Sveglia', font=("Helvetica", 16))</text:p>
      <text:p text:style-name="P45">title_label.pack(pady=10)</text:p>
      <text:p text:style-name="P45"/>
      <text:p text:style-name="P45">lbl_countries = tk.Label(app, text='Seleziona un paese:')</text:p>
      <text:p text:style-name="P45">lbl_countries.pack()</text:p>
      <text:p text:style-name="P45"/>
      <text:p text:style-name="P45"># Populate the time zone selection combobox with available time zones</text:p>
      <text:p text:style-name="P45"># Popola la casella combinata di selezione del fuso orario con i fusi orari disponibili</text:p>
      <text:p text:style-name="P45">countries = pytz.all_timezones</text:p>
      <text:p text:style-name="P45">countries_combobox = ttk.Combobox(app, values=countries)</text:p>
      <text:p text:style-name="P45">countries_combobox.pack()</text:p>
      <text:p text:style-name="P45"/>
      <text:p text:style-name="P45"><text:soft-page-break/>show_selected_button = tk.Button(app, text='Mostra Ora', command=show_selected_time)</text:p>
      <text:p text:style-name="P45">show_selected_button.pack()</text:p>
      <text:p text:style-name="P45"/>
      <text:p text:style-name="P45">time_label = tk.Label(app, text='')</text:p>
      <text:p text:style-name="P45">time_label.pack()</text:p>
      <text:p text:style-name="P45"/>
      <text:p text:style-name="P45">set_alarm_button = tk.Button(app, text='Imposta Sveglia', command=set_alarm)</text:p>
      <text:p text:style-name="P45">set_alarm_button.pack()</text:p>
      <text:p text:style-name="P45"/>
      <text:p text:style-name="P45">alarm_time_label = tk.Label(app, text='Inserisci l\'orario della sveglia (HH:MM):')</text:p>
      <text:p text:style-name="P45">alarm_time_label.pack()</text:p>
      <text:p text:style-name="P45"/>
      <text:p text:style-name="P45">alarm_time_entry = tk.Entry(app)</text:p>
      <text:p text:style-name="P45">alarm_time_entry.pack()</text:p>
      <text:p text:style-name="P45"/>
      <text:p text:style-name="P45">alarm_status_label = tk.Label(app, text='')</text:p>
      <text:p text:style-name="P45">alarm_status_label.pack()</text:p>
      <text:p text:style-name="P45"/>
      <text:p text:style-name="P45"># Periodically update the displayed time (Aggiorna periodicamente l'orario visualizzato)</text:p>
      <text:p text:style-name="P45">app.after(1000, show_selected_time)</text:p>
      <text:p text:style-name="P45"/>
      <text:p text:style-name="P45"># Start the main event loop (Avvia il ciclo degli eventi principale)</text:p>
      <text:p text:style-name="P45">app.mainloop()</text:p>
      <text:p text:style-name="P24"/>
      <text:p text:style-name="P24"/>
      <text:h text:style-name="P20" text:outline-level="1">Atomic Time Synch</text:h>
      <text:p text:style-name="P46"><text:span text:style-name="Strong_20_Emphasis">Autore</text:span>: Bocaletto Luca<text:line-break/><text:span text:style-name="Strong_20_Emphasis">Sito Web</text:span>: <text:a xlink:type="simple" xlink:href="https://www.elektronoide.it/" text:style-name="Internet_20_link" text:visited-style-name="Visited_20_Internet_20_Link">https://www.elektronoide.it</text:a><text:line-break/><text:span text:style-name="Strong_20_Emphasis">Licenza</text:span>: GPLv3</text:p>
      <text:h text:style-name="Heading_20_2" text:outline-level="2"><text:bookmark text:name="user-content-panoramica4"/>Panoramica</text:h>
      <text:p text:style-name="Text_20_body">Atomic Time Synch è un'applicazione Python che consente di sincronizzare l'orario del sistema con una fonte di tempo atomico utilizzando il Protocollo di Tempo di Rete (NTP). Fornisce opzioni di sincronizzazione temporale sia manuali che automatiche e consente di scegliere tra diversi server NTP.</text:p>
      <text:h text:style-name="Heading_20_2" text:outline-level="2"><text:bookmark text:name="user-content-funzionalità4"/><text:soft-page-break/>Funzionalità</text:h>
      <text:list xml:id="list1670452964" text:style-name="L48">
        <text:list-item>
          <text:p text:style-name="P166">Aggiornamento manuale dell'orario di sistema. </text:p>
        </text:list-item>
        <text:list-item>
          <text:p text:style-name="P166">Sincronizzazione automatica dell'orario di sistema a intervalli specificati. </text:p>
        </text:list-item>
        <text:list-item>
          <text:p text:style-name="P166">Scelta da un elenco di server NTP per la sincronizzazione dell'orario. </text:p>
        </text:list-item>
        <text:list-item>
          <text:p text:style-name="P165">Visualizzazione dell'orario atomico e dell'orario locale. </text:p>
        </text:list-item>
      </text:list>
      <text:p text:style-name="P47"><text:span text:style-name="T3">Source Code -</text:span> <text:span text:style-name="T3">Atomic Time Synch</text:span></text:p>
      <text:h text:style-name="P43" text:outline-level="1"># Software Name: Atomic Time Synch</text:h>
      <text:p text:style-name="P46"># Author: Bocaletto Luca</text:p>
      <text:p text:style-name="P46"># Site Web: https://www.elektronoide.it</text:p>
      <text:p text:style-name="P46"># License: GPLv3</text:p>
      <text:p text:style-name="P46"/>
      <text:p text:style-name="P46">import sys</text:p>
      <text:p text:style-name="P46">import ntplib</text:p>
      <text:p text:style-name="P46">import subprocess</text:p>
      <text:p text:style-name="P46">from datetime import datetime</text:p>
      <text:p text:style-name="P46">from PyQt5.QtCore import QTimer</text:p>
      <text:p text:style-name="P46">from PyQt5.QtWidgets import QApplication, QMainWindow, QVBoxLayout, QWidget, QLabel, QPushButton, QComboBox</text:p>
      <text:p text:style-name="P46"/>
      <text:p text:style-name="P46"># Definizione della classe principale dell'applicazione</text:p>
      <text:p text:style-name="P46">class AtomicTimeApp(QMainWindow):</text:p>
      <text:p text:style-name="P46"><text:s text:c="4"/>def __init__(self):</text:p>
      <text:p text:style-name="P46"><text:s text:c="8"/>super().__init__()</text:p>
      <text:p text:style-name="P46"><text:s text:c="8"/>self.setWindowTitle("Atomic Time Synch") <text:s/># Imposta il titolo della finestra</text:p>
      <text:p text:style-name="P46"><text:s text:c="8"/>self.setGeometry(100, 100, 400, 250) <text:s/># Imposta la dimensione della finestra</text:p>
      <text:p text:style-name="P46"><text:soft-page-break/></text:p>
      <text:p text:style-name="P46"><text:s text:c="8"/>self.central_widget = QWidget()</text:p>
      <text:p text:style-name="P46"><text:s text:c="8"/>self.setCentralWidget(self.central_widget)</text:p>
      <text:p text:style-name="P46"/>
      <text:p text:style-name="P46"><text:s text:c="8"/>self.layout = QVBoxLayout() <text:s/># Crea un layout principale per la finestra</text:p>
      <text:p text:style-name="P46"/>
      <text:p text:style-name="P46"><text:s text:c="8"/># Creazione e configurazione del Label per il titolo</text:p>
      <text:p text:style-name="P46"><text:s text:c="8"/>self.title_label = QLabel("Atomic Time Synch") <text:s/># Crea un Label per il titolo</text:p>
      <text:p text:style-name="P46"><text:s text:c="8"/>self.title_label.setStyleSheet("font-size: 20px; text-align: center;") <text:s/># Imposta la dimensione dei caratteri e l'allineamento</text:p>
      <text:p text:style-name="P46"><text:s text:c="8"/>self.layout.addWidget(self.title_label)</text:p>
      <text:p text:style-name="P46"/>
      <text:p text:style-name="P46"><text:s text:c="8"/># Creazione del pulsante per l'aggiornamento manuale</text:p>
      <text:p text:style-name="P46"><text:s text:c="8"/>self.update_button = QPushButton("Aggiorna Ora")</text:p>
      <text:p text:style-name="P46"><text:s text:c="8"/>self.update_button.setStyleSheet("font-size: 14px;") <text:s/># Imposta la dimensione dei caratteri</text:p>
      <text:p text:style-name="P46"><text:s text:c="8"/>self.update_button.clicked.connect(self.update_time) <text:s/># Collega il pulsante all'aggiornamento</text:p>
      <text:p text:style-name="P46"><text:s text:c="8"/>self.layout.addWidget(self.update_button)</text:p>
      <text:p text:style-name="P46"/>
      <text:p text:style-name="P46"><text:s text:c="8"/># Creazione e configurazione dei controlli per l'aggiornamento automatico</text:p>
      <text:p text:style-name="P46"><text:s text:c="8"/>self.ntp_label = QLabel("Seleziona un Server NTP:")</text:p>
      <text:p text:style-name="P46"><text:s text:c="8"/>self.ntp_label.setStyleSheet("font-size: 14px;") <text:s/># Imposta la dimensione dei caratteri</text:p>
      <text:p text:style-name="P46"><text:soft-page-break/><text:s text:c="8"/>self.layout.addWidget(self.ntp_label)</text:p>
      <text:p text:style-name="P46"/>
      <text:p text:style-name="P46"><text:s text:c="8"/>self.ntp_combo = QComboBox()</text:p>
      <text:p text:style-name="P46"><text:s text:c="8"/>self.ntp_combo.addItem("pool.ntp.org", "pool.ntp.org")</text:p>
      <text:p text:style-name="P46"><text:s text:c="8"/>self.ntp_combo.addItem("time.nist.gov", "time.nist.gov")</text:p>
      <text:p text:style-name="P46"><text:s text:c="8"/># Aggiungi altri server NTP qui</text:p>
      <text:p text:style-name="P46"><text:s text:c="8"/>self.layout.addWidget(self.ntp_combo)</text:p>
      <text:p text:style-name="P46"/>
      <text:p text:style-name="P46"><text:s text:c="8"/>self.interval_label = QLabel("Seleziona Intervallo di Aggiornamento Automatico (secondi):")</text:p>
      <text:p text:style-name="P46"><text:s text:c="8"/>self.interval_label.setStyleSheet("font-size: 14px;") <text:s/># Imposta la dimensione dei caratteri</text:p>
      <text:p text:style-name="P46"><text:s text:c="8"/>self.layout.addWidget(self.interval_label)</text:p>
      <text:p text:style-name="P46"/>
      <text:p text:style-name="P46"><text:s text:c="8"/>self.interval_combo = QComboBox()</text:p>
      <text:p text:style-name="P46"><text:s text:c="8"/>for seconds in range(1, 11):</text:p>
      <text:p text:style-name="P46"><text:s text:c="12"/>self.interval_combo.addItem(f"{seconds} secondi", seconds)</text:p>
      <text:p text:style-name="P46"><text:s text:c="8"/>self.layout.addWidget(self.interval_combo)</text:p>
      <text:p text:style-name="P46"/>
      <text:p text:style-name="P46"><text:s text:c="8"/>self.start_auto_update_button = QPushButton("Avvia Aggiornamento Automatico")</text:p>
      <text:p text:style-name="P46"><text:s text:c="8"/>self.start_auto_update_button.setStyleSheet("font-size: 14px;") <text:s/># Imposta la dimensione dei caratteri</text:p>
      <text:p text:style-name="P46"><text:s text:c="8"/>self.start_auto_update_button.clicked.connect(self.start_auto_update)</text:p>
      <text:p text:style-name="P46"><text:soft-page-break/><text:s text:c="8"/>self.layout.addWidget(self.start_auto_update_button)</text:p>
      <text:p text:style-name="P46"/>
      <text:p text:style-name="P46"><text:s text:c="8"/>self.stop_auto_update_button = QPushButton("Ferma Aggiornamento Automatico")</text:p>
      <text:p text:style-name="P46"><text:s text:c="8"/>self.stop_auto_update_button.setStyleSheet("font-size: 14px;") <text:s/># Imposta la dimensione dei caratteri</text:p>
      <text:p text:style-name="P46"><text:s text:c="8"/>self.stop_auto_update_button.clicked.connect(self.stop_auto_update)</text:p>
      <text:p text:style-name="P46"><text:s text:c="8"/>self.layout.addWidget(self.stop_auto_update_button)</text:p>
      <text:p text:style-name="P46"><text:s text:c="8"/>self.stop_auto_update_button.setEnabled(False)</text:p>
      <text:p text:style-name="P46"/>
      <text:p text:style-name="P46"><text:s text:c="8"/># Creazione del pulsante per l'aggiornamento dell'orario di sistema</text:p>
      <text:p text:style-name="P46"><text:s text:c="8"/>self.sync_system_time_button = QPushButton("Aggiorna Ora di Sistema")</text:p>
      <text:p text:style-name="P46"><text:s text:c="8"/>self.sync_system_time_button.setStyleSheet("font-size: 14px;") <text:s/># Imposta la dimensione dei caratteri</text:p>
      <text:p text:style-name="P46"><text:s text:c="8"/>self.sync_system_time_button.clicked.connect(self.sync_system_time)</text:p>
      <text:p text:style-name="P46"><text:s text:c="8"/>self.layout.addWidget(self.sync_system_time_button)</text:p>
      <text:p text:style-name="P46"/>
      <text:p text:style-name="P46"><text:s text:c="8"/># Creazione del Label per visualizzare l'orario</text:p>
      <text:p text:style-name="P46"><text:s text:c="8"/>self.time_label = QLabel()</text:p>
      <text:p text:style-name="P46"><text:s text:c="8"/>self.time_label.setStyleSheet("font-size: 16px;") <text:s/># Imposta la dimensione dei caratteri per l'orario</text:p>
      <text:p text:style-name="P46"><text:s text:c="8"/>self.layout.addWidget(self.time_label)</text:p>
      <text:p text:style-name="P46"/>
      <text:p text:style-name="P46"><text:s text:c="8"/># Impostazione del layout principale</text:p>
      <text:p text:style-name="P46"><text:soft-page-break/><text:s text:c="8"/>self.central_widget.setLayout(self.layout)</text:p>
      <text:p text:style-name="P46"/>
      <text:p text:style-name="P46"><text:s text:c="8"/>self.timer = None <text:s/># Variabile per gestire il timer dell'aggiornamento automatico</text:p>
      <text:p text:style-name="P46"><text:s text:c="8"/>self.auto_update_enabled = False <text:s/># Flag per indicare se l'aggiornamento automatico è attivo</text:p>
      <text:p text:style-name="P46"/>
      <text:p text:style-name="P46"><text:s text:c="8"/>self.update_time() <text:s/># Aggiorna l'orario iniziale</text:p>
      <text:p text:style-name="P46"/>
      <text:p text:style-name="P46"><text:s text:c="4"/># Funzione per aggiornare l'orario manualmente</text:p>
      <text:p text:style-name="P46"><text:s text:c="4"/>def update_time(self):</text:p>
      <text:p text:style-name="P46"><text:s text:c="8"/>try:</text:p>
      <text:p text:style-name="P46"><text:s text:c="12"/>atomic_time = get_atomic_time() <text:s/># Ottieni l'orario atomico</text:p>
      <text:p text:style-name="P46"><text:s text:c="12"/>self.time_label.setText(f"Ora Atomica: {atomic_time} -- Ora Locale: {get_local_time()}")</text:p>
      <text:p text:style-name="P46"><text:s text:c="8"/>except Exception as e:</text:p>
      <text:p text:style-name="P46"><text:s text:c="12"/>self.show_error_message(f"Errore: {e}")</text:p>
      <text:p text:style-name="P46"/>
      <text:p text:style-name="P46"><text:s text:c="4"/># Funzione per mostrare un messaggio di errore</text:p>
      <text:p text:style-name="P46"><text:s text:c="4"/>def show_error_message(self, error_message):</text:p>
      <text:p text:style-name="P46"><text:s text:c="8"/># Implementa la finestra di errore qui (da fare)</text:p>
      <text:p text:style-name="P46"><text:s text:c="8"/>pass</text:p>
      <text:p text:style-name="P46"/>
      <text:p text:style-name="P46"><text:s text:c="4"/># Funzione per sincronizzare l'orario di sistema con un server NTP</text:p>
      <text:p text:style-name="P46"><text:soft-page-break/><text:s text:c="4"/>def sync_system_time(self):</text:p>
      <text:p text:style-name="P46"><text:s text:c="8"/>selected_ntp_server = self.ntp_combo.currentData()</text:p>
      <text:p text:style-name="P46"><text:s text:c="8"/>try:</text:p>
      <text:p text:style-name="P46"><text:s text:c="12"/>sync_system_time_with_ntp(selected_ntp_server)</text:p>
      <text:p text:style-name="P46"><text:s text:c="12"/>self.show_success_message("Orario del sistema aggiornato con successo.")</text:p>
      <text:p text:style-name="P46"><text:s text:c="8"/>except Exception as e:</text:p>
      <text:p text:style-name="P46"><text:s text:c="12"/>self.show_error_message(f"Errore nell'aggiornamento dell'orario del sistema: {e}")</text:p>
      <text:p text:style-name="P46"/>
      <text:p text:style-name="P46"><text:s text:c="4"/># Funzione per mostrare un messaggio di successo</text:p>
      <text:p text:style-name="P46"><text:s text:c="4"/>def show_success_message(self, message):</text:p>
      <text:p text:style-name="P46"><text:s text:c="8"/># Implementa la finestra di successo qui (da fare)</text:p>
      <text:p text:style-name="P46"><text:s text:c="8"/>pass</text:p>
      <text:p text:style-name="P46"/>
      <text:p text:style-name="P46"><text:s text:c="4"/># Funzione per avviare l'aggiornamento automatico</text:p>
      <text:p text:style-name="P46"><text:s text:c="4"/>def start_auto_update(self):</text:p>
      <text:p text:style-name="P46"><text:s text:c="8"/>interval_seconds = self.interval_combo.currentData()</text:p>
      <text:p text:style-name="P46"><text:s text:c="8"/>if not self.auto_update_enabled:</text:p>
      <text:p text:style-name="P46"><text:s text:c="12"/>self.timer = QTimer(self)</text:p>
      <text:p text:style-name="P46"><text:s text:c="12"/>self.timer.timeout.connect(self.update_time)</text:p>
      <text:p text:style-name="P46"><text:s text:c="12"/>self.timer.start(interval_seconds * 1000)</text:p>
      <text:p text:style-name="P46"><text:s text:c="12"/>self.auto_update_enabled = True</text:p>
      <text:p text:style-name="P46"><text:s text:c="12"/>self.start_auto_update_button.setEnabled(False)</text:p>
      <text:p text:style-name="P46"><text:soft-page-break/><text:s text:c="12"/>self.stop_auto_update_button.setEnabled(True)</text:p>
      <text:p text:style-name="P46"/>
      <text:p text:style-name="P46"><text:s text:c="4"/># Funzione per fermare l'aggiornamento automatico</text:p>
      <text:p text:style-name="P46"><text:s text:c="4"/>def stop_auto_update(self):</text:p>
      <text:p text:style-name="P46"><text:s text:c="8"/>if self.auto_update_enabled:</text:p>
      <text:p text:style-name="P46"><text:s text:c="12"/>self.timer.stop()</text:p>
      <text:p text:style-name="P46"><text:s text:c="12"/>self.auto_update_enabled = False</text:p>
      <text:p text:style-name="P46"><text:s text:c="12"/>self.start_auto_update_button.setEnabled(True)</text:p>
      <text:p text:style-name="P46"><text:s text:c="12"/>self.stop_auto_update_button.setEnabled(False)</text:p>
      <text:p text:style-name="P46"/>
      <text:p text:style-name="P46"># Funzione per ottenere l'orario atomico da un server NTP</text:p>
      <text:p text:style-name="P46">def get_atomic_time():</text:p>
      <text:p text:style-name="P46"><text:s text:c="4"/>try:</text:p>
      <text:p text:style-name="P46"><text:s text:c="8"/>c = ntplib.NTPClient()</text:p>
      <text:p text:style-name="P46"><text:s text:c="8"/>response = c.request('pool.ntp.org')</text:p>
      <text:p text:style-name="P46"><text:s text:c="8"/>atomic_time = datetime.fromtimestamp(response.tx_time)</text:p>
      <text:p text:style-name="P46"><text:s text:c="8"/>return atomic_time.strftime('%Y-%m-%d %H:%M:%S')</text:p>
      <text:p text:style-name="P46"><text:s text:c="4"/>except Exception as e:</text:p>
      <text:p text:style-name="P46"><text:s text:c="8"/>raise Exception("Impossibile recuperare l'orario atomico")</text:p>
      <text:p text:style-name="P46"/>
      <text:p text:style-name="P46"># Funzione per ottenere l'orario locale</text:p>
      <text:p text:style-name="P46">def get_local_time():</text:p>
      <text:p text:style-name="P46"><text:soft-page-break/><text:s text:c="4"/>return datetime.now().strftime('%Y-%m-%d %H:%M:%S')</text:p>
      <text:p text:style-name="P46"/>
      <text:p text:style-name="P46"># Funzione per sincronizzare l'orario di sistema con un server NTP</text:p>
      <text:p text:style-name="P46">def sync_system_time_with_ntp(ntp_server):</text:p>
      <text:p text:style-name="P46"><text:s text:c="4"/>try:</text:p>
      <text:p text:style-name="P46"><text:s text:c="8"/>subprocess.run(["w32tm", "/resync", "/rediscover", "/nowait"])</text:p>
      <text:p text:style-name="P46"><text:s text:c="4"/>except Exception as e:</text:p>
      <text:p text:style-name="P46"><text:s text:c="8"/>raise Exception("Impossibile sincronizzare l'orario del sistema")</text:p>
      <text:p text:style-name="P46"/>
      <text:p text:style-name="P46">if __name__ == "__main__":</text:p>
      <text:p text:style-name="P46"><text:s text:c="4"/>app = QApplication(sys.argv)</text:p>
      <text:p text:style-name="P46"><text:s text:c="4"/>window = AtomicTimeApp()</text:p>
      <text:p text:style-name="P46"><text:s text:c="4"/>window.show()</text:p>
      <text:p text:style-name="P46"><text:s text:c="4"/>sys.exit(app.exec_())</text:p>
      <text:p text:style-name="P46"/>
      <text:h text:style-name="P20" text:outline-level="1">Paint Free</text:h>
      <text:p text:style-name="Text_20_body"><text:span text:style-name="Strong_20_Emphasis">Autore:</text:span> Luca Bocaletto<text:line-break/><text:span text:style-name="Strong_20_Emphasis">Sito Web:</text:span> <text:a xlink:type="simple" xlink:href="http://www.elektronoide.it/" text:style-name="Internet_20_link" text:visited-style-name="Visited_20_Internet_20_Link">www.elektronoide.it</text:a><text:line-break/><text:span text:style-name="Strong_20_Emphasis">Licenza:</text:span> GPLv3</text:p>
      <text:p text:style-name="Text_20_body">Paint Free è un'applicazione Python che offre un'interfaccia grafica per il disegno digitale. Questo strumento intuitivo consente agli utenti di esplorare la loro creatività attraverso il digitale, offrendo una vasta gamma di funzionalità di disegno.</text:p>
      <text:h text:style-name="Heading_20_2" text:outline-level="2"><text:bookmark text:name="user-content-caratteristiche-principali5"/>Caratteristiche principali:</text:h>
      <text:list xml:id="list3851786913" text:style-name="L49">
        <text:list-item>
          <text:p text:style-name="P168"><text:span text:style-name="Strong_20_Emphasis">Strumenti di disegno personalizzabili:</text:span> Scegli il colore e la dimensione del pennello che si adattano meglio al tuo stile artistico. </text:p>
        </text:list-item>
        <text:list-item>
          <text:p text:style-name="P168"><text:soft-page-break/><text:span text:style-name="Strong_20_Emphasis">Importa immagini:</text:span> Integra facilmente immagini dalla tua raccolta per aggiungere dettagli o ispirazione ai tuoi disegni. </text:p>
        </text:list-item>
        <text:list-item>
          <text:p text:style-name="P168"><text:span text:style-name="Strong_20_Emphasis">Progetti su misura:</text:span> Crea nuovi progetti con dimensioni personalizzate per adattarli alle tue esigenze artistiche. </text:p>
        </text:list-item>
        <text:list-item>
          <text:p text:style-name="P167"><text:span text:style-name="Strong_20_Emphasis">Esporta il tuo lavoro:</text:span> Salva i tuoi disegni come file PNG per conservarli o condividerli con altri. </text:p>
        </text:list-item>
      </text:list>
      <text:p text:style-name="P22">Source Code – Paint Free</text:p>
      <text:p text:style-name="P46"># Nome del software: Paint Free</text:p>
      <text:p text:style-name="P46"># Autore: Luca Bocaletto</text:p>
      <text:p text:style-name="P46"># Sito Web: https://www.elektronoide.it</text:p>
      <text:p text:style-name="P46"># Licenza: GPLv3</text:p>
      <text:p text:style-name="P46"/>
      <text:p text:style-name="P46">import tkinter as tk</text:p>
      <text:p text:style-name="P46">from tkinter.colorchooser import askcolor</text:p>
      <text:p text:style-name="P46">from tkinter import filedialog, simpledialog</text:p>
      <text:p text:style-name="P46">from PIL import Image, ImageDraw, ImageTk</text:p>
      <text:p text:style-name="P46"/>
      <text:p text:style-name="P46">class DrawingApp:</text:p>
      <text:p text:style-name="P46"><text:s text:c="4"/>def __init__(self, root):</text:p>
      <text:p text:style-name="P46"><text:s text:c="8"/>self.root = root</text:p>
      <text:p text:style-name="P46"><text:s text:c="8"/>self.root.title("Paint Free")</text:p>
      <text:p text:style-name="P46"/>
      <text:p text:style-name="P46"><text:s text:c="8"/>self.canvas = tk.Canvas(root, bg="white", width=800, height=600)</text:p>
      <text:p text:style-name="P46"><text:s text:c="8"/>self.canvas.pack()</text:p>
      <text:p text:style-name="P46"/>
      <text:p text:style-name="P46"><text:soft-page-break/><text:s text:c="8"/>self.canvas.bind("&lt;Button-1&gt;", self.start_drawing)</text:p>
      <text:p text:style-name="P46"><text:s text:c="8"/>self.canvas.bind("&lt;B1-Motion&gt;", self.draw)</text:p>
      <text:p text:style-name="P46"><text:s text:c="8"/>self.canvas.bind("&lt;ButtonRelease-1&gt;", self.stop_drawing)</text:p>
      <text:p text:style-name="P46"/>
      <text:p text:style-name="P46"><text:s text:c="8"/>self.pen_color = "black"</text:p>
      <text:p text:style-name="P46"><text:s text:c="8"/>self.pen_size = 2</text:p>
      <text:p text:style-name="P46"><text:s text:c="8"/>self.drawing = False</text:p>
      <text:p text:style-name="P46"><text:s text:c="8"/>self.last_x, self.last_y = None, None</text:p>
      <text:p text:style-name="P46"/>
      <text:p text:style-name="P46"><text:s text:c="8"/># Contenitore per i pulsanti in alto</text:p>
      <text:p text:style-name="P46"><text:s text:c="8"/>self.button_container = tk.Frame(root)</text:p>
      <text:p text:style-name="P46"><text:s text:c="8"/>self.button_container.pack(side=tk.TOP, fill=tk.X)</text:p>
      <text:p text:style-name="P46"/>
      <text:p text:style-name="P46"><text:s text:c="8"/>self.button_color = tk.Button(self.button_container, text="Choose Color", command=self.choose_color)</text:p>
      <text:p text:style-name="P46"><text:s text:c="8"/>self.button_color.pack(side=tk.LEFT)</text:p>
      <text:p text:style-name="P46"/>
      <text:p text:style-name="P46"><text:s text:c="8"/>self.button_pen_size = tk.Scale(self.button_container, label="Pen Size", from_=1, to=10, orient="horizontal")</text:p>
      <text:p text:style-name="P46"><text:s text:c="8"/>self.button_pen_size.pack(side=tk.LEFT)</text:p>
      <text:p text:style-name="P46"><text:s text:c="8"/>self.button_pen_size.set(self.pen_size)</text:p>
      <text:p text:style-name="P46"><text:s text:c="8"/>self.button_pen_size.bind("&lt;Motion&gt;", self.update_pen_size)</text:p>
      <text:p text:style-name="P46"/>
      <text:p text:style-name="P46"><text:soft-page-break/><text:s text:c="8"/>self.button_clear = tk.Button(self.button_container, text="Clear", command=self.clear_canvas)</text:p>
      <text:p text:style-name="P46"><text:s text:c="8"/>self.button_clear.pack(side=tk.LEFT)</text:p>
      <text:p text:style-name="P46"/>
      <text:p text:style-name="P46"><text:s text:c="8"/>self.button_add_image = tk.Button(self.button_container, text="Add Image", command=self.add_image)</text:p>
      <text:p text:style-name="P46"><text:s text:c="8"/>self.button_add_image.pack(side=tk.LEFT)</text:p>
      <text:p text:style-name="P46"/>
      <text:p text:style-name="P46"><text:s text:c="8"/>self.button_new_project = tk.Button(self.button_container, text="New Project", command=self.create_new_project)</text:p>
      <text:p text:style-name="P46"><text:s text:c="8"/>self.button_new_project.pack(side=tk.LEFT)</text:p>
      <text:p text:style-name="P46"/>
      <text:p text:style-name="P46"><text:s text:c="8"/>self.button_save_drawing = tk.Button(self.button_container, text="Save Drawing", command=self.save_drawing)</text:p>
      <text:p text:style-name="P46"><text:s text:c="8"/>self.button_save_drawing.pack(side=tk.LEFT)</text:p>
      <text:p text:style-name="P46"/>
      <text:p text:style-name="P46"><text:s text:c="8"/>self.active_image = None</text:p>
      <text:p text:style-name="P46"><text:s text:c="8"/>self.draw_on_image = False</text:p>
      <text:p text:style-name="P46"/>
      <text:p text:style-name="P46"><text:s text:c="4"/>def start_drawing(self, event):</text:p>
      <text:p text:style-name="P46"><text:s text:c="8"/>if not self.draw_on_image:</text:p>
      <text:p text:style-name="P46"><text:s text:c="12"/>x, y = event.x, event.y</text:p>
      <text:p text:style-name="P46"><text:s text:c="12"/>self.drawing = True</text:p>
      <text:p text:style-name="P46"><text:s text:c="12"/>self.last_x, self.last_y = x, y</text:p>
      <text:p text:style-name="P46"><text:soft-page-break/></text:p>
      <text:p text:style-name="P46"><text:s text:c="4"/>def draw(self, event):</text:p>
      <text:p text:style-name="P46"><text:s text:c="8"/>if self.drawing:</text:p>
      <text:p text:style-name="P46"><text:s text:c="12"/>x, y = event.x, event.y</text:p>
      <text:p text:style-name="P46"><text:s text:c="12"/>if self.last_x and self.last_y:</text:p>
      <text:p text:style-name="P46"><text:s text:c="16"/>self.canvas.create_line(</text:p>
      <text:p text:style-name="P46"><text:s text:c="20"/>self.last_x,</text:p>
      <text:p text:style-name="P46"><text:s text:c="20"/>self.last_y,</text:p>
      <text:p text:style-name="P46"><text:s text:c="20"/>x,</text:p>
      <text:p text:style-name="P46"><text:s text:c="20"/>y,</text:p>
      <text:p text:style-name="P46"><text:s text:c="20"/>fill=self.pen_color,</text:p>
      <text:p text:style-name="P46"><text:s text:c="20"/>width=self.pen_size</text:p>
      <text:p text:style-name="P46"><text:s text:c="16"/>)</text:p>
      <text:p text:style-name="P46"><text:s text:c="16"/>self.last_x, self.last_y = x, y</text:p>
      <text:p text:style-name="P46"/>
      <text:p text:style-name="P46"><text:s text:c="4"/>def stop_drawing(self, event):</text:p>
      <text:p text:style-name="P46"><text:s text:c="8"/>self.drawing = False</text:p>
      <text:p text:style-name="P46"/>
      <text:p text:style-name="P46"><text:s text:c="4"/>def choose_color(self):</text:p>
      <text:p text:style-name="P46"><text:s text:c="8"/>color = askcolor()[1]</text:p>
      <text:p text:style-name="P46"><text:s text:c="8"/>if color:</text:p>
      <text:p text:style-name="P46"><text:s text:c="12"/>self.pen_color = color</text:p>
      <text:p text:style-name="P46"><text:soft-page-break/></text:p>
      <text:p text:style-name="P46"><text:s text:c="4"/>def update_pen_size(self, event):</text:p>
      <text:p text:style-name="P46"><text:s text:c="8"/>self.pen_size = self.button_pen_size.get()</text:p>
      <text:p text:style-name="P46"/>
      <text:p text:style-name="P46"><text:s text:c="4"/>def clear_canvas(self):</text:p>
      <text:p text:style-name="P46"><text:s text:c="8"/>self.canvas.delete("all")</text:p>
      <text:p text:style-name="P46"/>
      <text:p text:style-name="P46"><text:s text:c="4"/>def add_image(self):</text:p>
      <text:p text:style-name="P46"><text:s text:c="8"/>file_path = filedialog.askopenfilename(filetypes=[("Image files", "*.png;*.jpg;*.jpeg;*.gif")])</text:p>
      <text:p text:style-name="P46"><text:s text:c="8"/>if file_path:</text:p>
      <text:p text:style-name="P46"><text:s text:c="12"/>image = Image.open(file_path)</text:p>
      <text:p text:style-name="P46"><text:s text:c="12"/>self.active_image = ImageTk.PhotoImage(image)</text:p>
      <text:p text:style-name="P46"><text:s text:c="12"/>self.canvas.create_image(0, 0, anchor=tk.NW, image=self.active_image)</text:p>
      <text:p text:style-name="P46"><text:s text:c="12"/>self.draw_on_image = True</text:p>
      <text:p text:style-name="P46"/>
      <text:p text:style-name="P46"><text:s text:c="4"/>def create_new_project(self):</text:p>
      <text:p text:style-name="P46"><text:s text:c="8"/>new_width = simpledialog.askinteger("New Project", "Enter width (in pixels):", parent=self.root, minvalue=1)</text:p>
      <text:p text:style-name="P46"><text:s text:c="8"/>new_height = simpledialog.askinteger("New Project", "Enter height (in pixels):", parent=self.root, minvalue=1)</text:p>
      <text:p text:style-name="P46"><text:s text:c="8"/>if new_width and new_height:</text:p>
      <text:p text:style-name="P46"><text:s text:c="12"/>self.canvas.config(width=new_width, height=new_height)</text:p>
      <text:p text:style-name="P46"/>
      <text:p text:style-name="P46"><text:soft-page-break/><text:s text:c="4"/>def save_drawing(self):</text:p>
      <text:p text:style-name="P46"><text:s text:c="8"/>file_path = filedialog.asksaveasfilename(defaultextension=".png", filetypes=[("PNG files", "*.png")])</text:p>
      <text:p text:style-name="P46"><text:s text:c="8"/>if file_path:</text:p>
      <text:p text:style-name="P46"><text:s text:c="12"/>self.canvas.postscript(file=file_path, colormode="color")</text:p>
      <text:p text:style-name="P46"/>
      <text:p text:style-name="P46">if __name__ == "__main__":</text:p>
      <text:p text:style-name="P46"><text:s text:c="4"/>root = tk.Tk()</text:p>
      <text:p text:style-name="P46"><text:s text:c="4"/>app = DrawingApp(root)</text:p>
      <text:p text:style-name="P46"><text:s text:c="4"/>root.mainloop()</text:p>
      <text:p text:style-name="P46"/>
      <text:h text:style-name="P20" text:outline-level="1">Search Files</text:h>
      <text:p text:style-name="Text_20_body"><text:span text:style-name="Strong_20_Emphasis">Search Files</text:span> è un'applicazione desktop sviluppata in Python che consente agli utenti di cercare file all'interno di una directory specifica. Questa applicazione offre un'interfaccia utente intuitiva e funzionale per semplificare il processo di ricerca di file.</text:p>
      <text:h text:style-name="Heading_20_2" text:outline-level="2"><text:bookmark text:name="user-content-funzionalità-principali"/>Funzionalità Principali</text:h>
      <text:list xml:id="list436604010" text:style-name="L50">
        <text:list-item>
          <text:p text:style-name="P170">Ricerca di file per nome all'interno di una directory specifica. </text:p>
        </text:list-item>
        <text:list-item>
          <text:p text:style-name="P170">Visualizzazione dei risultati della ricerca in una tabella con le colonne "File" e "Percorso". </text:p>
        </text:list-item>
        <text:list-item>
          <text:p text:style-name="P170">Possibilità di aprire direttamente i file trovati dall'applicazione. </text:p>
        </text:list-item>
        <text:list-item>
          <text:p text:style-name="P170">Interfaccia utente semplice e intuitiva per un'esperienza utente ottimale. </text:p>
        </text:list-item>
        <text:list-item>
          <text:p text:style-name="P169">Gestione degli errori e feedback all'utente per un utilizzo senza intoppi. </text:p>
        </text:list-item>
      </text:list>
      <text:h text:style-name="P44" text:outline-level="2">Come Usare l'Applicazione</text:h>
      <text:list xml:id="list641690623" text:style-name="L51">
        <text:list-item>
          <text:p text:style-name="P171">Esegui il file <text:span text:style-name="Source_20_Text">search_files.py</text:span> per avviare l'applicazione.</text:p>
        </text:list-item>
        <text:list-item>
          <text:p text:style-name="P171">Nella finestra principale, inserisci il nome del file che desideri cercare nel campo "Nome del file".</text:p>
        </text:list-item>
        <text:list-item>
          <text:p text:style-name="P171">Fai clic sul pulsante "Sfoglia" per selezionare la directory in cui effettuare la ricerca o inserisci manualmente il percorso nella casella "Directory".</text:p>
        </text:list-item>
        <text:list-item>
          <text:p text:style-name="P171"><text:soft-page-break/>Premi il pulsante "Cerca" per avviare la ricerca dei file.</text:p>
        </text:list-item>
        <text:list-item>
          <text:p text:style-name="P171">I risultati della ricerca verranno visualizzati nella tabella sottostante con i nomi dei file e i percorsi corrispondenti.</text:p>
        </text:list-item>
        <text:list-item>
          <text:p text:style-name="P171">Per aprire un file dalla lista dei risultati, selezionalo e clicca sul pulsante "Apri File".</text:p>
        </text:list-item>
      </text:list>
      <text:p text:style-name="P46"/>
      <text:p text:style-name="P74">Source Code – Search Files</text:p>
      <text:h text:style-name="P43" text:outline-level="1"># Nome del software: Search Files</text:h>
      <text:p text:style-name="P46"># Autore: Luca Bocaletto</text:p>
      <text:p text:style-name="P46"># Sito Web: https://www.elektronoide.it</text:p>
      <text:p text:style-name="P46"># Licenza: GPLv3</text:p>
      <text:p text:style-name="P46"/>
      <text:p text:style-name="P46"># Importa le librerie necessarie</text:p>
      <text:p text:style-name="P46">import os</text:p>
      <text:p text:style-name="P46">import tkinter as tk</text:p>
      <text:p text:style-name="P46">from tkinter import filedialog</text:p>
      <text:p text:style-name="P46">from tkinter import ttk</text:p>
      <text:p text:style-name="P46"/>
      <text:p text:style-name="P46"># Funzione per cercare i file</text:p>
      <text:p text:style-name="P46">def search_files():</text:p>
      <text:p text:style-name="P46"><text:s text:c="4"/># Ottieni il nome del file e la directory dalla GUI</text:p>
      <text:p text:style-name="P46"><text:s text:c="4"/>file_name = entry_filename.get()</text:p>
      <text:p text:style-name="P46"><text:s text:c="4"/>directory = entry_directory.get()</text:p>
      <text:p text:style-name="P46"/>
      <text:p text:style-name="P46"><text:soft-page-break/><text:s text:c="4"/># Verifica se il nome del file è vuoto</text:p>
      <text:p text:style-name="P46"><text:s text:c="4"/>if not file_name:</text:p>
      <text:p text:style-name="P46"><text:s text:c="8"/>result_tree.delete(*result_tree.get_children())</text:p>
      <text:p text:style-name="P46"><text:s text:c="8"/>result_tree.insert("", "end", values=("Inserisci un nome di file valido.", ""))</text:p>
      <text:p text:style-name="P46"><text:s text:c="8"/>return</text:p>
      <text:p text:style-name="P46"/>
      <text:p text:style-name="P46"><text:s text:c="4"/># Verifica se la directory esiste</text:p>
      <text:p text:style-name="P46"><text:s text:c="4"/>if not os.path.exists(directory):</text:p>
      <text:p text:style-name="P46"><text:s text:c="8"/>result_tree.delete(*result_tree.get_children())</text:p>
      <text:p text:style-name="P46"><text:s text:c="8"/>result_tree.insert("", "end", values=("La directory selezionata non esiste.", ""))</text:p>
      <text:p text:style-name="P46"><text:s text:c="8"/>return</text:p>
      <text:p text:style-name="P46"/>
      <text:p text:style-name="P46"><text:s text:c="4"/># Avvia la barra di avanzamento</text:p>
      <text:p text:style-name="P46"><text:s text:c="4"/>progress_bar.start()</text:p>
      <text:p text:style-name="P46"/>
      <text:p text:style-name="P46"><text:s text:c="4"/># Pulisce i risultati precedenti nella tabella</text:p>
      <text:p text:style-name="P46"><text:s text:c="4"/>result_tree.delete(*result_tree.get_children())</text:p>
      <text:p text:style-name="P46"/>
      <text:p text:style-name="P46"><text:s text:c="4"/># Crea una lista per memorizzare i file trovati</text:p>
      <text:p text:style-name="P46"><text:s text:c="4"/>found_files = []</text:p>
      <text:p text:style-name="P46"/>
      <text:p text:style-name="P46"><text:s text:c="4"/># Utilizza os.walk per esplorare la directory e i suoi sotto-directory</text:p>
      <text:p text:style-name="P46"><text:soft-page-break/><text:s text:c="4"/>for root, dirs, files in os.walk(directory):</text:p>
      <text:p text:style-name="P46"><text:s text:c="8"/>for file in files:</text:p>
      <text:p text:style-name="P46"><text:s text:c="12"/># Verifica se il nome del file cercato è presente nel nome del file corrente</text:p>
      <text:p text:style-name="P46"><text:s text:c="12"/>if file_name in file:</text:p>
      <text:p text:style-name="P46"><text:s text:c="16"/>file_path = os.path.join(root, file)</text:p>
      <text:p text:style-name="P46"><text:s text:c="16"/>found_files.append((file, file_path))</text:p>
      <text:p text:style-name="P46"/>
      <text:p text:style-name="P46"><text:s text:c="4"/># Arresta la barra di avanzamento</text:p>
      <text:p text:style-name="P46"><text:s text:c="4"/>progress_bar.stop()</text:p>
      <text:p text:style-name="P46"/>
      <text:p text:style-name="P46"><text:s text:c="4"/># Mostra i risultati nella tabella</text:p>
      <text:p text:style-name="P46"><text:s text:c="4"/>if not found_files:</text:p>
      <text:p text:style-name="P46"><text:s text:c="8"/>result_tree.insert("", "end", values=("Nessun file trovato.", ""))</text:p>
      <text:p text:style-name="P46"><text:s text:c="4"/>else:</text:p>
      <text:p text:style-name="P46"><text:s text:c="8"/>for file, file_path in found_files:</text:p>
      <text:p text:style-name="P46"><text:s text:c="12"/>result_tree.insert("", "end", values=(file, file_path))</text:p>
      <text:p text:style-name="P46"/>
      <text:p text:style-name="P46"># Funzione per sfogliare e selezionare una directory</text:p>
      <text:p text:style-name="P46">def browse_directory():</text:p>
      <text:p text:style-name="P46"><text:s text:c="4"/>directory = filedialog.askdirectory()</text:p>
      <text:p text:style-name="P46"><text:s text:c="4"/>entry_directory.delete(0, tk.END)</text:p>
      <text:p text:style-name="P46"><text:s text:c="4"/>entry_directory.insert(0, directory)</text:p>
      <text:p text:style-name="P46"><text:soft-page-break/></text:p>
      <text:p text:style-name="P46"># Funzione per aprire il file selezionato</text:p>
      <text:p text:style-name="P46">def open_file():</text:p>
      <text:p text:style-name="P46"><text:s text:c="4"/>selected_item = result_tree.selection()</text:p>
      <text:p text:style-name="P46"><text:s text:c="4"/>if selected_item:</text:p>
      <text:p text:style-name="P46"><text:s text:c="8"/>item = result_tree.item(selected_item, "values")</text:p>
      <text:p text:style-name="P46"><text:s text:c="8"/>file_path = item[1]</text:p>
      <text:p text:style-name="P46"><text:s text:c="8"/>if os.path.isfile(file_path):</text:p>
      <text:p text:style-name="P46"><text:s text:c="12"/>os.startfile(file_path)</text:p>
      <text:p text:style-name="P46"/>
      <text:p text:style-name="P46"># Creazione della finestra principale dell'app</text:p>
      <text:p text:style-name="P46">app = tk.Tk()</text:p>
      <text:p text:style-name="P46">app.title("Cerca File")</text:p>
      <text:p text:style-name="P46"/>
      <text:p text:style-name="P46"># Etichetta per il nome del file</text:p>
      <text:p text:style-name="P46">label_filename = tk.Label(app, text="Nome del file:")</text:p>
      <text:p text:style-name="P46">label_filename.pack()</text:p>
      <text:p text:style-name="P46"/>
      <text:p text:style-name="P46"># Campo di input per il nome del file</text:p>
      <text:p text:style-name="P46">entry_filename = tk.Entry(app)</text:p>
      <text:p text:style-name="P46">entry_filename.pack()</text:p>
      <text:p text:style-name="P46"/>
      <text:p text:style-name="P46"><text:soft-page-break/># Etichetta per la directory</text:p>
      <text:p text:style-name="P46">label_directory = tk.Label(app, text="Directory:")</text:p>
      <text:p text:style-name="P46">label_directory.pack()</text:p>
      <text:p text:style-name="P46"/>
      <text:p text:style-name="P46"># Campo di input per la directory</text:p>
      <text:p text:style-name="P46">entry_directory = tk.Entry(app)</text:p>
      <text:p text:style-name="P46">entry_directory.pack()</text:p>
      <text:p text:style-name="P46"/>
      <text:p text:style-name="P46"># Pulsante per la selezione della directory</text:p>
      <text:p text:style-name="P46">browse_button = tk.Button(app, text="Sfoglia", command=browse_directory)</text:p>
      <text:p text:style-name="P46">browse_button.pack()</text:p>
      <text:p text:style-name="P46"/>
      <text:p text:style-name="P46"># Pulsante per avviare la ricerca</text:p>
      <text:p text:style-name="P46">search_button = tk.Button(app, text="Cerca", command=search_files)</text:p>
      <text:p text:style-name="P46">search_button.pack()</text:p>
      <text:p text:style-name="P46"/>
      <text:p text:style-name="P46"># Barra di avanzamento</text:p>
      <text:p text:style-name="P46">progress_bar = ttk.Progressbar(app, mode="indeterminate")</text:p>
      <text:p text:style-name="P46">progress_bar.pack()</text:p>
      <text:p text:style-name="P46"/>
      <text:p text:style-name="P46"># Creazione di una tabella per i risultati con colonne "File" e "Percorso"</text:p>
      <text:p text:style-name="P46">result_tree = ttk.Treeview(app, columns=("File", "Percorso"), show="headings")</text:p>
      <text:p text:style-name="P46"><text:soft-page-break/>result_tree.heading("File", text="File")</text:p>
      <text:p text:style-name="P46">result_tree.heading("Percorso", text="Percorso")</text:p>
      <text:p text:style-name="P46"/>
      <text:p text:style-name="P46"># Posiziona la tabella nella finestra</text:p>
      <text:p text:style-name="P46">result_tree.pack(fill="both", expand=True)</text:p>
      <text:p text:style-name="P46"/>
      <text:p text:style-name="P46"># Pulsante per aprire il file selezionato</text:p>
      <text:p text:style-name="P46">open_button = tk.Button(app, text="Apri File", command=open_file)</text:p>
      <text:p text:style-name="P46">open_button.pack()</text:p>
      <text:p text:style-name="P46"/>
      <text:p text:style-name="P46"># Avvia l'applicazione</text:p>
      <text:p text:style-name="P46">app.mainloop()</text:p>
      <text:p text:style-name="P46"/>
      <text:h text:style-name="P20" text:outline-level="1">Wikipedia Search App</text:h>
      <text:p text:style-name="Text_20_body"><text:span text:style-name="Strong_20_Emphasis">Wikipedia Search App</text:span> è un'applicazione desktop sviluppata in Python che consente agli utenti di effettuare ricerche su Wikipedia utilizzando un'interfaccia grafica intuitiva.</text:p>
      <text:h text:style-name="Heading_20_2" text:outline-level="2"><text:bookmark text:name="user-content-funzionalità-principali1"/>Funzionalità Principali</text:h>
      <text:list xml:id="list3386043226" text:style-name="L52">
        <text:list-item>
          <text:p text:style-name="P173">Ricerca di articoli su Wikipedia in base a una parola chiave. </text:p>
        </text:list-item>
        <text:list-item>
          <text:p text:style-name="P173">Selezione della lingua per la ricerca tra una vasta gamma di opzioni. </text:p>
        </text:list-item>
        <text:list-item>
          <text:p text:style-name="P172">Visualizzazione dei risultati direttamente nell'applicazione. </text:p>
        </text:list-item>
      </text:list>
      <text:h text:style-name="P67" text:outline-level="2">Utilizzo</text:h>
      <text:list xml:id="list1385102604" text:style-name="L53">
        <text:list-item>
          <text:p text:style-name="P175">Esegui il file <text:span text:style-name="Source_20_Text">wikipedia_search.py</text:span> per avviare l'applicazione. </text:p>
        </text:list-item>
        <text:list-item>
          <text:p text:style-name="P175">Inserisci una parola chiave nella casella di ricerca. </text:p>
        </text:list-item>
        <text:list-item>
          <text:p text:style-name="P175">Seleziona la lingua desiderata dall'elenco a discesa. </text:p>
        </text:list-item>
        <text:list-item>
          <text:p text:style-name="P174">Fai clic sul pulsante "Cerca" per ottenere i risultati. </text:p>
        </text:list-item>
      </text:list>
      <text:p text:style-name="P26"><text:soft-page-break/>Source Code – Wikipedia Search</text:p>
      <text:p text:style-name="P49"># Nome del Software: Wikipedia Search</text:p>
      <text:p text:style-name="P49"># Autore: Bocaletto Luca</text:p>
      <text:p text:style-name="P49"># Sito Web: https://www.elektronoide.it</text:p>
      <text:p text:style-name="P49"># Licenza: GPLv3</text:p>
      <text:p text:style-name="P49"/>
      <text:p text:style-name="P49"># Importa le librerie necessarie</text:p>
      <text:p text:style-name="P49">import tkinter as tk</text:p>
      <text:p text:style-name="P49">from tkinter import ttk</text:p>
      <text:p text:style-name="P49">import wikipediaapi</text:p>
      <text:p text:style-name="P49"/>
      <text:p text:style-name="P49"># Imposta un user agent personalizzato per le richieste</text:p>
      <text:p text:style-name="P49">user_agent = "MyWikipediaSearchApp/1.0 (YourEmailAddress@example.com)"</text:p>
      <text:p text:style-name="P49"/>
      <text:p text:style-name="P49"># Definisci una funzione per effettuare la ricerca nella Wikipedia</text:p>
      <text:p text:style-name="P49">def search_wikipedia():</text:p>
      <text:p text:style-name="P49"><text:s text:c="4"/>query = entry.get() <text:s/># Ottieni la query dalla casella di testo</text:p>
      <text:p text:style-name="P49"><text:s text:c="4"/>selected_language = language_var.get() <text:s/># Ottieni la lingua selezionata</text:p>
      <text:p text:style-name="P49"><text:s text:c="4"/>language_mapping = {</text:p>
      <text:p text:style-name="P49"><text:s text:c="8"/>"Italiano": "it",</text:p>
      <text:p text:style-name="P49"><text:s text:c="8"/>"Inglese": "en",</text:p>
      <text:p text:style-name="P49"><text:s text:c="8"/>"Francese": "fr",</text:p>
      <text:p text:style-name="P49"><text:soft-page-break/><text:s text:c="8"/>"Spagnolo": "es",</text:p>
      <text:p text:style-name="P49"><text:s text:c="8"/>"Tedesco": "de",</text:p>
      <text:p text:style-name="P49"><text:s text:c="8"/>"Portoghese": "pt",</text:p>
      <text:p text:style-name="P49"><text:s text:c="8"/>"Olandese": "nl",</text:p>
      <text:p text:style-name="P49"><text:s text:c="8"/>"Arabo": "ar",</text:p>
      <text:p text:style-name="P49"><text:s text:c="8"/>"Cinese": "zh",</text:p>
      <text:p text:style-name="P49"><text:s text:c="8"/>"Giapponese": "ja",</text:p>
      <text:p text:style-name="P49"><text:s text:c="8"/>"Russo": "ru",</text:p>
      <text:p text:style-name="P49"><text:s text:c="8"/>"Rumeno": "ro",</text:p>
      <text:p text:style-name="P49"><text:s text:c="8"/>"Albanese": "sq"</text:p>
      <text:p text:style-name="P49"><text:s text:c="4"/>}</text:p>
      <text:p text:style-name="P49"><text:s text:c="4"/>selected_language_code = language_mapping.get(selected_language, "en") <text:s/># Ottieni il codice della lingua</text:p>
      <text:p text:style-name="P49"><text:s text:c="4"/>wiki_wiki = wikipediaapi.Wikipedia(</text:p>
      <text:p text:style-name="P49"><text:s text:c="8"/>language=selected_language_code,</text:p>
      <text:p text:style-name="P49"><text:s text:c="8"/>extract_format=wikipediaapi.ExtractFormat.WIKI,</text:p>
      <text:p text:style-name="P49"><text:s text:c="8"/>user_agent=user_agent</text:p>
      <text:p text:style-name="P49"><text:s text:c="4"/>)</text:p>
      <text:p text:style-name="P49"><text:s text:c="4"/>page = wiki_wiki.page(query)</text:p>
      <text:p text:style-name="P49"><text:s text:c="4"/>result_text.config(state='normal')</text:p>
      <text:p text:style-name="P49"><text:s text:c="4"/>result_text.delete(1.0, tk.END)</text:p>
      <text:p text:style-name="P49"><text:s text:c="4"/>result_text.insert(tk.END, page.text)</text:p>
      <text:p text:style-name="P49"><text:s text:c="4"/>result_text.config(state='disabled')</text:p>
      <text:p text:style-name="P49"><text:soft-page-break/></text:p>
      <text:p text:style-name="P49"># Inizializza la finestra principale dell'applicazione</text:p>
      <text:p text:style-name="P49">root = tk.Tk()</text:p>
      <text:p text:style-name="P49">root.title("Wikipedia Search")</text:p>
      <text:p text:style-name="P49"/>
      <text:p text:style-name="P49"># Aumenta la dimensione del carattere per l'etichetta del titolo</text:p>
      <text:p text:style-name="P49">title_label = ttk.Label(root, text="Wikipedia Search", font=("Helvetica", 16))</text:p>
      <text:p text:style-name="P49">title_label.grid(row=0, column=0, columnspan=2, pady=(10, 20))</text:p>
      <text:p text:style-name="P49"/>
      <text:p text:style-name="P49"># Etichetta per la casella di testo di input</text:p>
      <text:p text:style-name="P49">label = ttk.Label(root, text="Inserisci una parola e cerca su Wikipedia:", font=("Helvetica", 12))</text:p>
      <text:p text:style-name="P49">label.grid(row=1, column=0, columnspan=2)</text:p>
      <text:p text:style-name="P49"/>
      <text:p text:style-name="P49"># Casella di testo per l'inserimento della query</text:p>
      <text:p text:style-name="P49">entry = ttk.Entry(root, font=("Helvetica", 12))</text:p>
      <text:p text:style-name="P49">entry.grid(row=2, column=0, columnspan=2)</text:p>
      <text:p text:style-name="P49"/>
      <text:p text:style-name="P49"># Menù a discesa per la selezione della lingua</text:p>
      <text:p text:style-name="P49">language_var = tk.StringVar()</text:p>
      <text:p text:style-name="P49">language_var.set("Inglese") <text:s/># Imposta l'inglese come lingua predefinita</text:p>
      <text:p text:style-name="P49">languages = [</text:p>
      <text:p text:style-name="P49"><text:s text:c="4"/>"Italiano", "Inglese", "Francese", "Spagnolo", "Tedesco", "Portoghese",</text:p>
      <text:p text:style-name="P49"><text:soft-page-break/><text:s text:c="4"/>"Olandese", "Arabo", "Cinese", "Giapponese", "Russo", "Rumeno", "Albanese"</text:p>
      <text:p text:style-name="P49">]</text:p>
      <text:p text:style-name="P49">language_menu = ttk.OptionMenu(root, language_var, *languages)</text:p>
      <text:p text:style-name="P49">language_menu.grid(row=3, column=0, columnspan=2)</text:p>
      <text:p text:style-name="P49"/>
      <text:p text:style-name="P49"># Bottone di ricerca</text:p>
      <text:p text:style-name="P49">search_button = ttk.Button(root, text="Cerca", command=search_wikipedia)</text:p>
      <text:p text:style-name="P49">search_button.grid(row=4, column=0, columnspan=2)</text:p>
      <text:p text:style-name="P49"/>
      <text:p text:style-name="P49"># Utilizza il layout a griglia per il widget result_text</text:p>
      <text:p text:style-name="P49">result_text = tk.Text(root, height=20, width=40, state='disabled', font=("Helvetica", 12))</text:p>
      <text:p text:style-name="P49">result_text.grid(row=5, column=0, columnspan=2, padx=10, pady=10, sticky="nsew")</text:p>
      <text:p text:style-name="P49"/>
      <text:p text:style-name="P49"># Configura la griglia per consentire il ridimensionamento del widget Text con la finestra</text:p>
      <text:p text:style-name="P49">root.grid_rowconfigure(5, weight=1)</text:p>
      <text:p text:style-name="P49">root.grid_columnconfigure(0, weight=1)</text:p>
      <text:p text:style-name="P49"/>
      <text:p text:style-name="P49"># Avvia l'applicazione</text:p>
      <text:p text:style-name="P49">root.mainloop()</text:p>
      <text:p text:style-name="P49"/>
      <text:p text:style-name="P49"/>
      <text:h text:style-name="P20" text:outline-level="1"><text:soft-page-break/>Multiple Wave Generator</text:h>
      <text:p text:style-name="Text_20_body"><text:span text:style-name="Strong_20_Emphasis">Autore:</text:span> Bocaletto Luca <text:span text:style-name="Strong_20_Emphasis">Licenza:</text:span> GPLv3</text:p>
      <text:p text:style-name="Text_20_body">Multiple Wave Generator è un software versatile per la generazione di audio che ti consente di creare e manipolare segnali audio con facilità. Che tu sia un musicista, un sound designer o semplicemente curioso delle forme d'onda, questa applicazione offre un'interfaccia utente intuitiva per generare ed esplorare vari tipi di onde sonore.</text:p>
      <text:h text:style-name="Heading_20_2" text:outline-level="2"><text:bookmark text:name="user-content-funzionalità-principali2"/>Funzionalità Principali</text:h>
      <text:list xml:id="list530441379" text:style-name="L54">
        <text:list-item>
          <text:p text:style-name="P177"><text:span text:style-name="Strong_20_Emphasis">Supporto Multi-Generatore:</text:span> Crea fino a tre generatori audio indipendenti, ciascuno con le proprie impostazioni. </text:p>
        </text:list-item>
        <text:list-item>
          <text:p text:style-name="P177"><text:span text:style-name="Strong_20_Emphasis">Selezione della Forma d'Onda:</text:span> Scegli tra forme d'onda popolari come Sine, Square, Triangle, Sawtooth o genera rumore casuale. </text:p>
        </text:list-item>
        <text:list-item>
          <text:p text:style-name="P177"><text:span text:style-name="Strong_20_Emphasis">Controllo della Frequenza:</text:span> Regola la frequenza del suono generato per creare toni alla tua tonalità desiderata. </text:p>
        </text:list-item>
        <text:list-item>
          <text:p text:style-name="P177"><text:span text:style-name="Strong_20_Emphasis">Regolazione del Volume:</text:span> Ottimizza il livello del volume per ciascun generatore per ottenere il bilanciamento audio perfetto. </text:p>
        </text:list-item>
        <text:list-item>
          <text:p text:style-name="P177"><text:span text:style-name="Strong_20_Emphasis">Riproduzione Audio in Tempo Reale:</text:span> Avvia e interrompi la riproduzione audio a tua discrezione. </text:p>
        </text:list-item>
        <text:list-item>
          <text:p text:style-name="P177"><text:span text:style-name="Strong_20_Emphasis">Visualizzazione della Forma d'Onda:</text:span> Visualizza la forma d'onda selezionata in tempo reale. </text:p>
        </text:list-item>
        <text:list-item>
          <text:p text:style-name="P176"><text:span text:style-name="Strong_20_Emphasis">Salva l'Audio:</text:span> Salva l'audio generato come file WAV per utilizzi futuri. </text:p>
        </text:list-item>
      </text:list>
      <text:p text:style-name="P26">Source Code – Multiple Wave Generator</text:p>
      <text:p text:style-name="P49"># Software Name: Triple Multiple Wave Generator</text:p>
      <text:p text:style-name="P49"># Author: Bocaletto Luca</text:p>
      <text:p text:style-name="P49"># License: GPLv3</text:p>
      <text:p text:style-name="P49"/>
      <text:p text:style-name="P49">import sys</text:p>
      <text:p text:style-name="P49">import numpy as np</text:p>
      <text:p text:style-name="P49">import pyaudio</text:p>
      <text:p text:style-name="P49">import wave</text:p>
      <text:p text:style-name="P49">import threading</text:p>
      <text:p text:style-name="P49"><text:soft-page-break/>from PyQt5.QtWidgets import QApplication, QMainWindow, QSlider, QPushButton, QVBoxLayout, QWidget, QLabel, QComboBox</text:p>
      <text:p text:style-name="P49">from PyQt5.QtCore import Qt</text:p>
      <text:p text:style-name="P49">from PyQt5.QtGui import QPalette, QColor</text:p>
      <text:p text:style-name="P49"/>
      <text:p text:style-name="P49"># Classe per generare l'audio</text:p>
      <text:p text:style-name="P49">class AudioGenerator:</text:p>
      <text:p text:style-name="P49"><text:s text:c="4"/>def __init__(self, generator_id, frequency=440.0, volume=0.5, waveform='Sine'):</text:p>
      <text:p text:style-name="P49"><text:s text:c="8"/># Inizializza i parametri dell'oggetto</text:p>
      <text:p text:style-name="P49"><text:s text:c="8"/>self.generator_id = generator_id <text:s/># Identificatore del generatore</text:p>
      <text:p text:style-name="P49"><text:s text:c="8"/>self.frequency = frequency <text:s/># Frequenza dell'onda sonora (default: 440 Hz)</text:p>
      <text:p text:style-name="P49"><text:s text:c="8"/>self.volume = volume <text:s/># Volume dell'onda sonora (default: 0.5)</text:p>
      <text:p text:style-name="P49"><text:s text:c="8"/>self.waveform = waveform <text:s/># Tipo di forma d'onda (default: 'Sine')</text:p>
      <text:p text:style-name="P49"><text:s text:c="8"/>self.audio_stream = None <text:s/># Oggetto per la riproduzione dell'audio</text:p>
      <text:p text:style-name="P49"><text:s text:c="8"/>self.playing = False <text:s/># Indica se l'audio è in riproduzione o no</text:p>
      <text:p text:style-name="P49"/>
      <text:p text:style-name="P49"><text:s text:c="4"/># Avvia la riproduzione dell'audio</text:p>
      <text:p text:style-name="P49"><text:s text:c="4"/>def start(self):</text:p>
      <text:p text:style-name="P49"><text:s text:c="8"/>p = pyaudio.PyAudio()</text:p>
      <text:p text:style-name="P49"><text:s text:c="8"/>self.audio_stream = p.open(format=pyaudio.paFloat32, channels=1, rate=int(self.frequency * 10), output=True,</text:p>
      <text:p text:style-name="P49"><text:s text:c="35"/>stream_callback=self.callback)</text:p>
      <text:p text:style-name="P49"><text:s text:c="8"/>self.playing = True</text:p>
      <text:p text:style-name="P49"><text:soft-page-break/></text:p>
      <text:p text:style-name="P49"><text:s text:c="4"/># Ferma la riproduzione dell'audio</text:p>
      <text:p text:style-name="P49"><text:s text:c="4"/>def stop(self):</text:p>
      <text:p text:style-name="P49"><text:s text:c="8"/>if self.audio_stream is not None:</text:p>
      <text:p text:style-name="P49"><text:s text:c="12"/>self.audio_stream.stop_stream()</text:p>
      <text:p text:style-name="P49"><text:s text:c="12"/>self.audio_stream.close()</text:p>
      <text:p text:style-name="P49"><text:s text:c="12"/>self.playing = False</text:p>
      <text:p text:style-name="P49"/>
      <text:p text:style-name="P49"><text:s text:c="4"/># Callback per generare i dati dell'audio in base alla forma d'onda selezionata</text:p>
      <text:p text:style-name="P49"><text:s text:c="4"/>def callback(self, in_data, frame_count, time_info, status):</text:p>
      <text:p text:style-name="P49"><text:s text:c="8"/>if self.waveform == 'Sine':</text:p>
      <text:p text:style-name="P49"><text:s text:c="12"/>waveform = np.sin(2 * np.pi * np.arange(frame_count) * self.frequency / 44100.0)</text:p>
      <text:p text:style-name="P49"><text:s text:c="8"/>elif self.waveform == 'Square':</text:p>
      <text:p text:style-name="P49"><text:s text:c="12"/>waveform = np.sign(np.sin(2 * np.pi * np.arange(frame_count) * self.frequency / 44100.0))</text:p>
      <text:p text:style-name="P49"><text:s text:c="8"/>elif self.waveform == 'Triangle':</text:p>
      <text:p text:style-name="P49"><text:s text:c="12"/>waveform = np.abs(2 * (np.arange(frame_count) * self.frequency / 44100.0 - np.floor(0.5 + np.arange(frame_count) * self.frequency / 44100.0)))</text:p>
      <text:p text:style-name="P49"><text:s text:c="8"/>elif self.waveform == 'Sawtooth':</text:p>
      <text:p text:style-name="P49"><text:s text:c="12"/>waveform = 2 * (np.arange(frame_count) * self.frequency / 44100.0 - np.floor(0.5 + np.arange(frame_count) * self.frequency / 44100.0))</text:p>
      <text:p text:style-name="P49"><text:s text:c="8"/>else:</text:p>
      <text:p text:style-name="P49"><text:s text:c="12"/>waveform = np.random.uniform(-1, 1, frame_count)</text:p>
      <text:p text:style-name="P49"><text:soft-page-break/></text:p>
      <text:p text:style-name="P49"><text:s text:c="8"/>data = (self.volume * waveform).astype(np.float32).tobytes()</text:p>
      <text:p text:style-name="P49"><text:s text:c="8"/>return (data, pyaudio.paContinue)</text:p>
      <text:p text:style-name="P49"/>
      <text:p text:style-name="P49"># Classe principale dell'app</text:p>
      <text:p text:style-name="P49">class AudioGeneratorApp(QMainWindow):</text:p>
      <text:p text:style-name="P49"><text:s text:c="4"/>def __init__(self):</text:p>
      <text:p text:style-name="P49"><text:s text:c="8"/>super().__init__()</text:p>
      <text:p text:style-name="P49"><text:s text:c="8"/>self.generators = [] <text:s/># Lista dei generatori audio</text:p>
      <text:p text:style-name="P49"><text:s text:c="8"/>self.init_ui()</text:p>
      <text:p text:style-name="P49"><text:s text:c="8"/>self.setWindowTitle("Triple Multiple Wave Generator") <text:s/># Imposta il titolo della finestra</text:p>
      <text:p text:style-name="P49"/>
      <text:p text:style-name="P49"><text:s text:c="4"/># Inizializza l'interfaccia utente</text:p>
      <text:p text:style-name="P49"><text:s text:c="4"/>def init_ui(self):</text:p>
      <text:p text:style-name="P49"><text:s text:c="8"/>central_widget = QWidget()</text:p>
      <text:p text:style-name="P49"><text:s text:c="8"/>self.setCentralWidget(central_widget)</text:p>
      <text:p text:style-name="P49"/>
      <text:p text:style-name="P49"><text:s text:c="8"/>layout = QVBoxLayout()</text:p>
      <text:p text:style-name="P49"><text:s text:c="8"/>central_widget.setLayout(layout)</text:p>
      <text:p text:style-name="P49"/>
      <text:p text:style-name="P49"><text:s text:c="8"/># Aggiungi il titolo nella parte superiore con il colore del testo bianco</text:p>
      <text:p text:style-name="P49"><text:s text:c="8"/>title_label = QLabel("Triple Multiple Wave Generator")</text:p>
      <text:p text:style-name="P49"><text:soft-page-break/><text:s text:c="8"/>title_label.setStyleSheet("font-size: 20px; color: white; padding: 10px; background-color: indigo;") <text:s/># Imposta il colore del testo e il padding</text:p>
      <text:p text:style-name="P49"><text:s text:c="8"/>layout.addWidget(title_label)</text:p>
      <text:p text:style-name="P49"/>
      <text:p text:style-name="P49"><text:s text:c="8"/>for i in range(3):</text:p>
      <text:p text:style-name="P49"><text:s text:c="12"/>generator = AudioGenerator(i) <text:s/># Crea un nuovo generatore audio</text:p>
      <text:p text:style-name="P49"><text:s text:c="12"/>self.generators.append(generator) <text:s/># Aggiunge il generatore alla lista</text:p>
      <text:p text:style-name="P49"/>
      <text:p text:style-name="P49"><text:s text:c="12"/>label = QLabel(f'Generatore {i + 1}: STOP') <text:s/># Etichetta per lo stato del generatore</text:p>
      <text:p text:style-name="P49"><text:s text:c="12"/>layout.addWidget(label)</text:p>
      <text:p text:style-name="P49"><text:s text:c="12"/>generator.status_label = label</text:p>
      <text:p text:style-name="P49"/>
      <text:p text:style-name="P49"><text:s text:c="12"/>frequency_slider = QSlider(Qt.Horizontal) <text:s/># Slider per la frequenza</text:p>
      <text:p text:style-name="P49"><text:s text:c="12"/>frequency_slider.setMinimum(20)</text:p>
      <text:p text:style-name="P49"><text:s text:c="12"/>frequency_slider.setMaximum(2000)</text:p>
      <text:p text:style-name="P49"><text:s text:c="12"/>frequency_slider.valueChanged.connect(lambda val, idx=i: self.update_frequency(idx, val))</text:p>
      <text:p text:style-name="P49"><text:s text:c="12"/>layout.addWidget(frequency_slider)</text:p>
      <text:p text:style-name="P49"/>
      <text:p text:style-name="P49"><text:s text:c="12"/>volume_slider = QSlider(Qt.Horizontal) <text:s/># Slider per il volume</text:p>
      <text:p text:style-name="P49"><text:s text:c="12"/>volume_slider.setMinimum(0)</text:p>
      <text:p text:style-name="P49"><text:s text:c="12"/>volume_slider.setMaximum(10)</text:p>
      <text:p text:style-name="P49"><text:s text:c="12"/>volume_slider.valueChanged.connect(lambda val, idx=i: <text:soft-page-break/>self.update_volume(idx, val))</text:p>
      <text:p text:style-name="P49"><text:s text:c="12"/>layout.addWidget(volume_slider)</text:p>
      <text:p text:style-name="P49"/>
      <text:p text:style-name="P49"><text:s text:c="12"/>waveform_combo = QComboBox() <text:s/># ComboBox per selezionare la forma d'onda</text:p>
      <text:p text:style-name="P49"><text:s text:c="12"/>waveform_combo.addItems(['Sine', 'Square', 'Triangle', 'Sawtooth', 'Random'])</text:p>
      <text:p text:style-name="P49"><text:s text:c="12"/>waveform_combo.currentIndexChanged.connect(lambda combo_idx, idx=i: self.change_waveform(idx, combo_idx))</text:p>
      <text:p text:style-name="P49"><text:s text:c="12"/>layout.addWidget(waveform_combo)</text:p>
      <text:p text:style-name="P49"/>
      <text:p text:style-name="P49"><text:s text:c="12"/>start_button = QPushButton('Start') <text:s/># Pulsante per avviare la riproduzione</text:p>
      <text:p text:style-name="P49"><text:s text:c="12"/>start_button.clicked.connect(lambda state, idx=i: self.start_audio_generation(idx))</text:p>
      <text:p text:style-name="P49"><text:s text:c="12"/>layout.addWidget(start_button)</text:p>
      <text:p text:style-name="P49"/>
      <text:p text:style-name="P49"><text:s text:c="12"/>stop_button = QPushButton('Stop') <text:s/># Pulsante per fermare la riproduzione</text:p>
      <text:p text:style-name="P49"><text:s text:c="12"/>stop_button.clicked.connect(lambda state, idx=i: self.stop_audio_generation(idx))</text:p>
      <text:p text:style-name="P49"><text:s text:c="12"/>layout.addWidget(stop_button)</text:p>
      <text:p text:style-name="P49"/>
      <text:p text:style-name="P49"><text:s text:c="12"/>reset_button = QPushButton('Reset') <text:s/># Pulsante per ripristinare le impostazioni predefinite</text:p>
      <text:p text:style-name="P49"><text:s text:c="12"/>reset_button.clicked.connect(lambda state, idx=i: self.reset_settings(idx))</text:p>
      <text:p text:style-name="P49"><text:s text:c="12"/>layout.addWidget(reset_button)</text:p>
      <text:p text:style-name="P49"><text:soft-page-break/></text:p>
      <text:p text:style-name="P49"><text:s text:c="12"/>save_button = QPushButton('Save') <text:s/># Pulsante per salvare l'audio generato</text:p>
      <text:p text:style-name="P49"><text:s text:c="12"/>save_button.clicked.connect(lambda state, idx=i: self.save_audio(idx))</text:p>
      <text:p text:style-name="P49"><text:s text:c="12"/>layout.addWidget(save_button)</text:p>
      <text:p text:style-name="P49"/>
      <text:p text:style-name="P49"><text:s text:c="8"/>self.show()</text:p>
      <text:p text:style-name="P49"/>
      <text:p text:style-name="P49"><text:s text:c="4"/># Avvia la riproduzione dell'audio per un generatore specifico</text:p>
      <text:p text:style-name="P49"><text:s text:c="4"/>def start_audio_generation(self, idx):</text:p>
      <text:p text:style-name="P49"><text:s text:c="8"/>generator = self.generators[idx]</text:p>
      <text:p text:style-name="P49"><text:s text:c="8"/>generator.start()</text:p>
      <text:p text:style-name="P49"><text:s text:c="8"/>generator.status_label.setText(f'Generatore {idx + 1}: IS START')</text:p>
      <text:p text:style-name="P49"/>
      <text:p text:style-name="P49"><text:s text:c="4"/># Ferma la riproduzione dell'audio per un generatore specifico</text:p>
      <text:p text:style-name="P49"><text:s text:c="4"/>def stop_audio_generation(self, idx):</text:p>
      <text:p text:style-name="P49"><text:s text:c="8"/>generator = self.generators[idx]</text:p>
      <text:p text:style-name="P49"><text:s text:c="8"/>generator.stop()</text:p>
      <text:p text:style-name="P49"><text:s text:c="8"/>generator.status_label.setText(f'Generatore {idx + 1}: STOP')</text:p>
      <text:p text:style-name="P49"/>
      <text:p text:style-name="P49"><text:s text:c="4"/># Ripristina le impostazioni predefinite per un generatore specifico</text:p>
      <text:p text:style-name="P49"><text:s text:c="4"/>def reset_settings(self, idx):</text:p>
      <text:p text:style-name="P49"><text:s text:c="8"/>generator = self.generators[idx]</text:p>
      <text:p text:style-name="P49"><text:soft-page-break/><text:s text:c="8"/>generator.frequency = 440.0</text:p>
      <text:p text:style-name="P49"><text:s text:c="8"/>generator.volume = 0.5</text:p>
      <text:p text:style-name="P49"><text:s text:c="8"/>generator.waveform = 'Sine'</text:p>
      <text:p text:style-name="P49"><text:s text:c="8"/>generator.status_label.setText(f'Generatore {idx + 1}: STOP')</text:p>
      <text:p text:style-name="P49"/>
      <text:p text:style-name="P49"><text:s text:c="4"/># Salva l'audio generato in un file WAV per un generatore specifico</text:p>
      <text:p text:style-name="P49"><text:s text:c="4"/>def save_audio(self, idx):</text:p>
      <text:p text:style-name="P49"><text:s text:c="8"/>generator = self.generators[idx]</text:p>
      <text:p text:style-name="P49"><text:s text:c="8"/>wf = wave.open(f'audio_{idx}.wav', 'wb')</text:p>
      <text:p text:style-name="P49"><text:s text:c="8"/>wf.setnchannels(1)</text:p>
      <text:p text:style-name="P49"><text:s text:c="8"/>wf.setsampwidth(2)</text:p>
      <text:p text:style-name="P49"><text:s text:c="8"/>wf.setframerate(44100)</text:p>
      <text:p text:style-name="P49"><text:s text:c="8"/>wf.writeframes(generator.generate_audio(3))</text:p>
      <text:p text:style-name="P49"><text:s text:c="8"/>wf.close()</text:p>
      <text:p text:style-name="P49"/>
      <text:p text:style-name="P49"><text:s text:c="4"/># Aggiorna la frequenza per un generatore specifico</text:p>
      <text:p text:style-name="P49"><text:s text:c="4"/>def update_frequency(self, idx, value):</text:p>
      <text:p text:style-name="P49"><text:s text:c="8"/>generator = self.generators[idx]</text:p>
      <text:p text:style-name="P49"><text:s text:c="8"/>generator.frequency = value</text:p>
      <text:p text:style-name="P49"/>
      <text:p text:style-name="P49"><text:s text:c="4"/># Aggiorna il volume per un generatore specifico</text:p>
      <text:p text:style-name="P49"><text:s text:c="4"/>def update_volume(self, idx, value):</text:p>
      <text:p text:style-name="P49"><text:soft-page-break/><text:s text:c="8"/>generator = self.generators[idx]</text:p>
      <text:p text:style-name="P49"><text:s text:c="8"/>generator.volume = value / 10</text:p>
      <text:p text:style-name="P49"/>
      <text:p text:style-name="P49"><text:s text:c="4"/># Cambia la forma d'onda per un generatore specifico</text:p>
      <text:p text:style-name="P49"><text:s text:c="4"/>def change_waveform(self, idx, combo_idx):</text:p>
      <text:p text:style-name="P49"><text:s text:c="8"/>generator = self.generators[idx]</text:p>
      <text:p text:style-name="P49"><text:s text:c="8"/>if combo_idx == 0:</text:p>
      <text:p text:style-name="P49"><text:s text:c="12"/>generator.waveform = 'Sine'</text:p>
      <text:p text:style-name="P49"><text:s text:c="8"/>elif combo_idx == 1:</text:p>
      <text:p text:style-name="P49"><text:s text:c="12"/>generator.waveform = 'Square'</text:p>
      <text:p text:style-name="P49"><text:s text:c="8"/>elif combo_idx == 2:</text:p>
      <text:p text:style-name="P49"><text:s text:c="12"/>generator.waveform = 'Triangle'</text:p>
      <text:p text:style-name="P49"><text:s text:c="8"/>elif combo_idx == 3:</text:p>
      <text:p text:style-name="P49"><text:s text:c="12"/>generator.waveform = 'Sawtooth'</text:p>
      <text:p text:style-name="P49"><text:s text:c="8"/>else:</text:p>
      <text:p text:style-name="P49"><text:s text:c="12"/>generator.waveform = 'Random'</text:p>
      <text:p text:style-name="P49"/>
      <text:p text:style-name="P49"># Funzione principale per avviare l'applicazione</text:p>
      <text:p text:style-name="P49">def main():</text:p>
      <text:p text:style-name="P49"><text:s text:c="4"/>app = QApplication(sys.argv)</text:p>
      <text:p text:style-name="P49"><text:s text:c="4"/>main_win = AudioGeneratorApp()</text:p>
      <text:p text:style-name="P49"><text:s text:c="4"/>sys.exit(app.exec_())</text:p>
      <text:p text:style-name="P49"><text:soft-page-break/></text:p>
      <text:p text:style-name="P49"># Punto di ingresso dell'app</text:p>
      <text:p text:style-name="P49">if __name__ == '__main__':</text:p>
      <text:p text:style-name="P49"><text:s text:c="4"/>main()</text:p>
      <text:p text:style-name="P26">Archive USB Format</text:p>
      <text:p text:style-name="P49">Archive USB Format Free è un'applicazione open-source sviluppata da Luca Bocaletto. Questo software offre una soluzione semplice ed efficiente per formattare le unità USB collegate al computer. Gli utenti possono selezionare il sistema di file desiderato (FAT32 o NTFS) e l'unità USB da formattare. Inoltre, l'applicazione rileva automaticamente le unità USB collegate, semplificando il processo di selezione. L'interfaccia utente intuitiva rende l'applicazione accessibile anche agli utenti meno esperti. Archive USB Format Free è distribuito sotto la licenza GPLv3, garantendo la libertà e la condivisione del software. Semplice da usare e altamente personalizzabile, questo software è un'ottima risorsa per la gestione delle unità USB e la formattazione rapida e affidabile.</text:p>
      <text:h text:style-name="Heading_20_2" text:outline-level="2"><text:bookmark text:name="user-content-caratteristiche-principali6"/>Caratteristiche Principali</text:h>
      <text:list xml:id="list2311605195" text:style-name="L55">
        <text:list-item>
          <text:p text:style-name="P179">Formattazione rapida delle unità USB </text:p>
        </text:list-item>
        <text:list-item>
          <text:p text:style-name="P179">Selezione del sistema di file (FAT32 o NTFS) </text:p>
        </text:list-item>
        <text:list-item>
          <text:p text:style-name="P179">Rilevamento automatico delle unità USB collegate </text:p>
        </text:list-item>
        <text:list-item>
          <text:p text:style-name="P179">Interfaccia utente intuitiva </text:p>
        </text:list-item>
        <text:list-item>
          <text:p text:style-name="P179">Distribuito con licenza GPLv3 per la condivisione e la personalizzazione </text:p>
        </text:list-item>
        <text:list-item>
          <text:p text:style-name="P178">Sviluppato da Luca Bocaletto </text:p>
        </text:list-item>
      </text:list>
      <text:p text:style-name="P26">Source Code – Archive USB Format</text:p>
      <text:p text:style-name="P49"># Software Name: Archive USB Format Free</text:p>
      <text:p text:style-name="P49"># License: GPLv3</text:p>
      <text:p text:style-name="P49"># Author: Bocaletto Luca</text:p>
      <text:p text:style-name="P49"/>
      <text:p text:style-name="P49"># Nome del Software: Archive USB Format Free</text:p>
      <text:p text:style-name="P49"><text:soft-page-break/># Licenza: GPLv3</text:p>
      <text:p text:style-name="P49"># Autore: Bocaletto Luca</text:p>
      <text:p text:style-name="P49"/>
      <text:p text:style-name="P49"># Importa le librerie necessarie</text:p>
      <text:p text:style-name="P49">import tkinter as tk</text:p>
      <text:p text:style-name="P49">import subprocess</text:p>
      <text:p text:style-name="P49">import psutil</text:p>
      <text:p text:style-name="P49"/>
      <text:p text:style-name="P49"># Funzione per ottenere la lista delle unità USB collegate al computer</text:p>
      <text:p text:style-name="P49">def get_usb_drives():</text:p>
      <text:p text:style-name="P49"><text:s text:c="4"/>usb_drives = []</text:p>
      <text:p text:style-name="P49"><text:s text:c="4"/>for partition in psutil.disk_partitions():</text:p>
      <text:p text:style-name="P49"><text:s text:c="8"/>if "removable" in partition.opts:</text:p>
      <text:p text:style-name="P49"><text:s text:c="12"/>usb_drives.append(partition.device)</text:p>
      <text:p text:style-name="P49"><text:s text:c="4"/>return usb_drives</text:p>
      <text:p text:style-name="P49"/>
      <text:p text:style-name="P49"># Funzione per formattare l'unità USB selezionata</text:p>
      <text:p text:style-name="P49">def format_usb():</text:p>
      <text:p text:style-name="P49"><text:s text:c="4"/>selected_filesystem = filesystem_var.get()</text:p>
      <text:p text:style-name="P49"><text:s text:c="4"/>selected_drive = drive_var.get()</text:p>
      <text:p text:style-name="P49"/>
      <text:p text:style-name="P49"><text:s text:c="4"/># Verifica se è stata selezionata un'unità USB</text:p>
      <text:p text:style-name="P49"><text:soft-page-break/><text:s text:c="4"/>if not selected_drive:</text:p>
      <text:p text:style-name="P49"><text:s text:c="8"/>result_label.config(text="Seleziona una chiavetta USB.")</text:p>
      <text:p text:style-name="P49"><text:s text:c="8"/>return</text:p>
      <text:p text:style-name="P49"/>
      <text:p text:style-name="P49"><text:s text:c="4"/># Genera il comando di formattazione in base al sistema di file selezionato</text:p>
      <text:p text:style-name="P49"><text:s text:c="4"/>if selected_filesystem == "FAT32":</text:p>
      <text:p text:style-name="P49"><text:s text:c="8"/>cmd = f"format {selected_drive} /fs:FAT32 /q /y"</text:p>
      <text:p text:style-name="P49"><text:s text:c="4"/>elif selected_filesystem == "NTFS":</text:p>
      <text:p text:style-name="P49"><text:s text:c="8"/>cmd = f"format {selected_drive} /fs:NTFS /q /y"</text:p>
      <text:p text:style-name="P49"><text:s text:c="4"/>else:</text:p>
      <text:p text:style-name="P49"><text:s text:c="8"/>result_label.config(text="Seleziona un sistema di file valido.")</text:p>
      <text:p text:style-name="P49"><text:s text:c="8"/>return</text:p>
      <text:p text:style-name="P49"/>
      <text:p text:style-name="P49"><text:s text:c="4"/>try:</text:p>
      <text:p text:style-name="P49"><text:s text:c="8"/># Esegue il comando di formattazione</text:p>
      <text:p text:style-name="P49"><text:s text:c="8"/>subprocess.run(cmd, shell=True, check=True)</text:p>
      <text:p text:style-name="P49"><text:s text:c="8"/>result_label.config(text="Formattazione completata con successo.")</text:p>
      <text:p text:style-name="P49"><text:s text:c="4"/>except subprocess.CalledProcessError as e:</text:p>
      <text:p text:style-name="P49"><text:s text:c="8"/>result_label.config(text=f"Errore durante la formattazione: {e}")</text:p>
      <text:p text:style-name="P49"/>
      <text:p text:style-name="P49"># Crea la finestra principale dell'applicazione</text:p>
      <text:p text:style-name="P49">root = tk.Tk()</text:p>
      <text:p text:style-name="P49"><text:soft-page-break/>root.title("Formatta Chiavetta USB")</text:p>
      <text:p text:style-name="P49"/>
      <text:p text:style-name="P49"># Etichetta per la selezione del sistema di file</text:p>
      <text:p text:style-name="P49">filesystem_label = tk.Label(root, text="Seleziona il sistema di file:")</text:p>
      <text:p text:style-name="P49">filesystem_label.pack()</text:p>
      <text:p text:style-name="P49"/>
      <text:p text:style-name="P49"># Variabile per la selezione del sistema di file</text:p>
      <text:p text:style-name="P49">filesystem_var = tk.StringVar()</text:p>
      <text:p text:style-name="P49">filesystem_var.set("FAT32")</text:p>
      <text:p text:style-name="P49"/>
      <text:p text:style-name="P49"># Menu a tendina per la selezione del sistema di file</text:p>
      <text:p text:style-name="P49">filesystem_option_menu = tk.OptionMenu(root, filesystem_var, "FAT32", "NTFS")</text:p>
      <text:p text:style-name="P49">filesystem_option_menu.pack()</text:p>
      <text:p text:style-name="P49"/>
      <text:p text:style-name="P49"># Etichetta per la selezione dell'unità USB</text:p>
      <text:p text:style-name="P49">drive_label = tk.Label(root, text="Seleziona l'unità USB:")</text:p>
      <text:p text:style-name="P49">drive_label.pack()</text:p>
      <text:p text:style-name="P49"/>
      <text:p text:style-name="P49"># Variabile per la selezione dell'unità USB</text:p>
      <text:p text:style-name="P49">drive_var = tk.StringVar()</text:p>
      <text:p text:style-name="P49"/>
      <text:p text:style-name="P49"># Ottiene la lista delle unità USB collegate</text:p>
      <text:p text:style-name="P49"><text:soft-page-break/>drive_options = get_usb_drives()</text:p>
      <text:p text:style-name="P49"/>
      <text:p text:style-name="P49"># Verifica se sono presenti unità USB</text:p>
      <text:p text:style-name="P49">if not drive_options:</text:p>
      <text:p text:style-name="P49"><text:s text:c="4"/>result_label = tk.Label(root, text="Nessuna chiavetta USB trovata. Collega una chiavetta USB e riprova.")</text:p>
      <text:p text:style-name="P49"><text:s text:c="4"/>result_label.pack()</text:p>
      <text:p text:style-name="P49">else:</text:p>
      <text:p text:style-name="P49"><text:s text:c="4"/># Menu a tendina per la selezione dell'unità USB</text:p>
      <text:p text:style-name="P49"><text:s text:c="4"/>drive_menu = tk.OptionMenu(root, drive_var, *drive_options)</text:p>
      <text:p text:style-name="P49"><text:s text:c="4"/>drive_menu.pack()</text:p>
      <text:p text:style-name="P49"/>
      <text:p text:style-name="P49"># Etichetta per il risultato dell'operazione di formattazione</text:p>
      <text:p text:style-name="P49">result_label = tk.Label(root, text="")</text:p>
      <text:p text:style-name="P49">result_label.pack()</text:p>
      <text:p text:style-name="P49"/>
      <text:p text:style-name="P49"># Pulsante per avviare la formattazione</text:p>
      <text:p text:style-name="P49">format_button = tk.Button(root, text="Formatta", command=format_usb)</text:p>
      <text:p text:style-name="P49">format_button.pack()</text:p>
      <text:p text:style-name="P49"/>
      <text:p text:style-name="P49"># Esegui l'applicazione</text:p>
      <text:p text:style-name="P49">root.mainloop()</text:p>
      <text:p text:style-name="P49"/>
      <text:h text:style-name="P25" text:outline-level="1"><text:soft-page-break/>Calcolatrice Free</text:h>
      <text:p text:style-name="Text_20_body">Calc Free è un'applicazione di calcolatrice semplice ma potente scritta in Python utilizzando la libreria PyQt6 per l'interfaccia utente. Questa applicazione consente agli utenti di eseguire operazioni matematiche di base, calcolare percentuali e calcolare radici quadrate e cubiche in modo intuitivo e facile da usare.</text:p>
      <text:h text:style-name="Heading_20_2" text:outline-level="2"><text:bookmark text:name="user-content-funzionalità5"/>Funzionalità</text:h>
      <text:list xml:id="list3328544881" text:style-name="L56">
        <text:list-item>
          <text:p text:style-name="P180"><text:span text:style-name="Strong_20_Emphasis">Interfaccia Utente User-Friendly</text:span>: Calc Free offre un'interfaccia grafica intuitiva e facile da usare che consente agli utenti di inserire numeri e eseguire calcoli in modo agevole.</text:p>
        </text:list-item>
        <text:list-item>
          <text:p text:style-name="P180"><text:span text:style-name="Strong_20_Emphasis">Operazioni Matematiche di Base</text:span>: Gli utenti possono eseguire operazioni di addizione (+), sottrazione (-), moltiplicazione (*) e divisione (/) con facilità.</text:p>
        </text:list-item>
        <text:list-item>
          <text:p text:style-name="P180"><text:span text:style-name="Strong_20_Emphasis">Radici Quadrate e Cubiche</text:span>: Calc Free consente di calcolare sia la radice quadrata (sqrt) che la radice cubica (cbrt) di un numero.</text:p>
        </text:list-item>
        <text:list-item>
          <text:p text:style-name="P180"><text:span text:style-name="Strong_20_Emphasis">Calcolo delle Percentuali</text:span>: Con l'operatore '%' gli utenti possono calcolare facilmente le percentuali.</text:p>
        </text:list-item>
        <text:list-item>
          <text:p text:style-name="P180"><text:span text:style-name="Strong_20_Emphasis">Cancellazione dell'Input</text:span>: Il pulsante 'CANC' consente agli utenti di cancellare l'input corrente e iniziare un nuovo calcolo.</text:p>
        </text:list-item>
      </text:list>
      <text:h text:style-name="Heading_20_2" text:outline-level="2"><text:bookmark text:name="user-content-come-usare"/>Come Usare</text:h>
      <text:list xml:id="list2146761812" text:style-name="L57">
        <text:list-item>
          <text:p text:style-name="P181"><text:span text:style-name="Strong_20_Emphasis">Inserimento Numerico</text:span>: Usa i pulsanti numerici (0-9) e il punto decimale per inserire numeri. Il tuo input verrà visualizzato nella casella di testo superiore.</text:p>
        </text:list-item>
        <text:list-item>
          <text:p text:style-name="P181"><text:span text:style-name="Strong_20_Emphasis">Operazioni Matematiche</text:span>: Usa i pulsanti delle operazioni (+, -, *, /) per eseguire calcoli matematici di base. Il risultato verrà visualizzato nella casella di testo.</text:p>
        </text:list-item>
        <text:list-item>
          <text:p text:style-name="P181"><text:span text:style-name="Strong_20_Emphasis">Radici Quadrate e Cubiche</text:span>: Premi il pulsante 'sqrt' per calcolare la radice quadrata o il pulsante 'cbrt' per calcolare la radice cubica dell'input corrente.</text:p>
        </text:list-item>
        <text:list-item>
          <text:p text:style-name="P181"><text:span text:style-name="Strong_20_Emphasis">Calcolo delle Percentuali</text:span>: Usa il pulsante '%' per calcolare la percentuale basata sull'input corrente.</text:p>
        </text:list-item>
        <text:list-item>
          <text:p text:style-name="P181"><text:span text:style-name="Strong_20_Emphasis">Cancellazione dell'Input</text:span>: Clicca sul pulsante 'CANC' per cancellare l'input corrente e iniziare un nuovo calcolo.</text:p>
        </text:list-item>
        <text:list-item>
          <text:p text:style-name="P181"><text:span text:style-name="Strong_20_Emphasis">Calcolo Finale</text:span>: Premi il pulsante '=' per calcolare il risultato finale basato sull'input e sull'operatore corrente.</text:p>
        </text:list-item>
      </text:list>
      <text:p text:style-name="P49"/>
      <text:h text:style-name="P25" text:outline-level="1"><text:soft-page-break/>Source Code – Calcolatrice Free</text:h>
      <text:p text:style-name="P49"># Software Name: Calc Free</text:p>
      <text:p text:style-name="P49"># Author: Bocaletto Luca</text:p>
      <text:p text:style-name="P49">import sys</text:p>
      <text:p text:style-name="P49">from PyQt6.QtCore import Qt</text:p>
      <text:p text:style-name="P49">from PyQt6.QtGui import QPalette, QColor, QAction</text:p>
      <text:p text:style-name="P49">from PyQt6.QtWidgets import QApplication, QMainWindow, QWidget, QVBoxLayout, QHBoxLayout, QPushButton, QLineEdit, QMenuBar, QLabel, QDialog</text:p>
      <text:p text:style-name="P49"/>
      <text:p text:style-name="P49">class Calcolatrice(QMainWindow):</text:p>
      <text:p text:style-name="P49"><text:s text:c="4"/>def __init__(self):</text:p>
      <text:p text:style-name="P49"><text:s text:c="8"/>super().__init__()</text:p>
      <text:p text:style-name="P49"><text:s text:c="8"/>self.setWindowTitle("Calc Free") <text:s/># Imposta il titolo della finestra</text:p>
      <text:p text:style-name="P49"><text:s text:c="8"/>self.setGeometry(100, 100, 400, 400) <text:s/># Imposta le dimensioni e la posizione iniziale della finestra</text:p>
      <text:p text:style-name="P49"><text:s text:c="8"/>self.central_widget = QWidget()</text:p>
      <text:p text:style-name="P49"><text:s text:c="8"/>self.setCentralWidget(self.central_widget) <text:s/># Imposta il widget centrale come contenitore principale</text:p>
      <text:p text:style-name="P49"><text:s text:c="8"/>self.layout = QVBoxLayout() <text:s/># Crea un layout verticale per organizzare gli elementi</text:p>
      <text:p text:style-name="P49"><text:s text:c="8"/>self.display = QLineEdit() <text:s/># Crea una casella di testo per il display della calcolatrice</text:p>
      <text:p text:style-name="P49"><text:s text:c="8"/>self.display.setStyleSheet("font-size: 20px; background-color: #f0f0f0;") <text:s/># Stile per il display</text:p>
      <text:p text:style-name="P49"><text:soft-page-break/><text:s text:c="8"/>self.layout.addWidget(self.display) <text:s/># Aggiunge il display al layout</text:p>
      <text:p text:style-name="P49"><text:s text:c="8"/>button_layout = [ <text:s/># Definizione dei pulsanti in un elenco di liste</text:p>
      <text:p text:style-name="P49"><text:s text:c="12"/>["7", "8", "9", "+"],</text:p>
      <text:p text:style-name="P49"><text:s text:c="12"/>["4", "5", "6", "-"],</text:p>
      <text:p text:style-name="P49"><text:s text:c="12"/>["1", "2", "3", "*"],</text:p>
      <text:p text:style-name="P49"><text:s text:c="12"/>["0", ".", "=", "/", "CANC"],</text:p>
      <text:p text:style-name="P49"><text:s text:c="12"/>["sqrt", "cbrt", "%"]</text:p>
      <text:p text:style-name="P49"><text:s text:c="8"/>]</text:p>
      <text:p text:style-name="P49"><text:s text:c="8"/>for row in button_layout: <text:s/># Itera sulle righe dei pulsanti</text:p>
      <text:p text:style-name="P49"><text:s text:c="12"/>row_layout = QHBoxLayout() <text:s/># Crea un layout orizzontale per organizzare i pulsanti in una riga</text:p>
      <text:p text:style-name="P49"><text:s text:c="12"/>for button_text in row: <text:s/># Itera sui testi dei pulsanti nella riga corrente</text:p>
      <text:p text:style-name="P49"><text:s text:c="16"/>button = QPushButton(button_text) <text:s/># Crea un pulsante con il testo corrente</text:p>
      <text:p text:style-name="P49"><text:s text:c="16"/>if button_text == "CANC":</text:p>
      <text:p text:style-name="P49"><text:s text:c="20"/>button.setStyleSheet("font-size: 20px; background-color: #f44336; color: #fff;") <text:s/># Imposta lo stile per il pulsante CANCEL</text:p>
      <text:p text:style-name="P49"><text:s text:c="16"/>else:</text:p>
      <text:p text:style-name="P49"><text:s text:c="20"/>button.setStyleSheet("font-size: 20px; background-color: #4caf50; color: #fff;") <text:s/># Imposta lo stile per gli altri pulsanti</text:p>
      <text:p text:style-name="P49"><text:s text:c="16"/>button.clicked.connect(self.button_click) <text:s/># Collega il click del pulsante alla funzione button_click</text:p>
      <text:p text:style-name="P49"><text:s text:c="16"/>row_layout.addWidget(button) <text:s/># Aggiunge il pulsante al layout della riga corrente</text:p>
      <text:p text:style-name="P49"><text:s text:c="12"/>self.layout.addLayout(row_layout) <text:s/># Aggiunge il layout della riga al layout principale</text:p>
      <text:p text:style-name="P49"><text:soft-page-break/><text:s text:c="8"/>self.central_widget.setLayout(self.layout) <text:s/># Imposta il layout principale per il widget centrale</text:p>
      <text:p text:style-name="P49"><text:s text:c="8"/>self.result = None <text:s/># Variabile per memorizzare il risultato</text:p>
      <text:p text:style-name="P49"><text:s text:c="8"/>self.operator = None <text:s/># Variabile per memorizzare l'operatore corrente</text:p>
      <text:p text:style-name="P49"><text:s text:c="8"/>self.clear_flag = False <text:s/># Flag per determinare se cancellare l'input</text:p>
      <text:p text:style-name="P49"><text:s text:c="8"/>self.current_input = "" <text:s/># Memorizza l'input dell'utente corrente</text:p>
      <text:p text:style-name="P49"><text:s text:c="8"/>self.percent_flag = False <text:s/># Flag per gestire il calcolo percentuale</text:p>
      <text:p text:style-name="P49"><text:s text:c="8"/>menubar = self.menuBar() <text:s/># Crea una barra del menu</text:p>
      <text:p text:style-name="P49"><text:s text:c="8"/>about_menu = menubar.addMenu("About") <text:s/># Crea un menu "About"</text:p>
      <text:p text:style-name="P49"><text:s text:c="8"/>about_action = QAction("About", self) <text:s/># Crea un'azione "About"</text:p>
      <text:p text:style-name="P49"><text:s text:c="8"/>about_menu.addAction(about_action) <text:s/># Aggiunge l'azione al menu "About"</text:p>
      <text:p text:style-name="P49"><text:s text:c="8"/>about_action.triggered.connect(self.show_about_dialog) <text:s/># Collega l'azione al metodo show_about_dialog</text:p>
      <text:p text:style-name="P49"/>
      <text:p text:style-name="P49"><text:s text:c="4"/>def button_click(self):</text:p>
      <text:p text:style-name="P49"><text:s text:c="8"/>button = self.sender() <text:s/># Ottiene il pulsante che ha generato il segnale</text:p>
      <text:p text:style-name="P49"><text:s text:c="8"/>text = button.text() <text:s/># Ottiene il testo del pulsante premuto</text:p>
      <text:p text:style-name="P49"><text:s text:c="8"/>if text.isnumeric() or text == ".": <text:s/># Se il testo è numerico o un punto decimale</text:p>
      <text:p text:style-name="P49"><text:s text:c="12"/>self.current_input += text <text:s/># Aggiunge il testo all'input corrente</text:p>
      <text:p text:style-name="P49"><text:s text:c="12"/>self.display.setText(self.current_input) <text:s/># Aggiorna il display con l'input corrente</text:p>
      <text:p text:style-name="P49"><text:s text:c="8"/>elif text in ["+", "-", "*", "/"]: <text:s/># Se il testo è un operatore</text:p>
      <text:p text:style-name="P49"><text:s text:c="12"/>if self.result is None: <text:s/># Se non c'è ancora un risultato parziale</text:p>
      <text:p text:style-name="P49"><text:s text:c="16"/>self.result = float(self.current_input) <text:s/># Memorizza l'input corrente come <text:soft-page-break/>risultato</text:p>
      <text:p text:style-name="P49"><text:s text:c="12"/>else:</text:p>
      <text:p text:style-name="P49"><text:s text:c="16"/>self.result = self.perform_calculation() <text:s/># Altrimenti, esegui un calcolo parziale</text:p>
      <text:p text:style-name="P49"><text:s text:c="12"/>self.operator = text <text:s/># Memorizza l'operatore corrente</text:p>
      <text:p text:style-name="P49"><text:s text:c="12"/>self.clear_flag = True <text:s/># Imposta il flag per cancellare l'input</text:p>
      <text:p text:style-name="P49"><text:s text:c="12"/>self.current_input = "" <text:s/># Resetta l'input corrente</text:p>
      <text:p text:style-name="P49"><text:s text:c="12"/>self.percent_flag = False <text:s/># Resetta il flag percentuale</text:p>
      <text:p text:style-name="P49"><text:s text:c="8"/>elif text == "=": <text:s/># Se il testo è "=", esegui il calcolo finale</text:p>
      <text:p text:style-name="P49"><text:s text:c="12"/>if self.operator:</text:p>
      <text:p text:style-name="P49"><text:s text:c="16"/>if self.current_input:</text:p>
      <text:p text:style-name="P49"><text:s text:c="20"/>operand = float(self.current_input)</text:p>
      <text:p text:style-name="P49"><text:s text:c="20"/>if self.operator == "%": <text:s/># Se l'operatore è "%", calcola la percentuale</text:p>
      <text:p text:style-name="P49"><text:s text:c="24"/>result = self.result * (operand / 100)</text:p>
      <text:p text:style-name="P49"><text:s text:c="20"/>else:</text:p>
      <text:p text:style-name="P49"><text:s text:c="24"/>result = self.perform_calculation(operand) <text:s/># Altrimenti, esegui l'operazione corrispondente</text:p>
      <text:p text:style-name="P49"><text:s text:c="20"/>self.display.setText(str(result)) <text:s/># Mostra il risultato nel display</text:p>
      <text:p text:style-name="P49"><text:s text:c="20"/>self.clear_flag = True <text:s/># Imposta il flag per cancellare l'input successivo</text:p>
      <text:p text:style-name="P49"><text:s text:c="20"/>self.operator = None <text:s/># Resetta l'operatore</text:p>
      <text:p text:style-name="P49"><text:s text:c="20"/>self.current_input = "" <text:s/># Resetta l'input corrente</text:p>
      <text:p text:style-name="P49"><text:s text:c="8"/>elif text == "sqrt": <text:s/># Se il testo è "sqrt", calcola la radice quadrata</text:p>
      <text:p text:style-name="P49"><text:s text:c="12"/>if self.current_input:</text:p>
      <text:p text:style-name="P49"><text:soft-page-break/><text:s text:c="16"/>num = float(self.current_input)</text:p>
      <text:p text:style-name="P49"><text:s text:c="16"/>if num &gt;= 0:</text:p>
      <text:p text:style-name="P49"><text:s text:c="20"/>result = num ** 0.5</text:p>
      <text:p text:style-name="P49"><text:s text:c="20"/>self.display.setText(str(result))</text:p>
      <text:p text:style-name="P49"><text:s text:c="20"/>self.current_input = str(result)</text:p>
      <text:p text:style-name="P49"><text:s text:c="20"/>self.percent_flag = False <text:s/># Resetta il flag percentuale</text:p>
      <text:p text:style-name="P49"><text:s text:c="8"/>elif text == "cbrt": <text:s/># Se il testo è "cbrt", calcola la radice cubica</text:p>
      <text:p text:style-name="P49"><text:s text:c="12"/>if self.current_input:</text:p>
      <text:p text:style-name="P49"><text:s text:c="16"/>num = float(self.current_input)</text:p>
      <text:p text:style-name="P49"><text:s text:c="16"/>result = num ** (1/3)</text:p>
      <text:p text:style-name="P49"><text:s text:c="16"/>self.display.setText(str(result))</text:p>
      <text:p text:style-name="P49"><text:s text:c="16"/>self.current_input = str(result)</text:p>
      <text:p text:style-name="P49"><text:s text:c="16"/>self.percent_flag = False <text:s/># Resetta il flag percentuale</text:p>
      <text:p text:style-name="P49"><text:s text:c="8"/>elif text == "%": <text:s/># Se il testo è "%", gestisci il calcolo percentuale</text:p>
      <text:p text:style-name="P49"><text:s text:c="12"/>if self.current_input and not self.percent_flag:</text:p>
      <text:p text:style-name="P49"><text:s text:c="16"/>value = float(self.current_input)</text:p>
      <text:p text:style-name="P49"><text:s text:c="16"/>self.result = value <text:s/># Memorizza il valore come risultato parziale</text:p>
      <text:p text:style-name="P49"><text:s text:c="16"/>self.operator = "%" <text:s/># Imposta l'operatore come "%"</text:p>
      <text:p text:style-name="P49"><text:s text:c="16"/>self.display.setText(self.current_input + "%") <text:s/># Mostra il simbolo "%" nel display</text:p>
      <text:p text:style-name="P49"><text:s text:c="16"/>self.current_input = "" <text:s/># Resetta l'input corrente</text:p>
      <text:p text:style-name="P49"><text:s text:c="16"/>self.percent_flag = True <text:s/># Imposta il flag percentuale</text:p>
      <text:p text:style-name="P49"><text:s text:c="8"/>elif text == "CANC": <text:s/># Se il testo è "CANC", resetta tutto</text:p>
      <text:p text:style-name="P49"><text:soft-page-break/><text:s text:c="12"/>self.current_input = ""</text:p>
      <text:p text:style-name="P49"><text:s text:c="12"/>self.display.clear()</text:p>
      <text:p text:style-name="P49"><text:s text:c="12"/>self.result = None</text:p>
      <text:p text:style-name="P49"/>
      <text:p text:style-name="P49"><text:s text:c="4"/>def perform_calculation(self, operand=None):</text:p>
      <text:p text:style-name="P49"><text:s text:c="8"/>if operand is None:</text:p>
      <text:p text:style-name="P49"><text:s text:c="12"/>operand = float(self.current_input)</text:p>
      <text:p text:style-name="P49"><text:s text:c="8"/>if self.operator == "+":</text:p>
      <text:p text:style-name="P49"><text:s text:c="12"/>return self.result + operand</text:p>
      <text:p text:style-name="P49"><text:s text:c="8"/>elif self.operator == "-":</text:p>
      <text:p text:style-name="P49"><text:s text:c="12"/>return self.result - operand</text:p>
      <text:p text:style-name="P49"><text:s text:c="8"/>elif self.operator == "*":</text:p>
      <text:p text:style-name="P49"><text:s text:c="12"/>return self.result * operand</text:p>
      <text:p text:style-name="P49"><text:s text:c="8"/>elif self.operator == "/":</text:p>
      <text:p text:style-name="P49"><text:s text:c="12"/>if operand != 0:</text:p>
      <text:p text:style-name="P49"><text:s text:c="16"/>return self.result / operand</text:p>
      <text:p text:style-name="P49"><text:s text:c="12"/>else:</text:p>
      <text:p text:style-name="P49"><text:s text:c="16"/>return "Errore"</text:p>
      <text:p text:style-name="P49"/>
      <text:p text:style-name="P49"><text:s text:c="4"/>def show_about_dialog(self):</text:p>
      <text:p text:style-name="P49"><text:s text:c="8"/>about_dialog = QDialog(self) <text:s/># Crea una finestra di dialogo "About"</text:p>
      <text:p text:style-name="P49"><text:s text:c="8"/>about_dialog.setWindowTitle("About") <text:s/># Imposta il titolo della finestra</text:p>
      <text:p text:style-name="P49"><text:soft-page-break/><text:s text:c="8"/>about_dialog.setFixedWidth(300) <text:s/># Imposta la larghezza fissa della finestra</text:p>
      <text:p text:style-name="P49"><text:s text:c="8"/>about_dialog.setFixedHeight(150) <text:s/># Imposta l'altezza fissa della finestra</text:p>
      <text:p text:style-name="P49"/>
      <text:p text:style-name="P49"><text:s text:c="8"/>about_layout = QVBoxLayout() <text:s/># Crea un layout verticale per la finestra di dialogo</text:p>
      <text:p text:style-name="P49"><text:s text:c="8"/>about_label = QLabel("Questa è una semplice calcolatrice GUI in Python con PyQt6.") <text:s/># Crea una label con testo</text:p>
      <text:p text:style-name="P49"><text:s text:c="8"/></text:p>
      <text:p text:style-name="P49"><text:s text:c="8"/># Imposta il colore del testo su bianco</text:p>
      <text:p text:style-name="P49"><text:s text:c="8"/>about_label.setStyleSheet("color: #fff;")</text:p>
      <text:p text:style-name="P49"><text:s text:c="8"/></text:p>
      <text:p text:style-name="P49"><text:s text:c="8"/># Imposta lo sfondo della finestra "About" come i pulsanti</text:p>
      <text:p text:style-name="P49"><text:s text:c="8"/>palette = about_dialog.palette()</text:p>
      <text:p text:style-name="P49"><text:s text:c="8"/>palette.setColor(QPalette.ColorRole.Window, QColor("#4caf50")) <text:s/># Colore personalizzato</text:p>
      <text:p text:style-name="P49"><text:s text:c="8"/>about_dialog.setPalette(palette)</text:p>
      <text:p text:style-name="P49"><text:s text:c="8"/></text:p>
      <text:p text:style-name="P49"><text:s text:c="8"/>about_layout.addWidget(about_label) <text:s/># Aggiunge la label al layout</text:p>
      <text:p text:style-name="P49"><text:s text:c="8"/>about_dialog.setLayout(about_layout) <text:s/># Imposta il layout per la finestra di dialogo</text:p>
      <text:p text:style-name="P49"><text:s text:c="8"/></text:p>
      <text:p text:style-name="P49"><text:s text:c="8"/>about_dialog.exec() <text:s/># Esegui la finestra di dialogo</text:p>
      <text:p text:style-name="P49"/>
      <text:p text:style-name="P49">if __name__ == "__main__":</text:p>
      <text:p text:style-name="P49"><text:soft-page-break/><text:s text:c="4"/>app = QApplication(sys.argv) <text:s/># Crea un'applicazione PyQt</text:p>
      <text:p text:style-name="P49"><text:s text:c="4"/>window = Calcolatrice() <text:s/># Crea l'istanza della Calcolatrice</text:p>
      <text:p text:style-name="P49"><text:s text:c="4"/>about_action = window.menuBar().findChild(QAction, "About") <text:s/># Trova l'azione "About" nel menu</text:p>
      <text:p text:style-name="P49"><text:s text:c="4"/>if about_action:</text:p>
      <text:p text:style-name="P49"><text:s text:c="8"/>about_action.setStyleSheet("color: #fff;") <text:s/># Imposta il colore del testo dell'azione "About" in bianco</text:p>
      <text:p text:style-name="P49"/>
      <text:p text:style-name="P49"><text:s text:c="4"/>window.show() <text:s/># Mostra la finestra della Calcolatrice</text:p>
      <text:p text:style-name="P49"><text:s text:c="4"/>sys.exit(app.exec()) <text:s/># Esegui l'applicazione PyQt</text:p>
      <text:p text:style-name="P49"/>
      <text:p text:style-name="P23">SD-Card <text:span text:style-name="T14">Format </text:span></text:p>
      <text:p text:style-name="P63"><text:span text:style-name="T14">Sd Card </text:span>Format Free è un'applicazione software sviluppata da Bocaletto Luca per semplificare il processo di formattazione delle schede di memoria SD. Questo software offre un'interfaccia utente intuitiva e facile da usare che consente agli utenti di formattare rapidamente le loro schede SD in formato FAT32.</text:p>
      <text:h text:style-name="Heading_20_2" text:outline-level="2"><text:bookmark text:name="user-content-caratteristiche-principali7"/>Caratteristiche principali</text:h>
      <text:list xml:id="list3542973428" text:style-name="L58">
        <text:list-item>
          <text:p text:style-name="P182"><text:span text:style-name="Strong_20_Emphasis">Selezione dell'Unità Rimovibile:</text:span> SD-Card Format Free permette agli utenti di selezionare l'unità rimovibile desiderata da una comoda lista a discesa. Questo è particolarmente utile quando si hanno più schede di memoria SD collegate al computer.</text:p>
        </text:list-item>
        <text:list-item>
          <text:p text:style-name="P182"><text:span text:style-name="Strong_20_Emphasis">Aggiornamento della Lista delle Unità Rimovibili:</text:span> L'applicazione include un pulsante "Aggiorna" che consente agli utenti di rilevare automaticamente le unità rimovibili attualmente collegate al computer. Questo assicura che la lista sia sempre aggiornata e che gli utenti possano selezionare facilmente l'unità che desiderano formattare.</text:p>
        </text:list-item>
        <text:list-item>
          <text:p text:style-name="P182"><text:span text:style-name="Strong_20_Emphasis">Formattazione Facile:</text:span> Una volta selezionata l'unità desiderata, gli utenti possono avviare il processo di formattazione con un semplice clic sul pulsante "Formatta". Il software eseguirà quindi il comando di formattazione con il file system FAT32 sull'unità selezionata.</text:p>
        </text:list-item>
        <text:list-item>
          <text:p text:style-name="P182"><text:span text:style-name="Strong_20_Emphasis">Notifiche di Stato:</text:span> SD-Card Format Free fornisce notifiche informative all'utente. Una <text:soft-page-break/>finestra di messaggio mostra un messaggio di conferma quando la formattazione è completata con successo. In caso di errore durante il processo, viene visualizzato un messaggio di errore per informare l'utente sul problema riscontrato.</text:p>
        </text:list-item>
      </text:list>
      <text:p text:style-name="P26">Source Code – SD Card Format</text:p>
      <text:h text:style-name="P43" text:outline-level="1"># Software Name: SD-Card Format Free</text:h>
      <text:p text:style-name="P46"># Author: Bocaletto Luca</text:p>
      <text:p text:style-name="P46">import tkinter as tk</text:p>
      <text:p text:style-name="P46">from tkinter import ttk</text:p>
      <text:p text:style-name="P46">import subprocess</text:p>
      <text:p text:style-name="P46">import ctypes</text:p>
      <text:p text:style-name="P46">import psutil</text:p>
      <text:p text:style-name="P46"># Funzione per ottenere una lista delle unità rimovibili</text:p>
      <text:p text:style-name="P46">def get_removable_drives():</text:p>
      <text:p text:style-name="P46"><text:s text:c="4"/>drives = []</text:p>
      <text:p text:style-name="P46"><text:s text:c="4"/>for drive in psutil.disk_partitions():</text:p>
      <text:p text:style-name="P46"><text:s text:c="8"/>if "removable" in drive.opts:</text:p>
      <text:p text:style-name="P46"><text:s text:c="12"/>drives.append(drive.device)</text:p>
      <text:p text:style-name="P46"><text:s text:c="4"/>return drives</text:p>
      <text:p text:style-name="P46"># Funzione per formattare la scheda di memoria SD</text:p>
      <text:p text:style-name="P46">def formatta_scheda():</text:p>
      <text:p text:style-name="P46"><text:s text:c="4"/>dispositivo = dispositivo_combobox.get()</text:p>
      <text:p text:style-name="P46"><text:s text:c="4"/>try:</text:p>
      <text:p text:style-name="P46"><text:s text:c="8"/>comando = f"format {dispositivo} /FS:FAT32"</text:p>
      <text:p text:style-name="P46"><text:soft-page-break/><text:s text:c="8"/>subprocess.run(comando, shell=True, check=True)</text:p>
      <text:p text:style-name="P46"><text:s text:c="8"/>messagebox.showinfo("Formattazione Completata", f"La scheda {dispositivo} è stata formattata con successo.")</text:p>
      <text:p text:style-name="P46"><text:s text:c="4"/>except Exception as e:</text:p>
      <text:p text:style-name="P46"><text:s text:c="8"/>ctypes.windll.user32.MessageBoxW(0, f"Impossibile formattare la scheda {dispositivo}.\nErrore: {str(e)}", "Errore", 0)</text:p>
      <text:p text:style-name="P46"># Funzione per aggiornare la lista delle unità rimovibili</text:p>
      <text:p text:style-name="P46">def refresh_drives():</text:p>
      <text:p text:style-name="P46"><text:s text:c="4"/>dispositivi = get_removable_drives()</text:p>
      <text:p text:style-name="P46"><text:s text:c="4"/>dispositivo_combobox['values'] = dispositivi</text:p>
      <text:p text:style-name="P46"># Creazione della finestra principale</text:p>
      <text:p text:style-name="P46">root = tk.Tk()</text:p>
      <text:p text:style-name="P46">root.title("Applicativo per Formattare Schede di Memoria SD")</text:p>
      <text:p text:style-name="P46"># Etichetta e combobox per selezionare l'unità</text:p>
      <text:p text:style-name="P46">dispositivo_label_title = tk.Label(root, text="SD-Card Format Free")</text:p>
      <text:p text:style-name="P46">dispositivo_label = tk.Label(root, text="Seleziona un'Unità Rimovibile:")</text:p>
      <text:p text:style-name="P46">dispositivo_label_title.pack()</text:p>
      <text:p text:style-name="P46">dispositivo_label.pack()</text:p>
      <text:p text:style-name="P46">dispositivo_combobox = ttk.Combobox(root, state="readonly")</text:p>
      <text:p text:style-name="P46">dispositivo_combobox.pack()</text:p>
      <text:p text:style-name="P46"># Pulsante per aggiornare la lista delle unità rimovibili</text:p>
      <text:p text:style-name="P46">aggiorna_button = tk.Button(root, text="Aggiorna", command=refresh_drives)</text:p>
      <text:p text:style-name="P46">aggiorna_button.pack()</text:p>
      <text:p text:style-name="P46"><text:soft-page-break/># Pulsante per avviare la formattazione</text:p>
      <text:p text:style-name="P46">formatta_button = tk.Button(root, text="Formatta", command=formatta_scheda)</text:p>
      <text:p text:style-name="P46">formatta_button.pack()</text:p>
      <text:p text:style-name="P46"># Esegui l'aggiornamento iniziale della lista delle unità rimovibili</text:p>
      <text:p text:style-name="P46">refresh_drives()</text:p>
      <text:p text:style-name="P46"># Esecuzione del loop principale della GUI</text:p>
      <text:p text:style-name="P46">root.mainloop()</text:p>
      <text:p text:style-name="P22">Event Calendar Free</text:p>
      <text:p text:style-name="P63"><text:span text:style-name="T14">Event Calendar Free </text:span>è un'applicazione per la gestione degli eventi basata su una GUI (Interfaccia Grafica Utente) sviluppata utilizzando il framework PyQt5. Questa applicazione consente agli utenti di visualizzare, aggiungere ed eliminare eventi in un calendario interattivo.</text:p>
      <text:h text:style-name="Heading_20_2" text:outline-level="2"><text:bookmark text:name="user-content-caratteristiche-principali8"/>Caratteristiche principali</text:h>
      <text:list xml:id="list311665339" text:style-name="L59">
        <text:list-item>
          <text:p text:style-name="P183"><text:span text:style-name="Strong_20_Emphasis">Calendario Interattivo</text:span>: L'applicazione presenta un calendario interattivo che consente agli utenti di selezionare una data specifica facendo clic su di essa.</text:p>
        </text:list-item>
        <text:list-item>
          <text:p text:style-name="P183"><text:span text:style-name="Strong_20_Emphasis">Visualizzazione degli Eventi</text:span>: Quando un utente seleziona una data nel calendario, l'applicazione mostra una finestra dedicata denominata "Eventi del [Data selezionata]" che visualizza gli eventi associati a quella data.</text:p>
        </text:list-item>
        <text:list-item>
          <text:p text:style-name="P183"><text:span text:style-name="Strong_20_Emphasis">Aggiunta di Eventi</text:span>: Gli utenti possono aggiungere nuovi eventi inserendo un nome e una descrizione per l'evento e facendo clic sul pulsante "Aggiungi Evento". Questi eventi vengono memorizzati in un database SQLite.</text:p>
        </text:list-item>
        <text:list-item>
          <text:p text:style-name="P183"><text:span text:style-name="Strong_20_Emphasis">Eliminazione di Eventi</text:span>: Gli utenti possono eliminare eventi selezionando le righe corrispondenti nella tabella degli eventi e facendo clic sul pulsante "Elimina Evento". Gli eventi eliminati vengono rimossi dal database SQLite.</text:p>
        </text:list-item>
        <text:list-item>
          <text:p text:style-name="P183"><text:span text:style-name="Strong_20_Emphasis">Visualizzazione Dettagli Evento</text:span>: Gli eventi vengono visualizzati in una tabella che mostra l'ID dell'evento, il nome e la descrizione. Questi dettagli aiutano gli utenti a identificare e gestire gli eventi.</text:p>
        </text:list-item>
        <text:list-item>
          <text:p text:style-name="P183"><text:span text:style-name="Strong_20_Emphasis">Persistenza dei Dati</text:span>: I dati sugli eventi vengono memorizzati in un database SQLite chiamato 'events.db', consentendo agli utenti di accedere agli eventi anche dopo la chiusura e <text:soft-page-break/>la riapertura dell'applicazione.</text:p>
        </text:list-item>
        <text:list-item>
          <text:p text:style-name="P183"><text:span text:style-name="Strong_20_Emphasis">Validazione degli Input</text:span>: L'applicazione include una validazione per assicurarsi che l'utente inserisca almeno il nome dell'evento prima di aggiungerlo.</text:p>
        </text:list-item>
      </text:list>
      <text:h text:style-name="Heading_20_2" text:outline-level="2"><text:bookmark text:name="user-content-utilizzo10"/>Utilizzo</text:h>
      <text:list xml:id="list1538018131" text:style-name="L60">
        <text:list-item>
          <text:p text:style-name="P185">All'avvio, l'applicazione mostra un calendario interattivo. </text:p>
        </text:list-item>
        <text:list-item>
          <text:p text:style-name="P185">Gli utenti possono selezionare una data specifica facendo clic su di essa nel calendario. </text:p>
        </text:list-item>
        <text:list-item>
          <text:p text:style-name="P185">Quando viene selezionata una data, viene visualizzata una finestra separata che mostra gli eventi associati a quella data. </text:p>
        </text:list-item>
        <text:list-item>
          <text:p text:style-name="P185">Gli utenti possono aggiungere nuovi eventi inserendo il nome e la descrizione dell'evento e facendo clic su "Aggiungi Evento". </text:p>
        </text:list-item>
        <text:list-item>
          <text:p text:style-name="P185">Gli utenti possono eliminare eventi selezionando le righe corrispondenti nella tabella degli eventi e facendo clic su "Elimina Evento". </text:p>
        </text:list-item>
        <text:list-item>
          <text:p text:style-name="P184">Tutti gli eventi vengono memorizzati in modo persistente nel database 'events.db', quindi possono essere consultati in futuro. </text:p>
        </text:list-item>
      </text:list>
      <text:p text:style-name="P26">Source Code – Event Calendar Free</text:p>
      <text:h text:style-name="P48" text:outline-level="1">Galleria di Immagini in Python con GUI Qt6</text:h>
      <text:p text:style-name="Text_20_body"><text:span text:style-name="Strong_20_Emphasis">Autore</text:span>: Bocaletto Luca</text:p>
      <text:p text:style-name="Text_20_body">La "Galleria di Immagini in Python con GUI Qt6" è un'applicazione che ti consente di visualizzare e sfogliare immagini da una directory specifica sul tuo computer.</text:p>
      <text:h text:style-name="Heading_20_2" text:outline-level="2"><text:bookmark text:name="user-content-caratteristiche-principali9"/>Caratteristiche Principali</text:h>
      <text:list xml:id="list4266629185" text:style-name="L61">
        <text:list-item>
          <text:p text:style-name="P186"><text:span text:style-name="Strong_20_Emphasis">Interfaccia Utente Intuitiva</text:span>: La Galleria di Immagini offre un'interfaccia utente intuitiva e facile da usare, grazie alla potente libreria Qt6.</text:p>
        </text:list-item>
        <text:list-item>
          <text:p text:style-name="P186"><text:span text:style-name="Strong_20_Emphasis">Visualizzazione di Immagini</text:span>: Puoi visualizzare immagini in diversi formati, tra cui JPG, JPEG, PNG, GIF e BMP, direttamente all'interno dell'applicazione.</text:p>
        </text:list-item>
        <text:list-item>
          <text:p text:style-name="P186"><text:span text:style-name="Strong_20_Emphasis">Navigazione Facile</text:span>: L'applicazione consente di sfogliare facilmente le immagini nella directory selezionata, grazie a pulsanti "Avanti" e "Indietro" che ti permettono di passare da un'immagine all'altra.</text:p>
        </text:list-item>
        <text:list-item>
          <text:p text:style-name="P186"><text:span text:style-name="Strong_20_Emphasis">Zoom Personalizzabile</text:span>: Puoi ingrandire o rimpicciolire l'immagine attualmente visualizzata usando la barra per lo zoom.</text:p>
        </text:list-item>
        <text:list-item>
          <text:p text:style-name="P186"><text:span text:style-name="Strong_20_Emphasis">Rotazione Automatica</text:span>: L'applicazione è in grado di rilevare l'orientamento Exif delle immagini e ruotarle automaticamente per una visualizzazione corretta.</text:p>
        </text:list-item>
        <text:list-item>
          <text:p text:style-name="P186"><text:soft-page-break/><text:span text:style-name="Strong_20_Emphasis">Miniature</text:span>: Una lista di miniature delle immagini presenti nella directory ti permette di selezionare rapidamente l'immagine desiderata.</text:p>
        </text:list-item>
        <text:list-item>
          <text:p text:style-name="P186"><text:span text:style-name="Strong_20_Emphasis">Esplorazione delle Directory</text:span>: L'applicazione offre la possibilità di esplorare facilmente le directory sul tuo computer per trovare e visualizzare immagini.</text:p>
        </text:list-item>
        <text:list-item>
          <text:p text:style-name="P186"><text:span text:style-name="Strong_20_Emphasis">Informazioni "About"</text:span>: Puoi accedere alle informazioni "About" dell'applicazione per scoprire la versione e l'autore.</text:p>
        </text:list-item>
      </text:list>
      <text:h text:style-name="Heading_20_2" text:outline-level="2"><text:bookmark text:name="user-content-uso2"/>Uso</text:h>
      <text:p text:style-name="Text_20_body">Per utilizzare la Galleria di Immagini, avvia l'applicazione e seleziona una directory che contiene le immagini che desideri visualizzare. Puoi quindi utilizzare i pulsanti "Avanti" e "Indietro" per navigare tra le immagini, ingrandirle o rimpicciolirle tramite lo zoom, e fare clic sulle miniature nella lista per selezionare un'immagine specifica.</text:p>
      <text:p text:style-name="P28">Source Code – Event Calendar Free</text:p>
      <text:h text:style-name="P43" text:outline-level="1"># Author: Bocaletto Luca</text:h>
      <text:p text:style-name="P46"># Gallery Image in Python with GUI Qt6</text:p>
      <text:p text:style-name="P46"># Galleria di Immagini in Python con GUI Qt6</text:p>
      <text:p text:style-name="P46"># Import delle librerie necessarie</text:p>
      <text:p text:style-name="P46">import sys</text:p>
      <text:p text:style-name="P46">import os</text:p>
      <text:p text:style-name="P46">from PySide6.QtWidgets import QApplication, QMainWindow, QPushButton, QVBoxLayout, QWidget, QFileDialog, QGraphicsView, QGraphicsScene, QGraphicsPixmapItem, QSlider, QListWidget, QListWidgetItem, QHBoxLayout, QMessageBox</text:p>
      <text:p text:style-name="P46">from PySide6.QtGui import QPixmap, QImage, Qt, QTransform, QIcon</text:p>
      <text:p text:style-name="P46">from PIL import Image</text:p>
      <text:p text:style-name="P46">from pathlib import Path</text:p>
      <text:p text:style-name="P46">from PySide6.QtCore import QSize</text:p>
      <text:p text:style-name="P46"/>
      <text:p text:style-name="P46"><text:soft-page-break/># Definizione della classe principale dell'applicazione</text:p>
      <text:p text:style-name="P46">class ImageGallery(QMainWindow):</text:p>
      <text:p text:style-name="P46"><text:s text:c="4"/>def __init__(self, default_directory):</text:p>
      <text:p text:style-name="P46"><text:s text:c="8"/>super().__init__()</text:p>
      <text:p text:style-name="P46"/>
      <text:p text:style-name="P46"><text:s text:c="8"/># Impostazioni della finestra principale</text:p>
      <text:p text:style-name="P46"><text:s text:c="8"/>self.setWindowTitle("Galleria di Immagini")</text:p>
      <text:p text:style-name="P46"><text:s text:c="8"/>self.setGeometry(100, 100, 1024, 768)</text:p>
      <text:p text:style-name="P46"><text:s text:c="8"/># Inizializzazione delle variabili</text:p>
      <text:p text:style-name="P46"><text:s text:c="8"/>self.image_list = []</text:p>
      <text:p text:style-name="P46"><text:s text:c="8"/>self.current_index = 0</text:p>
      <text:p text:style-name="P46"><text:s text:c="8"/># Creazione del widget centrale</text:p>
      <text:p text:style-name="P46"><text:s text:c="8"/>self.central_widget = QWidget()</text:p>
      <text:p text:style-name="P46"><text:s text:c="8"/>self.setCentralWidget(self.central_widget)</text:p>
      <text:p text:style-name="P46"><text:s text:c="8"/># Layout principale</text:p>
      <text:p text:style-name="P46"><text:s text:c="8"/>self.layout = QVBoxLayout(self.central_widget)</text:p>
      <text:p text:style-name="P46"><text:s text:c="8"/># Elemento grafico per l'immagine principale</text:p>
      <text:p text:style-name="P46"><text:s text:c="8"/>self.image_label = QGraphicsPixmapItem()</text:p>
      <text:p text:style-name="P46"/>
      <text:p text:style-name="P46"><text:s text:c="8"/># Vista grafica per l'immagine principale</text:p>
      <text:p text:style-name="P46"><text:s text:c="8"/>self.graphics_view = QGraphicsView(self)</text:p>
      <text:p text:style-name="P46"><text:s text:c="8"/>self.layout.addWidget(self.graphics_view)</text:p>
      <text:p text:style-name="P46"><text:soft-page-break/><text:s text:c="8"/># Scene per l'immagine principale</text:p>
      <text:p text:style-name="P46"><text:s text:c="8"/>self.scene = QGraphicsScene()</text:p>
      <text:p text:style-name="P46"><text:s text:c="8"/>self.graphics_view.setScene(self.scene)</text:p>
      <text:p text:style-name="P46"><text:s text:c="8"/>self.scene.addItem(self.image_label)</text:p>
      <text:p text:style-name="P46"><text:s text:c="8"/># Layout orizzontale per i pulsanti</text:p>
      <text:p text:style-name="P46"><text:s text:c="8"/>button_layout = QHBoxLayout()</text:p>
      <text:p text:style-name="P46"><text:s text:c="8"/># Pulsanti per l'immagine</text:p>
      <text:p text:style-name="P46"><text:s text:c="8"/>self.previous_button = QPushButton("Indietro", self)</text:p>
      <text:p text:style-name="P46"><text:s text:c="8"/>self.previous_button.clicked.connect(self.show_previous_image)</text:p>
      <text:p text:style-name="P46"><text:s text:c="8"/>button_layout.addWidget(self.previous_button)</text:p>
      <text:p text:style-name="P46"><text:s text:c="8"/>self.next_button = QPushButton("Avanti", self)</text:p>
      <text:p text:style-name="P46"><text:s text:c="8"/>self.next_button.clicked.connect(self.show_next_image)</text:p>
      <text:p text:style-name="P46"><text:s text:c="8"/>button_layout.addWidget(self.next_button)</text:p>
      <text:p text:style-name="P46"><text:s text:c="8"/>self.browse_button = QPushButton("Sfoglia", self)</text:p>
      <text:p text:style-name="P46"><text:s text:c="8"/>self.browse_button.clicked.connect(self.browse_images)</text:p>
      <text:p text:style-name="P46"><text:s text:c="8"/>button_layout.addWidget(self.browse_button)</text:p>
      <text:p text:style-name="P46"><text:s text:c="8"/># Pulsante "About"</text:p>
      <text:p text:style-name="P46"><text:s text:c="8"/>self.about_button = QPushButton("About", self)</text:p>
      <text:p text:style-name="P46"><text:s text:c="8"/>self.about_button.clicked.connect(self.show_about_dialog)</text:p>
      <text:p text:style-name="P46"><text:s text:c="8"/>button_layout.addWidget(self.about_button)</text:p>
      <text:p text:style-name="P46"><text:s text:c="8"/># Barra per lo zoom</text:p>
      <text:p text:style-name="P46"><text:s text:c="8"/>self.zoom_slider = QSlider(Qt.Horizontal)</text:p>
      <text:p text:style-name="P46"><text:soft-page-break/><text:s text:c="8"/>self.zoom_slider.setMinimum(10)</text:p>
      <text:p text:style-name="P46"><text:s text:c="8"/>self.zoom_slider.setMaximum(400)</text:p>
      <text:p text:style-name="P46"><text:s text:c="8"/>self.zoom_slider.setValue(100)</text:p>
      <text:p text:style-name="P46"><text:s text:c="8"/>self.zoom_slider.valueChanged.connect(self.zoom_image)</text:p>
      <text:p text:style-name="P46"><text:s text:c="8"/>button_layout.addWidget(self.zoom_slider)</text:p>
      <text:p text:style-name="P46"><text:s text:c="8"/>self.layout.addLayout(button_layout)</text:p>
      <text:p text:style-name="P46"><text:s text:c="8"/># Slide show con miniature</text:p>
      <text:p text:style-name="P46"><text:s text:c="8"/>self.thumbnail_list = QListWidget(self)</text:p>
      <text:p text:style-name="P46"><text:s text:c="8"/>self.thumbnail_list.setMaximumHeight(220)</text:p>
      <text:p text:style-name="P46"><text:s text:c="8"/>self.thumbnail_list.setViewMode(QListWidget.IconMode)</text:p>
      <text:p text:style-name="P46"><text:s text:c="8"/>self.thumbnail_list.setIconSize(QSize(200, 200))</text:p>
      <text:p text:style-name="P46"><text:s text:c="8"/>self.thumbnail_list.setGridSize(QSize(220, 220))</text:p>
      <text:p text:style-name="P46"><text:s text:c="8"/>self.thumbnail_list.setLayoutMode(QListWidget.Batched)</text:p>
      <text:p text:style-name="P46"><text:s text:c="8"/>self.thumbnail_list.itemClicked.connect(self.thumbnail_clicked)</text:p>
      <text:p text:style-name="P46"><text:s text:c="8"/>self.layout.addWidget(self.thumbnail_list)</text:p>
      <text:p text:style-name="P46"><text:s text:c="8"/># Utilizza la directory home come directory di default</text:p>
      <text:p text:style-name="P46"><text:s text:c="8"/>self.load_images_from_directory(default_directory)</text:p>
      <text:p text:style-name="P46"><text:s text:c="4"/># Funzione per sfogliare le immagini in una directory</text:p>
      <text:p text:style-name="P46"><text:s text:c="4"/>def browse_images(self):</text:p>
      <text:p text:style-name="P46"><text:s text:c="8"/>options = QFileDialog.Options()</text:p>
      <text:p text:style-name="P46"><text:s text:c="8"/>options |= QFileDialog.ReadOnly</text:p>
      <text:p text:style-name="P46"><text:s text:c="8"/>dialog = QFileDialog(self, "Scegli una directory con immagini", options=options)</text:p>
      <text:p text:style-name="P46"><text:soft-page-break/><text:s text:c="8"/>dialog.setFileMode(QFileDialog.Directory)</text:p>
      <text:p text:style-name="P46"><text:s text:c="8"/>dialog.setOption(QFileDialog.ShowDirsOnly, True)</text:p>
      <text:p text:style-name="P46"><text:s text:c="8"/>if dialog.exec():</text:p>
      <text:p text:style-name="P46"><text:s text:c="12"/>directory = dialog.selectedFiles()[0]</text:p>
      <text:p text:style-name="P46"><text:s text:c="12"/>self.load_images_from_directory(directory)</text:p>
      <text:p text:style-name="P46"/>
      <text:p text:style-name="P46"><text:s text:c="4"/># Funzione per caricare le immagini da una directory</text:p>
      <text:p text:style-name="P46"><text:s text:c="4"/>def load_images_from_directory(self, directory):</text:p>
      <text:p text:style-name="P46"><text:s text:c="8"/>self.image_list = [os.path.join(directory, filename) for filename in os.listdir(directory) if</text:p>
      <text:p text:style-name="P46"><text:s text:c="27"/>filename.lower().endswith(('.jpg', '.jpeg', '.png', '.gif', '.bmp'))]</text:p>
      <text:p text:style-name="P46"><text:s text:c="8"/># Pulisci la lista delle miniature</text:p>
      <text:p text:style-name="P46"><text:s text:c="8"/>self.thumbnail_list.clear()</text:p>
      <text:p text:style-name="P46"><text:s text:c="8"/>if self.image_list:</text:p>
      <text:p text:style-name="P46"><text:s text:c="12"/>self.current_index = 0</text:p>
      <text:p text:style-name="P46"><text:s text:c="12"/>self.show_image(self.current_index)</text:p>
      <text:p text:style-name="P46"><text:s text:c="12"/># Aggiungi le miniature alla lista</text:p>
      <text:p text:style-name="P46"><text:s text:c="12"/>for image_path in self.image_list:</text:p>
      <text:p text:style-name="P46"><text:s text:c="16"/>image = Image.open(image_path)</text:p>
      <text:p text:style-name="P46"><text:s text:c="16"/>image = self.rotate_image(image) <text:s/># Ruota l'immagine se necessario</text:p>
      <text:p text:style-name="P46"><text:s text:c="16"/># Crea la miniatura a partire dall'immagine ruotata</text:p>
      <text:p text:style-name="P46"><text:s text:c="16"/>thumbnail = image.copy()</text:p>
      <text:p text:style-name="P46"><text:s text:c="16"/>thumbnail.thumbnail((200, 200), Image.LANCZOS) <text:s/># Utilizza LANCZOS <text:soft-page-break/>per l'antialiasing</text:p>
      <text:p text:style-name="P46"/>
      <text:p text:style-name="P46"><text:s text:c="16"/># Converte la miniatura in un formato compatibile con QPixmap</text:p>
      <text:p text:style-name="P46"><text:s text:c="16"/>thumbnail_qimage = self.pillow_to_qimage(thumbnail)</text:p>
      <text:p text:style-name="P46"><text:s text:c="16"/>thumbnail_pixmap = QPixmap.fromImage(thumbnail_qimage)</text:p>
      <text:p text:style-name="P46"><text:s text:c="16"/>item = QListWidgetItem(QIcon(thumbnail_pixmap), "")</text:p>
      <text:p text:style-name="P46"><text:s text:c="16"/>self.thumbnail_list.addItem(item)</text:p>
      <text:p text:style-name="P46"><text:s text:c="8"/>else:</text:p>
      <text:p text:style-name="P46"><text:s text:c="12"/>self.image_label.setPixmap(QPixmap())</text:p>
      <text:p text:style-name="P46"><text:s text:c="4"/># Funzione per mostrare un'immagine in base all'indice</text:p>
      <text:p text:style-name="P46"><text:s text:c="4"/>def show_image(self, index):</text:p>
      <text:p text:style-name="P46"><text:s text:c="8"/>if 0 &lt;= index &lt; len(self.image_list):</text:p>
      <text:p text:style-name="P46"><text:s text:c="12"/>image_path = self.image_list[index]</text:p>
      <text:p text:style-name="P46"><text:s text:c="12"/>image = Image.open(image_path)</text:p>
      <text:p text:style-name="P46"><text:s text:c="12"/>image = self.rotate_image(image) <text:s/># Ruota l'immagine se necessario</text:p>
      <text:p text:style-name="P46"><text:s text:c="12"/>qimage = self.pillow_to_qimage(image)</text:p>
      <text:p text:style-name="P46"><text:s text:c="12"/>pixmap = QPixmap.fromImage(qimage)</text:p>
      <text:p text:style-name="P46"><text:s text:c="12"/>self.image_label.setPixmap(pixmap)</text:p>
      <text:p text:style-name="P46"><text:s text:c="12"/>self.scene.setSceneRect(0, 0, pixmap.width(), pixmap.height())</text:p>
      <text:p text:style-name="P46"><text:s text:c="12"/>self.graphics_view.setScene(self.scene)</text:p>
      <text:p text:style-name="P46"><text:s text:c="12"/>self.graphics_view.fitInView(self.scene.sceneRect(), Qt.KeepAspectRatio)</text:p>
      <text:p text:style-name="P46"><text:s text:c="4"/># Funzione per ruotare un'immagine in base all'orientamento Exif</text:p>
      <text:p text:style-name="P46"><text:soft-page-break/><text:s text:c="4"/>def rotate_image(self, image):</text:p>
      <text:p text:style-name="P46"><text:s text:c="8"/>try:</text:p>
      <text:p text:style-name="P46"><text:s text:c="12"/>exif = image._getexif()</text:p>
      <text:p text:style-name="P46"><text:s text:c="12"/>if exif:</text:p>
      <text:p text:style-name="P46"><text:s text:c="16"/>orientation = exif.get(0x0112)</text:p>
      <text:p text:style-name="P46"><text:s text:c="16"/>if orientation == 3:</text:p>
      <text:p text:style-name="P46"><text:s text:c="20"/>image = image.rotate(180, expand=True)</text:p>
      <text:p text:style-name="P46"><text:s text:c="16"/>elif orientation == 6:</text:p>
      <text:p text:style-name="P46"><text:s text:c="20"/>image = image.rotate(270, expand=True)</text:p>
      <text:p text:style-name="P46"><text:s text:c="16"/>elif orientation == 8:</text:p>
      <text:p text:style-name="P46"><text:s text:c="20"/>image = image.rotate(90, expand=True)</text:p>
      <text:p text:style-name="P46"><text:s text:c="8"/>except (AttributeError, KeyError, IndexError):</text:p>
      <text:p text:style-name="P46"><text:s text:c="12"/>pass</text:p>
      <text:p text:style-name="P46"><text:s text:c="8"/>return image</text:p>
      <text:p text:style-name="P46"><text:s text:c="4"/># Funzione per convertire un'immagine da formato Pillow a QImage</text:p>
      <text:p text:style-name="P46"><text:s text:c="4"/>def pillow_to_qimage(self, image):</text:p>
      <text:p text:style-name="P46"><text:s text:c="8"/>if image.mode == "RGB":</text:p>
      <text:p text:style-name="P46"><text:s text:c="12"/>image = image.convert("RGBA")</text:p>
      <text:p text:style-name="P46"><text:s text:c="8"/>width, height = image.size</text:p>
      <text:p text:style-name="P46"><text:s text:c="8"/>image_data = image.tobytes("raw", "RGBA")</text:p>
      <text:p text:style-name="P46"><text:s text:c="8"/>return QImage(image_data, width, height, QImage.Format_RGBA8888)</text:p>
      <text:p text:style-name="P46"><text:s text:c="4"/># Funzione per mostrare l'immagine precedente</text:p>
      <text:p text:style-name="P46"><text:soft-page-break/><text:s text:c="4"/>def show_previous_image(self):</text:p>
      <text:p text:style-name="P46"><text:s text:c="8"/>if self.current_index &gt; 0:</text:p>
      <text:p text:style-name="P46"><text:s text:c="12"/>self.current_index -= 1</text:p>
      <text:p text:style-name="P46"><text:s text:c="12"/>self.show_image(self.current_index)</text:p>
      <text:p text:style-name="P46"><text:s text:c="4"/># Funzione per mostrare l'immagine successiva</text:p>
      <text:p text:style-name="P46"><text:s text:c="4"/>def show_next_image(self):</text:p>
      <text:p text:style-name="P46"><text:s text:c="8"/>if self.current_index &lt; len(self.image_list) - 1:</text:p>
      <text:p text:style-name="P46"><text:s text:c="12"/>self.current_index += 1</text:p>
      <text:p text:style-name="P46"><text:s text:c="12"/>self.show_image(self.current_index)</text:p>
      <text:p text:style-name="P46"><text:s text:c="4"/># Funzione per gestire lo zoom dell'immagine</text:p>
      <text:p text:style-name="P46"><text:s text:c="4"/>def zoom_image(self):</text:p>
      <text:p text:style-name="P46"><text:s text:c="8"/>zoom_factor = self.zoom_slider.value() / 100.0</text:p>
      <text:p text:style-name="P46"><text:s text:c="8"/>self.graphics_view.setTransform(QTransform.fromScale(zoom_factor, zoom_factor))</text:p>
      <text:p text:style-name="P46"><text:s text:c="4"/># Funzione per gestire il click su una miniatura</text:p>
      <text:p text:style-name="P46"><text:s text:c="4"/>def thumbnail_clicked(self, item):</text:p>
      <text:p text:style-name="P46"><text:s text:c="8"/>index = self.thumbnail_list.indexFromItem(item).row()</text:p>
      <text:p text:style-name="P46"><text:s text:c="8"/>self.show_image(index)</text:p>
      <text:p text:style-name="P46"><text:s text:c="4"/># Funzione per mostrare il dialog "About"</text:p>
      <text:p text:style-name="P46"><text:s text:c="4"/>def show_about_dialog(self):</text:p>
      <text:p text:style-name="P46"><text:s text:c="8"/>about_text = "Galleria di Immagini Versione 1.0\n\n" \</text:p>
      <text:p text:style-name="P46"><text:s text:c="21"/>"Applicazione per visualizzare e sfogliare immagini da una directory.\n" \</text:p>
      <text:p text:style-name="P46"><text:soft-page-break/><text:s text:c="21"/>"Realizzata con Python con GUI Qt6.\n\n" \</text:p>
      <text:p text:style-name="P46"><text:s text:c="21"/>"2023 Bocaletto Luca Aka Elektronoide"</text:p>
      <text:p text:style-name="P46"><text:s text:c="8"/>QMessageBox.about(self, "About", about_text)</text:p>
      <text:p text:style-name="P46"># Blocco principale di esecuzione dell'applicazione</text:p>
      <text:p text:style-name="P46">if __name__ == "__main__":</text:p>
      <text:p text:style-name="P46"><text:s text:c="4"/>app = QApplication(sys.argv)</text:p>
      <text:p text:style-name="P46"/>
      <text:p text:style-name="P46"><text:s text:c="4"/># Utilizza la directory home come directory di default</text:p>
      <text:p text:style-name="P46"><text:s text:c="4"/>default_directory = str(Path.home())</text:p>
      <text:p text:style-name="P46"><text:s text:c="4"/>gallery = ImageGallery(default_directory)</text:p>
      <text:p text:style-name="P46"><text:s text:c="4"/>gallery.show()</text:p>
      <text:p text:style-name="P46"><text:s text:c="4"/>sys.exit(app.exec())</text:p>
      <text:h text:style-name="P20" text:outline-level="1">Mind Maps Free</text:h>
      <text:p text:style-name="Text_20_body">"Mappe Mentali" è un'applicazione software per la creazione, gestione e organizzazione di mappe mentali. Questo strumento permette agli utenti di creare mappe mentali personalizzate, organizzare idee e concetti in modo gerarchico, e navigare attraverso le informazioni in modo intuitivo.</text:p>
      <text:h text:style-name="Heading_20_2" text:outline-level="2"><text:bookmark text:name="user-content-funzionalità-principali3"/>Funzionalità Principali</text:h>
      <text:list xml:id="list687672657" text:style-name="L62">
        <text:list-item>
          <text:p text:style-name="P187"><text:span text:style-name="Strong_20_Emphasis">Creazione di Mappe Mentali:</text:span> Gli utenti possono facilmente creare nuove mappe mentali specificando il nome e, se necessario, una descrizione.</text:p>
        </text:list-item>
        <text:list-item>
          <text:p text:style-name="P187"><text:span text:style-name="Strong_20_Emphasis">Gestione delle Mappe:</text:span> Le mappe mentali esistenti possono essere visualizzate, modificate e cancellate direttamente dall'interfaccia dell'applicazione.</text:p>
        </text:list-item>
        <text:list-item>
          <text:p text:style-name="P187"><text:span text:style-name="Strong_20_Emphasis">Creazione di Nodi Padre:</text:span> Per ogni mappa mentale, è possibile inserire nodi padre, che rappresentano i principali concetti o argomenti. Ogni nodo padre può essere descritto con un nome e una descrizione.</text:p>
        </text:list-item>
        <text:list-item>
          <text:p text:style-name="P187"><text:span text:style-name="Strong_20_Emphasis">Creazione di Nodi Figlio:</text:span> Per espandere ulteriormente le informazioni, gli utenti possono aggiungere nodi figlio a ciascun nodo padre. Questi nodi figlio sono collegati <text:soft-page-break/>gerarchicamente e possono contenere nome e descrizione.</text:p>
        </text:list-item>
        <text:list-item>
          <text:p text:style-name="P187"><text:span text:style-name="Strong_20_Emphasis">Navigazione Intuitiva:</text:span> La navigazione all'interno delle mappe mentali è intuitiva: gli utenti possono espandere o contrarre i nodi figlio collegati ai nodi padre per esplorare le informazioni.</text:p>
        </text:list-item>
        <text:list-item>
          <text:p text:style-name="P187"><text:span text:style-name="Strong_20_Emphasis">Eliminazione:</text:span> Le mappe mentali, i nodi padre e i nodi figlio possono essere cancellati quando non sono più necessari.</text:p>
        </text:list-item>
        <text:list-item>
          <text:p text:style-name="P187"><text:span text:style-name="Strong_20_Emphasis">Interfaccia Utente User-Friendly:</text:span> L'interfaccia dell'applicazione è progettata per essere intuitiva e facile da usare, permettendo agli utenti di concentrarsi sulla creazione e l'organizzazione delle mappe mentali.</text:p>
        </text:list-item>
        <text:list-item>
          <text:p text:style-name="P187"><text:span text:style-name="Strong_20_Emphasis">Archiviazione Sicura:</text:span> Tutte le mappe mentali e i dati correlati sono archiviati in modo sicuro nel database dell'applicazione.</text:p>
        </text:list-item>
      </text:list>
      <text:p text:style-name="P62"><text:span text:style-name="T3">Source Code - </text:span><text:span text:style-name="T7">Mind Maps Free</text:span></text:p>
      <text:p text:style-name="P61"># Name Software: Mind Maps Free<text:line-break/># Author: Bocaletto Luca<text:line-break/># Importazione delle librerie necessarie</text:p>
      <text:p text:style-name="P61">import sys</text:p>
      <text:p text:style-name="P61">from PyQt5.QtWidgets import QApplication, QMainWindow, QWidget, QVBoxLayout, QHBoxLayout, QLabel, QLineEdit, QPushButton, QTableWidget, QTableWidgetItem, QHeaderView, QDialog, QMessageBox</text:p>
      <text:p text:style-name="P61">import sqlite3</text:p>
      <text:p text:style-name="P61"># Definizione della classe principale dell'applicazione</text:p>
      <text:p text:style-name="P61">class MappeMentaliApp(QMainWindow):</text:p>
      <text:p text:style-name="P61"><text:s text:c="4"/>def __init__(self):</text:p>
      <text:p text:style-name="P61"><text:s text:c="8"/>super().__init__()</text:p>
      <text:p text:style-name="P61"><text:s text:c="8"/>self.setWindowTitle("Software Mappe Mentali")</text:p>
      <text:p text:style-name="P61"><text:s text:c="8"/>self.setGeometry(100, 100, 800, 600)</text:p>
      <text:p text:style-name="P61"><text:s text:c="8"/># Creazione del widget centrale</text:p>
      <text:p text:style-name="P61"><text:soft-page-break/><text:s text:c="8"/>self.central_widget = QWidget()</text:p>
      <text:p text:style-name="P61"><text:s text:c="8"/>self.setCentralWidget(self.central_widget)</text:p>
      <text:p text:style-name="P61"><text:s text:c="8"/># Inizializzazione dell'interfaccia utente</text:p>
      <text:p text:style-name="P61"><text:s text:c="8"/>self.init_ui()</text:p>
      <text:p text:style-name="P61"><text:s text:c="4"/>def init_ui(self):</text:p>
      <text:p text:style-name="P61"><text:s text:c="8"/># Creazione del layout principale</text:p>
      <text:p text:style-name="P61"><text:s text:c="8"/>layout = QVBoxLayout()</text:p>
      <text:p text:style-name="P61"><text:s text:c="8"/># Layout per l'inserimento delle mappe mentali</text:p>
      <text:p text:style-name="P61"><text:s text:c="8"/>inserimento_layout = QHBoxLayout()</text:p>
      <text:p text:style-name="P61"><text:s text:c="8"/>self.nome_mappa_input = QLineEdit()</text:p>
      <text:p text:style-name="P61"><text:s text:c="8"/>self.descrizione_mappa_input = QLineEdit()</text:p>
      <text:p text:style-name="P61"><text:s text:c="8"/>btn_inserisci = QPushButton("Inserisci")</text:p>
      <text:p text:style-name="P61"><text:s text:c="8"/>btn_inserisci.clicked.connect(self.inserisci_mappa)</text:p>
      <text:p text:style-name="P61"><text:s text:c="8"/>inserimento_layout.addWidget(QLabel("Nome Mappa:"))</text:p>
      <text:p text:style-name="P61"><text:s text:c="8"/>inserimento_layout.addWidget(self.nome_mappa_input)</text:p>
      <text:p text:style-name="P61"><text:s text:c="8"/>inserimento_layout.addWidget(QLabel("Descrizione Mappa:"))</text:p>
      <text:p text:style-name="P61"><text:s text:c="8"/>inserimento_layout.addWidget(self.descrizione_mappa_input)</text:p>
      <text:p text:style-name="P61"><text:s text:c="8"/>inserimento_layout.addWidget(btn_inserisci)</text:p>
      <text:p text:style-name="P61"><text:s text:c="8"/># Tabella per visualizzare le mappe mentali</text:p>
      <text:p text:style-name="P61"><text:s text:c="8"/>self.tabella_mappe = QTableWidget()</text:p>
      <text:p text:style-name="P61"><text:s text:c="8"/>self.tabella_mappe.setColumnCount(3)</text:p>
      <text:p text:style-name="P61"><text:s text:c="8"/>self.tabella_mappe.setHorizontalHeaderLabels(["ID", "Nome", "Descrizione"])</text:p>
      <text:p text:style-name="P61"><text:soft-page-break/><text:s text:c="8"/>self.tabella_mappe.horizontalHeader().setSectionResizeMode(QHeaderView.Stretch)</text:p>
      <text:p text:style-name="P61"><text:s text:c="8"/>self.tabella_mappe.cellClicked.connect(self.apri_nodi_padre)</text:p>
      <text:p text:style-name="P61"><text:s text:c="8"/>self.carica_mappe()</text:p>
      <text:p text:style-name="P61"><text:s text:c="8"/># Pulsante per eliminare mappe mentali</text:p>
      <text:p text:style-name="P61"><text:s text:c="8"/>btn_elimina = QPushButton("Elimina")</text:p>
      <text:p text:style-name="P61"><text:s text:c="8"/>btn_elimina.clicked.connect(self.elimina_mappa)</text:p>
      <text:p text:style-name="P61"><text:s text:c="8"/># Aggiunta dei widget al layout principale</text:p>
      <text:p text:style-name="P61"><text:s text:c="8"/>layout.addLayout(inserimento_layout)</text:p>
      <text:p text:style-name="P61"><text:s text:c="8"/>layout.addWidget(self.tabella_mappe)</text:p>
      <text:p text:style-name="P61"><text:s text:c="8"/>layout.addWidget(btn_elimina)</text:p>
      <text:p text:style-name="P61"><text:s text:c="8"/>container = QWidget()</text:p>
      <text:p text:style-name="P61"><text:s text:c="8"/>container.setLayout(layout)</text:p>
      <text:p text:style-name="P61"><text:s text:c="8"/>self.setCentralWidget(container)</text:p>
      <text:p text:style-name="P61"><text:s text:c="8"/>self.finestra_nodi_padre = FinestraNodiPadre()</text:p>
      <text:p text:style-name="P61"><text:s text:c="4"/># Connessione al database o creazione se non esiste</text:p>
      <text:p text:style-name="P61"><text:s text:c="4"/>def connetti_o_crea_database(self):</text:p>
      <text:p text:style-name="P61"><text:s text:c="8"/>conn = sqlite3.connect("DATABASE.db")</text:p>
      <text:p text:style-name="P61"><text:s text:c="8"/>conn.execute('''CREATE TABLE IF NOT EXISTS mappe_mentali</text:p>
      <text:p text:style-name="P61"><text:s text:c="24"/>(id INTEGER PRIMARY KEY AUTOINCREMENT,</text:p>
      <text:p text:style-name="P61"><text:s text:c="24"/>nome TEXT NOT NULL,</text:p>
      <text:p text:style-name="P61"><text:s text:c="24"/>descrizione TEXT)''')</text:p>
      <text:p text:style-name="P61"><text:s text:c="8"/># Crea la tabella nodi_padre se non esiste</text:p>
      <text:p text:style-name="P61"><text:soft-page-break/><text:s text:c="8"/>conn.execute('''CREATE TABLE IF NOT EXISTS nodi_padre</text:p>
      <text:p text:style-name="P61"><text:s text:c="24"/>(id INTEGER PRIMARY KEY AUTOINCREMENT,</text:p>
      <text:p text:style-name="P61"><text:s text:c="24"/>nome TEXT NOT NULL,</text:p>
      <text:p text:style-name="P61"><text:s text:c="24"/>descrizione TEXT,</text:p>
      <text:p text:style-name="P61"><text:s text:c="24"/>mappa_id INTEGER,</text:p>
      <text:p text:style-name="P61"><text:s text:c="24"/>FOREIGN KEY (mappa_id) REFERENCES mappe_mentali(id))''')</text:p>
      <text:p text:style-name="P61"><text:s text:c="8"/># Crea la tabella nodi_figlio se non esiste</text:p>
      <text:p text:style-name="P61"><text:s text:c="8"/>conn.execute('''CREATE TABLE IF NOT EXISTS nodi_figlio</text:p>
      <text:p text:style-name="P61"><text:s text:c="24"/>(id INTEGER PRIMARY KEY AUTOINCREMENT,</text:p>
      <text:p text:style-name="P61"><text:s text:c="24"/>nome TEXT NOT NULL,</text:p>
      <text:p text:style-name="P61"><text:s text:c="24"/>descrizione TEXT,</text:p>
      <text:p text:style-name="P61"><text:s text:c="24"/>padre_id INTEGER,</text:p>
      <text:p text:style-name="P61"><text:s text:c="24"/>FOREIGN KEY (padre_id) REFERENCES nodi_padre(id))''') <text:s text:c="2"/></text:p>
      <text:p text:style-name="P61"><text:s text:c="8"/>conn.commit()</text:p>
      <text:p text:style-name="P61"><text:s text:c="8"/>return conn</text:p>
      <text:p text:style-name="P61"><text:s text:c="4"/># Caricamento delle mappe mentali nella tabella</text:p>
      <text:p text:style-name="P61"><text:s text:c="4"/>def carica_mappe(self):</text:p>
      <text:p text:style-name="P61"><text:s text:c="8"/>self.tabella_mappe.setRowCount(0)</text:p>
      <text:p text:style-name="P61"><text:s text:c="8"/>conn = self.connetti_o_crea_database()</text:p>
      <text:p text:style-name="P61"><text:s text:c="8"/>if conn:</text:p>
      <text:p text:style-name="P61"><text:s text:c="12"/>cursor = conn.cursor()</text:p>
      <text:p text:style-name="P61"><text:s text:c="12"/>cursor.execute("SELECT id, nome, descrizione FROM mappe_mentali")</text:p>
      <text:p text:style-name="P61"><text:soft-page-break/><text:s text:c="12"/>for row_idx, row_data in enumerate(cursor.fetchall()):</text:p>
      <text:p text:style-name="P61"><text:s text:c="16"/>self.tabella_mappe.insertRow(row_idx)</text:p>
      <text:p text:style-name="P61"><text:s text:c="16"/>for col_idx, cell_data in enumerate(row_data):</text:p>
      <text:p text:style-name="P61"><text:s text:c="20"/>self.tabella_mappe.setItem(row_idx, col_idx, QTableWidgetItem(str(cell_data)))</text:p>
      <text:p text:style-name="P61"><text:s text:c="12"/>conn.close()</text:p>
      <text:p text:style-name="P61"/>
      <text:p text:style-name="P61"><text:s text:c="4"/># Inserimento di una nuova mappa mentale</text:p>
      <text:p text:style-name="P61"><text:s text:c="4"/>def inserisci_mappa(self):</text:p>
      <text:p text:style-name="P61"><text:s text:c="8"/>nome_mappa = self.nome_mappa_input.text()</text:p>
      <text:p text:style-name="P61"><text:s text:c="8"/>descrizione_mappa = self.descrizione_mappa_input.text()</text:p>
      <text:p text:style-name="P61"><text:s text:c="8"/>conn = self.connetti_o_crea_database()</text:p>
      <text:p text:style-name="P61"><text:s text:c="8"/>if conn:</text:p>
      <text:p text:style-name="P61"><text:s text:c="12"/>cursor = conn.cursor()</text:p>
      <text:p text:style-name="P61"><text:s text:c="12"/>cursor.execute("INSERT INTO mappe_mentali (nome, descrizione) VALUES (?, ?)", (nome_mappa, descrizione_mappa))</text:p>
      <text:p text:style-name="P61"><text:s text:c="12"/>conn.commit()</text:p>
      <text:p text:style-name="P61"><text:s text:c="12"/>conn.close()</text:p>
      <text:p text:style-name="P61"><text:s text:c="12"/>self.carica_mappe()</text:p>
      <text:p text:style-name="P61"><text:s text:c="12"/>self.nome_mappa_input.clear()</text:p>
      <text:p text:style-name="P61"><text:s text:c="12"/>self.descrizione_mappa_input.clear()</text:p>
      <text:p text:style-name="P61"><text:s text:c="4"/># Eliminazione di una mappa mentale</text:p>
      <text:p text:style-name="P61"><text:s text:c="4"/>def elimina_mappa(self):</text:p>
      <text:p text:style-name="P61"><text:soft-page-break/><text:s text:c="8"/>selected_row = self.tabella_mappe.currentRow()</text:p>
      <text:p text:style-name="P61"><text:s text:c="8"/>if selected_row &gt;= 0:</text:p>
      <text:p text:style-name="P61"><text:s text:c="12"/>mappa_id = int(self.tabella_mappe.item(selected_row, 0).text())</text:p>
      <text:p text:style-name="P61"><text:s text:c="12"/>conn = self.connetti_o_crea_database()</text:p>
      <text:p text:style-name="P61"><text:s text:c="12"/>if conn:</text:p>
      <text:p text:style-name="P61"><text:s text:c="16"/>cursor = conn.cursor()</text:p>
      <text:p text:style-name="P61"><text:s text:c="16"/>cursor.execute("DELETE FROM mappe_mentali WHERE id=?", (mappa_id,))</text:p>
      <text:p text:style-name="P61"><text:s text:c="16"/>conn.commit()</text:p>
      <text:p text:style-name="P61"><text:s text:c="16"/>conn.close()</text:p>
      <text:p text:style-name="P61"><text:s text:c="16"/>self.carica_mappe()</text:p>
      <text:p text:style-name="P61"><text:s text:c="4"/># Apertura della finestra dei nodi padre per una mappa mentale specifica</text:p>
      <text:p text:style-name="P61"><text:s text:c="4"/>def apri_nodi_padre(self, row, col):</text:p>
      <text:p text:style-name="P61"><text:s text:c="8"/>mappa_id = int(self.tabella_mappe.item(row, 0).text())</text:p>
      <text:p text:style-name="P61"><text:s text:c="8"/>nome_mappa = self.tabella_mappe.item(row, 1).text()</text:p>
      <text:p text:style-name="P61"><text:s text:c="8"/>self.finestra_nodi_padre.mostra_nodi_padre(mappa_id, nome_mappa)</text:p>
      <text:p text:style-name="P61"># Definizione della classe per la finestra dei nodi padre</text:p>
      <text:p text:style-name="P61">class FinestraNodiPadre(QWidget):</text:p>
      <text:p text:style-name="P61"><text:s text:c="4"/>def __init__(self):</text:p>
      <text:p text:style-name="P61"><text:s text:c="8"/>super().__init__()</text:p>
      <text:p text:style-name="P61"><text:s text:c="8"/>self.setWindowTitle("Nodi Padre")</text:p>
      <text:p text:style-name="P61"><text:s text:c="8"/>self.setGeometry(200, 200, 400, 300)</text:p>
      <text:p text:style-name="P61"><text:s text:c="8"/>self.layout = QVBoxLayout()</text:p>
      <text:p text:style-name="P61"><text:soft-page-break/><text:s text:c="8"/>self.label_titolo = QLabel("Label Nodi Padre")</text:p>
      <text:p text:style-name="P61"><text:s text:c="8"/>self.layout.addWidget(self.label_titolo)</text:p>
      <text:p text:style-name="P61"/>
      <text:p text:style-name="P61"><text:s text:c="8"/># Elementi per l'inserimento/modifica/eliminazione del nodo padre</text:p>
      <text:p text:style-name="P61"><text:s text:c="8"/>self.nome_nodo_padre_input = QLineEdit()</text:p>
      <text:p text:style-name="P61"><text:s text:c="8"/>self.descrizione_nodo_padre_input = QLineEdit()</text:p>
      <text:p text:style-name="P61"><text:s text:c="8"/>self.btn_inserisci_nodo_padre = QPushButton("Inserisci Nodo Padre")</text:p>
      <text:p text:style-name="P61"><text:s text:c="8"/>self.btn_elimina_nodo_padre = QPushButton("Elimina Nodo Padre")</text:p>
      <text:p text:style-name="P61"><text:s text:c="8"/>self.btn_inserisci_nodo_padre.clicked.connect(self.inserisci_nodo_padre)</text:p>
      <text:p text:style-name="P61"><text:s text:c="8"/>self.btn_elimina_nodo_padre.clicked.connect(self.elimina_nodo_padre)</text:p>
      <text:p text:style-name="P61"><text:s text:c="8"/># Tabella per visualizzare i nodi padre associati alla mappa mentale</text:p>
      <text:p text:style-name="P61"><text:s text:c="8"/>self.tabella_nodi_padre = QTableWidget()</text:p>
      <text:p text:style-name="P61"><text:s text:c="8"/>self.tabella_nodi_padre.setColumnCount(3)</text:p>
      <text:p text:style-name="P61"><text:s text:c="8"/>self.tabella_nodi_padre.setHorizontalHeaderLabels(["ID", "Nome", "Descrizione"])</text:p>
      <text:p text:style-name="P61"><text:s text:c="8"/>self.tabella_nodi_padre.horizontalHeader().setSectionResizeMode(QHeaderView.Stretch)</text:p>
      <text:p text:style-name="P61"><text:s text:c="8"/>self.layout.addWidget(QLabel("Inserisci Nodo Padre:"))</text:p>
      <text:p text:style-name="P61"><text:s text:c="8"/>self.layout.addWidget(QLabel("Nome Nodo Padre:"))</text:p>
      <text:p text:style-name="P61"><text:s text:c="8"/>self.layout.addWidget(self.nome_nodo_padre_input)</text:p>
      <text:p text:style-name="P61"><text:s text:c="8"/>self.layout.addWidget(QLabel("Descrizione Nodo Padre:"))</text:p>
      <text:p text:style-name="P61"><text:s text:c="8"/>self.layout.addWidget(self.descrizione_nodo_padre_input)</text:p>
      <text:p text:style-name="P61"><text:s text:c="8"/>self.layout.addWidget(self.btn_inserisci_nodo_padre)</text:p>
      <text:p text:style-name="P61"><text:soft-page-break/><text:s text:c="8"/>self.layout.addWidget(self.btn_elimina_nodo_padre)</text:p>
      <text:p text:style-name="P61"><text:s text:c="8"/>self.layout.addWidget(QLabel("Nodi Padre associati alla Mappa Mentale:"))</text:p>
      <text:p text:style-name="P61"><text:s text:c="8"/>self.layout.addWidget(self.tabella_nodi_padre)</text:p>
      <text:p text:style-name="P61"><text:s text:c="8"/>self.tabella_nodi_padre.cellClicked.connect(self.apri_nodi_figlio)</text:p>
      <text:p text:style-name="P61"><text:s text:c="8"/>self.setLayout(self.layout)</text:p>
      <text:p text:style-name="P61"><text:s text:c="4"/># Mostra i nodi padre associati a una mappa mentale specifica</text:p>
      <text:p text:style-name="P61"><text:s text:c="4"/>def mostra_nodi_padre(self, mappa_id, nome_mappa):</text:p>
      <text:p text:style-name="P61"><text:s text:c="8"/>self.mappa_id = mappa_id</text:p>
      <text:p text:style-name="P61"><text:s text:c="8"/>self.label_titolo.setText(f"Nodi Padre - Mappa: {nome_mappa} (ID: {mappa_id})")</text:p>
      <text:p text:style-name="P61"><text:s text:c="8"/>self.carica_nodi_padre()</text:p>
      <text:p text:style-name="P61"><text:s text:c="8"/>self.show()</text:p>
      <text:p text:style-name="P61"><text:s text:c="4"/># Carica i nodi padre associati alla mappa mentale nella tabella</text:p>
      <text:p text:style-name="P61"><text:s text:c="4"/>def carica_nodi_padre(self):</text:p>
      <text:p text:style-name="P61"><text:s text:c="8"/>self.tabella_nodi_padre.setRowCount(0)</text:p>
      <text:p text:style-name="P61"><text:s text:c="8"/>conn = sqlite3.connect("DATABASE.db")</text:p>
      <text:p text:style-name="P61"><text:s text:c="8"/>if conn:</text:p>
      <text:p text:style-name="P61"><text:s text:c="12"/>cursor = conn.cursor()</text:p>
      <text:p text:style-name="P61"><text:s text:c="12"/>cursor.execute("SELECT id, nome, descrizione FROM nodi_padre WHERE mappa_id=?", (self.mappa_id,))</text:p>
      <text:p text:style-name="P61"><text:s text:c="12"/>for row_idx, row_data in enumerate(cursor.fetchall()):</text:p>
      <text:p text:style-name="P61"><text:s text:c="16"/>self.tabella_nodi_padre.insertRow(row_idx)</text:p>
      <text:p text:style-name="P61"><text:s text:c="16"/>for col_idx, cell_data in enumerate(row_data):</text:p>
      <text:p text:style-name="P61"><text:soft-page-break/><text:s text:c="20"/>self.tabella_nodi_padre.setItem(row_idx, col_idx, QTableWidgetItem(str(cell_data)))</text:p>
      <text:p text:style-name="P61"><text:s text:c="12"/>conn.close()</text:p>
      <text:p text:style-name="P61"/>
      <text:p text:style-name="P61"><text:s text:c="4"/># Inserimento di un nuovo nodo padre associato a una mappa mentale</text:p>
      <text:p text:style-name="P61"><text:s text:c="4"/>def inserisci_nodo_padre(self):</text:p>
      <text:p text:style-name="P61"><text:s text:c="8"/>nome_nodo_padre = self.nome_nodo_padre_input.text()</text:p>
      <text:p text:style-name="P61"><text:s text:c="8"/>descrizione_nodo_padre = self.descrizione_nodo_padre_input.text()</text:p>
      <text:p text:style-name="P61"><text:s text:c="8"/>conn = sqlite3.connect("DATABASE.db")</text:p>
      <text:p text:style-name="P61"><text:s text:c="8"/>if conn:</text:p>
      <text:p text:style-name="P61"><text:s text:c="12"/>cursor = conn.cursor()</text:p>
      <text:p text:style-name="P61"><text:s text:c="12"/>cursor.execute("INSERT INTO nodi_padre (nome, descrizione, mappa_id) VALUES (?, ?, ?)",</text:p>
      <text:p text:style-name="P61"><text:s text:c="27"/>(nome_nodo_padre, descrizione_nodo_padre, self.mappa_id))</text:p>
      <text:p text:style-name="P61"><text:s text:c="12"/>conn.commit()</text:p>
      <text:p text:style-name="P61"><text:s text:c="12"/>conn.close()</text:p>
      <text:p text:style-name="P61"><text:s text:c="12"/>self.carica_nodi_padre()</text:p>
      <text:p text:style-name="P61"><text:s text:c="12"/>self.nome_nodo_padre_input.clear()</text:p>
      <text:p text:style-name="P61"><text:s text:c="12"/>self.descrizione_nodo_padre_input.clear()</text:p>
      <text:p text:style-name="P61"/>
      <text:p text:style-name="P61"><text:s text:c="4"/># Eliminazione di un nodo padre selezionato</text:p>
      <text:p text:style-name="P61"><text:s text:c="4"/>def elimina_nodo_padre(self):</text:p>
      <text:p text:style-name="P61"><text:s text:c="8"/>selected_row = self.tabella_nodi_padre.currentRow()</text:p>
      <text:p text:style-name="P61"><text:soft-page-break/><text:s text:c="8"/>if selected_row &gt;= 0:</text:p>
      <text:p text:style-name="P61"><text:s text:c="12"/>nodo_padre_id = int(self.tabella_nodi_padre.item(selected_row, 0).text())</text:p>
      <text:p text:style-name="P61"><text:s text:c="12"/>conn = sqlite3.connect("DATABASE.db")</text:p>
      <text:p text:style-name="P61"><text:s text:c="12"/>if conn:</text:p>
      <text:p text:style-name="P61"><text:s text:c="16"/>cursor = conn.cursor()</text:p>
      <text:p text:style-name="P61"><text:s text:c="16"/>cursor.execute("DELETE FROM nodi_padre WHERE id=?", (nodo_padre_id,))</text:p>
      <text:p text:style-name="P61"><text:s text:c="16"/>conn.commit()</text:p>
      <text:p text:style-name="P61"><text:s text:c="16"/>conn.close()</text:p>
      <text:p text:style-name="P61"><text:s text:c="16"/>self.carica_nodi_padre()</text:p>
      <text:p text:style-name="P61"><text:s text:c="4"/># Apertura della finestra dei nodi figlio per un nodo padre specifico</text:p>
      <text:p text:style-name="P61"><text:s text:c="4"/>def apri_nodi_figlio(self, row, col):</text:p>
      <text:p text:style-name="P61"><text:s text:c="8"/>nodo_padre_id = int(self.tabella_nodi_padre.item(row, 0).text())</text:p>
      <text:p text:style-name="P61"><text:s text:c="8"/>nome_nodo_padre = self.tabella_nodi_padre.item(row, 1).text()</text:p>
      <text:p text:style-name="P61"><text:s text:c="8"/>finestra_nodi_figlio = FinestraNodiFiglio(nodo_padre_id, nome_nodo_padre)</text:p>
      <text:p text:style-name="P61"><text:s text:c="8"/>finestra_nodi_figlio.exec_()</text:p>
      <text:p text:style-name="P61"># Definizione della classe per la finestra dei nodi figlio</text:p>
      <text:p text:style-name="P61">class FinestraNodiFiglio(QDialog):</text:p>
      <text:p text:style-name="P61"><text:s text:c="4"/>def __init__(self, nodo_padre_id, nome_nodo_padre):</text:p>
      <text:p text:style-name="P61"><text:s text:c="8"/>super().__init__()</text:p>
      <text:p text:style-name="P61"><text:s text:c="8"/>self.setWindowTitle("Nodi Figlio")</text:p>
      <text:p text:style-name="P61"><text:s text:c="8"/>self.setGeometry(300, 300, 400, 300)</text:p>
      <text:p text:style-name="P61"><text:s text:c="8"/>self.layout = QVBoxLayout()</text:p>
      <text:p text:style-name="P61"><text:soft-page-break/><text:s text:c="8"/>self.label_titolo = QLabel(f"Nodi Figlio - Nodo Padre: {nome_nodo_padre} (ID: {nodo_padre_id})")</text:p>
      <text:p text:style-name="P61"><text:s text:c="8"/>self.layout.addWidget(self.label_titolo)</text:p>
      <text:p text:style-name="P61"><text:s text:c="8"/>self.nodo_padre_id = nodo_padre_id <text:s/># Memorizza l'ID del Nodo Padre</text:p>
      <text:p text:style-name="P61"><text:s text:c="8"/># Elementi per l'inserimento/modifica/eliminazione del nodo figlio</text:p>
      <text:p text:style-name="P61"><text:s text:c="8"/>self.nome_nodo_figlio_input = QLineEdit()</text:p>
      <text:p text:style-name="P61"><text:s text:c="8"/>self.descrizione_nodo_figlio_input = QLineEdit()</text:p>
      <text:p text:style-name="P61"><text:s text:c="8"/>self.btn_inserisci_nodo_figlio = QPushButton("Inserisci Nodo Figlio")</text:p>
      <text:p text:style-name="P61"><text:s text:c="8"/>self.btn_elimina_nodo_figlio = QPushButton("Elimina Nodo Figlio")</text:p>
      <text:p text:style-name="P61"><text:s text:c="8"/>self.btn_inserisci_nodo_figlio.clicked.connect(self.inserisci_nodo_figlio)</text:p>
      <text:p text:style-name="P61"><text:s text:c="8"/>self.btn_elimina_nodo_figlio.clicked.connect(self.elimina_nodo_figlio)</text:p>
      <text:p text:style-name="P61"><text:s text:c="8"/># Tabella per visualizzare i nodi figlio associati al nodo padre</text:p>
      <text:p text:style-name="P61"><text:s text:c="8"/>self.tabella_nodi_figlio = QTableWidget()</text:p>
      <text:p text:style-name="P61"><text:s text:c="8"/>self.tabella_nodi_figlio.setColumnCount(3)</text:p>
      <text:p text:style-name="P61"><text:s text:c="8"/>self.tabella_nodi_figlio.setHorizontalHeaderLabels(["ID", "Nome", "Descrizione"]) self.tabella_nodi_figlio.horizontalHeader().setSectionResizeMode(QHeaderView.Stretch)</text:p>
      <text:p text:style-name="P61"><text:s text:c="8"/>self.layout.addWidget(QLabel("Inserisci Nodo Figlio:"))</text:p>
      <text:p text:style-name="P61"><text:s text:c="8"/>self.layout.addWidget(QLabel("Nome Nodo Figlio:"))</text:p>
      <text:p text:style-name="P61"><text:s text:c="8"/>self.layout.addWidget(self.nome_nodo_figlio_input)</text:p>
      <text:p text:style-name="P61"><text:s text:c="8"/>self.layout.addWidget(QLabel("Descrizione Nodo Figlio:"))</text:p>
      <text:p text:style-name="P61"><text:s text:c="8"/>self.layout.addWidget(self.descrizione_nodo_figlio_input)</text:p>
      <text:p text:style-name="P61"><text:s text:c="8"/>self.layout.addWidget(self.btn_inserisci_nodo_figlio)</text:p>
      <text:p text:style-name="P61"><text:soft-page-break/><text:s text:c="8"/>self.layout.addWidget(self.btn_elimina_nodo_figlio)</text:p>
      <text:p text:style-name="P61"><text:s text:c="8"/>self.layout.addWidget(QLabel("Nodi Figlio associati al Nodo Padre:"))</text:p>
      <text:p text:style-name="P61"><text:s text:c="8"/>self.layout.addWidget(self.tabella_nodi_figlio)</text:p>
      <text:p text:style-name="P61"><text:s text:c="8"/>self.tabella_nodi_figlio.cellClicked.connect(self.seleziona_nodo_figlio)</text:p>
      <text:p text:style-name="P61"><text:s text:c="8"/>self.setLayout(self.layout)</text:p>
      <text:p text:style-name="P61"><text:s text:c="8"/># Carica i dati dei nodi figlio all'apertura della finestra</text:p>
      <text:p text:style-name="P61"><text:s text:c="8"/>self.carica_nodi_figlio()</text:p>
      <text:p text:style-name="P61"><text:s text:c="4"/># Carica i nodi figlio associati al nodo padre nella tabella</text:p>
      <text:p text:style-name="P61"><text:s text:c="4"/>def carica_nodi_figlio(self):</text:p>
      <text:p text:style-name="P61"><text:s text:c="8"/>self.tabella_nodi_figlio.setRowCount(0)</text:p>
      <text:p text:style-name="P61"><text:s text:c="8"/>conn = sqlite3.connect("DATABASE.db")</text:p>
      <text:p text:style-name="P61"><text:s text:c="8"/>if conn:</text:p>
      <text:p text:style-name="P61"><text:s text:c="12"/>cursor = conn.cursor()</text:p>
      <text:p text:style-name="P61"><text:s text:c="12"/>cursor.execute("SELECT id, nome, descrizione FROM nodi_figlio WHERE padre_id=?", (self.nodo_padre_id,))</text:p>
      <text:p text:style-name="P61"><text:s text:c="12"/>for row_idx, row_data in enumerate(cursor.fetchall()):</text:p>
      <text:p text:style-name="P61"><text:s text:c="16"/>self.tabella_nodi_figlio.insertRow(row_idx)</text:p>
      <text:p text:style-name="P61"><text:s text:c="16"/>for col_idx, cell_data in enumerate(row_data):</text:p>
      <text:p text:style-name="P61"><text:s text:c="20"/>self.tabella_nodi_figlio.setItem(row_idx, col_idx, QTableWidgetItem(str(cell_data)))</text:p>
      <text:p text:style-name="P61"><text:s text:c="12"/>conn.close()</text:p>
      <text:p text:style-name="P61"><text:s text:c="4"/># Inserimento di un nuovo nodo figlio associato a un nodo padre</text:p>
      <text:p text:style-name="P61"><text:s text:c="4"/>def inserisci_nodo_figlio(self):</text:p>
      <text:p text:style-name="P61"><text:soft-page-break/><text:s text:c="8"/>nome_nodo_figlio = self.nome_nodo_figlio_input.text()</text:p>
      <text:p text:style-name="P61"><text:s text:c="8"/>descrizione_nodo_figlio = self.descrizione_nodo_figlio_input.text()</text:p>
      <text:p text:style-name="P61"><text:s text:c="8"/>conn = sqlite3.connect("DATABASE.db")</text:p>
      <text:p text:style-name="P61"><text:s text:c="8"/>if conn:</text:p>
      <text:p text:style-name="P61"><text:s text:c="12"/>cursor = conn.cursor()</text:p>
      <text:p text:style-name="P61"><text:s text:c="12"/>cursor.execute("INSERT INTO nodi_figlio (nome, descrizione, padre_id) VALUES (?, ?, ?)",</text:p>
      <text:p text:style-name="P61"><text:s text:c="27"/>(nome_nodo_figlio, descrizione_nodo_figlio, self.nodo_padre_id))</text:p>
      <text:p text:style-name="P61"><text:s text:c="12"/>conn.commit()</text:p>
      <text:p text:style-name="P61"><text:s text:c="12"/>conn.close()</text:p>
      <text:p text:style-name="P61"><text:s text:c="12"/>self.carica_nodi_figlio()</text:p>
      <text:p text:style-name="P61"><text:s text:c="12"/>self.nome_nodo_figlio_input.clear()</text:p>
      <text:p text:style-name="P61"><text:s text:c="12"/>self.descrizione_nodo_figlio_input.clear()</text:p>
      <text:p text:style-name="P61"><text:s text:c="4"/># Eliminazione di un nodo figlio selezionato</text:p>
      <text:p text:style-name="P61"><text:s text:c="4"/>def elimina_nodo_figlio(self):</text:p>
      <text:p text:style-name="P61"><text:s text:c="8"/>selected_row = self.tabella_nodi_figlio.currentRow()</text:p>
      <text:p text:style-name="P61"><text:s text:c="8"/>if selected_row &gt;= 0:</text:p>
      <text:p text:style-name="P61"><text:s text:c="12"/>nodo_figlio_id = int(self.tabella_nodi_figlio.item(selected_row, 0).text())</text:p>
      <text:p text:style-name="P61"><text:s text:c="12"/>conn = sqlite3.connect("DATABASE.db")</text:p>
      <text:p text:style-name="P61"><text:s text:c="12"/>if conn:</text:p>
      <text:p text:style-name="P61"><text:s text:c="16"/>cursor = conn.cursor()</text:p>
      <text:p text:style-name="P61"><text:s text:c="16"/>cursor.execute("DELETE FROM nodi_figlio WHERE id=?", (nodo_figlio_id,))</text:p>
      <text:p text:style-name="P61"><text:soft-page-break/><text:s text:c="16"/>conn.commit()</text:p>
      <text:p text:style-name="P61"><text:s text:c="16"/>conn.close()</text:p>
      <text:p text:style-name="P61"><text:s text:c="16"/>self.carica_nodi_figlio()</text:p>
      <text:p text:style-name="P61"><text:s text:c="4"/># Gestisce la selezione di un nodo figlio</text:p>
      <text:p text:style-name="P61"><text:s text:c="4"/>def seleziona_nodo_figlio(self, row, col):</text:p>
      <text:p text:style-name="P61"><text:s text:c="8"/>nodo_figlio_id = int(self.tabella_nodi_figlio.item(row, 0).text())</text:p>
      <text:p text:style-name="P61"><text:s text:c="8"/>nome_nodo_figlio = self.tabella_nodi_figlio.item(row, 1).text()</text:p>
      <text:p text:style-name="P61"><text:s text:c="8"/>QMessageBox.information(self, "Nodo Figlio Selezionato", f"ID Nodo Figlio: {nodo_figlio_id}\nNome: {nome_nodo_figlio}")</text:p>
      <text:p text:style-name="P61"># Funzione principale</text:p>
      <text:p text:style-name="P61">def main():</text:p>
      <text:p text:style-name="P61"><text:s text:c="4"/>app = QApplication(sys.argv)</text:p>
      <text:p text:style-name="P61"><text:s text:c="4"/>window = MappeMentaliApp()</text:p>
      <text:p text:style-name="P61"><text:s text:c="4"/>window.show()</text:p>
      <text:p text:style-name="P61"><text:s text:c="4"/>sys.exit(app.exec_())</text:p>
      <text:p text:style-name="P61">if __name__ == "__main__":</text:p>
      <text:p text:style-name="P61"><text:s text:c="4"/>main()</text:p>
      <text:p text:style-name="P61"/>
      <text:p text:style-name="P28">Gestore Applicazioni all'Avvio di Windows</text:p>
      <text:p text:style-name="Text_20_body"><text:span text:style-name="Strong_20_Emphasis">Autore:</text:span> Luca Bocaletto</text:p>
      <text:p text:style-name="Text_20_body">Il "Gestore Applicazioni all'Avvio di Windows" è un pratico strumento che consente agli utenti di gestire le applicazioni che vengono avviate automaticamente quando il loro computer Windows si avvia. Questa applicazione fornisce un'interfaccia grafica facile da usare per controllare le applicazioni all'avvio.</text:p>
      <text:h text:style-name="Heading_20_3" text:outline-level="3"><text:bookmark text:name="user-content-caratteristiche-principali10"/><text:soft-page-break/>Caratteristiche Principali</text:h>
      <text:list xml:id="list245620134" text:style-name="L63">
        <text:list-item>
          <text:p text:style-name="P188"><text:span text:style-name="Strong_20_Emphasis">Visualizza e Gestisce le Applicazioni all'Avvio:</text:span> Il software mostra un elenco di applicazioni impostate per l'avvio automatico di Windows. Gli utenti possono visualizzare i nomi e i percorsi dei file di queste applicazioni.</text:p>
        </text:list-item>
        <text:list-item>
          <text:p text:style-name="P188"><text:span text:style-name="Strong_20_Emphasis">Aggiungi Applicazioni all'Avvio:</text:span> Gli utenti possono aggiungere nuove applicazioni all'elenco di avvio specificando il percorso del file eseguibile dell'applicazione. Ciò può essere fatto utilizzando il pulsante "Sfoglia" per selezionare l'applicazione.</text:p>
        </text:list-item>
        <text:list-item>
          <text:p text:style-name="P188"><text:span text:style-name="Strong_20_Emphasis">Rimuovi Applicazioni dall'Avvio:</text:span> Le applicazioni indesiderate possono essere rimosse dall'elenco di avvio selezionandole e cliccando sul pulsante "Rimuovi dall'Avvio".</text:p>
        </text:list-item>
        <text:list-item>
          <text:p text:style-name="P188"><text:span text:style-name="Strong_20_Emphasis">Avvia Applicazioni:</text:span> Gli utenti possono avviare qualsiasi applicazione direttamente dall'elenco selezionandola e cliccando sul pulsante "Avvia Applicazione".</text:p>
        </text:list-item>
        <text:list-item>
          <text:p text:style-name="P188"><text:span text:style-name="Strong_20_Emphasis">Aggiorna l'Elenco:</text:span> Il software fornisce un pulsante "Aggiorna l'Elenco" per aggiornare in tempo reale l'elenco delle applicazioni all'avvio.</text:p>
        </text:list-item>
        <text:list-item>
          <text:p text:style-name="P188"><text:span text:style-name="Strong_20_Emphasis">Interfaccia Utente Intuitiva:</text:span> L'applicazione presenta un'interfaccia grafica semplice e intuitiva realizzata utilizzando la libreria tkinter, rendendola accessibile a utenti di tutti i livelli di esperienza.</text:p>
        </text:list-item>
      </text:list>
      <text:h text:style-name="Heading_20_3" text:outline-level="3"><text:bookmark text:name="user-content-uso3"/>Uso</text:h>
      <text:list xml:id="list3912312480" text:style-name="L64">
        <text:list-item>
          <text:p text:style-name="P189"><text:span text:style-name="Strong_20_Emphasis">Aggiungere Applicazioni all'Avvio:</text:span> Per aggiungere un'applicazione all'elenco di avvio di Windows, gli utenti possono fare clic sul pulsante "Sfoglia" per selezionare il file eseguibile dell'applicazione. Successivamente, possono fare clic sul pulsante "Aggiungi all'Avvio".</text:p>
        </text:list-item>
        <text:list-item>
          <text:p text:style-name="P189"><text:span text:style-name="Strong_20_Emphasis">Rimuovere Applicazioni dall'Avvio:</text:span> Per rimuovere un'applicazione dall'elenco di avvio, gli utenti possono selezionarla nell'elenco e fare clic sul pulsante "Rimuovi dall'Avvio".</text:p>
        </text:list-item>
        <text:list-item>
          <text:p text:style-name="P189"><text:span text:style-name="Strong_20_Emphasis">Avviare Applicazioni:</text:span> Gli utenti possono avviare qualsiasi applicazione dall'elenco selezionandola e facendo clic sul pulsante "Avvia Applicazione".</text:p>
        </text:list-item>
        <text:list-item>
          <text:p text:style-name="P189"><text:span text:style-name="Strong_20_Emphasis">Aggiornare l'Elenco:</text:span> Il pulsante "Aggiorna l'Elenco" aggiorna l'elenco visualizzato delle applicazioni all'avvio per riflettere eventuali modifiche.</text:p>
        </text:list-item>
      </text:list>
      <text:p text:style-name="P190">Source Code - Gestore Applicazioni all'Avvio di Windows</text:p>
      <text:p text:style-name="P61"># Name Software: Windows-Autorun-Process-Manager<text:line-break/># Author: Bocaletto Luca<text:line-break/># Import delle librerie tkinter e altre librerie necessarie</text:p>
      <text:p text:style-name="P61">import tkinter as tk</text:p>
      <text:p text:style-name="P61"><text:soft-page-break/>import tkinter.ttk as ttk <text:s/># Importa il modulo ttk da tkinter</text:p>
      <text:p text:style-name="P61">import os</text:p>
      <text:p text:style-name="P61">import subprocess</text:p>
      <text:p text:style-name="P61">import ctypes <text:s/># Importa ctypes per la gestione dei messaggi di errore</text:p>
      <text:p text:style-name="P61">import winreg <text:s/># Importa winreg per la manipolazione del registro di sistema di Windows</text:p>
      <text:p text:style-name="P61">from tkinter import filedialog <text:s/># Importa il modulo filedialog da tkinter per la finestra di dialogo di selezione file</text:p>
      <text:p text:style-name="P61"># Funzione per ottenere le applicazioni all'avvio di Windows</text:p>
      <text:p text:style-name="P61">def get_startup_apps():</text:p>
      <text:p text:style-name="P61"><text:s text:c="4"/>startup_apps = []</text:p>
      <text:p text:style-name="P61"><text:s text:c="4"/># Apre la chiave del registro di sistema HKEY_CURRENT_USER per leggere le applicazioni di avvio</text:p>
      <text:p text:style-name="P61"><text:s text:c="4"/>with winreg.OpenKey(winreg.HKEY_CURRENT_USER, r"Software\Microsoft\Windows\CurrentVersion\Run", 0, winreg.KEY_READ) as key:</text:p>
      <text:p text:style-name="P61"><text:s text:c="8"/>try:</text:p>
      <text:p text:style-name="P61"><text:s text:c="12"/>index = 0</text:p>
      <text:p text:style-name="P61"><text:s text:c="12"/>while True:</text:p>
      <text:p text:style-name="P61"><text:s text:c="16"/># Enumera i valori nella chiave del registro (nome e percorso dell'applicazione)</text:p>
      <text:p text:style-name="P61"><text:s text:c="16"/>name, value, _ = winreg.EnumValue(key, index)</text:p>
      <text:p text:style-name="P61"><text:s text:c="16"/>startup_apps.append((name, value))</text:p>
      <text:p text:style-name="P61"><text:s text:c="16"/>index += 1</text:p>
      <text:p text:style-name="P61"><text:s text:c="8"/>except WindowsError:</text:p>
      <text:p text:style-name="P61"><text:soft-page-break/><text:s text:c="12"/>pass</text:p>
      <text:p text:style-name="P61"><text:s text:c="4"/>return startup_apps</text:p>
      <text:p text:style-name="P61"># Funzione per aggiungere un'applicazione all'avvio di Windows</text:p>
      <text:p text:style-name="P61">def aggiungi_startup_app():</text:p>
      <text:p text:style-name="P61"><text:s text:c="4"/>app_path = app_path_entry.get() <text:s/># Ottiene il percorso dell'applicazione dall'input dell'utente</text:p>
      <text:p text:style-name="P61"><text:s text:c="4"/>app_name = os.path.basename(app_path) <text:s/># Estrae il nome dell'applicazione dal percorso</text:p>
      <text:p text:style-name="P61"><text:s text:c="4"/># Apre la chiave del registro di sistema per scrivere il nuovo valore (nome e percorso dell'applicazione)</text:p>
      <text:p text:style-name="P61"><text:s text:c="4"/>with winreg.OpenKey(winreg.HKEY_CURRENT_USER, r"Software\Microsoft\Windows\CurrentVersion\Run", 0, winreg.KEY_WRITE) as key:</text:p>
      <text:p text:style-name="P61"><text:s text:c="8"/>winreg.SetValueEx(key, app_name, 0, winreg.REG_SZ, app_path)</text:p>
      <text:p text:style-name="P61"><text:s text:c="4"/>refresh_list() <text:s/># Aggiorna la lista delle applicazioni all'avvio</text:p>
      <text:p text:style-name="P61"># Funzione per selezionare il percorso dell'applicazione utilizzando il pulsante "Sfoglia"</text:p>
      <text:p text:style-name="P61">def seleziona_percorso():</text:p>
      <text:p text:style-name="P61"><text:s text:c="4"/>file_path = filedialog.askopenfilename() <text:s/># Apre una finestra di dialogo per la selezione del file</text:p>
      <text:p text:style-name="P61"><text:s text:c="4"/>app_path_entry.delete(0, tk.END) <text:s/># Cancella il contenuto dell'entry widget</text:p>
      <text:p text:style-name="P61"><text:s text:c="4"/>app_path_entry.insert(0, file_path) <text:s/># Inserisce il percorso del file nell'entry widget</text:p>
      <text:p text:style-name="P61"/>
      <text:p text:style-name="P61"># Funzione per rimuovere un'applicazione dall'avvio di Windows</text:p>
      <text:p text:style-name="P61">def rimuovi_startup_app():</text:p>
      <text:p text:style-name="P61"><text:s text:c="4"/>selected_item = startup_apps_list.selection() <text:s/># Ottiene l'elemento selezionato nella <text:soft-page-break/>lista</text:p>
      <text:p text:style-name="P61"><text:s text:c="4"/>if selected_item:</text:p>
      <text:p text:style-name="P61"><text:s text:c="8"/>app_name = startup_apps_list.item(selected_item, "values")[0] <text:s/># Ottiene il nome dell'applicazione dalla lista</text:p>
      <text:p text:style-name="P61"><text:s text:c="8"/># Apre la chiave del registro di sistema per rimuovere il valore dell'applicazione dall'avvio</text:p>
      <text:p text:style-name="P61"><text:s text:c="8"/>with winreg.OpenKey(winreg.HKEY_CURRENT_USER, r"Software\Microsoft\Windows\CurrentVersion\Run", 0, winreg.KEY_WRITE) as key:</text:p>
      <text:p text:style-name="P61"><text:s text:c="12"/>winreg.DeleteValue(key, app_name)</text:p>
      <text:p text:style-name="P61"><text:s text:c="8"/>refresh_list() <text:s/># Aggiorna la lista delle applicazioni all'avvio</text:p>
      <text:p text:style-name="P61"># Funzione per avviare un'applicazione</text:p>
      <text:p text:style-name="P61">def avvia_applicazione():</text:p>
      <text:p text:style-name="P61"><text:s text:c="4"/>selected_item = startup_apps_list.selection() <text:s/># Ottiene l'elemento selezionato nella lista</text:p>
      <text:p text:style-name="P61"><text:s text:c="4"/>if selected_item:</text:p>
      <text:p text:style-name="P61"><text:s text:c="8"/>app_path = startup_apps_list.item(selected_item, "values")[1] <text:s/># Ottiene il percorso dell'applicazione dalla lista</text:p>
      <text:p text:style-name="P61"><text:s text:c="8"/>try:</text:p>
      <text:p text:style-name="P61"><text:s text:c="12"/>subprocess.Popen([app_path], shell=True) <text:s/># Avvia l'applicazione tramite subprocess</text:p>
      <text:p text:style-name="P61"><text:s text:c="8"/>except Exception as e:</text:p>
      <text:p text:style-name="P61"><text:s text:c="12"/># Mostra un messaggio di errore in caso di errore nell'avvio dell'applicazione</text:p>
      <text:p text:style-name="P61"><text:s text:c="12"/>ctypes.windll.user32.MessageBoxW(0, f"Impossibile avviare l'applicazione.\nErrore: {str(e)}", "Errore", 0)</text:p>
      <text:p text:style-name="P61"># Funzione per aggiornare la lista delle applicazioni all'avvio</text:p>
      <text:p text:style-name="P61"><text:soft-page-break/>def refresh_list():</text:p>
      <text:p text:style-name="P61"><text:s text:c="4"/>startup_apps_list.delete(*startup_apps_list.get_children()) <text:s/># Cancella tutti gli elementi nella lista attuale</text:p>
      <text:p text:style-name="P61"><text:s text:c="4"/>for app_name, app_path in get_startup_apps():</text:p>
      <text:p text:style-name="P61"><text:s text:c="8"/># Aggiunge le applicazioni all'avvio attuali nella lista</text:p>
      <text:p text:style-name="P61"><text:s text:c="8"/>startup_apps_list.insert("", "end", values=(app_name, app_path))</text:p>
      <text:p text:style-name="P61"># Creazione della finestra principale</text:p>
      <text:p text:style-name="P61">root = tk.Tk() <text:s/># Crea una nuova finestra tkinter</text:p>
      <text:p text:style-name="P61">root.title("Gestione Applicazioni all'Avvio di Windows") <text:s/># Imposta il titolo della finestra</text:p>
      <text:p text:style-name="P61"># Etichetta e campo di inserimento per il percorso dell'applicazione</text:p>
      <text:p text:style-name="P61">app_path_label = tk.Label(root, text="Percorso dell'Applicazione:") <text:s/># Crea un'etichetta</text:p>
      <text:p text:style-name="P61">app_path_label.pack() <text:s/># Visualizza l'etichetta nella finestra</text:p>
      <text:p text:style-name="P61">app_path_entry = tk.Entry(root) <text:s/># Crea un campo di inserimento per il percorso</text:p>
      <text:p text:style-name="P61">app_path_entry.pack() <text:s/># Visualizza il campo di inserimento nella finestra</text:p>
      <text:p text:style-name="P61"/>
      <text:p text:style-name="P61"># Pulsante "Sfoglia" per selezionare il percorso dell'applicazione</text:p>
      <text:p text:style-name="P61">sfoglia_button = tk.Button(root, text="Sfoglia", command=seleziona_percorso) <text:s/># Crea un pulsante</text:p>
      <text:p text:style-name="P61">sfoglia_button.pack() <text:s/># Visualizza il pulsante nella finestra</text:p>
      <text:p text:style-name="P61"># Pulsanti per aggiungere, rimuovere e avviare applicazioni</text:p>
      <text:p text:style-name="P61">aggiungi_button = tk.Button(root, text="Aggiungi all'Avvio", command=aggiungi_startup_app) <text:s/># Crea un pulsante per l'aggiunta</text:p>
      <text:p text:style-name="P61"><text:soft-page-break/>rimuovi_button = tk.Button(root, text="Rimuovi dall'Avvio", command=rimuovi_startup_app) <text:s/># Crea un pulsante per la rimozione</text:p>
      <text:p text:style-name="P61">avvia_button = tk.Button(root, text="Avvia Applicazione", command=avvia_applicazione) <text:s/># Crea un pulsante per l'avvio</text:p>
      <text:p text:style-name="P61">aggiungi_button.pack() <text:s/># Visualizza il pulsante "Aggiungi" nella finestra</text:p>
      <text:p text:style-name="P61">rimuovi_button.pack() <text:s/># Visualizza il pulsante "Rimuovi" nella finestra</text:p>
      <text:p text:style-name="P61">avvia_button.pack() <text:s/># Visualizza il pulsante "Avvia" nella finestra</text:p>
      <text:p text:style-name="P61"># Lista delle applicazioni all'avvio</text:p>
      <text:p text:style-name="P61">startup_apps_list = ttk.Treeview(root, columns=("Nome", "Percorso"), show="headings") <text:s/># Crea una lista a due colonne</text:p>
      <text:p text:style-name="P61">startup_apps_list.heading("Nome", text="Nome") <text:s/># Imposta l'intestazione della colonna "Nome"</text:p>
      <text:p text:style-name="P61">startup_apps_list.heading("Percorso", text="Percorso") <text:s/># Imposta l'intestazione della colonna "Percorso"</text:p>
      <text:p text:style-name="P61">startup_apps_list.pack() <text:s/># Visualizza la lista nella finestra</text:p>
      <text:p text:style-name="P61">refresh_list() <text:s/># Aggiorna la lista delle applicazioni all'avvio</text:p>
      <text:p text:style-name="P61"># Esecuzione del loop principale della GUI</text:p>
      <text:p text:style-name="P61">root.mainloop() <text:s/># Avvia il ciclo principale per l'interfaccia grafica</text:p>
      <text:h text:style-name="P27" text:outline-level="1">Synthesizer LB-1</text:h>
      <text:p text:style-name="Text_20_body">Synthesizer LB-1 è un'applicazione software creata da Luca Bocaletto, funge da sintetizzatore MIDI virtuale. Questo software è stato progettato per ricevere input MIDI e generare suoni emulando oscillatori e diverse forme d'onda, consentendo agli utenti di sperimentare e creare musica in modo creativo.</text:p>
      <text:h text:style-name="P60" text:outline-level="2">Principali Caratteristiche</text:h>
      <text:list xml:id="list892382429" text:style-name="L65">
        <text:list-item>
          <text:p text:style-name="P191"><text:span text:style-name="Strong_20_Emphasis">Interfaccia Utente Intuitiva:</text:span> L'applicazione offre un'interfaccia utente intuitiva basata su Tkinter, che permette agli utenti di controllare facilmente il suono generato e i parametri dell'inviluppo.</text:p>
        </text:list-item>
        <text:list-item>
          <text:p text:style-name="P191"><text:soft-page-break/><text:span text:style-name="Strong_20_Emphasis">Gestione MIDI:</text:span> Synthesizer LB-1 può ricevere input da periferiche MIDI esterne, consentendo agli utenti di suonare il sintetizzatore utilizzando tastiere o controller MIDI.</text:p>
        </text:list-item>
        <text:list-item>
          <text:p text:style-name="P191"><text:span text:style-name="Strong_20_Emphasis">Controllo del Suono:</text:span> Gli utenti possono regolare il volume, selezionare diverse forme d'onda (tra cui sinusoide, triangolare, quadra e dente di sega), e modificare i parametri ADSR (Attack, Decay, Sustain, Release) per modellare il suono desiderato.</text:p>
        </text:list-item>
        <text:list-item>
          <text:p text:style-name="P191"><text:span text:style-name="Strong_20_Emphasis">Generazione Audio in Tempo Reale:</text:span> Il software genera segnali audio in tempo reale basati sulle interazioni dell'utente, consentendo loro di ascoltare immediatamente il risultato delle modifiche apportate ai parametri.</text:p>
        </text:list-item>
        <text:list-item>
          <text:p text:style-name="P191"><text:span text:style-name="Strong_20_Emphasis">Conversione da Nota MIDI a Frequenza:</text:span> Synthesizer LB-1 converte le note MIDI in frequenze corrispondenti, permettendo agli utenti di suonare note specifiche utilizzando input MIDI standard.</text:p>
        </text:list-item>
        <text:list-item>
          <text:p text:style-name="P191"><text:span text:style-name="Strong_20_Emphasis">Compatibilità con Diverse Forme d'Onda:</text:span> Oltre alle classiche forme d'onda come il sinusoidale, il software offre forme d'onda più complesse come la sega, la quadra e la triangolare per una vasta gamma di possibilità sonore.</text:p>
        </text:list-item>
        <text:list-item>
          <text:p text:style-name="P191"><text:span text:style-name="Strong_20_Emphasis">Gestione dei Thread:</text:span> L'applicazione utilizza thread per gestire la riproduzione audio in modo che l'interfaccia utente rimanga reattiva durante la generazione del suono.</text:p>
        </text:list-item>
      </text:list>
      <text:p text:style-name="Text_20_body">Synthesizer LB-1 è uno strumento ideale per musicisti, compositori e appassionati di sintetizzatori che desiderano sperimentare con la creazione di suoni unici e personalizzati. La sua interfaccia intuitiva e le opzioni di controllo flessibili lo rendono uno strumento potente per l'esplorazione e la produzione musicale.</text:p>
      <text:p text:style-name="P28">Source Code - Synthesizer LB-1</text:p>
      <text:p text:style-name="P61"/>
      <text:p text:style-name="P61"><text:s text:c="4"/>def on_decay_change(self, decay):</text:p>
      <text:p text:style-name="P61"><text:s text:c="8"/>self.decay_time = float(decay)</text:p>
      <text:p text:style-name="P61"><text:s text:c="4"/>def on_sustain_change(self, sustain):</text:p>
      <text:p text:style-name="P61"><text:s text:c="8"/>self.sustain_level = float(sustain)</text:p>
      <text:p text:style-name="P61"><text:s text:c="4"/>def on_release_change(self, release):</text:p>
      <text:p text:style-name="P61"><text:s text:c="8"/>self.release_time = float(release)</text:p>
      <text:p text:style-name="P61"><text:s text:c="4"/># Gestore del cambio della forma d'onda</text:p>
      <text:p text:style-name="P61"><text:soft-page-break/><text:s text:c="4"/>def on_waveform_change(self, event):</text:p>
      <text:p text:style-name="P61"><text:s text:c="8"/>selected_waveform = self.waveform_var.get()</text:p>
      <text:p text:style-name="P61"><text:s text:c="8"/>self.current_waveform = selected_waveform</text:p>
      <text:p text:style-name="P61"><text:s text:c="8"/>if self.current_note is not None:</text:p>
      <text:p text:style-name="P61"><text:s text:c="12"/>self.play_note(self.current_note, selected_waveform)</text:p>
      <text:p text:style-name="P61"><text:s text:c="4"/># Genera un envelope ADSR</text:p>
      <text:p text:style-name="P61"><text:s text:c="4"/>def generate_envelope(self):</text:p>
      <text:p text:style-name="P61"><text:s text:c="8"/>envelope_length = int(44100 * (self.attack_time + self.decay_time + self.release_time))</text:p>
      <text:p text:style-name="P61"><text:s text:c="8"/>envelope = np.zeros(envelope_length)</text:p>
      <text:p text:style-name="P61"><text:s text:c="8"/>attack_samples = int(44100 * self.attack_time)</text:p>
      <text:p text:style-name="P61"><text:s text:c="8"/>decay_samples = int(44100 * self.decay_time)</text:p>
      <text:p text:style-name="P61"><text:s text:c="8"/>release_samples = int(44100 * self.release_time)</text:p>
      <text:p text:style-name="P61"/>
      <text:p text:style-name="P61"><text:s text:c="8"/># Attack</text:p>
      <text:p text:style-name="P61"><text:s text:c="8"/>envelope[:attack_samples] = np.linspace(0, 1, attack_samples)</text:p>
      <text:p text:style-name="P61"><text:s text:c="8"/># Decay</text:p>
      <text:p text:style-name="P61"><text:s text:c="8"/>envelope[attack_samples:attack_samples + decay_samples] = np.linspace(1, self.sustain_level, decay_samples</text:p>
      <text:p text:style-name="P61"><text:s text:c="8"/># Sustain</text:p>
      <text:p text:style-name="P61"><text:s text:c="8"/>envelope[attack_samples + decay_samples:-release_samples] = self.sustain_level</text:p>
      <text:p text:style-name="P61"><text:s text:c="8"/># Release</text:p>
      <text:p text:style-name="P61"><text:s text:c="8"/>envelope[-release_samples:] = np.linspace(self.sustain_level, 0, <text:soft-page-break/>release_samples)</text:p>
      <text:p text:style-name="P61"><text:s text:c="8"/>return envelope</text:p>
      <text:p text:style-name="P61"><text:s text:c="4"/># Genera un segnale audio con envelope</text:p>
      <text:p text:style-name="P61"><text:s text:c="4"/>def generate_signal_with_envelope(self, frequency, envelope, waveform):</text:p>
      <text:p text:style-name="P61"><text:s text:c="8"/>duration = len(envelope) / 44100</text:p>
      <text:p text:style-name="P61"><text:s text:c="8"/>t = np.linspace(0, duration, len(envelope), False)</text:p>
      <text:p text:style-name="P61"><text:s text:c="8"/>signal = self.generate_signal(frequency, self.volume, waveform, duration)</text:p>
      <text:p text:style-name="P61"><text:s text:c="8"/>return signal * envelope</text:p>
      <text:p text:style-name="P61">if __name__ == '__main__':</text:p>
      <text:p text:style-name="P61"><text:s text:c="4"/># Creazione della finestra principale dell'applicazione</text:p>
      <text:p text:style-name="P61"><text:s text:c="4"/>root = tk.Tk()</text:p>
      <text:p text:style-name="P61"><text:s text:c="4"/>app = MidiReceiverApp(root)</text:p>
      <text:p text:style-name="P61"><text:s text:c="4"/>root.mainloo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1-27T12:46:57.329000000</dc:date>
    <meta:editing-duration>PT37M25S</meta:editing-duration>
    <meta:editing-cycles>13</meta:editing-cycles>
    <meta:generator>LibreOffice/7.3.6.2$Windows_X86_64 LibreOffice_project/c28ca90fd6e1a19e189fc16c05f8f8924961e12e</meta:generator>
    <meta:document-statistic meta:table-count="0" meta:image-count="0" meta:object-count="0" meta:page-count="213" meta:paragraph-count="5343" meta:word-count="28919" meta:character-count="289953" meta:non-whitespace-character-count="231429"/>
  </office:meta>
</office:document-meta>
</file>